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1" svg:font-family="Calibri1"/>
    <style:font-face style:name="Liberation Sans2" svg:font-family="&quot;Liberation Sans2&quot;"/>
    <style:font-face style:name="Calibri" svg:font-family="Calibri"/>
    <style:font-face style:name="Bitstream Vera Sans" svg:font-family="&quot;Bitstream Vera Sans&quot;"/>
    <style:font-face style:name="Calibri Light" svg:font-family="&quot;Calibri Light&quot;"/>
    <style:font-face style:name="Calibri Light1" svg:font-family="&quot;Calibri Light1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8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36"/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36"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9" style:family="table-cell" style:parent-style-name="Default" style:data-style-name="N4"/>
    <style:style style:name="ce10" style:family="table-cell" style:parent-style-name="Default" style:data-style-name="N4"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1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0"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4" style:family="table-cell" style:parent-style-name="Default" style:data-style-name="N44"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5" style:family="table-cell" style:parent-style-name="Default" style:data-style-name="N38"/>
    <style:style style:name="ce16" style:family="table-cell" style:parent-style-name="Default" style:data-style-name="N44"/>
    <style:style style:name="ce1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18" style:family="table-cell" style:parent-style-name="Default" style:data-style-name="N4">
      <style:table-cell-properties fo:border="thin solid #000000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19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20" style:family="table-cell" style:parent-style-name="Default" style:data-style-name="N4">
      <style:text-properties style:font-name="Liberation Sans2" style:font-name-asian="Liberation Sans2" style:font-name-complex="Liberation Sans2" style:text-underline-style="solid" style:text-underline-type="single" fo:font-weight="bold" style:font-weight-asian="bold" style:font-weight-complex="bold"/>
    </style:style>
    <style:style style:name="ce21" style:family="table-cell" style:parent-style-name="Default" style:data-style-name="N41"/>
    <style:style style:name="ce22" style:family="table-cell" style:parent-style-name="Default" style:data-style-name="N47"/>
    <style:style style:name="ce23" style:family="table-cell" style:parent-style-name="Default" style:data-style-name="N0">
      <style:text-properties fo:font-weight="bold" style:font-weight-asian="bold" style:font-weight-complex="bold"/>
    </style:style>
    <style:style style:name="ce24" style:family="table-cell" style:parent-style-name="Default" style:data-style-name="N4">
      <style:text-properties fo:font-weight="bold" style:font-weight-asian="bold" style:font-weight-complex="bold"/>
    </style:style>
    <style:style style:name="ce2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6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8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29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1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32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3" style:family="table-cell" style:parent-style-name="Default" style:data-style-name="N38">
      <style:text-properties fo:font-weight="bold" style:font-weight-asian="bold" style:font-weight-complex="bold"/>
    </style:style>
    <style:style style:name="ce34" style:family="table-cell" style:parent-style-name="Default" style:data-style-name="N4">
      <style:text-properties fo:font-style="italic" style:font-style-asian="italic" style:font-style-complex="italic"/>
    </style:style>
    <style:style style:name="ce35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4">
      <style:table-cell-properties fo:background-color="transparent"/>
    </style:style>
    <style:style style:name="ce37" style:family="table-cell" style:parent-style-name="Default" style:data-style-name="N44">
      <style:table-cell-properties style:vertical-align="automatic" style:repeat-content="false"/>
      <style:paragraph-properties fo:text-align="end" fo:margin-right="0cm"/>
    </style:style>
    <style:style style:name="ce38" style:family="table-cell" style:parent-style-name="Default" style:data-style-name="N4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39" style:family="table-cell" style:parent-style-name="Default" style:data-style-name="N4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40" style:family="table-cell" style:parent-style-name="Default" style:data-style-name="N4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41" style:family="table-cell" style:parent-style-name="Default" style:data-style-name="N4">
      <style:table-cell-properties fo:border-top="none" fo:border-bottom="none" fo:border-left="thin solid #000000" fo:border-right="none"/>
    </style:style>
    <style:style style:name="ce42" style:family="table-cell" style:parent-style-name="Default" style:data-style-name="N4">
      <style:table-cell-properties fo:border-top="none" fo:border-bottom="none" fo:border-left="none" fo:border-right="thin solid #000000"/>
    </style:style>
    <style:style style:name="ce4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44" style:family="table-cell" style:parent-style-name="Default" style:data-style-name="N4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45" style:family="table-cell" style:parent-style-name="Default" style:data-style-name="N4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46" style:family="table-cell" style:parent-style-name="Default" style:data-style-name="N4">
      <style:table-cell-properties fo:border-top="none" fo:border-bottom="none" fo:border-left="thin solid #000000" fo:border-right="none" fo:background-color="transparent"/>
    </style:style>
    <style:style style:name="ce47" style:family="table-cell" style:parent-style-name="Default" style:data-style-name="N4">
      <style:text-properties fo:color="#C9211E"/>
    </style:style>
    <style:style style:name="ce48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50" style:family="table-cell" style:parent-style-name="Default" style:data-style-name="N4">
      <style:table-cell-properties fo:border-top="none" fo:border-bottom="thin solid #000000" fo:border-left="thin solid #000000" fo:border-right="none"/>
    </style:style>
    <style:style style:name="ce5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52" style:family="table-cell" style:parent-style-name="Default" style:data-style-name="N4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53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54" style:family="table-cell" style:parent-style-name="Default" style:data-style-name="N48">
      <style:text-properties fo:font-weight="bold" style:font-weight-asian="bold" style:font-weight-complex="bold"/>
    </style:style>
    <style:style style:name="ce55" style:family="table-cell" style:parent-style-name="Default" style:data-style-name="N41">
      <style:text-properties fo:font-weight="bold" style:font-weight-asian="bold" style:font-weight-complex="bold"/>
    </style:style>
    <style:style style:name="ce56" style:family="table-cell" style:parent-style-name="Default" style:data-style-name="N3"/>
    <style:style style:name="ce57" style:family="table-cell" style:parent-style-name="Default" style:data-style-name="N3">
      <style:text-properties fo:font-weight="bold" style:font-weight-asian="bold" style:font-weight-complex="bold"/>
    </style:style>
    <style:style style:name="ce58" style:family="table-cell" style:parent-style-name="Default" style:data-style-name="N3">
      <style:table-cell-properties fo:background-color="#FFFF00"/>
      <style:text-properties fo:font-weight="bold" style:font-weight-asian="bold" style:font-weight-complex="bold"/>
    </style:style>
    <style:style style:name="ce59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60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1" style:family="table-cell" style:parent-style-name="Default" style:data-style-name="N36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63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64" style:family="table-cell" style:parent-style-name="Default" style:data-style-name="N0">
      <style:text-properties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5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6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37">
      <style:table-cell-properties fo:background-color="transparent"/>
    </style:style>
    <style:style style:name="ce68" style:family="table-cell" style:parent-style-name="Default" style:data-style-name="N37">
      <style:text-properties fo:font-weight="bold" style:font-weight-asian="bold" style:font-weight-complex="bold"/>
    </style:style>
    <style:style style:name="ce69" style:family="table-cell" style:parent-style-name="Default" style:data-style-name="N36">
      <style:table-cell-properties fo:background-color="transparent"/>
    </style:style>
    <style:style style:name="ce70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71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72" style:family="table-cell" style:parent-style-name="Default" style:data-style-name="N37"/>
    <style:style style:name="ce73" style:family="table-cell" style:parent-style-name="Default" style:data-style-name="N36">
      <style:table-cell-properties fo:background-color="#81D41A"/>
    </style:style>
    <style:style style:name="ce74" style:family="table-cell" style:parent-style-name="Default" style:data-style-name="N36">
      <style:table-cell-properties fo:background-color="#D4EA6B"/>
    </style:style>
    <style:style style:name="ce75" style:family="table-cell" style:parent-style-name="Default" style:data-style-name="N0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6" style:family="table-cell" style:parent-style-name="Default" style:data-style-name="N0">
      <style:text-properties style:font-name="Calibri Light" style:font-name-asian="Calibri Light" style:font-name-complex="Calibri Light" fo:font-size="9pt" style:font-size-asian="9pt" style:font-size-complex="9pt" fo:font-weight="bold" style:font-weight-asian="bold" style:font-weight-complex="bold" style:font-family-generic="swiss"/>
    </style:style>
    <style:style style:name="ce77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8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9" style:family="table-cell" style:parent-style-name="Default" style:data-style-name="N0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0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2" style:family="table-cell" style:parent-style-name="Default" style:data-style-name="N0">
      <style:text-properties style:font-name="Calibri Light" style:font-name-asian="Calibri Light" style:font-name-complex="Calibri Light" fo:font-size="9pt" style:font-size-asian="9pt" style:font-size-complex="9pt" style:font-family-generic="swiss"/>
    </style:style>
    <style:style style:name="ce83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4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5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6" style:family="table-cell" style:parent-style-name="Default" style:data-style-name="N38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7" style:family="table-cell" style:parent-style-name="Default" style:data-style-name="N0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8" style:family="table-cell" style:parent-style-name="Default" style:data-style-name="N38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9" style:family="table-cell" style:parent-style-name="Default" style:data-style-name="N0">
      <style:table-cell-properties fo:border-top="none" fo:border-bottom="thin solid #000000" fo:border-left="none" fo:border-right="none"/>
      <style:text-properties style:font-name="Calibri Light1" style:font-name-asian="Calibri Light1" style:font-name-complex="Calibri Light1" fo:font-size="9pt" style:font-size-asian="9pt" style:font-size-complex="9pt"/>
    </style:style>
    <style:style style:name="ce90" style:family="table-cell" style:parent-style-name="Default" style:data-style-name="N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1" style:family="table-cell" style:parent-style-name="Default" style:data-style-name="N36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4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3" style:family="table-cell" style:parent-style-name="Default" style:data-style-name="N37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95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96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97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98" style:family="table-cell" style:parent-style-name="Default" style:data-style-name="N4">
      <style:text-properties style:font-name="Calibri Light" style:font-name-asian="Calibri Light" style:font-name-complex="Calibri Light" fo:font-size="9pt" style:font-size-asian="9pt" style:font-size-complex="9pt" style:font-family-generic="swiss"/>
    </style:style>
    <style:style style:name="ce99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0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/>
    </style:style>
    <style:style style:name="ce101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/>
    </style:style>
    <style:style style:name="ce102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/>
    </style:style>
    <style:style style:name="ce103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04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/>
    </style:style>
    <style:style style:name="ce105" style:family="table-cell" style:parent-style-name="Excel_32_Built-in_32_Normal" style:data-style-name="N42">
      <style:table-cell-properties style:vertical-align="middle" fo:background-color="transparent" style:cell-protect="protected"/>
      <style:text-properties style:font-name="Abyssinica SIL" style:font-name-asian="Abyssinica SIL" style:font-name-complex="Abyssinica SIL" fo:font-size="10pt" style:font-size-asian="10pt" style:font-size-complex="10pt"/>
    </style:style>
    <style:style style:name="ce106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/>
    </style:style>
    <style:style style:name="ce107" style:family="table-cell" style:parent-style-name="Default" style:data-style-name="N39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108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0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0" style:family="table-cell" style:parent-style-name="Default" style:data-style-name="N0">
      <style:table-cell-properties style:vertical-align="middle"/>
    </style:style>
    <style:style style:name="ce111" style:family="table-cell" style:parent-style-name="Default" style:data-style-name="N41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12" style:family="table-cell" style:parent-style-name="Default" style:data-style-name="N37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3" style:family="table-cell" style:parent-style-name="Default" style:data-style-name="N43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thin solid #000000" fo:border-bottom="none" fo:border-left="thin solid #000000" fo:border-right="none" style:vertical-align="middle"/>
      <style:text-properties fo:font-weight="bold" style:font-weight-asian="bold" style:font-weight-complex="bold"/>
    </style:style>
    <style:style style:name="ce115" style:family="table-cell" style:parent-style-name="Default" style:data-style-name="N39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7" style:family="table-cell" style:parent-style-name="Default" style:data-style-name="N37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9" style:family="table-cell" style:parent-style-name="Default" style:data-style-name="N41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20" style:family="table-cell" style:parent-style-name="Default" style:data-style-name="N40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2" style:family="table-cell" style:parent-style-name="Default" style:data-style-name="N43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5" style:family="table-cell" style:parent-style-name="Default" style:data-style-name="N39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26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27" style:family="table-cell" style:parent-style-name="Default" style:data-style-name="N39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29" style:family="table-cell" style:parent-style-name="Default" style:data-style-name="N45">
      <style:table-cell-properties fo:border-top="none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30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E8F2A1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31" style:family="table-cell" style:parent-style-name="Default" style:data-style-name="N37">
      <style:table-cell-properties fo:border-top="none" fo:border-bottom="thin solid #000000" fo:border-left="none" fo:border-right="thin solid #000000" style:vertical-align="middle" fo:background-color="#E8F2A1"/>
      <style:text-properties style:font-name="Abyssinica SIL" style:font-name-asian="Abyssinica SIL" style:font-name-complex="Abyssinica SIL"/>
    </style:style>
    <style:style style:name="ce132" style:family="table-cell" style:parent-style-name="Default" style:data-style-name="N37">
      <style:table-cell-properties fo:border-top="none" fo:border-bottom="thin solid #000000" fo:border-left="none" fo:border-right="none" style:vertical-align="middle" fo:background-color="#D4EA6B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3" style:family="table-cell" style:parent-style-name="Default" style:data-style-name="N43">
      <style:table-cell-properties fo:border-top="none" fo:border-bottom="thin solid #000000" fo:border-left="none" fo:border-right="none" style:vertical-align="middle" fo:background-color="#FFD7D7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34" style:family="table-cell" style:parent-style-name="Default" style:data-style-name="N37">
      <style:table-cell-properties fo:border-top="none" fo:border-bottom="thin solid #000000" fo:border-left="none" fo:border-right="thin solid #000000" style:vertical-align="middle" fo:background-color="#FFD7D7"/>
      <style:text-properties style:font-name="Abyssinica SIL" style:font-name-asian="Abyssinica SIL" style:font-name-complex="Abyssinica SIL"/>
    </style:style>
    <style:style style:name="ce135" style:family="table-cell" style:parent-style-name="Default" style:data-style-name="N37">
      <style:table-cell-properties fo:border-top="none" fo:border-bottom="thin solid #000000" fo:border-left="none" fo:border-right="none" style:vertical-align="middle" fo:background-color="#FFD7D7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6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37" style:family="table-cell" style:parent-style-name="Default" style:data-style-name="N0">
      <style:table-cell-properties fo:border-top="none" fo:border-bottom="none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38" style:family="table-cell" style:parent-style-name="Default" style:data-style-name="N37">
      <style:table-cell-properties style:vertical-align="middle"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9" style:family="table-cell" style:parent-style-name="Default" style:data-style-name="N36">
      <style:table-cell-properties style:vertical-align="middle"/>
      <style:text-properties style:font-name="Abyssinica SIL" style:font-name-asian="Abyssinica SIL" style:font-name-complex="Abyssinica SIL"/>
    </style:style>
    <style:style style:name="ce140" style:family="table-cell" style:parent-style-name="Default" style:data-style-name="N41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41" style:family="table-cell" style:parent-style-name="Default" style:data-style-name="N37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42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43" style:family="table-cell" style:parent-style-name="Default" style:data-style-name="N40">
      <style:table-cell-properties fo:border-top="none" fo:border-bottom="none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44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 fo:font-size="7pt" style:font-size-asian="7pt" style:font-size-complex="7pt"/>
    </style:style>
    <style:style style:name="ce1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Abyssinica SIL" style:font-name-asian="Abyssinica SIL" style:font-name-complex="Abyssinica SIL"/>
    </style:style>
    <style:style style:name="ce146" style:family="table-cell" style:parent-style-name="Default" style:data-style-name="N37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47" style:family="table-cell" style:parent-style-name="Default" style:data-style-name="N42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48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49" style:family="table-cell" style:parent-style-name="Default" style:data-style-name="N40">
      <style:table-cell-properties fo:border="thin solid #000000" style:vertical-align="middle"/>
      <style:text-properties style:font-name="Abyssinica SIL" style:font-name-asian="Abyssinica SIL" style:font-name-complex="Abyssinica SIL"/>
    </style:style>
    <style:style style:name="ce150" style:family="table-cell" style:parent-style-name="Default" style:data-style-name="N41">
      <style:table-cell-properties fo:border-top="thin solid #000000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51" style:family="table-cell" style:parent-style-name="Default" style:data-style-name="N43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52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53" style:family="table-cell" style:parent-style-name="Default" style:data-style-name="N37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54" style:family="table-cell" style:parent-style-name="Default" style:data-style-name="N0">
      <style:table-cell-properties fo:border="thin solid #000000" style:vertical-align="middle"/>
      <style:text-properties style:font-name="Abyssinica SIL" style:font-name-asian="Abyssinica SIL" style:font-name-complex="Abyssinica SIL"/>
    </style:style>
    <style:style style:name="ce155" style:family="table-cell" style:parent-style-name="Default" style:data-style-name="N41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57" style:family="table-cell" style:parent-style-name="Default" style:data-style-name="N40">
      <style:table-cell-properties fo:border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58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59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60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61" style:family="table-cell" style:parent-style-name="Default" style:data-style-name="N4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62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63" style:family="table-cell" style:parent-style-name="Default" style:data-style-name="N36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64" style:family="table-cell" style:parent-style-name="Default" style:data-style-name="N4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65" style:family="table-cell" style:parent-style-name="Default" style:data-style-name="N4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66" style:family="table-cell" style:parent-style-name="Default" style:data-style-name="N0">
      <style:table-cell-properties fo:border-top="thin solid #000000" fo:border-bottom="thin solid #000000" fo:border-left="none" fo:border-right="none" style:vertical-align="middle"/>
    </style:style>
    <style:style style:name="ce167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68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69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0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71" style:family="table-cell" style:parent-style-name="Default" style:data-style-name="N45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72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173" style:family="table-cell" style:parent-style-name="Default" style:data-style-name="N37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174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5" style:family="table-cell" style:parent-style-name="Default" style:data-style-name="N38">
      <style:table-cell-properties style:vertical-align="middle"/>
      <style:text-properties style:text-underline-style="solid" style:text-underline-type="single" fo:font-weight="bold" style:font-weight-asian="bold" style:font-weight-complex="bold"/>
    </style:style>
    <style:style style:name="ce176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7" style:family="table-cell" style:parent-style-name="Default" style:data-style-name="N37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8" style:family="table-cell" style:parent-style-name="Default" style:data-style-name="N0">
      <style:table-cell-properties fo:border-top="none" fo:border-bottom="thin solid #000000" fo:border-left="thin solid #000000" fo:border-right="none" style:vertical-align="middle"/>
    </style:style>
    <style:style style:name="ce179" style:family="table-cell" style:parent-style-name="Default" style:data-style-name="N0">
      <style:table-cell-properties fo:border-top="none" fo:border-bottom="thin solid #000000" fo:border-left="none" fo:border-right="none" style:vertical-align="middle"/>
    </style:style>
    <style:style style:name="ce18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1" style:family="table-cell" style:parent-style-name="Default" style:data-style-name="N46">
      <style:table-cell-properties fo:border-top="none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2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4" style:family="table-cell" style:parent-style-name="Default" style:data-style-name="N43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5" style:family="table-cell" style:parent-style-name="Default" style:data-style-name="N37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6" style:family="table-cell" style:parent-style-name="Default" style:data-style-name="N37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188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9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0" style:family="table-cell" style:parent-style-name="Default" style:data-style-name="N36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91" style:family="table-cell" style:parent-style-name="Default" style:data-style-name="N43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92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5" style:family="table-cell" style:parent-style-name="Default" style:data-style-name="N41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96" style:family="table-cell" style:parent-style-name="Default" style:data-style-name="N42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97" style:family="table-cell" style:parent-style-name="Default" style:data-style-name="N36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98" style:family="table-cell" style:parent-style-name="Default" style:data-style-name="N41">
      <style:table-cell-properties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9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1" style:family="table-cell" style:parent-style-name="Default" style:data-style-name="N45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202" style:family="table-cell" style:parent-style-name="Default" style:data-style-name="N45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203" style:family="table-cell" style:parent-style-name="Default" style:data-style-name="N37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4" style:family="table-cell" style:parent-style-name="Default" style:data-style-name="N36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5" style:family="table-cell" style:parent-style-name="Default" style:data-style-name="N0">
      <style:table-cell-properties fo:background-color="transparent"/>
    </style:style>
    <style:style style:name="ce206" style:family="table-cell" style:parent-style-name="Default" style:data-style-name="N36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7" style:family="table-cell" style:parent-style-name="Default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8" style:family="table-cell" style:parent-style-name="Default" style:data-style-name="N48">
      <style:table-cell-properties style:vertical-align="middle"/>
      <style:text-properties style:font-name="Abyssinica SIL" style:font-name-asian="Abyssinica SIL" style:font-name-complex="Abyssinica SIL"/>
    </style:style>
    <style:style style:name="ce209" style:family="table-cell" style:parent-style-name="Default" style:data-style-name="N4">
      <style:table-cell-properties style:vertical-align="middle"/>
      <style:text-properties style:font-name="Abyssinica SIL" style:font-name-asian="Abyssinica SIL" style:font-name-complex="Abyssinica SIL"/>
    </style:style>
    <style:style style:name="ce210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/>
    </style:style>
    <style:style style:name="ce211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212" style:family="table-cell" style:parent-style-name="Default" style:data-style-name="N40"/>
    <style:style style:name="ce213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214" style:family="table-cell" style:parent-style-name="Excel_32_Built-in_32_Normal" style:data-style-name="N37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215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0D0D0D" style:text-underline-style="solid" style:text-underline-type="single" fo:font-weight="bold" style:font-weight-asian="bold" style:font-weight-complex="bold"/>
    </style:style>
    <style:style style:name="ce216" style:family="table-cell" style:parent-style-name="Default" style:data-style-name="N0"/>
    <style:style style:name="ce217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Calibri Light" style:font-name-asian="Calibri Light" style:font-name-complex="Calibri Light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947708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6.111875cm"/>
    </style:style>
    <style:style style:name="co8" style:family="table-column">
      <style:table-column-properties fo:break-before="auto" style:column-width="6.985cm"/>
    </style:style>
    <style:style style:name="co9" style:family="table-column">
      <style:table-column-properties fo:break-before="auto" style:column-width="2.01083333333333cm"/>
    </style:style>
    <style:style style:name="co10" style:family="table-column">
      <style:table-column-properties fo:break-before="auto" style:column-width="2.09020833333333cm"/>
    </style:style>
    <style:style style:name="co11" style:family="table-column">
      <style:table-column-properties fo:break-before="auto" style:column-width="5.92666666666667cm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1.87854166666667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6.53520833333333cm"/>
    </style:style>
    <style:style style:name="co17" style:family="table-column">
      <style:table-column-properties fo:break-before="auto" style:column-width="0.978958333333333cm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0.291041666666667cm"/>
    </style:style>
    <style:style style:name="co21" style:family="table-column">
      <style:table-column-properties fo:break-before="auto" style:column-width="1.74625cm" style:use-optimal-column-width="true"/>
    </style:style>
    <style:style style:name="co22" style:family="table-column">
      <style:table-column-properties fo:break-before="auto" style:column-width="6.13833333333333cm"/>
    </style:style>
    <style:style style:name="co23" style:family="table-column">
      <style:table-column-properties fo:break-before="auto" style:column-width="1.984375cm"/>
    </style:style>
    <style:style style:name="co24" style:family="table-column">
      <style:table-column-properties fo:break-before="auto" style:column-width="4.39208333333333cm"/>
    </style:style>
    <style:style style:name="co25" style:family="table-column">
      <style:table-column-properties fo:break-before="auto" style:column-width="1.74625cm"/>
    </style:style>
    <style:style style:name="co26" style:family="table-column">
      <style:table-column-properties fo:break-before="auto" style:column-width="5.476875cm"/>
    </style:style>
    <style:style style:name="co27" style:family="table-column">
      <style:table-column-properties fo:break-before="auto" style:column-width="1.56104166666667cm"/>
    </style:style>
    <style:style style:name="co28" style:family="table-column">
      <style:table-column-properties fo:break-before="auto" style:column-width="1.508125cm"/>
    </style:style>
    <style:style style:name="co29" style:family="table-column">
      <style:table-column-properties fo:break-before="auto" style:column-width="2.460625cm"/>
    </style:style>
    <style:style style:name="co30" style:family="table-column">
      <style:table-column-properties fo:break-before="auto" style:column-width="1.79916666666667cm"/>
    </style:style>
    <style:style style:name="co31" style:family="table-column">
      <style:table-column-properties fo:break-before="auto" style:column-width="1.27cm"/>
    </style:style>
    <style:style style:name="co32" style:family="table-column">
      <style:table-column-properties fo:break-before="auto" style:column-width="2.2225cm"/>
    </style:style>
    <style:style style:name="co33" style:family="table-column">
      <style:table-column-properties fo:break-before="auto" style:column-width="3.254375cm"/>
    </style:style>
    <style:style style:name="co34" style:family="table-column">
      <style:table-column-properties fo:break-before="auto" style:column-width="0.926041666666667cm"/>
    </style:style>
    <style:style style:name="co35" style:family="table-column">
      <style:table-column-properties fo:break-before="auto" style:column-width="2.35479166666667cm"/>
    </style:style>
    <style:style style:name="co36" style:family="table-column">
      <style:table-column-properties fo:break-before="auto" style:column-width="0.846666666666667cm"/>
    </style:style>
    <style:style style:name="co37" style:family="table-column">
      <style:table-column-properties fo:break-before="auto" style:column-width="3.86291666666667cm"/>
    </style:style>
    <style:style style:name="co38" style:family="table-column">
      <style:table-column-properties fo:break-before="auto" style:column-width="2.619375cm"/>
    </style:style>
    <style:style style:name="co39" style:family="table-column">
      <style:table-column-properties fo:break-before="auto" style:column-width="1.77270833333333cm"/>
    </style:style>
    <style:style style:name="co40" style:family="table-column">
      <style:table-column-properties fo:break-before="auto" style:column-width="1.29645833333333cm"/>
    </style:style>
    <style:style style:name="co41" style:family="table-column">
      <style:table-column-properties fo:break-before="auto" style:column-width="1.08479166666667cm"/>
    </style:style>
    <style:style style:name="co42" style:family="table-column">
      <style:table-column-properties fo:break-before="auto" style:column-width="2.19604166666667cm"/>
    </style:style>
    <style:style style:name="co43" style:family="table-column">
      <style:table-column-properties fo:break-before="auto" style:column-width="0.211666666666667cm"/>
    </style:style>
    <style:style style:name="co44" style:family="table-column">
      <style:table-column-properties fo:break-before="auto" style:column-width="1.42875cm"/>
    </style:style>
    <style:style style:name="co45" style:family="table-column">
      <style:table-column-properties fo:break-before="auto" style:column-width="2.27541666666667cm"/>
    </style:style>
    <style:style style:name="co46" style:family="table-column">
      <style:table-column-properties fo:break-before="auto" style:column-width="1.48166666666667cm"/>
    </style:style>
    <style:style style:name="co47" style:family="table-column">
      <style:table-column-properties fo:break-before="auto" style:column-width="1.53458333333333cm"/>
    </style:style>
    <style:style style:name="co48" style:family="table-column">
      <style:table-column-properties fo:break-before="auto" style:column-width="1.825625cm"/>
    </style:style>
    <style:style style:name="co49" style:family="table-column">
      <style:table-column-properties fo:break-before="auto" style:column-width="0.899583333333333cm"/>
    </style:style>
    <style:style style:name="co50" style:family="table-column">
      <style:table-column-properties fo:break-before="auto" style:column-width="1.349375cm"/>
    </style:style>
    <style:style style:name="co51" style:family="table-column">
      <style:table-column-properties fo:break-before="auto" style:column-width="2.67229166666667cm"/>
    </style:style>
    <style:style style:name="co52" style:family="table-column">
      <style:table-column-properties fo:break-before="auto" style:column-width="2.75166666666667cm"/>
    </style:style>
    <style:style style:name="co53" style:family="table-column">
      <style:table-column-properties fo:break-before="auto" style:column-width="2.936875cm"/>
    </style:style>
    <style:style style:name="co54" style:family="table-column">
      <style:table-column-properties fo:break-before="auto" style:column-width="0.317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1.2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PLM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 office:value-type="date" office:date-value="2023-02-10T00:00:00" table:style-name="ce2">
            <text:p>10.02.2023</text:p>
          </table:table-cell>
          <table:table-cell office:value-type="string" table:style-name="ce3">
            <text:p>tarihine kad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22-23</text:p>
          </table:table-cell>
          <table:table-cell office:value-type="string" table:style-name="ce1">
            <text:p>Kira hesabı</text:p>
          </table:table-cell>
          <table:table-cell table:number-columns-repeated="3" table:style-name="ce1"/>
          <table:table-cell office:value-type="string" table:style-name="ce4">
            <text:p>Alınan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4">
            <text:p>Kira</text:p>
          </table:table-cell>
          <table:table-cell office:value-type="string" table:style-name="ce4">
            <text:p>Ödeme</text:p>
          </table:table-cell>
          <table:table-cell office:value-type="string" table:style-name="ce4">
            <text:p>Kalan</text:p>
          </table:table-cell>
          <table:table-cell office:value-type="string" table:style-name="ce4">
            <text:p>Temin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A 22-23</text:p>
          </table:table-cell>
          <table:table-cell office:value-type="string" table:style-name="ce1">
            <text:p>Yıkamacı</text:p>
          </table:table-cell>
          <table:table-cell office:value-type="float" office:value="42000" table:style-name="ce1">
            <text:p>42000</text:p>
          </table:table-cell>
          <table:table-cell office:value-type="float" office:value="40000" table:style-name="ce1">
            <text:p>40000</text:p>
          </table:table-cell>
          <table:table-cell office:value-type="currency" office:value="2000" table:formula="of:=[.C12]-[.D12]" table:style-name="ce5">
            <text:p>₺2.00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B 22-23</text:p>
          </table:table-cell>
          <table:table-cell office:value-type="string" table:style-name="ce1">
            <text:p>Motorcu</text:p>
          </table:table-cell>
          <table:table-cell office:value-type="float" office:value="84000" table:style-name="ce1">
            <text:p>84000</text:p>
          </table:table-cell>
          <table:table-cell office:value-type="float" office:value="84000" table:style-name="ce1">
            <text:p>84000</text:p>
          </table:table-cell>
          <table:table-cell office:value-type="currency" office:value="0" table:formula="of:=[.C13]-[.D13]" table:style-name="ce5">
            <text:p>₺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CD 22-23</text:p>
          </table:table-cell>
          <table:table-cell office:value-type="string" table:style-name="ce1">
            <text:p>Hurdacı</text:p>
          </table:table-cell>
          <table:table-cell office:value-type="float" office:value="82000" table:style-name="ce1">
            <text:p>82000</text:p>
          </table:table-cell>
          <table:table-cell office:value-type="float" office:value="82000" table:style-name="ce1">
            <text:p>82000</text:p>
          </table:table-cell>
          <table:table-cell office:value-type="currency" office:value="0" table:formula="of:=[.C14]-[.D14]" table:style-name="ce5">
            <text:p>₺0,00</text:p>
          </table:table-cell>
          <table:table-cell office:value-type="currency" office:value="1200" table:style-name="ce5">
            <text:p>₺1.20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E 22-23</text:p>
          </table:table-cell>
          <table:table-cell office:value-type="string" table:style-name="ce1">
            <text:p>Motorcu</text:p>
          </table:table-cell>
          <table:table-cell office:value-type="float" office:value="45000" table:style-name="ce1">
            <text:p>45000</text:p>
          </table:table-cell>
          <table:table-cell office:value-type="float" office:value="45000" table:style-name="ce1">
            <text:p>45000</text:p>
          </table:table-cell>
          <table:table-cell office:value-type="currency" office:value="0" table:formula="of:=[.C15]-[.D15]" table:style-name="ce5">
            <text:p>₺0,00</text:p>
          </table:table-cell>
          <table:table-cell office:value-type="currency" office:value="750" table:style-name="ce5">
            <text:p>₺75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F 22-23</text:p>
          </table:table-cell>
          <table:table-cell office:value-type="string" table:style-name="ce1">
            <text:p>Demirci 9 ay*4000</text:p>
          </table:table-cell>
          <table:table-cell office:value-type="float" office:value="36000" table:style-name="ce1">
            <text:p>36000</text:p>
          </table:table-cell>
          <table:table-cell office:value-type="float" office:value="36000" table:style-name="ce1">
            <text:p>36000</text:p>
          </table:table-cell>
          <table:table-cell office:value-type="currency" office:value="0" table:formula="of:=[.C16]-[.D16]" table:style-name="ce5">
            <text:p>₺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3 ay*6920</text:p>
          </table:table-cell>
          <table:table-cell office:value-type="float" office:value="20760" table:style-name="ce1">
            <text:p>20760</text:p>
          </table:table-cell>
          <table:table-cell office:value-type="float" office:value="6920" table:style-name="ce1">
            <text:p>6920</text:p>
          </table:table-cell>
          <table:table-cell office:value-type="currency" office:value="13840" table:formula="of:=[.C17]-[.D17]" table:style-name="ce5">
            <text:p>₺13.840,00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diğer hesap</text:p>
          </table:table-cell>
          <table:table-cell office:value-type="float" office:value="2650" table:style-name="ce1">
            <text:p>2650</text:p>
          </table:table-cell>
          <table:table-cell table:style-name="ce1"/>
          <table:table-cell office:value-type="currency" office:value="2650" table:formula="of:=[.C18]-[.D18]" table:style-name="ce5">
            <text:p>₺2.650,00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Avukat İcra hesabı</text:p>
          </table:table-cell>
          <table:table-cell table:number-columns-repeated="2" table:style-name="ce1"/>
          <table:table-cell table:number-columns-repeated="2" table:style-name="ce5"/>
          <table:table-cell table:number-columns-repeated="16378"/>
        </table:table-row>
        <table:table-row table:style-name="ro1">
          <table:table-cell office:value-type="string" table:style-name="ce1">
            <text:p>SnyG 22-23</text:p>
          </table:table-cell>
          <table:table-cell office:value-type="string" table:style-name="ce1">
            <text:p>Motorcu</text:p>
          </table:table-cell>
          <table:table-cell office:value-type="float" office:value="48000" table:style-name="ce1">
            <text:p>48000</text:p>
          </table:table-cell>
          <table:table-cell office:value-type="float" office:value="44000" table:style-name="ce1">
            <text:p>44000</text:p>
          </table:table-cell>
          <table:table-cell office:value-type="currency" office:value="4000" table:formula="of:=[.C20]-[.D20]" table:style-name="ce5">
            <text:p>₺4.000,00</text:p>
          </table:table-cell>
          <table:table-cell office:value-type="currency" office:value="800" table:style-name="ce5">
            <text:p>₺800,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zg 22-23</text:p>
          </table:table-cell>
          <table:table-cell office:value-type="string" table:style-name="ce1">
            <text:p>Kömürcü</text:p>
          </table:table-cell>
          <table:table-cell office:value-type="float" office:value="19800" table:style-name="ce1">
            <text:p>19800</text:p>
          </table:table-cell>
          <table:table-cell office:value-type="float" office:value="18150" table:style-name="ce1">
            <text:p>18150</text:p>
          </table:table-cell>
          <table:table-cell office:value-type="currency" office:value="1650" table:formula="of:=[.C22]-[.D22]" table:style-name="ce5">
            <text:p>₺1.650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oğuş 22-23</text:p>
          </table:table-cell>
          <table:table-cell office:value-type="string" table:style-name="ce1">
            <text:p>Kumaşçı</text:p>
          </table:table-cell>
          <table:table-cell office:value-type="float" office:value="60000" table:style-name="ce1">
            <text:p>60000</text:p>
          </table:table-cell>
          <table:table-cell office:value-type="float" office:value="21000" table:style-name="ce1">
            <text:p>21000</text:p>
          </table:table-cell>
          <table:table-cell office:value-type="currency" office:value="39000" table:formula="of:=[.C23]-[.D23]" table:style-name="ce5">
            <text:p>₺39.000,00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6">
            <text:p>Toplamlar</text:p>
          </table:table-cell>
          <table:table-cell office:value-type="currency" office:value="440210" table:formula="of:=SUM([.C12:.C26])" table:style-name="ce7">
            <text:p>₺440.210,00</text:p>
          </table:table-cell>
          <table:table-cell office:value-type="currency" office:value="377070" table:formula="of:=SUM([.D12:.D26])" table:style-name="ce7">
            <text:p>₺377.070,00</text:p>
          </table:table-cell>
          <table:table-cell office:value-type="currency" office:value="63140" table:formula="of:=SUM([.E12:.E26])" table:style-name="ce7">
            <text:p>₺63.140,00</text:p>
          </table:table-cell>
          <table:table-cell office:value-type="currency" office:value="2750" table:formula="of:=SUM([.F12:.F26])" table:style-name="ce7">
            <text:p>₺2.750,00</text:p>
          </table:table-cell>
          <table:table-cell table:number-columns-repeated="16378"/>
        </table:table-row>
        <table:table-row table:number-rows-repeated="1048549" table:style-name="ro1">
          <table:table-cell table:number-columns-repeated="16384"/>
        </table:table-row>
      </table:table>
      <table:table table:name="SnyA105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6" table:number-columns-repeated="16377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nyA105-22</text:p>
          </table:table-cell>
          <table:table-cell office:value-type="string" table:style-name="ce10">
            <text:p>Boya kira</text:p>
          </table:table-cell>
          <table:table-cell table:number-columns-repeated="4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Kira Bedeli</text:p>
          </table:table-cell>
          <table:table-cell office:value-type="float" office:value="0" table:formula="of:=SUM([.C84:.C90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Toplam Ödeme</text:p>
          </table:table-cell>
          <table:table-cell office:value-type="float" office:value="84000" table:formula="of:=SUM([.D30:.D45])" table:style-name="ce10">
            <text:p>84.00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Bakiye</text:p>
          </table:table-cell>
          <table:table-cell office:value-type="float" office:value="0" table:formula="of:=[.E45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<text:s/>Masraf</text:p>
          </table:table-cell>
          <table:table-cell office:value-type="float" office:value="0" table:formula="of:=[.D51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2">
            <text:p>Net Kira</text:p>
          </table:table-cell>
          <table:table-cell office:value-type="float" office:value="84000" table:formula="of:=[.C6]-[.C8]" table:style-name="ce10">
            <text:p>84.000,00</text:p>
          </table:table-cell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3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13">
            <text:p>Tarih</text:p>
          </table:table-cell>
          <table:table-cell office:value-type="string" table:style-name="ce13">
            <text:p>Açıklama</text:p>
          </table:table-cell>
          <table:table-cell office:value-type="string" table:style-name="ce12">
            <text:p>Kira bedeli</text:p>
          </table:table-cell>
          <table:table-cell office:value-type="string" table:style-name="ce12">
            <text:p>Ödeme</text:p>
          </table:table-cell>
          <table:table-cell office:value-type="string" table:style-name="ce12">
            <text:p>Bakiye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Samed Turgut - Yıkamacı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8-28T00:00:00" table:style-name="ce14">
            <text:p>28.Ağu</text:p>
          </table:table-cell>
          <table:table-cell office:value-type="string" table:style-name="ce1">
            <text:p>Ahmet ilterin devrettiği 3. şahıslardan devralmak için yanıma geldi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Ödeme peşin olursa devralabileceğini söyledim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Ödemeyi 01-09-2023 Cuma günü yapacağını ifade etti. Tamam dedim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01T00:00:00" table:style-name="ce14">
            <text:p>1.Eyl</text:p>
          </table:table-cell>
          <table:table-cell office:value-type="string" table:style-name="ce1">
            <text:p>Ödeme yapılmadı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05T00:00:00" table:style-name="ce14">
            <text:p>5.Eyl</text:p>
          </table:table-cell>
          <table:table-cell office:value-type="string" table:style-name="ce1">
            <text:p>Çağırdım. 3. şahıslarla kavga ettiklerini bana ödeyecekleri kira bedelini onlara, aldıklar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malzeme bedeli olarak ödediklerini, şahin marka arabasını satıp bedeli ödeyeceklerini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ama aracında bir arkadaşı tarafından kaza yapıp pert olduğunu söyledi.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Bunun üzerine 30 Eylül 2023 tarine kadar ödeme için süre verdim.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Ekim ayına geçilirse aylık tüfe farkı ekleme yapacağımı söyledim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Eylülde ödeme yapılmazsa ekim başında ahmet ilterin tahliyesini devreye alacam.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Samedle sözleşme yapmadığım için halen ahmet ilter resmen kiracı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27T00:00:00" table:style-name="ce14">
            <text:p>27.Eyl</text:p>
          </table:table-cell>
          <table:table-cell office:value-type="string" table:style-name="ce1">
            <text:p>Ödeme yapıldı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süreyi eylül sonu olarak başlattım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number-rows-repeated="2" table:style-name="ro1">
          <table:table-cell table:style-name="ce13"/>
          <table:table-cell table:style-name="ce1"/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28T00:00:00" table:style-name="ce15">
            <text:p>28.09.2023</text:p>
          </table:table-cell>
          <table:table-cell office:value-type="string" table:style-name="ce1">
            <text:p>30-09-2023 – 29-09-2024</text:p>
          </table:table-cell>
          <table:table-cell office:value-type="float" office:value="84000" table:style-name="ce1">
            <text:p>84000</text:p>
          </table:table-cell>
          <table:table-cell table:style-name="ce9"/>
          <table:table-cell office:value-type="float" office:value="84000" table:formula="of:=[.C30]" table:style-name="ce1">
            <text:p>840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27T00:00:00" table:style-name="ce16">
            <text:p>27.Eyl</text:p>
          </table:table-cell>
          <table:table-cell office:value-type="string" table:style-name="ce1">
            <text:p>Nakit</text:p>
          </table:table-cell>
          <table:table-cell table:style-name="ce1"/>
          <table:table-cell office:value-type="float" office:value="74000" table:style-name="ce9">
            <text:p>74.000,00</text:p>
          </table:table-cell>
          <table:table-cell office:value-type="float" office:value="10000" table:formula="of:=[.E30]+[.C31]-[.D31]" table:style-name="ce9">
            <text:p>10.000,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27T00:00:00" table:style-name="ce16">
            <text:p>27.Eyl</text:p>
          </table:table-cell>
          <table:table-cell office:value-type="string" table:style-name="ce1">
            <text:p>Bankadan umuta</text:p>
          </table:table-cell>
          <table:table-cell table:style-name="ce1"/>
          <table:table-cell office:value-type="float" office:value="10000" table:style-name="ce9">
            <text:p>10.000,00</text:p>
          </table:table-cell>
          <table:table-cell office:value-type="float" office:value="0" table:formula="of:=[.E31]+[.C32]-[.D32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number-rows-repeated="11" table:style-name="ro1">
          <table:table-cell table:number-columns-repeated="3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9"/>
          <table:table-cell table:style-name="ce17"/>
          <table:table-cell table:style-name="ce18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9"/>
          <table:table-cell table:style-name="ce9"/>
          <table:table-cell table:number-columns-repeated="16379" table:style-name="ce1"/>
        </table:table-row>
        <table:table-row table:number-rows-repeated="4" table:style-name="ro1">
          <table:table-cell table:style-name="ce15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52:.D68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5"/>
          <table:table-cell table:style-name="ce8"/>
          <table:table-cell table:number-columns-repeated="3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5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20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9"/>
          <table:table-cell table:style-name="ce8"/>
          <table:table-cell table:style-name="ce9"/>
          <table:table-cell table:style-name="ce10"/>
          <table:table-cell table:number-columns-repeated="16379" table:style-name="ce1"/>
        </table:table-row>
        <table:table-row table:number-rows-repeated="5" table:style-name="ro1">
          <table:table-cell table:style-name="ce1"/>
          <table:table-cell table:number-columns-repeated="3" table:style-name="ce9"/>
          <table:table-cell table:style-name="ce8"/>
          <table:table-cell table:style-name="ce21"/>
          <table:table-cell table:style-name="ce10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6" table:style-name="ce9"/>
          <table:table-cell table:number-columns-repeated="16377"/>
        </table:table-row>
        <table:table-row table:number-rows-repeated="14" table:style-name="ro1">
          <table:table-cell/>
          <table:table-cell table:number-columns-repeated="6" table:style-name="ce9"/>
          <table:table-cell table:number-columns-repeated="16377"/>
        </table:table-row>
        <table:table-row table:style-name="ro1">
          <table:table-cell/>
          <table:table-cell office:value-type="string" table:style-name="ce8">
            <text:p>Yıkamac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/>
          <table:table-cell office:value-type="string" table:style-name="ce1">
            <text:p>Ahmet İlter</text:p>
          </table:table-cell>
          <table:table-cell table:number-columns-repeated="5" table:style-name="ce9"/>
          <table:table-cell table:number-columns-repeated="16377"/>
        </table:table-row>
        <table:table-row table:number-rows-repeated="2"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0-11-2022 – 19-11-2023 Kira Bedeli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2-11-20T00:00:00" table:style-name="ce15">
            <text:p>20.11.2022</text:p>
          </table:table-cell>
          <table:table-cell office:value-type="string" table:style-name="ce1">
            <text:p>Kira Bedeli 42000</text:p>
          </table:table-cell>
          <table:table-cell table:number-columns-repeated="2" table:style-name="ce9"/>
          <table:table-cell office:value-type="float" office:value="0" table:formula="of:=[.E80]+[.C84]-[.D84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office:value-type="float" office:value="0" table:formula="of:=[.E84]+[.C85]-[.D85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5"/>
          <table:table-cell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5"/>
          <table:table-cell office:value-type="string" table:style-name="ce1">
            <text:p>42000 TL OLAN KİRA BEDELİNİN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5"/>
          <table:table-cell office:value-type="string" table:style-name="ce1">
            <text:p>2000 TL Sİ ÖDENMEDİĞİ İÇİN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ARİH</text:p>
          </table:table-cell>
          <table:table-cell table:number-columns-repeated="2"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5"/>
          <table:table-cell office:value-type="string" table:style-name="ce1">
            <text:p>30-10-2022 – 29-10-2023</text:p>
          </table:table-cell>
          <table:table-cell table:number-columns-repeated="2"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5"/>
          <table:table-cell office:value-type="string" table:style-name="ce8">
            <text:p>BEDEL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5"/>
          <table:table-cell office:value-type="string" table:style-name="ce1">
            <text:p>42000 TL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arih 20 gün geri çekildi</text:p>
          </table:table-cell>
          <table:table-cell table:number-columns-repeated="2" table:style-name="ce1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number-columns-repeated="6" table:style-name="ce9"/>
          <table:table-cell table:number-columns-repeated="16377"/>
        </table:table-row>
        <table:table-row table:style-name="ro1">
          <table:table-cell office:value-type="date" office:date-value="2023-07-25T00:00:00" table:style-name="ce15">
            <text:p>25.07.2023</text:p>
          </table:table-cell>
          <table:table-cell office:value-type="string" table:style-name="ce9">
            <text:p>Ahmet ilter ebubekir ve ahmet tolan adında 2 kişiye izinsiz devir yapt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3-07-30T00:00:00" table:style-name="ce15">
            <text:p>30.07.2023</text:p>
          </table:table-cell>
          <table:table-cell office:value-type="string" table:style-name="ce9">
            <text:p>Tahliye taahütnamesine gerekli eklemeler yapılarak avukata verildi.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3-08-10T00:00:00" table:style-name="ce22">
            <text:p>10.08.2023</text:p>
          </table:table-cell>
          <table:table-cell office:value-type="string" table:style-name="ce9">
            <text:p>Örnek 14 tahliye emri yolland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3-08-22T00:00:00" table:style-name="ce16">
            <text:p>22.Ağu</text:p>
          </table:table-cell>
          <table:table-cell office:value-type="string" table:style-name="ce9">
            <text:p>10-08 de bilinen adrese yapılan tebligat teslim edilemediğinden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tebligat mernis adresine tebligat kanunu 22/1 maddesine göre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gönderildi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tebligat ilk önce borçlunun bilinen son adresine gönderilir.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teslim edilemezse tekrar mernis adresine gönderilir ve muhtara bırakılır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Muhtara teslim tarihi tebliğ tarihidir ve ödeme emrindeki süreler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bu tarihe göre hesaplanır.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3-08-29T00:00:00" table:style-name="ce16">
            <text:p>29.Ağu</text:p>
          </table:table-cell>
          <table:table-cell office:value-type="string" table:style-name="ce9">
            <text:p>İtiraz süresi içerisinde itiraz edilmediği için tahliye kesinleşti.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Bu aşamada icra dairesi gerekirse kiracıyı zorla çıkarır.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Biz bu yola gitmeye hazırlanırken 3. şahıslar Samed TURGUT a devir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yaptılar</text:p>
          </table:table-cell>
          <table:table-cell table:style-name="ce1"/>
          <table:table-cell table:style-name="ce9"/>
          <table:table-cell table:number-columns-repeated="16380" table:style-name="ce1"/>
        </table:table-row>
        <table:table-row table:style-name="ro1">
          <table:table-cell table:style-name="ce1">
            <draw:frame draw:z-index="1" draw:id="id0" draw:style-name="a0" draw:name="Resim 1" svg:x="0.04567in" svg:y="0.09764in" svg:width="7.20472in" svg:height="8.39331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467" table:style-name="ro1">
          <table:table-cell table:number-columns-repeated="16384"/>
        </table:table-row>
      </table:table>
      <table:table table:name="SnyB202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6" table:number-columns-repeated="16377" table:default-cell-style-name="ce1"/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SnyB203-22<text:s text:c="2"/></text:p>
          </table:table-cell>
          <table:table-cell office:value-type="string" table:style-name="ce24">
            <text:p>200 m2 Karo kira</text:p>
          </table:table-cell>
          <table:table-cell table:number-columns-repeated="4" table:style-name="ce9"/>
          <table:table-cell table:number-columns-repeated="16377"/>
        </table:table-row>
        <table:table-row table:number-rows-repeated="2" table:style-name="ro1">
          <table:table-cell table:number-columns-repeated="2" table:style-name="ce1"/>
          <table:table-cell table:style-name="ce24"/>
          <table:table-cell table:number-columns-repeated="4" table:style-name="ce9"/>
          <table:table-cell table:number-columns-repeated="16377"/>
        </table:table-row>
        <table:table-row table:number-rows-repeated="2" table:style-name="ro1">
          <table:table-cell table:style-name="ce1"/>
          <table:table-cell table:style-name="ce23"/>
          <table:table-cell table:style-name="ce24"/>
          <table:table-cell table:number-columns-repeated="4" table:style-name="ce9"/>
          <table:table-cell table:number-columns-repeated="16377"/>
        </table:table-row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Toplamlar</text:p>
          </table:table-cell>
          <table:table-cell table:style-name="ce1"/>
          <table:table-cell table:style-name="ce9"/>
          <table:table-cell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<text:s/>Kira Bedeli</text:p>
          </table:table-cell>
          <table:table-cell office:value-type="float" office:value="0" table:formula="of:=SUM([.C17:.C28])" table:style-name="ce24">
            <text:p>0,00</text:p>
          </table:table-cell>
          <table:table-cell table:number-columns-repeated="2"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Toplam Ödeme</text:p>
          </table:table-cell>
          <table:table-cell office:value-type="float" office:value="0" table:formula="of:=SUM([.D17:.D27])" table:style-name="ce24">
            <text:p>0,00</text:p>
          </table:table-cell>
          <table:table-cell table:number-columns-repeated="2"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Bakiye</text:p>
          </table:table-cell>
          <table:table-cell office:value-type="float" office:value="791.33" table:formula="of:=[.E37]" table:style-name="ce24">
            <text:p>791,33</text:p>
          </table:table-cell>
          <table:table-cell table:number-columns-repeated="2"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Masraf</text:p>
          </table:table-cell>
          <table:table-cell office:value-type="float" office:value="0" table:formula="of:=[.D40]" table:style-name="ce24">
            <text:p>0,00</text:p>
          </table:table-cell>
          <table:table-cell table:number-columns-repeated="2"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5">
            <text:p>Net Kira</text:p>
          </table:table-cell>
          <table:table-cell office:value-type="float" office:value="0" table:formula="of:=[.C10]-[.C12]" table:style-name="ce24">
            <text:p>0,00</text:p>
          </table:table-cell>
          <table:table-cell table:style-name="ce9"/>
          <table:table-cell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23"/>
          <table:table-cell table:number-columns-repeated="3"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26">
            <text:p>Tarih</text:p>
          </table:table-cell>
          <table:table-cell office:value-type="string" table:style-name="ce26">
            <text:p>Açıklama</text:p>
          </table:table-cell>
          <table:table-cell office:value-type="string" table:style-name="ce25">
            <text:p>Kira bedeli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Salih Ant</text:p>
          </table:table-cell>
          <table:table-cell table:number-columns-repeated="2" table:style-name="ce1"/>
          <table:table-cell office:value-type="float" office:value="0" table:formula="of:=[.C18]-[.D18]+[.E17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table:style-name="ce9"/>
          <table:table-cell table:number-columns-repeated="2" table:style-name="ce1"/>
          <table:table-cell office:value-type="float" office:value="0" table:formula="of:=[.C19]-[.D19]+[.E18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23">
            <text:p>7-11-22 de anlaşma yapıldı</text:p>
          </table:table-cell>
          <table:table-cell table:style-name="ce9"/>
          <table:table-cell table:style-name="ce19"/>
          <table:table-cell office:value-type="float" office:value="0" table:formula="of:=[.C20]-[.D20]+[.E19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7T00:00:00" table:style-name="ce15">
            <text:p>07.11.2022</text:p>
          </table:table-cell>
          <table:table-cell office:value-type="string" table:style-name="ce23">
            <text:p>1-1-23 <text:s/>- <text:s/>31-12-23 kira bedeli</text:p>
          </table:table-cell>
          <table:table-cell table:number-columns-repeated="2" table:style-name="ce1"/>
          <table:table-cell office:value-type="float" office:value="0" table:formula="of:=[.C21]-[.D21]+[.E20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ödeme nakit</text:p>
          </table:table-cell>
          <table:table-cell table:style-name="ce9"/>
          <table:table-cell table:style-name="ce27"/>
          <table:table-cell office:value-type="float" office:value="0" table:formula="of:=[.C22]-[.D22]+[.E21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office:value-type="float" office:value="0" table:formula="of:=[.C23]-[.D23]+[.E22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office:value-type="float" office:value="0" table:formula="of:=[.C24]-[.D24]+[.E23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office:value-type="float" office:value="0" table:formula="of:=[.C25]-[.D25]+[.E24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office:value-type="float" office:value="0" table:formula="of:=[.C26]-[.D26]+[.E25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office:value-type="float" office:value="0" table:formula="of:=[.C27]-[.D27]+[.E26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office:value-type="float" office:value="0" table:formula="of:=[.C28]-[.D28]+[.E27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office:value-type="float" office:value="0" table:formula="of:=[.C29]-[.D29]+[.E28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office:value-type="float" office:value="0" table:formula="of:=[.C30]-[.D30]+[.E29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office:value-type="float" office:value="0" table:formula="of:=[.C31]-[.D31]+[.E30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office:value-type="float" office:value="0" table:formula="of:=[.C32]-[.D32]+[.E31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1">
            <text:p>ELEKTRİK TEMİNAT BEDELİ</text:p>
          </table:table-cell>
          <table:table-cell office:value-type="float" office:value="1200" table:style-name="ce9">
            <text:p>1.200,00</text:p>
          </table:table-cell>
          <table:table-cell table:style-name="ce9"/>
          <table:table-cell office:value-type="float" office:value="1200" table:formula="of:=[.C33]-[.D33]+[.E32]" table:style-name="ce24">
            <text:p>1.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15">
            <text:p>05.06.2023</text:p>
          </table:table-cell>
          <table:table-cell office:value-type="string" table:style-name="ce1">
            <text:p>2023-05 tmnt</text:p>
          </table:table-cell>
          <table:table-cell table:style-name="ce9"/>
          <table:table-cell office:value-type="float" office:value="100.01" table:style-name="ce9">
            <text:p>100,01</text:p>
          </table:table-cell>
          <table:table-cell office:value-type="float" office:value="1099.99" table:formula="of:=[.C34]-[.D34]+[.E33]" table:style-name="ce24">
            <text:p>1.099,99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1">
            <text:p>2023-06 tmnt</text:p>
          </table:table-cell>
          <table:table-cell table:style-name="ce9"/>
          <table:table-cell office:value-type="float" office:value="100.12" table:style-name="ce9">
            <text:p>100,12</text:p>
          </table:table-cell>
          <table:table-cell office:value-type="float" office:value="999.87" table:formula="of:=[.C35]-[.D35]+[.E34]" table:style-name="ce24">
            <text:p>999,87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1">
            <text:p>2023-07 tmnt</text:p>
          </table:table-cell>
          <table:table-cell table:style-name="ce9"/>
          <table:table-cell office:value-type="float" office:value="101.24" table:style-name="ce9">
            <text:p>101,24</text:p>
          </table:table-cell>
          <table:table-cell office:value-type="float" office:value="898.63" table:formula="of:=[.C36]-[.D36]+[.E35]" table:style-name="ce24">
            <text:p>898,63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1">
            <text:p>2023-08 tmnt</text:p>
          </table:table-cell>
          <table:table-cell table:style-name="ce9"/>
          <table:table-cell office:value-type="float" office:value="107.3" table:style-name="ce9">
            <text:p>107,30</text:p>
          </table:table-cell>
          <table:table-cell office:value-type="float" office:value="791.33" table:formula="of:=[.C37]-[.D37]+[.E36]" table:style-name="ce24">
            <text:p>791,33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1">
            <text:p>2023-09</text:p>
          </table:table-cell>
          <table:table-cell table:style-name="ce9"/>
          <table:table-cell office:value-type="float" office:value="109.73" table:style-name="ce9">
            <text:p>109,73</text:p>
          </table:table-cell>
          <table:table-cell office:value-type="float" office:value="681.6" table:formula="of:=[.C38]-[.D38]+[.E37]" table:style-name="ce24">
            <text:p>681,6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23">
            <text:p>Masraflar</text:p>
          </table:table-cell>
          <table:table-cell table:style-name="ce1"/>
          <table:table-cell office:value-type="float" office:value="0" table:formula="of:=SUM([.D41:.D57])" table:style-name="ce24">
            <text:p>0,00</text:p>
          </table:table-cell>
          <table:table-cell table:style-name="ce9"/>
          <table:table-cell table:number-columns-repeated="16379" table:style-name="ce1"/>
        </table:table-row>
        <table:table-row table:number-rows-repeated="2" table:style-name="ro1">
          <table:table-cell table:style-name="ce15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28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9"/>
          <table:table-cell table:style-name="ce23"/>
          <table:table-cell table:style-name="ce9"/>
          <table:table-cell table:style-name="ce24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number-columns-repeated="3" table:style-name="ce9"/>
          <table:table-cell table:style-name="ce23"/>
          <table:table-cell table:style-name="ce21"/>
          <table:table-cell table:style-name="ce24"/>
          <table:table-cell table:number-columns-repeated="16377"/>
        </table:table-row>
        <table:table-row table:number-rows-repeated="3" table:style-name="ro1">
          <table:table-cell/>
          <table:table-cell table:number-columns-repeated="3" table:style-name="ce9"/>
          <table:table-cell table:style-name="ce23"/>
          <table:table-cell table:style-name="ce21"/>
          <table:table-cell table:style-name="ce24"/>
          <table:table-cell table:number-columns-repeated="16377"/>
        </table:table-row>
        <table:table-row table:number-rows-repeated="44" table:style-name="ro1">
          <table:table-cell/>
          <table:table-cell table:number-columns-repeated="6" table:style-name="ce9"/>
          <table:table-cell table:number-columns-repeated="16377"/>
        </table:table-row>
        <table:table-row table:number-rows-repeated="1048481" table:style-name="ro1">
          <table:table-cell table:number-columns-repeated="16384"/>
        </table:table-row>
      </table:table>
      <table:table table:name="SnyC301-22" table:style-name="ta1">
        <table:table-column table:style-name="co3" table:default-cell-style-name="ce1"/>
        <table:table-column table:style-name="co8" table:default-cell-style-name="ce9"/>
        <table:table-column table:style-name="co3" table:default-cell-style-name="ce9"/>
        <table:table-column table:style-name="co9" table:default-cell-style-name="ce9"/>
        <table:table-column table:style-name="co1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5" table:default-cell-style-name="ce1"/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Sanayi Vinç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Toplamlar</text:p>
          </table:table-cell>
          <table:table-cell table:number-columns-repeated="2" table:style-name="ce1"/>
          <table:table-cell table:style-name="ce24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Kira Bedeli</text:p>
          </table:table-cell>
          <table:table-cell office:value-type="float" office:value="0" table:formula="of:=SUM([.C13:.C17])" table:style-name="ce24">
            <text:p>0,00</text:p>
          </table:table-cell>
          <table:table-cell table:number-columns-repeated="2" table:style-name="ce24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Toplam Ödeme</text:p>
          </table:table-cell>
          <table:table-cell office:value-type="float" office:value="0" table:formula="of:=SUM([.D13:.D19])" table:style-name="ce24">
            <text:p>0,00</text:p>
          </table:table-cell>
          <table:table-cell table:number-columns-repeated="2" table:style-name="ce24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Toplam Ödenecek</text:p>
          </table:table-cell>
          <table:table-cell office:value-type="float" office:value="0" table:formula="of:=[.E18]" table:style-name="ce24">
            <text:p>0,00</text:p>
          </table:table-cell>
          <table:table-cell table:number-columns-repeated="2" table:style-name="ce24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Masraf</text:p>
          </table:table-cell>
          <table:table-cell office:value-type="float" office:value="0" table:formula="of:=[.D82]" table:style-name="ce24">
            <text:p>0,00</text:p>
          </table:table-cell>
          <table:table-cell table:number-columns-repeated="2" table:style-name="ce24"/>
          <table:table-cell table:number-columns-repeated="16379"/>
        </table:table-row>
        <table:table-row table:style-name="ro1">
          <table:table-cell table:style-name="ce1"/>
          <table:table-cell office:value-type="string" table:style-name="ce25">
            <text:p>2019-2020 Net Kira</text:p>
          </table:table-cell>
          <table:table-cell office:value-type="float" office:value="0" table:formula="of:=[.C6]-[.C8]" table:style-name="ce24">
            <text:p>0,00</text:p>
          </table:table-cell>
          <table:table-cell table:style-name="ce1"/>
          <table:table-cell table:style-name="ce24"/>
          <table:table-cell table:number-columns-repeated="16379"/>
        </table:table-row>
        <table:table-row table:style-name="ro1">
          <table:table-cell table:style-name="ce1"/>
          <table:table-cell table:style-name="ce23"/>
          <table:table-cell table:number-columns-repeated="3" table:style-name="ce24"/>
          <table:table-cell table:number-columns-repeated="16379"/>
        </table:table-row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26">
            <text:p>Tarih</text:p>
          </table:table-cell>
          <table:table-cell office:value-type="string" table:style-name="ce26">
            <text:p>Açıklama</text:p>
          </table:table-cell>
          <table:table-cell office:value-type="string" table:style-name="ce25">
            <text:p>Kira bedeli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3">
            <text:p>Hurdac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Ali Demirel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9-11-2022 – 30-11-2023 Kira Bedeli</text:p>
          </table:table-cell>
          <table:table-cell table:number-columns-repeated="2" table:style-name="ce9"/>
          <table:table-cell office:value-type="float" office:value="0" table:formula="of:=[.E14]+[.C15]-[.D15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teminattan</text:p>
          </table:table-cell>
          <table:table-cell table:style-name="ce9"/>
          <table:table-cell table:style-name="ce1"/>
          <table:table-cell office:value-type="float" office:value="0" table:formula="of:=[.E15]+[.C16]-[.D16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teminattan</text:p>
          </table:table-cell>
          <table:table-cell table:style-name="ce9"/>
          <table:table-cell table:style-name="ce1"/>
          <table:table-cell office:value-type="float" office:value="0" table:formula="of:=[.E16]+[.C17]-[.D17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5"/>
          <table:table-cell table:style-name="ce1"/>
          <table:table-cell table:style-name="ce9"/>
          <table:table-cell table:style-name="ce1"/>
          <table:table-cell office:value-type="float" office:value="0" table:formula="of:=[.E17]+[.C18]-[.D18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1-22 kira bedeli 43160 TL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number-columns-repeated="2" table:style-name="ce15"/>
          <table:table-cell table:style-name="ce9"/>
          <table:table-cell table:style-name="ce1"/>
          <table:table-cell office:value-type="float" office:value="0" table:formula="of:=[.E19]+[.C20]-[.D20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Ocak 2021- elektrik teminat için</text:p>
          </table:table-cell>
          <table:table-cell office:value-type="float" office:value="1200" table:style-name="ce9">
            <text:p>1.200,00</text:p>
          </table:table-cell>
          <table:table-cell office:value-type="float" office:value="42.07" table:style-name="ce1">
            <text:p>42,07</text:p>
          </table:table-cell>
          <table:table-cell office:value-type="float" office:value="1157.93" table:formula="of:=[.E20]+[.C21]-[.D21]" table:style-name="ce9">
            <text:p>1.157,93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şubat</text:p>
          </table:table-cell>
          <table:table-cell table:style-name="ce9"/>
          <table:table-cell office:value-type="float" office:value="34.450000000000003" table:style-name="ce1">
            <text:p>34,45</text:p>
          </table:table-cell>
          <table:table-cell office:value-type="float" office:value="1123.48" table:formula="of:=[.E21]+[.C22]-[.D22]" table:style-name="ce9">
            <text:p>1.123,48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mart</text:p>
          </table:table-cell>
          <table:table-cell table:style-name="ce9"/>
          <table:table-cell office:value-type="float" office:value="20.05" table:style-name="ce1">
            <text:p>20,05</text:p>
          </table:table-cell>
          <table:table-cell office:value-type="float" office:value="1103.43" table:formula="of:=[.E22]+[.C23]-[.D23]" table:style-name="ce9">
            <text:p>1.103,43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nisan</text:p>
          </table:table-cell>
          <table:table-cell table:style-name="ce9"/>
          <table:table-cell office:value-type="float" office:value="34.700000000000003" table:style-name="ce1">
            <text:p>34,7</text:p>
          </table:table-cell>
          <table:table-cell office:value-type="float" office:value="1068.73" table:formula="of:=[.E23]+[.C24]-[.D24]" table:style-name="ce9">
            <text:p>1.068,73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mayıs</text:p>
          </table:table-cell>
          <table:table-cell table:style-name="ce9"/>
          <table:table-cell office:value-type="float" office:value="34.340000000000003" table:style-name="ce1">
            <text:p>34,34</text:p>
          </table:table-cell>
          <table:table-cell office:value-type="float" office:value="1034.3900000000001" table:formula="of:=[.E24]+[.C25]-[.D25]" table:style-name="ce9">
            <text:p>1.034,39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haziran</text:p>
          </table:table-cell>
          <table:table-cell table:style-name="ce9"/>
          <table:table-cell office:value-type="float" office:value="-65.91" table:style-name="ce1">
            <text:p>-65,91</text:p>
          </table:table-cell>
          <table:table-cell office:value-type="float" office:value="1100.3000000000002" table:formula="of:=[.E25]+[.C26]-[.D26]" table:style-name="ce9">
            <text:p>1.100,3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temmuz</text:p>
          </table:table-cell>
          <table:table-cell table:style-name="ce9"/>
          <table:table-cell office:value-type="float" office:value="31.54" table:style-name="ce1">
            <text:p>31,54</text:p>
          </table:table-cell>
          <table:table-cell office:value-type="float" office:value="1068.7600000000002" table:formula="of:=[.E26]+[.C27]-[.D27]" table:style-name="ce9">
            <text:p>1.068,76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ağustos</text:p>
          </table:table-cell>
          <table:table-cell table:style-name="ce9"/>
          <table:table-cell office:value-type="float" office:value="0" table:style-name="ce1">
            <text:p>0</text:p>
          </table:table-cell>
          <table:table-cell office:value-type="float" office:value="1068.7600000000002" table:formula="of:=[.E27]+[.C28]-[.D28]" table:style-name="ce9">
            <text:p>1.068,76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eylül</text:p>
          </table:table-cell>
          <table:table-cell table:style-name="ce9"/>
          <table:table-cell office:value-type="float" office:value="45.99" table:style-name="ce1">
            <text:p>45,99</text:p>
          </table:table-cell>
          <table:table-cell office:value-type="float" office:value="1022.7700000000002" table:formula="of:=[.E28]+[.C29]-[.D29]" table:style-name="ce9">
            <text:p>1.022,77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ekim</text:p>
          </table:table-cell>
          <table:table-cell table:style-name="ce9"/>
          <table:table-cell office:value-type="float" office:value="42.89" table:style-name="ce1">
            <text:p>42,89</text:p>
          </table:table-cell>
          <table:table-cell office:value-type="float" office:value="979.88000000000022" table:formula="of:=[.E29]+[.C30]-[.D30]" table:style-name="ce9">
            <text:p>979,88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kasım</text:p>
          </table:table-cell>
          <table:table-cell table:style-name="ce9"/>
          <table:table-cell office:value-type="float" office:value="34.979999999999997" table:style-name="ce1">
            <text:p>34,98</text:p>
          </table:table-cell>
          <table:table-cell office:value-type="float" office:value="944.9000000000002" table:formula="of:=[.E30]+[.C31]-[.D31]" table:style-name="ce9">
            <text:p>944,9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aralık</text:p>
          </table:table-cell>
          <table:table-cell table:style-name="ce9"/>
          <table:table-cell office:value-type="float" office:value="0" table:style-name="ce1">
            <text:p>0</text:p>
          </table:table-cell>
          <table:table-cell office:value-type="float" office:value="944.9000000000002" table:formula="of:=[.E31]+[.C32]-[.D32]" table:style-name="ce9">
            <text:p>944,9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Ocak 2022- elektrik teminat için</text:p>
          </table:table-cell>
          <table:table-cell table:style-name="ce9"/>
          <table:table-cell office:value-type="float" office:value="30.04" table:style-name="ce1">
            <text:p>30,04</text:p>
          </table:table-cell>
          <table:table-cell office:value-type="float" office:value="914.86000000000024" table:formula="of:=[.E32]+[.C33]-[.D33]" table:style-name="ce9">
            <text:p>914,86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şubat</text:p>
          </table:table-cell>
          <table:table-cell table:style-name="ce9"/>
          <table:table-cell office:value-type="float" office:value="135.32" table:style-name="ce1">
            <text:p>135,32</text:p>
          </table:table-cell>
          <table:table-cell office:value-type="float" office:value="779.54000000000019" table:formula="of:=[.E33]+[.C34]-[.D34]" table:style-name="ce9">
            <text:p>779,54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mart</text:p>
          </table:table-cell>
          <table:table-cell table:style-name="ce9"/>
          <table:table-cell office:value-type="float" office:value="98.9" table:style-name="ce1">
            <text:p>98,9</text:p>
          </table:table-cell>
          <table:table-cell office:value-type="float" office:value="680.64000000000021" table:formula="of:=[.E34]+[.C35]-[.D35]" table:style-name="ce9">
            <text:p>680,64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nisan</text:p>
          </table:table-cell>
          <table:table-cell table:style-name="ce9"/>
          <table:table-cell office:value-type="float" office:value="135.6" table:style-name="ce1">
            <text:p>135,6</text:p>
          </table:table-cell>
          <table:table-cell office:value-type="float" office:value="545.04000000000019" table:formula="of:=[.E35]+[.C36]-[.D36]" table:style-name="ce9">
            <text:p>545,04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Mayıs <text:s text:c="10"/>50 su</text:p>
          </table:table-cell>
          <table:table-cell table:style-name="ce9"/>
          <table:table-cell office:value-type="float" office:value="214.37" table:style-name="ce1">
            <text:p>214,37</text:p>
          </table:table-cell>
          <table:table-cell office:value-type="float" office:value="330.67000000000019" table:formula="of:=[.E36]+[.C37]-[.D37]" table:style-name="ce9">
            <text:p>330,67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Haziran <text:s text:c="7"/>200 su</text:p>
          </table:table-cell>
          <table:table-cell table:style-name="ce9"/>
          <table:table-cell office:value-type="float" office:value="427.65" table:style-name="ce1">
            <text:p>427,65</text:p>
          </table:table-cell>
          <table:table-cell office:value-type="float" office:value="-96.979999999999791" table:formula="of:=[.E37]+[.C38]-[.D38]" table:style-name="ce9">
            <text:p>-96,98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Temmuz <text:s text:c="6"/>200 su</text:p>
          </table:table-cell>
          <table:table-cell table:style-name="ce9"/>
          <table:table-cell office:value-type="float" office:value="446.55" table:style-name="ce1">
            <text:p>446,55</text:p>
          </table:table-cell>
          <table:table-cell office:value-type="float" office:value="-543.52999999999975" table:formula="of:=[.E38]+[.C39]-[.D39]" table:style-name="ce9">
            <text:p>-543,53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Ağustos <text:s text:c="9"/>50 su</text:p>
          </table:table-cell>
          <table:table-cell table:style-name="ce9"/>
          <table:table-cell office:value-type="float" office:value="333.96" table:style-name="ce1">
            <text:p>333,96</text:p>
          </table:table-cell>
          <table:table-cell office:value-type="float" office:value="-877.48999999999978" table:formula="of:=[.E39]+[.C40]-[.D40]" table:style-name="ce9">
            <text:p>-877,49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Eylül <text:s text:c="14"/>50 su</text:p>
          </table:table-cell>
          <table:table-cell table:style-name="ce9"/>
          <table:table-cell office:value-type="float" office:value="324.51" table:style-name="ce1">
            <text:p>324,51</text:p>
          </table:table-cell>
          <table:table-cell office:value-type="float" office:value="-1201.9999999999998" table:formula="of:=[.E40]+[.C41]-[.D41]" table:style-name="ce9">
            <text:p>-1.202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Ekim <text:s text:c="14"/>50 su</text:p>
          </table:table-cell>
          <table:table-cell table:style-name="ce9"/>
          <table:table-cell office:value-type="float" office:value="331.27" table:style-name="ce1">
            <text:p>331,27</text:p>
          </table:table-cell>
          <table:table-cell office:value-type="float" office:value="-1533.2699999999998" table:formula="of:=[.E41]+[.C42]-[.D42]" table:style-name="ce9">
            <text:p>-1.533,27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su</text:p>
          </table:table-cell>
          <table:table-cell office:value-type="float" office:value="50" table:style-name="ce9">
            <text:p>50,00</text:p>
          </table:table-cell>
          <table:table-cell table:style-name="ce1"/>
          <table:table-cell office:value-type="float" office:value="-1483.2699999999998" table:formula="of:=[.E42]+[.C43]-[.D43]" table:style-name="ce9">
            <text:p>-1.483,27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kasım</text:p>
          </table:table-cell>
          <table:table-cell table:style-name="ce9"/>
          <table:table-cell office:value-type="float" office:value="412.42" table:style-name="ce1">
            <text:p>412,42</text:p>
          </table:table-cell>
          <table:table-cell office:value-type="float" office:value="-1895.6899999999998" table:formula="of:=[.E43]+[.C44]-[.D44]" table:style-name="ce9">
            <text:p>-1.895,69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aralık</text:p>
          </table:table-cell>
          <table:table-cell table:style-name="ce9"/>
          <table:table-cell office:value-type="float" office:value="426.12" table:style-name="ce1">
            <text:p>426,12</text:p>
          </table:table-cell>
          <table:table-cell office:value-type="float" office:value="-2321.81" table:formula="of:=[.E44]+[.C45]-[.D45]" table:style-name="ce9">
            <text:p>-2.321,81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kiradan kalan</text:p>
          </table:table-cell>
          <table:table-cell office:value-type="float" office:value="2000" table:style-name="ce9">
            <text:p>2.000,00</text:p>
          </table:table-cell>
          <table:table-cell table:style-name="ce1"/>
          <table:table-cell office:value-type="float" office:value="-321.80999999999995" table:formula="of:=[.E45]+[.C46]-[.D46]" table:style-name="ce9">
            <text:p>-321,81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motorcu tavanı alçıpan hasarı</text:p>
          </table:table-cell>
          <table:table-cell office:value-type="float" office:value="500" table:style-name="ce9">
            <text:p>500,00</text:p>
          </table:table-cell>
          <table:table-cell table:style-name="ce1"/>
          <table:table-cell office:value-type="float" office:value="178.19000000000005" table:formula="of:=[.E46]+[.C47]-[.D47]" table:style-name="ce9">
            <text:p>178,19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1 tmnt</text:p>
          </table:table-cell>
          <table:table-cell table:style-name="ce9"/>
          <table:table-cell office:value-type="float" office:value="178.19" table:style-name="ce1">
            <text:p>178,19</text:p>
          </table:table-cell>
          <table:table-cell office:value-type="float" office:value="0" table:formula="of:=[.E47]+[.C48]-[.D48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5"/>
          <table:table-cell table:style-name="ce1"/>
          <table:table-cell table:style-name="ce9"/>
          <table:table-cell table:style-name="ce1"/>
          <table:table-cell office:value-type="float" office:value="0" table:formula="of:=[.E48]+[.C49]-[.D49]" table:style-name="ce9">
            <text:p>0,00</text:p>
          </table:table-cell>
          <table:table-cell table:number-columns-repeated="16379"/>
        </table:table-row>
        <table:table-row table:style-name="ro1">
          <table:table-cell office:value-type="date" office:date-value="2023-03-10T00:00:00" table:style-name="ce15">
            <text:p>10.03.2023</text:p>
          </table:table-cell>
          <table:table-cell office:value-type="string" table:style-name="ce1">
            <text:p>2023-02 tmnt</text:p>
          </table:table-cell>
          <table:table-cell table:style-name="ce9"/>
          <table:table-cell office:value-type="float" office:value="270.52" table:style-name="ce1">
            <text:p>270,52</text:p>
          </table:table-cell>
          <table:table-cell office:value-type="float" office:value="-270.52" table:formula="of:=[.E49]+[.C50]-[.D50]" table:style-name="ce9">
            <text:p>-270,52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3 tmnt</text:p>
          </table:table-cell>
          <table:table-cell table:style-name="ce9"/>
          <table:table-cell office:value-type="float" office:value="229.48" table:style-name="ce1">
            <text:p>229,48</text:p>
          </table:table-cell>
          <table:table-cell office:value-type="float" office:value="-500" table:formula="of:=[.E50]+[.C51]-[.D51]" table:style-name="ce9">
            <text:p>-50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4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750.02" table:formula="of:=[.E51]+[.C52]-[.D52]" table:style-name="ce9">
            <text:p>-750,02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5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1000.04" table:formula="of:=[.E52]+[.C53]-[.D53]" table:style-name="ce9">
            <text:p>-1.000,04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6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1250.06" table:formula="of:=[.E53]+[.C54]-[.D54]" table:style-name="ce9">
            <text:p>-1.250,06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7 tmnt</text:p>
          </table:table-cell>
          <table:table-cell table:style-name="ce9"/>
          <table:table-cell office:value-type="float" office:value="258.44" table:style-name="ce1">
            <text:p>258,44</text:p>
          </table:table-cell>
          <table:table-cell office:value-type="float" office:value="-1508.5" table:formula="of:=[.E54]+[.C55]-[.D55]" table:style-name="ce9">
            <text:p>-1.508,5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8 tmnt</text:p>
          </table:table-cell>
          <table:table-cell table:style-name="ce9"/>
          <table:table-cell office:value-type="float" office:value="259.79000000000002" table:style-name="ce1">
            <text:p>259,79</text:p>
          </table:table-cell>
          <table:table-cell office:value-type="float" office:value="-1768.29" table:formula="of:=[.E55]+[.C56]-[.D56]" table:style-name="ce9">
            <text:p>-1.768,29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9</text:p>
          </table:table-cell>
          <table:table-cell table:style-name="ce9"/>
          <table:table-cell office:value-type="float" office:value="254.64" table:style-name="ce1">
            <text:p>254,64</text:p>
          </table:table-cell>
          <table:table-cell office:value-type="float" office:value="-2022.9299999999998" table:formula="of:=[.E56]+[.C57]-[.D57]" table:style-name="ce9">
            <text:p>-2.022,93</text:p>
          </table:table-cell>
          <table:table-cell table:number-columns-repeated="16379"/>
        </table:table-row>
        <table:table-row table:number-rows-repeated="3" table:style-name="ro1">
          <table:table-cell table:style-name="ce15"/>
          <table:table-cell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5-05T00:00:00" table:style-name="ce15">
            <text:p>05.05.2021</text:p>
          </table:table-cell>
          <table:table-cell office:value-type="string" table:style-name="ce1">
            <text:p>Büyük- küçük bina çatı trapez saclarında hasar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6-20T00:00:00" table:style-name="ce15">
            <text:p>20.06.2021</text:p>
          </table:table-cell>
          <table:table-cell office:value-type="string" table:style-name="ce1">
            <text:p>büyük binanın saçağında hasar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9-20T00:00:00" table:style-name="ce15">
            <text:p>20.09.2021</text:p>
          </table:table-cell>
          <table:table-cell office:value-type="string" table:style-name="ce1">
            <text:p>büyük binanın duvarında sıva hasarı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9-20T00:00:00" table:style-name="ce15">
            <text:p>20.09.2021</text:p>
          </table:table-cell>
          <table:table-cell office:value-type="string" table:style-name="ce1">
            <text:p>büyük binanın iç tarafında tuğla ve sıva hasarı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8-25T00:00:00" table:style-name="ce15">
            <text:p>25.08.2021</text:p>
          </table:table-cell>
          <table:table-cell office:value-type="string" table:style-name="ce1">
            <text:p>mutfak tezgahı kırık</text:p>
          </table:table-cell>
          <table:table-cell table:style-name="ce9"/>
          <table:table-cell table:style-name="ce1"/>
          <table:table-cell table:number-columns-repeated="16380"/>
        </table:table-row>
        <table:table-row table:style-name="ro1">
          <table:table-cell office:value-type="date" office:date-value="2021-09-10T00:00:00" table:style-name="ce15">
            <text:p>10.09.2021</text:p>
          </table:table-cell>
          <table:table-cell office:value-type="string" table:style-name="ce1">
            <text:p>paletli iş makinesi ile taban betonu hasarı var</text:p>
          </table:table-cell>
          <table:table-cell table:style-name="ce9"/>
          <table:table-cell table:style-name="ce1"/>
          <table:table-cell table:number-columns-repeated="16380"/>
        </table:table-row>
        <table:table-row table:number-rows-repeated="2" table:style-name="ro1">
          <table:table-cell table:style-name="ce15"/>
          <table:table-cell table:style-name="ce1"/>
          <table:table-cell table:style-name="ce9"/>
          <table:table-cell table:style-name="ce1"/>
          <table:table-cell table:number-columns-repeated="16380"/>
        </table:table-row>
        <table:table-row table:style-name="ro1">
          <table:table-cell office:value-type="date" office:date-value="2021-01-05T00:00:00" table:style-name="ce15">
            <text:p>05.01.2021</text:p>
          </table:table-cell>
          <table:table-cell office:value-type="string" table:style-name="ce1">
            <text:p>motorcunun alçıpanında hasar var ÖDENDİ TMNT</text:p>
          </table:table-cell>
          <table:table-cell table:style-name="ce9"/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 office:value-type="date" office:date-value="2021-01-05T00:00:00" table:style-name="ce15">
            <text:p>05.01.2021</text:p>
          </table:table-cell>
          <table:table-cell office:value-type="string" table:style-name="ce1">
            <text:p>motorcunun duvarında hasar var</text:p>
          </table:table-cell>
          <table:table-cell table:style-name="ce9"/>
          <table:table-cell table:style-name="ce1"/>
          <table:table-cell table:number-columns-repeated="16380"/>
        </table:table-row>
        <table:table-row table:style-name="ro1">
          <table:table-cell office:value-type="date" office:date-value="2021-02-25T00:00:00" table:style-name="ce15">
            <text:p>25.02.2021</text:p>
          </table:table-cell>
          <table:table-cell office:value-type="string" table:style-name="ce1">
            <text:p>tuvalet için izinsiz kapı açtı</text:p>
          </table:table-cell>
          <table:table-cell table:style-name="ce9"/>
          <table:table-cell office:value-type="string" table:style-name="ce1">
            <text:p>yapıldı</text:p>
          </table:table-cell>
          <table:table-cell table:number-columns-repeated="16380"/>
        </table:table-row>
        <table:table-row table:style-name="ro1">
          <table:table-cell office:value-type="date" office:date-value="2021-03-30T00:00:00" table:style-name="ce15">
            <text:p>30.03.2021</text:p>
          </table:table-cell>
          <table:table-cell office:value-type="string" table:style-name="ce1">
            <text:p>2021 de 2022 için ödemesi gereken kiraları ödemedi</text:p>
          </table:table-cell>
          <table:table-cell table:style-name="ce9"/>
          <table:table-cell office:value-type="string" table:style-name="ce1">
            <text:p>*</text:p>
          </table:table-cell>
          <table:table-cell table:number-columns-repeated="16380"/>
        </table:table-row>
        <table:table-row table:style-name="ro1">
          <table:table-cell office:value-type="date" office:date-value="2021-08-05T00:00:00" table:style-name="ce15">
            <text:p>05.08.2021</text:p>
          </table:table-cell>
          <table:table-cell office:value-type="string" table:style-name="ce1">
            <text:p>arsa önüne malzeme yığıntısı var OKKK</text:p>
          </table:table-cell>
          <table:table-cell table:style-name="ce9"/>
          <table:table-cell office:value-type="string" table:style-name="ce1">
            <text:p>*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karonun çatısı kameracı tarafından ezilmiş</text:p>
          </table:table-cell>
          <table:table-cell table:style-name="ce1"/>
          <table:table-cell office:value-type="string" table:style-name="ce1">
            <text:p>yapıldı</text:p>
          </table:table-cell>
          <table:table-cell table:number-columns-repeated="16380"/>
        </table:table-row>
        <table:table-row table:number-rows-repeated="6" table:style-name="ro1">
          <table:table-cell table:number-columns-repeated="4" table:style-name="ce1"/>
          <table:table-cell table:number-columns-repeated="16380"/>
        </table:table-row>
        <table:table-row table:style-name="ro1">
          <table:table-cell table:number-columns-repeated="4"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Masraflar</text:p>
          </table:table-cell>
          <table:table-cell table:style-name="ce1"/>
          <table:table-cell office:value-type="float" office:value="0" table:formula="of:=SUM([.D84:.D103])" table:style-name="ce24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27"/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9"/>
          <table:table-cell table:style-name="ce9"/>
          <table:table-cell table:number-columns-repeated="16379" table:style-name="ce1"/>
        </table:table-row>
        <table:table-row table:number-rows-repeated="7" table:style-name="ro1">
          <table:table-cell table:style-name="ce15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number-rows-repeated="4" table:style-name="ro1">
          <table:table-cell table:style-name="ce1"/>
          <table:table-cell table:number-columns-repeated="3" table:style-name="ce9"/>
          <table:table-cell table:style-name="ce23"/>
          <table:table-cell table:style-name="ce21"/>
          <table:table-cell table:style-name="ce24"/>
          <table:table-cell table:number-columns-repeated="16377"/>
        </table:table-row>
        <table:table-row table:style-name="ro1">
          <table:table-cell table:number-columns-repeated="4"/>
          <table:table-cell table:style-name="ce23"/>
          <table:table-cell table:style-name="ce21"/>
          <table:table-cell table:style-name="ce24"/>
          <table:table-cell table:number-columns-repeated="16377"/>
        </table:table-row>
        <table:table-row table:number-rows-repeated="1048479" table:style-name="ro1">
          <table:table-cell table:number-columns-repeated="16384"/>
        </table:table-row>
      </table:table>
      <table:table table:name="SnyE502-22" table:style-name="ta1">
        <table:table-column table:style-name="co3" table:default-cell-style-name="ce1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" table:default-cell-style-name="ce9"/>
        <table:table-column table:style-name="co14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4" table:default-cell-style-name="ce1"/>
        <table:table-row table:style-name="ro1">
          <table:table-cell table:style-name="ce1"/>
          <table:table-cell table:number-columns-repeated="2"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23">
            <text:p>SnE este</text:p>
          </table:table-cell>
          <table:table-cell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23">
            <text:p>Toplamlar</text:p>
          </table:table-cell>
          <table:table-cell table:style-name="ce23"/>
          <table:table-cell table:number-columns-repeated="2" table:style-name="ce1"/>
          <table:table-cell table:style-name="ce24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Kira Bedeli</text:p>
          </table:table-cell>
          <table:table-cell office:value-type="float" office:value="96000" table:formula="of:=SUM([.D32:.D41])" table:style-name="ce24">
            <text:p>96.000,00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Toplam Ödeme</text:p>
          </table:table-cell>
          <table:table-cell office:value-type="float" office:value="65000" table:formula="of:=SUM([.E32:.E42])" table:style-name="ce24">
            <text:p>65.000,00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Toplam Ödenecek</text:p>
          </table:table-cell>
          <table:table-cell office:value-type="float" office:value="31000" table:formula="of:=[.F42]" table:style-name="ce24">
            <text:p>31.000,00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<text:s/>Masraf</text:p>
          </table:table-cell>
          <table:table-cell office:value-type="float" office:value="0" table:formula="of:=[.E58]" table:style-name="ce24">
            <text:p>0,00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25">
            <text:p><text:s/>Net Kira</text:p>
          </table:table-cell>
          <table:table-cell office:value-type="float" office:value="65000" table:formula="of:=[.D6]-[.D8]" table:style-name="ce24">
            <text:p>65.000,00</text:p>
          </table:table-cell>
          <table:table-cell table:style-name="ce1"/>
          <table:table-cell table:style-name="ce24"/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23"/>
          <table:table-cell table:number-columns-repeated="3" table:style-name="ce24"/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string" table:style-name="ce26">
            <text:p>Tarih</text:p>
          </table:table-cell>
          <table:table-cell office:value-type="string" table:style-name="ce26">
            <text:p>Açıklama</text:p>
          </table:table-cell>
          <table:table-cell table:style-name="ce26"/>
          <table:table-cell office:value-type="string" table:style-name="ce25">
            <text:p>Kira bedeli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table:number-columns-repeated="16378"/>
        </table:table-row>
        <table:table-row table:style-name="ro1">
          <table:table-cell table:number-columns-repeated="3" table:style-name="ce26"/>
          <table:table-cell table:number-columns-repeated="3" table:style-name="ce25"/>
          <table:table-cell table:number-columns-repeated="16378"/>
        </table:table-row>
        <table:table-row table:style-name="ro1">
          <table:table-cell table:style-name="ce1"/>
          <table:table-cell office:value-type="string" table:style-name="ce23">
            <text:p>Motorcu</text:p>
          </table:table-cell>
          <table:table-cell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date" office:date-value="2022-08-01T00:00:00" table:style-name="ce15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22-23 kira bedeli 45000 TL</text:p>
          </table:table-cell>
          <table:table-cell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date" office:date-value="2022-08-01T00:00:00" table:style-name="ce15">
            <text:p>01.08.2022</text:p>
          </table:table-cell>
          <table:table-cell office:value-type="string" table:style-name="ce1">
            <text:p>Anlaşma yapıldı</text:p>
          </table:table-cell>
          <table:table-cell table:style-name="ce1"/>
          <table:table-cell table:number-columns-repeated="2" table:style-name="ce9"/>
          <table:table-cell office:value-type="float" office:value="0" table:formula="of:=[.F16]+[.D17]-[.E17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5"/>
          <table:table-cell office:value-type="string" table:style-name="ce1">
            <text:p>Elektrik Teminat Bedeli</text:p>
          </table:table-cell>
          <table:table-cell table:style-name="ce1"/>
          <table:table-cell table:number-columns-repeated="2" table:style-name="ce9"/>
          <table:table-cell office:value-type="float" office:value="0" table:formula="of:=[.F17]+[.D18]-[.E18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30T00:00:00" table:style-name="ce15">
            <text:p>30.08.2022</text:p>
          </table:table-cell>
          <table:table-cell office:value-type="string" table:style-name="ce1">
            <text:p>Kira Başlangıç Tarihi</text:p>
          </table:table-cell>
          <table:table-cell table:style-name="ce1"/>
          <table:table-cell table:number-columns-repeated="2" table:style-name="ce9"/>
          <table:table-cell office:value-type="float" office:value="0" table:formula="of:=[.F18]+[.D19]-[.E19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8-29T00:00:00" table:style-name="ce15">
            <text:p>29.08.2023</text:p>
          </table:table-cell>
          <table:table-cell office:value-type="string" table:style-name="ce1">
            <text:p>Kira Bitiş Tarihi</text:p>
          </table:table-cell>
          <table:table-cell table:style-name="ce1"/>
          <table:table-cell table:style-name="ce9"/>
          <table:table-cell table:style-name="ce1"/>
          <table:table-cell office:value-type="float" office:value="0" table:formula="of:=[.F19]+[.D20]-[.E20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5"/>
          <table:table-cell office:value-type="string" table:style-name="ce1">
            <text:p>Kira gün sayısı (1 ay ek süre verildi)</text:p>
          </table:table-cell>
          <table:table-cell office:value-type="float" office:value="393" table:formula="of:=[.A20]-[.A17]" table:style-name="ce1">
            <text:p>393</text:p>
          </table:table-cell>
          <table:table-cell table:number-columns-repeated="2" table:style-name="ce1"/>
          <table:table-cell office:value-type="float" office:value="0" table:formula="of:=[.F20]+[.D21]-[.E21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5"/>
          <table:table-cell office:value-type="string" table:style-name="ce1">
            <text:p>22-23 günlük kira bedeli TL</text:p>
          </table:table-cell>
          <table:table-cell office:value-type="float" office:value="0" table:formula="of:=[.D17]/[.C21]" table:style-name="ce1">
            <text:p>0</text:p>
          </table:table-cell>
          <table:table-cell table:style-name="ce9"/>
          <table:table-cell table:style-name="ce1"/>
          <table:table-cell office:value-type="float" office:value="0" table:formula="of:=[.F21]+[.D22]-[.E22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01T00:00:00" table:style-name="ce15">
            <text:p>01.08.2022</text:p>
          </table:table-cell>
          <table:table-cell office:value-type="string" table:style-name="ce1">
            <text:p>Nakit Ödeme</text:p>
          </table:table-cell>
          <table:table-cell table:style-name="ce1"/>
          <table:table-cell table:number-columns-repeated="2" table:style-name="ce9"/>
          <table:table-cell office:value-type="float" office:value="0" table:formula="of:=[.F22]+[.D23]-[.E23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05T00:00:00" table:style-name="ce15">
            <text:p>05.08.2022</text:p>
          </table:table-cell>
          <table:table-cell office:value-type="string" table:style-name="ce1">
            <text:p>Nakit Ödeme</text:p>
          </table:table-cell>
          <table:table-cell table:style-name="ce1"/>
          <table:table-cell table:number-columns-repeated="2" table:style-name="ce9"/>
          <table:table-cell office:value-type="float" office:value="0" table:formula="of:=[.F23]+[.D24]-[.E24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5"/>
          <table:table-cell table:number-columns-repeated="4" table:style-name="ce1"/>
          <table:table-cell office:value-type="float" office:value="0" table:formula="of:=[.F24]+[.D25]-[.E25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7-20T00:00:00" table:style-name="ce15">
            <text:p>20.07.2023</text:p>
          </table:table-cell>
          <table:table-cell office:value-type="string" table:style-name="ce1">
            <text:p>şu an 84000 TL dedim</text:p>
          </table:table-cell>
          <table:table-cell table:number-columns-repeated="3" table:style-name="ce1"/>
          <table:table-cell office:value-type="float" office:value="0" table:formula="of:=[.F25]+[.D26]-[.E26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1-2 güne getir 80 000 olur dedim</text:p>
          </table:table-cell>
          <table:table-cell table:number-columns-repeated="3" table:style-name="ce1"/>
          <table:table-cell office:value-type="float" office:value="0" table:formula="of:=[.F26]+[.D27]-[.E27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30-8 de değişebilir dedim - temmuz enflasyonu %9,46 oldu</text:p>
          </table:table-cell>
          <table:table-cell table:number-columns-repeated="3" table:style-name="ce1"/>
          <table:table-cell office:value-type="float" office:value="0" table:formula="of:=[.F27]+[.D28]-[.E28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31-8 akşamı ne oldu diye ben aradım- kiranın 96000 olacağını söyledim</text:p>
          </table:table-cell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30-8-2023-29-08-2024 Kira Bedeli</text:p>
          </table:table-cell>
          <table:table-cell table:style-name="ce1"/>
          <table:table-cell office:value-type="float" office:value="96000" table:style-name="ce1">
            <text:p>96000</text:p>
          </table:table-cell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8-30T00:00:00" table:style-name="ce16">
            <text:p>30.Ağu</text:p>
          </table:table-cell>
          <table:table-cell office:value-type="string" table:style-name="ce1">
            <text:p>Peşin alınacak Kira Bedeli</text:p>
          </table:table-cell>
          <table:table-cell table:style-name="ce1"/>
          <table:table-cell office:value-type="float" office:value="65000" table:style-name="ce1">
            <text:p>65000</text:p>
          </table:table-cell>
          <table:table-cell table:style-name="ce1"/>
          <table:table-cell office:value-type="float" office:value="65000" table:formula="of:=[.F28]+[.D32]-[.E32]" table:style-name="ce9">
            <text:p>65.000,00</text:p>
          </table:table-cell>
          <table:table-cell table:number-columns-repeated="16378"/>
        </table:table-row>
        <table:table-row table:style-name="ro1">
          <table:table-cell office:value-type="date" office:date-value="2023-09-02T00:00:00" table:style-name="ce16">
            <text:p>2.Eyl</text:p>
          </table:table-cell>
          <table:table-cell office:value-type="string" table:style-name="ce1">
            <text:p>Nakit elden</text:p>
          </table:table-cell>
          <table:table-cell table:number-columns-repeated="2" table:style-name="ce1"/>
          <table:table-cell office:value-type="float" office:value="65000" table:style-name="ce1">
            <text:p>65000</text:p>
          </table:table-cell>
          <table:table-cell office:value-type="float" office:value="0" table:formula="of:=[.F32]+[.D33]-[.E33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9-30T00:00:00" table:style-name="ce16">
            <text:p>30.Eyl</text:p>
          </table:table-cell>
          <table:table-cell office:value-type="string" table:style-name="ce1">
            <text:p>Kira Bedeli senet 1/5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1"/>
          <table:table-cell office:value-type="float" office:value="6000" table:formula="of:=[.F33]+[.D34]-[.E34]" table:style-name="ce9">
            <text:p>6.000,00</text:p>
          </table:table-cell>
          <table:table-cell table:number-columns-repeated="16378"/>
        </table:table-row>
        <table:table-row table:style-name="ro1">
          <table:table-cell office:value-type="date" office:date-value="2023-10-30T00:00:00" table:style-name="ce16">
            <text:p>30.Eki</text:p>
          </table:table-cell>
          <table:table-cell office:value-type="string" table:style-name="ce1">
            <text:p>Kira Bedeli senet 2/5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1"/>
          <table:table-cell office:value-type="float" office:value="12000" table:formula="of:=[.F34]+[.D35]-[.E35]" table:style-name="ce9">
            <text:p>12.000,00</text:p>
          </table:table-cell>
          <table:table-cell table:number-columns-repeated="16378"/>
        </table:table-row>
        <table:table-row table:style-name="ro1">
          <table:table-cell office:value-type="date" office:date-value="2023-11-30T00:00:00" table:style-name="ce16">
            <text:p>30.Kas</text:p>
          </table:table-cell>
          <table:table-cell office:value-type="string" table:style-name="ce1">
            <text:p>Kira Bedeli senet 3/5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1"/>
          <table:table-cell office:value-type="float" office:value="18000" table:formula="of:=[.F35]+[.D36]-[.E36]" table:style-name="ce9">
            <text:p>18.000,00</text:p>
          </table:table-cell>
          <table:table-cell table:number-columns-repeated="16378"/>
        </table:table-row>
        <table:table-row table:style-name="ro1">
          <table:table-cell office:value-type="date" office:date-value="2023-12-30T00:00:00" table:style-name="ce16">
            <text:p>30.Ara</text:p>
          </table:table-cell>
          <table:table-cell office:value-type="string" table:style-name="ce1">
            <text:p>Kira Bedeli senet 4/5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1"/>
          <table:table-cell office:value-type="float" office:value="24000" table:formula="of:=[.F36]+[.D37]-[.E37]" table:style-name="ce9">
            <text:p>24.000,00</text:p>
          </table:table-cell>
          <table:table-cell table:number-columns-repeated="16378"/>
        </table:table-row>
        <table:table-row table:style-name="ro1">
          <table:table-cell office:value-type="date" office:date-value="2023-01-30T00:00:00" table:style-name="ce16">
            <text:p>30.Oca</text:p>
          </table:table-cell>
          <table:table-cell office:value-type="string" table:style-name="ce1">
            <text:p>Kira Bedeli senet 5/5</text:p>
          </table:table-cell>
          <table:table-cell table:style-name="ce1"/>
          <table:table-cell office:value-type="float" office:value="7000" table:style-name="ce1">
            <text:p>7000</text:p>
          </table:table-cell>
          <table:table-cell table:style-name="ce1"/>
          <table:table-cell office:value-type="float" office:value="31000" table:formula="of:=[.F37]+[.D38]-[.E38]" table:style-name="ce9">
            <text:p>31.000,00</text:p>
          </table:table-cell>
          <table:table-cell table:number-columns-repeated="16378"/>
        </table:table-row>
        <table:table-row table:style-name="ro1">
          <table:table-cell table:style-name="ce16"/>
          <table:table-cell table:number-columns-repeated="4" table:style-name="ce1"/>
          <table:table-cell office:value-type="float" office:value="31000" table:formula="of:=[.F38]+[.D39]-[.E39]" table:style-name="ce9">
            <text:p>31.00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float" office:value="31000" table:formula="of:=[.F39]+[.D40]-[.E40]" table:style-name="ce9">
            <text:p>31.00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float" office:value="31000" table:formula="of:=[.F40]+[.D41]-[.E41]" table:style-name="ce9">
            <text:p>31.00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4">
            <text:p>Kalan Bakiye</text:p>
          </table:table-cell>
          <table:table-cell table:number-columns-repeated="3" table:style-name="ce1"/>
          <table:table-cell office:value-type="float" office:value="31000" table:formula="of:=[.F41]+[.D42]-[.E42]" table:style-name="ce9">
            <text:p>31.00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23"/>
          <table:table-cell table:number-columns-repeated="2" table:style-name="ce1"/>
          <table:table-cell office:value-type="float" office:value="0" table:formula="of:=[.F28]+[.D44]-[.E44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3">
            <text:p>Elektrik Teminat Bedeli</text:p>
          </table:table-cell>
          <table:table-cell table:style-name="ce23"/>
          <table:table-cell office:value-type="float" office:value="800" table:style-name="ce1">
            <text:p>800</text:p>
          </table:table-cell>
          <table:table-cell table:style-name="ce1"/>
          <table:table-cell office:value-type="float" office:value="800" table:formula="of:=[.F44]+[.D45]-[.E45]" table:style-name="ce9">
            <text:p>80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8 elektrik tmnt</text:p>
          </table:table-cell>
          <table:table-cell table:style-name="ce1"/>
          <table:table-cell table:style-name="ce9"/>
          <table:table-cell office:value-type="float" office:value="32.35" table:style-name="ce1">
            <text:p>32,35</text:p>
          </table:table-cell>
          <table:table-cell office:value-type="float" office:value="767.65" table:formula="of:=[.F45]+[.D46]-[.E46]" table:style-name="ce9">
            <text:p>767,6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9 elektrik tmnt</text:p>
          </table:table-cell>
          <table:table-cell table:style-name="ce1"/>
          <table:table-cell table:style-name="ce9"/>
          <table:table-cell office:value-type="float" office:value="39.909999999999997" table:style-name="ce1">
            <text:p>39,91</text:p>
          </table:table-cell>
          <table:table-cell office:value-type="float" office:value="727.74" table:formula="of:=[.F46]+[.D47]-[.E47]" table:style-name="ce9">
            <text:p>727,7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10 elektrik tmnt</text:p>
          </table:table-cell>
          <table:table-cell table:style-name="ce1"/>
          <table:table-cell table:style-name="ce9"/>
          <table:table-cell office:value-type="float" office:value="8.99" table:style-name="ce9">
            <text:p>8,99</text:p>
          </table:table-cell>
          <table:table-cell office:value-type="float" office:value="718.75" table:formula="of:=[.F47]+[.D48]-[.E48]" table:style-name="ce9">
            <text:p>718,7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11 elektrik tmnt</text:p>
          </table:table-cell>
          <table:table-cell table:style-name="ce1"/>
          <table:table-cell table:style-name="ce9"/>
          <table:table-cell office:value-type="float" office:value="60.27" table:style-name="ce9">
            <text:p>60,27</text:p>
          </table:table-cell>
          <table:table-cell office:value-type="float" office:value="658.48" table:formula="of:=[.F48]+[.D49]-[.E49]" table:style-name="ce9">
            <text:p>658,48</text:p>
          </table:table-cell>
          <table:table-cell table:number-columns-repeated="16378" table:style-name="ce1"/>
        </table:table-row>
        <table:table-row table:style-name="ro1">
          <table:table-cell table:style-name="ce15"/>
          <table:table-cell office:value-type="string" table:style-name="ce1">
            <text:p>toyota işçilik</text:p>
          </table:table-cell>
          <table:table-cell table:number-columns-repeated="2" table:style-name="ce1"/>
          <table:table-cell office:value-type="float" office:value="500" table:style-name="ce1">
            <text:p>500</text:p>
          </table:table-cell>
          <table:table-cell office:value-type="float" office:value="158.48000000000002" table:formula="of:=[.F49]+[.D50]-[.E50]" table:style-name="ce9">
            <text:p>158,48</text:p>
          </table:table-cell>
          <table:table-cell table:number-columns-repeated="16378" table:style-name="ce1"/>
        </table:table-row>
        <table:table-row table:style-name="ro1">
          <table:table-cell table:style-name="ce15"/>
          <table:table-cell office:value-type="string" table:style-name="ce1">
            <text:p>2022-12 elektrik tmnt</text:p>
          </table:table-cell>
          <table:table-cell table:number-columns-repeated="2" table:style-name="ce1"/>
          <table:table-cell office:value-type="float" office:value="58.48" table:style-name="ce1">
            <text:p>58,48</text:p>
          </table:table-cell>
          <table:table-cell office:value-type="float" office:value="100.00000000000003" table:formula="of:=[.F50]+[.D51]-[.E51]" table:style-name="ce9">
            <text:p>100,00</text:p>
          </table:table-cell>
          <table:table-cell table:number-columns-repeated="16378" table:style-name="ce1"/>
        </table:table-row>
        <table:table-row table:style-name="ro1">
          <table:table-cell table:style-name="ce15"/>
          <table:table-cell office:value-type="string" table:style-name="ce1">
            <text:p>2023-01 elektrik tmnt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50.000000000000028" table:formula="of:=[.F51]+[.D52]-[.E52]" table:style-name="ce9">
            <text:p>50,00</text:p>
          </table:table-cell>
          <table:table-cell table:number-columns-repeated="16378" table:style-name="ce1"/>
        </table:table-row>
        <table:table-row table:style-name="ro1">
          <table:table-cell table:style-name="ce15"/>
          <table:table-cell office:value-type="string" table:style-name="ce1">
            <text:p>2023-02 elektrik tmnt</text:p>
          </table:table-cell>
          <table:table-cell table:number-columns-repeated="2" table:style-name="ce1"/>
          <table:table-cell office:value-type="float" office:value="37.76" table:style-name="ce1">
            <text:p>37,76</text:p>
          </table:table-cell>
          <table:table-cell office:value-type="float" office:value="12.24000000000003" table:formula="of:=[.F52]+[.D53]-[.E53]" table:style-name="ce9">
            <text:p>12,24</text:p>
          </table:table-cell>
          <table:table-cell table:number-columns-repeated="16378" table:style-name="ce1"/>
        </table:table-row>
        <table:table-row table:style-name="ro1">
          <table:table-cell table:style-name="ce15"/>
          <table:table-cell office:value-type="string" table:style-name="ce1">
            <text:p>2023-03 tmnt</text:p>
          </table:table-cell>
          <table:table-cell table:number-columns-repeated="2" table:style-name="ce1"/>
          <table:table-cell office:value-type="float" office:value="12.24" table:style-name="ce1">
            <text:p>12,24</text:p>
          </table:table-cell>
          <table:table-cell office:value-type="float" office:value="3.0198066269804258E-14" table:formula="of:=[.F53]+[.D54]-[.E54]" table:style-name="ce9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5"/>
          <table:table-cell table:number-columns-repeated="4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19"/>
          <table:table-cell table:style-name="ce9"/>
          <table:table-cell table:number-columns-repeated="16378" table:style-name="ce1"/>
        </table:table-row>
        <table:table-row table:style-name="ro1">
          <table:table-cell table:style-name="ce15"/>
          <table:table-cell table:number-columns-repeated="4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5"/>
          <table:table-cell office:value-type="string" table:style-name="ce23">
            <text:p>Masraflar</text:p>
          </table:table-cell>
          <table:table-cell table:style-name="ce23"/>
          <table:table-cell table:style-name="ce1"/>
          <table:table-cell office:value-type="float" office:value="0" table:formula="of:=SUM([.E59:.E78])" table:style-name="ce24">
            <text:p>0,00</text:p>
          </table:table-cell>
          <table:table-cell table:style-name="ce9"/>
          <table:table-cell table:number-columns-repeated="16378" table:style-name="ce1"/>
        </table:table-row>
        <table:table-row table:number-rows-repeated="5" table:style-name="ro1">
          <table:table-cell table:style-name="ce15"/>
          <table:table-cell table:number-columns-repeated="2" table:style-name="ce1"/>
          <table:table-cell table:number-columns-repeated="3" table:style-name="ce9"/>
          <table:table-cell table:number-columns-repeated="16378" table:style-name="ce1"/>
        </table:table-row>
        <table:table-row table:style-name="ro1">
          <table:table-cell table:style-name="ce1"/>
          <table:table-cell table:number-columns-repeated="5" table:style-name="ce9"/>
          <table:table-cell table:number-columns-repeated="16378" table:style-name="ce1"/>
        </table:table-row>
        <table:table-row table:number-rows-repeated="5" table:style-name="ro1">
          <table:table-cell table:number-columns-repeated="5"/>
          <table:table-cell table:style-name="ce23"/>
          <table:table-cell table:style-name="ce21"/>
          <table:table-cell table:style-name="ce24"/>
          <table:table-cell table:number-columns-repeated="16376"/>
        </table:table-row>
        <table:table-row table:number-rows-repeated="1048507" table:style-name="ro1">
          <table:table-cell table:number-columns-repeated="16384"/>
        </table:table-row>
      </table:table>
      <table:table table:name="SnyF601-22" table:style-name="ta2">
        <table:table-column table:style-name="co15" table:default-cell-style-name="ce4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5" table:default-cell-style-name="ce9"/>
        <table:table-column table:style-name="co20" table:default-cell-style-name="ce9"/>
        <table:table-column table:style-name="co10" table:default-cell-style-name="ce9"/>
        <table:table-column table:style-name="co1" table:number-columns-repeated="2" table:default-cell-style-name="ce1"/>
        <table:table-column table:style-name="co21" table:number-columns-repeated="3" table:default-cell-style-name="ce1"/>
        <table:table-column table:style-name="co1" table:number-columns-repeated="47" table:default-cell-style-name="ce1"/>
        <table:table-column table:style-name="co6" table:number-columns-repeated="16324" table:default-cell-style-name="ce1"/>
        <table:table-row table:style-name="ro1">
          <table:table-cell table:style-name="ce4"/>
          <table:table-cell office:value-type="string" table:style-name="ce23">
            <text:p>Sanayi pano</text:p>
          </table:table-cell>
          <table:table-cell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style-name="ro2">
          <table:table-cell table:style-name="ce4"/>
          <table:table-cell office:value-type="string" table:style-name="ce29">
            <text:p>MERDAL KİPEL 2023</text:p>
          </table:table-cell>
          <table:table-cell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23">
            <text:p>Toplamlar</text:p>
          </table:table-cell>
          <table:table-cell table:style-name="ce23"/>
          <table:table-cell table:number-columns-repeated="2" table:style-name="ce9"/>
          <table:table-cell table:style-name="ce24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Tutar</text:p>
          </table:table-cell>
          <table:table-cell table:style-name="ce6"/>
          <table:table-cell office:value-type="float" office:value="101314.42438598799" table:formula="of:=SUM([.D18:.D47])" table:style-name="ce24">
            <text:p>101.314,42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<text:s/>Toplam Ödeme</text:p>
          </table:table-cell>
          <table:table-cell table:style-name="ce6"/>
          <table:table-cell office:value-type="float" office:value="98000" table:formula="of:=SUM([.E18:.E42])" table:style-name="ce24">
            <text:p>98.000,00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Toplam Ödenecek</text:p>
          </table:table-cell>
          <table:table-cell table:style-name="ce6"/>
          <table:table-cell office:value-type="float" office:value="3314.4243859879934" table:formula="of:=[.D5]-[.D6]" table:style-name="ce24">
            <text:p>3.314,42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<text:s/>Masraf</text:p>
          </table:table-cell>
          <table:table-cell table:style-name="ce6"/>
          <table:table-cell office:value-type="float" office:value="0" table:formula="of:=[.E82]" table:style-name="ce24">
            <text:p>0,00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style-name="ce4"/>
          <table:table-cell office:value-type="string" table:style-name="ce25">
            <text:p>Net</text:p>
          </table:table-cell>
          <table:table-cell table:style-name="ce25"/>
          <table:table-cell office:value-type="float" office:value="101314.42438598799" table:formula="of:=[.D5]-[.D8]" table:style-name="ce24">
            <text:p>101.314,42</text:p>
          </table:table-cell>
          <table:table-cell table:style-name="ce9"/>
          <table:table-cell table:style-name="ce24"/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string" table:style-name="ce30">
            <text:p>Tarih</text:p>
          </table:table-cell>
          <table:table-cell office:value-type="string" table:style-name="ce26">
            <text:p>Açıklama</text:p>
          </table:table-cell>
          <table:table-cell office:value-type="string" table:style-name="ce215">
            <text:p>TUFE</text:p>
          </table:table-cell>
          <table:table-cell office:value-type="string" table:style-name="ce25">
            <text:p>Tutar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31-3 31-12-2022 9 aylık kira bedeli 36000</text:p>
          </table:table-cell>
          <table:table-cell table:style-name="ce1"/>
          <table:table-cell office:value-type="float" office:value="36000" table:style-name="ce9">
            <text:p>36.000,00</text:p>
          </table:table-cell>
          <table:table-cell table:style-name="ce9"/>
          <table:table-cell office:value-type="float" office:value="36000" table:formula="of:=[.D12]-[.E12]" table:style-name="ce9">
            <text:p>36.000,00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peşin 48000 TL konuşuldu ödeme yapılmadı</text:p>
          </table:table-cell>
          <table:table-cell table:style-name="ce1"/>
          <table:table-cell table:style-name="ce9"/>
          <table:table-cell office:value-type="float" office:value="28000" table:style-name="ce24">
            <text:p>28.000,00</text:p>
          </table:table-cell>
          <table:table-cell office:value-type="float" office:value="8000" table:formula="of:=[.F12]+[.D13]-[.E13]" table:style-name="ce9">
            <text:p>8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office:value-type="float" office:value="4000" table:style-name="ce24">
            <text:p>4.000,00</text:p>
          </table:table-cell>
          <table:table-cell office:value-type="float" office:value="4000" table:formula="of:=[.F13]+[.D14]-[.E14]" table:style-name="ce9">
            <text:p>4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office:value-type="float" office:value="4000" table:style-name="ce24">
            <text:p>4.000,00</text:p>
          </table:table-cell>
          <table:table-cell office:value-type="float" office:value="0" table:formula="of:=[.F14]+[.D15]-[.E15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table:style-name="ce24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23">
            <text:p>01-01-23 31-12-2023<text:s/></text:p>
          </table:table-cell>
          <table:table-cell table:number-columns-repeated="2" table:style-name="ce9"/>
          <table:table-cell table:style-name="ce24"/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1">
            <text:p>icra masrafı</text:p>
          </table:table-cell>
          <table:table-cell table:style-name="ce1"/>
          <table:table-cell office:value-type="float" office:value="1252.54" table:style-name="ce9">
            <text:p>1.252,54</text:p>
          </table:table-cell>
          <table:table-cell table:style-name="ce9"/>
          <table:table-cell office:value-type="float" office:value="1252.54" table:formula="of:=[.D18]-[.E18]" table:style-name="ce9">
            <text:p>1.252,54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1">
            <text:p>2022 den kalann mermer hesabı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table:style-name="ce9"/>
          <table:table-cell office:value-type="float" office:value="1627.54" table:formula="of:=[.F18]+[.D19]-[.E19]" table:style-name="ce9">
            <text:p>1.627,54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1">
            <text:p>2022 den 5 boy profil</text:p>
          </table:table-cell>
          <table:table-cell table:style-name="ce1"/>
          <table:table-cell office:value-type="float" office:value="1500" table:style-name="ce9">
            <text:p>1.500,00</text:p>
          </table:table-cell>
          <table:table-cell table:style-name="ce9"/>
          <table:table-cell office:value-type="float" office:value="3127.54" table:formula="of:=[.F19]+[.D20]-[.E20]" table:style-name="ce9">
            <text:p>3.127,54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2-12-31T00:00:00" table:style-name="ce31">
            <text:p>31.12.2022</text:p>
          </table:table-cell>
          <table:table-cell office:value-type="string" table:style-name="ce1">
            <text:p>2023 Ocak<text:s text:c="27"/></text:p>
          </table:table-cell>
          <table:table-cell office:value-type="float" office:value="6.65" table:style-name="ce1">
            <text:p>6,65</text:p>
          </table:table-cell>
          <table:table-cell office:value-type="float" office:value="6920" table:style-name="ce9">
            <text:p>6.920,00</text:p>
          </table:table-cell>
          <table:table-cell table:style-name="ce9"/>
          <table:table-cell office:value-type="float" office:value="10047.540000000001" table:formula="of:=[.F20]+[.D21]-[.E21]" table:style-name="ce9">
            <text:p>10.047,54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3-01-30T00:00:00" table:style-name="ce32">
            <text:p>30.01.2023</text:p>
          </table:table-cell>
          <table:table-cell office:value-type="string" table:style-name="ce216">
            <text:p>Ödeme Bankadan</text:p>
          </table:table-cell>
          <table:table-cell table:style-name="ce23"/>
          <table:table-cell table:style-name="ce24"/>
          <table:table-cell office:value-type="float" office:value="6920" table:style-name="ce24">
            <text:p>6.920,00</text:p>
          </table:table-cell>
          <table:table-cell office:value-type="float" office:value="3127.5400000000009" table:formula="of:=[.F21]+[.D22]-[.E22]" table:style-name="ce9">
            <text:p>3.127,54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3-01-30T00:00:00" table:style-name="ce31">
            <text:p>30.01.2023</text:p>
          </table:table-cell>
          <table:table-cell office:value-type="string" table:style-name="ce216">
            <text:p>2023 Şubat</text:p>
          </table:table-cell>
          <table:table-cell office:value-type="float" office:value="3.15" table:style-name="ce1">
            <text:p>3,15</text:p>
          </table:table-cell>
          <table:table-cell office:value-type="float" office:value="7380.18" table:formula="of:=[.D21]+([.D21]*[.C21]/100)" table:style-name="ce9">
            <text:p>7.380,18</text:p>
          </table:table-cell>
          <table:table-cell table:style-name="ce9"/>
          <table:table-cell office:value-type="float" office:value="10507.720000000001" table:formula="of:=[.F22]+[.D23]-[.E23]" table:style-name="ce9">
            <text:p>10.507,72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3-02-28T00:00:00" table:style-name="ce31">
            <text:p>28.02.2023</text:p>
          </table:table-cell>
          <table:table-cell office:value-type="string" table:style-name="ce216">
            <text:p>2023 Mart<text:s/></text:p>
          </table:table-cell>
          <table:table-cell office:value-type="float" office:value="2.29" table:style-name="ce1">
            <text:p>2,29</text:p>
          </table:table-cell>
          <table:table-cell office:value-type="float" office:value="7612.6556700000001" table:formula="of:=[.D23]+([.D23]*[.C23]/100)" table:style-name="ce9">
            <text:p>7.612,66</text:p>
          </table:table-cell>
          <table:table-cell table:style-name="ce9"/>
          <table:table-cell office:value-type="float" office:value="18120.375670000001" table:formula="of:=[.F23]+[.D24]-[.E24]" table:style-name="ce9">
            <text:p>18.120,38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3-03-31T00:00:00" table:style-name="ce31">
            <text:p>31.03.2023</text:p>
          </table:table-cell>
          <table:table-cell office:value-type="string" table:style-name="ce216">
            <text:p>2023 Nisan<text:s text:c="35"/></text:p>
          </table:table-cell>
          <table:table-cell office:value-type="float" office:value="2.39" table:style-name="ce1">
            <text:p>2,39</text:p>
          </table:table-cell>
          <table:table-cell office:value-type="float" office:value="7786.9854848430004" table:formula="of:=[.D24]+([.D24]*[.C24]/100)" table:style-name="ce9">
            <text:p>7.786,99</text:p>
          </table:table-cell>
          <table:table-cell table:style-name="ce9"/>
          <table:table-cell office:value-type="float" office:value="25907.361154843002" table:formula="of:=[.F24]+[.D25]-[.E25]" table:style-name="ce9">
            <text:p>25.907,36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3-03-30T00:00:00" table:style-name="ce31">
            <text:p>30.03.2023</text:p>
          </table:table-cell>
          <table:table-cell office:value-type="string" table:style-name="ce216">
            <text:p>2023 Mart ayı elektrik bedeli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table:style-name="ce9"/>
          <table:table-cell office:value-type="float" office:value="27354.361154843002" table:formula="of:=[.F25]+[.D26]-[.E26]" table:style-name="ce9">
            <text:p>27.354,36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3-04-13T00:00:00" table:style-name="ce32">
            <text:p>13.04.2023</text:p>
          </table:table-cell>
          <table:table-cell office:value-type="string" table:style-name="ce216">
            <text:p>avukattan</text:p>
          </table:table-cell>
          <table:table-cell table:style-name="ce23"/>
          <table:table-cell table:style-name="ce9"/>
          <table:table-cell office:value-type="float" office:value="13000" table:style-name="ce24">
            <text:p>13.000,00</text:p>
          </table:table-cell>
          <table:table-cell office:value-type="float" office:value="14354.361154843002" table:formula="of:=[.F26]+[.D27]-[.E27]" table:style-name="ce9">
            <text:p>14.354,36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3-04-19T00:00:00" table:style-name="ce33">
            <text:p>19.04.2023</text:p>
          </table:table-cell>
          <table:table-cell office:value-type="string" table:style-name="ce216">
            <text:p>Bankadan 28080</text:p>
          </table:table-cell>
          <table:table-cell table:style-name="ce23"/>
          <table:table-cell table:style-name="ce1"/>
          <table:table-cell office:value-type="float" office:value="28080" table:style-name="ce24">
            <text:p>28.080,00</text:p>
          </table:table-cell>
          <table:table-cell office:value-type="float" office:value="-13725.638845156998" table:formula="of:=[.F27]+[.D28]-[.E28]" table:style-name="ce9">
            <text:p>-13.725,64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string" table:style-name="ce31">
            <text:p>31.04.2023</text:p>
          </table:table-cell>
          <table:table-cell office:value-type="string" table:style-name="ce216">
            <text:p>2023-24 Mayıs<text:s text:c="30"/></text:p>
          </table:table-cell>
          <table:table-cell office:value-type="float" office:value="5.32" table:style-name="ce1">
            <text:p>5,32</text:p>
          </table:table-cell>
          <table:table-cell office:value-type="float" office:value="7973.0944379307484" table:formula="of:=[.D25]+([.D25]*[.C25]/100)" table:style-name="ce9">
            <text:p>7.973,09</text:p>
          </table:table-cell>
          <table:table-cell table:style-name="ce9"/>
          <table:table-cell office:value-type="float" office:value="-5752.5444072262499" table:formula="of:=[.F28]+[.D29]-[.E29]" table:style-name="ce9">
            <text:p>-5.752,54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4"/>
        </table:table-row>
        <table:table-row table:style-name="ro1">
          <table:table-cell office:value-type="date" office:date-value="2023-05-30T00:00:00" table:style-name="ce31">
            <text:p>30.05.2023</text:p>
          </table:table-cell>
          <table:table-cell office:value-type="string" table:style-name="ce216">
            <text:p>2023-24 Haziran<text:s text:c="26"/></text:p>
          </table:table-cell>
          <table:table-cell office:value-type="float" office:value="3.92" table:style-name="ce1">
            <text:p>3,92</text:p>
          </table:table-cell>
          <table:table-cell office:value-type="float" office:value="8397.2630620286636" table:formula="of:=[.D29]+([.D29]*[.C29]/100)" table:style-name="ce9">
            <text:p>8.397,26</text:p>
          </table:table-cell>
          <table:table-cell table:style-name="ce9"/>
          <table:table-cell office:value-type="float" office:value="2644.7186548024138" table:formula="of:=[.F29]+[.D30]-[.E30]" table:style-name="ce9">
            <text:p>2.644,72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4"/>
        </table:table-row>
        <table:table-row table:style-name="ro1">
          <table:table-cell office:value-type="date" office:date-value="2023-06-30T00:00:00" table:style-name="ce31">
            <text:p>30.06.2023</text:p>
          </table:table-cell>
          <table:table-cell office:value-type="string" table:style-name="ce216">
            <text:p>2023-24 Temmuz<text:s/></text:p>
          </table:table-cell>
          <table:table-cell office:value-type="float" office:value="9.49" table:style-name="ce1">
            <text:p>9,49</text:p>
          </table:table-cell>
          <table:table-cell office:value-type="float" office:value="8726.4357740601881" table:formula="of:=[.D30]+([.D30]*[.C30]/100)" table:style-name="ce9">
            <text:p>8.726,44</text:p>
          </table:table-cell>
          <table:table-cell table:style-name="ce9"/>
          <table:table-cell office:value-type="float" office:value="11371.154428862603" table:formula="of:=[.F30]+[.D31]-[.E31]" table:style-name="ce9">
            <text:p>11.371,15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4"/>
        </table:table-row>
        <table:table-row table:style-name="ro1">
          <table:table-cell office:value-type="date" office:date-value="2023-07-30T00:00:00" table:style-name="ce31">
            <text:p>30.07.2023</text:p>
          </table:table-cell>
          <table:table-cell office:value-type="string" table:style-name="ce216">
            <text:p>2023-24 Ağustos<text:s/></text:p>
          </table:table-cell>
          <table:table-cell office:value-type="float" office:value="9.09" table:style-name="ce1">
            <text:p>9,09</text:p>
          </table:table-cell>
          <table:table-cell office:value-type="float" office:value="9554.5745290185005" table:formula="of:=[.D31]+([.D31]*[.C31]/100)" table:style-name="ce9">
            <text:p>9.554,57</text:p>
          </table:table-cell>
          <table:table-cell table:style-name="ce9"/>
          <table:table-cell office:value-type="float" office:value="20925.728957881103" table:formula="of:=[.F31]+[.D32]-[.E32]" table:style-name="ce9">
            <text:p>20.925,73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4"/>
        </table:table-row>
        <table:table-row table:style-name="ro1">
          <table:table-cell office:value-type="date" office:date-value="2023-07-15T00:00:00" table:style-name="ce31">
            <text:p>15.07.2023</text:p>
          </table:table-cell>
          <table:table-cell office:value-type="string" table:style-name="ce217">
            <text:p>Çek ödendi Ziraat banktan</text:p>
          </table:table-cell>
          <table:table-cell table:style-name="ce1"/>
          <table:table-cell table:style-name="ce9"/>
          <table:table-cell office:value-type="float" office:value="50000" table:style-name="ce24">
            <text:p>50.000,00</text:p>
          </table:table-cell>
          <table:table-cell office:value-type="float" office:value="-29074.271042118897" table:formula="of:=[.F32]+[.D33]-[.E33]" table:style-name="ce9">
            <text:p>-29.074,27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4"/>
        </table:table-row>
        <table:table-row table:style-name="ro1">
          <table:table-cell office:value-type="date" office:date-value="2023-08-30T00:00:00" table:style-name="ce31">
            <text:p>30.08.2023</text:p>
          </table:table-cell>
          <table:table-cell office:value-type="string" table:style-name="ce216">
            <text:p>2023-24 Eylül</text:p>
          </table:table-cell>
          <table:table-cell office:value-type="float" office:value="5.37" table:style-name="ce1">
            <text:p>5,37</text:p>
          </table:table-cell>
          <table:table-cell office:value-type="float" office:value="10423.085353706283" table:formula="of:=[.D32]+([.D32]*[.C32]/100)" table:style-name="ce9">
            <text:p>10.423,09</text:p>
          </table:table-cell>
          <table:table-cell table:style-name="ce9"/>
          <table:table-cell office:value-type="float" office:value="-18651.185688412614" table:formula="of:=[.F33]+[.D34]-[.E34]" table:style-name="ce9">
            <text:p>-18.651,19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4"/>
        </table:table-row>
        <table:table-row table:style-name="ro1">
          <table:table-cell office:value-type="date" office:date-value="2023-09-30T00:00:00" table:style-name="ce31">
            <text:p>30.09.2023</text:p>
          </table:table-cell>
          <table:table-cell office:value-type="string" table:style-name="ce216">
            <text:p>2023-24 Ekim</text:p>
          </table:table-cell>
          <table:table-cell table:style-name="ce1"/>
          <table:table-cell office:value-type="float" office:value="10982.805037200311" table:formula="of:=[.D34]+([.D34]*[.C34]/100)" table:style-name="ce9">
            <text:p>10.982,81</text:p>
          </table:table-cell>
          <table:table-cell table:style-name="ce9"/>
          <table:table-cell office:value-type="float" office:value="-7668.3806512123028" table:formula="of:=[.F34]+[.D35]-[.E35]" table:style-name="ce9">
            <text:p>-7.668,38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4"/>
        </table:table-row>
        <table:table-row table:style-name="ro1">
          <table:table-cell office:value-type="date" office:date-value="2023-10-30T00:00:00" table:style-name="ce31">
            <text:p>30.10.2023</text:p>
          </table:table-cell>
          <table:table-cell office:value-type="string" table:style-name="ce216">
            <text:p>2023-24 Kasım</text:p>
          </table:table-cell>
          <table:table-cell table:style-name="ce1"/>
          <table:table-cell office:value-type="float" office:value="10982.805037200311" table:formula="of:=[.D35]+([.D35]*[.C35]/100)" table:style-name="ce9">
            <text:p>10.982,81</text:p>
          </table:table-cell>
          <table:table-cell table:style-name="ce9"/>
          <table:table-cell office:value-type="float" office:value="3314.424385988008" table:formula="of:=[.F35]+[.D36]-[.E36]" table:style-name="ce9">
            <text:p>3.314,42</text:p>
          </table:table-cell>
          <table:table-cell table:style-name="ce36"/>
          <table:table-cell table:style-name="ce9"/>
          <table:table-cell table:style-name="ce35"/>
          <table:table-cell table:style-name="ce9"/>
          <table:table-cell table:number-columns-repeated="16374" table:style-name="ce35"/>
        </table:table-row>
        <table:table-row table:style-name="ro1">
          <table:table-cell office:value-type="date" office:date-value="2023-11-30T00:00:00" table:style-name="ce31">
            <text:p>30.11.2023</text:p>
          </table:table-cell>
          <table:table-cell office:value-type="string" table:style-name="ce216">
            <text:p>2023-24 Aralık</text:p>
          </table:table-cell>
          <table:table-cell table:style-name="ce1"/>
          <table:table-cell table:style-name="ce9"/>
          <table:table-cell table:style-name="ce24"/>
          <table:table-cell table:number-columns-repeated="3" table:style-name="ce9"/>
          <table:table-cell table:style-name="ce1"/>
          <table:table-cell table:style-name="ce9"/>
          <table:table-cell table:number-columns-repeated="16374"/>
        </table:table-row>
        <table:table-row table:style-name="ro1">
          <table:table-cell table:style-name="ce31"/>
          <table:table-cell table:style-name="ce216"/>
          <table:table-cell table:style-name="ce1"/>
          <table:table-cell table:style-name="ce34"/>
          <table:table-cell table:number-columns-repeated="4" table:style-name="ce9"/>
          <table:table-cell table:number-columns-repeated="16376" table:style-name="ce1"/>
        </table:table-row>
        <table:table-row table:style-name="ro1">
          <table:table-cell table:style-name="ce31"/>
          <table:table-cell table:number-columns-repeated="2" table:style-name="ce1"/>
          <table:table-cell table:style-name="ce34"/>
          <table:table-cell table:number-columns-repeated="4" table:style-name="ce9"/>
          <table:table-cell table:number-columns-repeated="16376" table:style-name="ce1"/>
        </table:table-row>
        <table:table-row table:style-name="ro1">
          <table:table-cell table:style-name="ce31"/>
          <table:table-cell table:style-name="ce23"/>
          <table:table-cell table:style-name="ce1"/>
          <table:table-cell table:style-name="ce34"/>
          <table:table-cell table:number-columns-repeated="4" table:style-name="ce9"/>
          <table:table-cell table:number-columns-repeated="16376" table:style-name="ce1"/>
        </table:table-row>
        <table:table-row table:number-rows-repeated="2" table:style-name="ro1">
          <table:table-cell table:style-name="ce31"/>
          <table:table-cell table:number-columns-repeated="2" table:style-name="ce1"/>
          <table:table-cell table:style-name="ce34"/>
          <table:table-cell table:number-columns-repeated="4" table:style-name="ce9"/>
          <table:table-cell table:number-columns-repeated="16376" table:style-name="ce1"/>
        </table:table-row>
        <table:table-row table:number-rows-repeated="3" table:style-name="ro1">
          <table:table-cell table:style-name="ce37"/>
          <table:table-cell table:number-columns-repeated="2" table:style-name="ce1"/>
          <table:table-cell table:style-name="ce34"/>
          <table:table-cell table:number-columns-repeated="4" table:style-name="ce9"/>
          <table:table-cell table:number-columns-repeated="16376" table:style-name="ce1"/>
        </table:table-row>
        <table:table-row table:number-rows-repeated="3" table:style-name="ro1">
          <table:table-cell table:style-name="ce4"/>
          <table:table-cell table:number-columns-repeated="3" table:style-name="ce1"/>
          <table:table-cell table:number-columns-repeated="4" table:style-name="ce9"/>
          <table:table-cell table:number-columns-repeated="16376" table:style-name="ce1"/>
        </table:table-row>
        <table:table-row table:number-rows-repeated="12" table:style-name="ro1">
          <table:table-cell table:style-name="ce4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31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9">
            <text:p>Elektrik Teminat</text:p>
          </table:table-cell>
          <table:table-cell table:style-name="ce9"/>
          <table:table-cell office:value-type="float" office:value="1800" table:style-name="ce9">
            <text:p>1.800,00</text:p>
          </table:table-cell>
          <table:table-cell table:style-name="ce9"/>
          <table:table-cell office:value-type="float" office:value="1800" table:formula="of:=[.F61]+[.D62]-[.E62]" table:style-name="ce9">
            <text:p>1.800,00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2022-4 elektrik tmnt</text:p>
          </table:table-cell>
          <table:table-cell table:style-name="ce1"/>
          <table:table-cell table:style-name="ce9"/>
          <table:table-cell office:value-type="float" office:value="20.95" table:style-name="ce9">
            <text:p>20,95</text:p>
          </table:table-cell>
          <table:table-cell office:value-type="float" office:value="1779.05" table:formula="of:=[.F62]+[.D63]-[.E63]" table:style-name="ce9">
            <text:p>1.779,05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2022-5 elektrik tmnt</text:p>
          </table:table-cell>
          <table:table-cell table:style-name="ce1"/>
          <table:table-cell table:style-name="ce9"/>
          <table:table-cell office:value-type="float" office:value="11.93" table:style-name="ce9">
            <text:p>11,93</text:p>
          </table:table-cell>
          <table:table-cell office:value-type="float" office:value="1767.12" table:formula="of:=[.F63]+[.D64]-[.E64]" table:style-name="ce9">
            <text:p>1.767,12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2022-6 elektrik tmnt</text:p>
          </table:table-cell>
          <table:table-cell table:style-name="ce1"/>
          <table:table-cell table:style-name="ce9"/>
          <table:table-cell office:value-type="float" office:value="0" table:style-name="ce9">
            <text:p>0,00</text:p>
          </table:table-cell>
          <table:table-cell office:value-type="float" office:value="1767.12" table:formula="of:=[.F64]+[.D65]-[.E65]" table:style-name="ce9">
            <text:p>1.767,12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2022-7 elektrik tmnt</text:p>
          </table:table-cell>
          <table:table-cell table:style-name="ce1"/>
          <table:table-cell table:style-name="ce9"/>
          <table:table-cell office:value-type="float" office:value="23.25" table:style-name="ce9">
            <text:p>23,25</text:p>
          </table:table-cell>
          <table:table-cell office:value-type="float" office:value="1743.87" table:formula="of:=[.F65]+[.D66]-[.E66]" table:style-name="ce9">
            <text:p>1.743,87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2022-8 elektrik tmnt</text:p>
          </table:table-cell>
          <table:table-cell table:style-name="ce1"/>
          <table:table-cell table:style-name="ce9"/>
          <table:table-cell office:value-type="float" office:value="42.14" table:style-name="ce9">
            <text:p>42,14</text:p>
          </table:table-cell>
          <table:table-cell office:value-type="float" office:value="1701.7299999999998" table:formula="of:=[.F66]+[.D67]-[.E67]" table:style-name="ce9">
            <text:p>1.701,73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2022-9 elektrik tmnt</text:p>
          </table:table-cell>
          <table:table-cell table:style-name="ce1"/>
          <table:table-cell table:style-name="ce9"/>
          <table:table-cell office:value-type="float" office:value="39.369999999999997" table:style-name="ce9">
            <text:p>39,37</text:p>
          </table:table-cell>
          <table:table-cell office:value-type="float" office:value="1662.36" table:formula="of:=[.F67]+[.D68]-[.E68]" table:style-name="ce9">
            <text:p>1.662,36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2022-10 elektrik tmnt</text:p>
          </table:table-cell>
          <table:table-cell table:style-name="ce1"/>
          <table:table-cell table:style-name="ce9"/>
          <table:table-cell office:value-type="float" office:value="150.16" table:style-name="ce9">
            <text:p>150,16</text:p>
          </table:table-cell>
          <table:table-cell office:value-type="float" office:value="1512.1999999999998" table:formula="of:=[.F68]+[.D69]-[.E69]" table:style-name="ce9">
            <text:p>1.512,20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2022-11 elektrik tmnt</text:p>
          </table:table-cell>
          <table:table-cell table:style-name="ce1"/>
          <table:table-cell table:style-name="ce9"/>
          <table:table-cell office:value-type="float" office:value="216.76" table:style-name="ce9">
            <text:p>216,76</text:p>
          </table:table-cell>
          <table:table-cell office:value-type="float" office:value="1295.4399999999998" table:formula="of:=[.F69]+[.D70]-[.E70]" table:style-name="ce9">
            <text:p>1.295,44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2022-12 elkrrik tmnt</text:p>
          </table:table-cell>
          <table:table-cell table:style-name="ce1"/>
          <table:table-cell table:style-name="ce9"/>
          <table:table-cell office:value-type="float" office:value="132.72" table:style-name="ce9">
            <text:p>132,72</text:p>
          </table:table-cell>
          <table:table-cell office:value-type="float" office:value="1162.7199999999998" table:formula="of:=[.F70]+[.D71]-[.E71]" table:style-name="ce9">
            <text:p>1.162,72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23-01 tmnt</text:p>
          </table:table-cell>
          <table:table-cell table:style-name="ce1"/>
          <table:table-cell table:style-name="ce9"/>
          <table:table-cell office:value-type="float" office:value="142.47999999999999" table:style-name="ce9">
            <text:p>142,48</text:p>
          </table:table-cell>
          <table:table-cell office:value-type="float" office:value="1020.2399999999998" table:formula="of:=[.F71]+[.D72]-[.E72]" table:style-name="ce9">
            <text:p>1.020,24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23">
            <text:p>Duvar Sıva-alçıpan tamiri cihan</text:p>
          </table:table-cell>
          <table:table-cell table:style-name="ce23"/>
          <table:table-cell office:value-type="float" office:value="404.76" table:style-name="ce9">
            <text:p>404,76</text:p>
          </table:table-cell>
          <table:table-cell table:style-name="ce9"/>
          <table:table-cell office:value-type="float" office:value="1424.9999999999998" table:formula="of:=[.F72]+[.D73]-[.E73]" table:style-name="ce9">
            <text:p>1.425,00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23">
            <text:p>23-02 tmnt</text:p>
          </table:table-cell>
          <table:table-cell table:style-name="ce23"/>
          <table:table-cell table:style-name="ce9"/>
          <table:table-cell office:value-type="float" office:value="100.78" table:style-name="ce9">
            <text:p>100,78</text:p>
          </table:table-cell>
          <table:table-cell office:value-type="float" office:value="1324.2199999999998" table:formula="of:=[.F73]+[.D74]-[.E74]" table:style-name="ce9">
            <text:p>1.324,22</text:p>
          </table:table-cell>
          <table:table-cell table:number-columns-repeated="16378"/>
        </table:table-row>
        <table:table-row table:style-name="ro1">
          <table:table-cell office:value-type="date" office:date-value="2023-04-04T00:00:00" table:style-name="ce31">
            <text:p>04.04.2023</text:p>
          </table:table-cell>
          <table:table-cell office:value-type="string" table:style-name="ce23">
            <text:p>23-03 tmnt</text:p>
          </table:table-cell>
          <table:table-cell table:style-name="ce23"/>
          <table:table-cell table:style-name="ce9"/>
          <table:table-cell office:value-type="float" office:value="124.22" table:style-name="ce9">
            <text:p>124,22</text:p>
          </table:table-cell>
          <table:table-cell office:value-type="float" office:value="1199.9999999999998" table:formula="of:=[.F74]+[.D75]-[.E75]" table:style-name="ce36">
            <text:p>1.200,00</text:p>
          </table:table-cell>
          <table:table-cell table:number-columns-repeated="16378"/>
        </table:table-row>
        <table:table-row table:style-name="ro1">
          <table:table-cell office:value-type="date" office:date-value="2023-05-04T00:00:00" table:style-name="ce31">
            <text:p>04.05.2023</text:p>
          </table:table-cell>
          <table:table-cell office:value-type="string" table:style-name="ce23">
            <text:p>23-04 tmnt</text:p>
          </table:table-cell>
          <table:table-cell table:style-name="ce23"/>
          <table:table-cell table:style-name="ce9"/>
          <table:table-cell office:value-type="float" office:value="250.01" table:style-name="ce9">
            <text:p>250,01</text:p>
          </table:table-cell>
          <table:table-cell office:value-type="float" office:value="949.98999999999978" table:formula="of:=[.F75]+[.D76]-[.E76]" table:style-name="ce36">
            <text:p>949,99</text:p>
          </table:table-cell>
          <table:table-cell table:number-columns-repeated="16378"/>
        </table:table-row>
        <table:table-row table:style-name="ro1">
          <table:table-cell office:value-type="date" office:date-value="2023-06-02T00:00:00" table:style-name="ce31">
            <text:p>02.06.2023</text:p>
          </table:table-cell>
          <table:table-cell office:value-type="string" table:style-name="ce23">
            <text:p>23-05 tmnt</text:p>
          </table:table-cell>
          <table:table-cell table:style-name="ce23"/>
          <table:table-cell table:style-name="ce9"/>
          <table:table-cell office:value-type="float" office:value="250.87" table:style-name="ce9">
            <text:p>250,87</text:p>
          </table:table-cell>
          <table:table-cell office:value-type="float" office:value="699.11999999999978" table:formula="of:=[.F76]+[.D77]-[.E77]" table:style-name="ce36">
            <text:p>699,12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23">
            <text:p>23-06 tmnt</text:p>
          </table:table-cell>
          <table:table-cell table:style-name="ce23"/>
          <table:table-cell table:style-name="ce9"/>
          <table:table-cell office:value-type="float" office:value="250.3" table:style-name="ce9">
            <text:p>250,30</text:p>
          </table:table-cell>
          <table:table-cell office:value-type="float" office:value="448.81999999999977" table:formula="of:=[.F77]+[.D78]-[.E78]" table:style-name="ce36">
            <text:p>448,82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2023-07 tmnt</text:p>
          </table:table-cell>
          <table:table-cell table:style-name="ce23"/>
          <table:table-cell table:style-name="ce9"/>
          <table:table-cell office:value-type="float" office:value="253.91" table:style-name="ce9">
            <text:p>253,91</text:p>
          </table:table-cell>
          <table:table-cell office:value-type="float" office:value="194.90999999999977" table:formula="of:=[.F78]+[.D79]-[.E79]" table:style-name="ce36">
            <text:p>194,91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2023-08 tmnt</text:p>
          </table:table-cell>
          <table:table-cell table:style-name="ce23"/>
          <table:table-cell table:style-name="ce9"/>
          <table:table-cell office:value-type="float" office:value="194.91" table:style-name="ce9">
            <text:p>194,91</text:p>
          </table:table-cell>
          <table:table-cell office:value-type="float" office:value="-2.2737367544323206E-13" table:formula="of:=[.F79]+[.D80]-[.E80]" table:style-name="ce36">
            <text:p>0,00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23">
            <text:p>2023-09</text:p>
          </table:table-cell>
          <table:table-cell table:style-name="ce23"/>
          <table:table-cell table:style-name="ce9"/>
          <table:table-cell office:value-type="float" office:value="0" table:style-name="ce9">
            <text:p>0,00</text:p>
          </table:table-cell>
          <table:table-cell table:style-name="ce36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23">
            <text:p>Masraflar</text:p>
          </table:table-cell>
          <table:table-cell table:style-name="ce23"/>
          <table:table-cell table:style-name="ce9"/>
          <table:table-cell office:value-type="float" office:value="0" table:formula="of:=SUM([.E83:.E85])" table:style-name="ce24">
            <text:p>0,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table:style-name="ce4"/>
          <table:table-cell table:number-columns-repeated="3" table:style-name="ce9"/>
          <table:table-cell table:style-name="ce27"/>
          <table:table-cell table:style-name="ce9"/>
          <table:table-cell table:number-columns-repeated="16378" table:style-name="ce1"/>
        </table:table-row>
        <table:table-row table:number-rows-repeated="2" table:style-name="ro1">
          <table:table-cell table:style-name="ce31"/>
          <table:table-cell table:number-columns-repeated="5" table:style-name="ce9"/>
          <table:table-cell table:number-columns-repeated="16378" table:style-name="ce1"/>
        </table:table-row>
        <table:table-row table:style-name="ro1">
          <table:table-cell table:style-name="ce31"/>
          <table:table-cell table:number-columns-repeated="6" table:style-name="ce9"/>
          <table:table-cell table:number-columns-repeated="2" table:style-name="ce5"/>
          <table:table-cell table:number-columns-repeated="16375"/>
        </table:table-row>
        <table:table-row table:style-name="ro1">
          <table:table-cell table:style-name="ce31"/>
          <table:table-cell table:style-name="ce1"/>
          <table:table-cell table:number-columns-repeated="2" table:style-name="ce9"/>
          <table:table-cell table:style-name="ce24"/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resmi işlem</text:p>
          </table:table-cell>
          <table:table-cell table:style-name="ce1"/>
          <table:table-cell table:style-name="ce9"/>
          <table:table-cell table:style-name="ce24"/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38">
            <text:p>2022-23 Kira Bedeli</text:p>
          </table:table-cell>
          <table:table-cell table:style-name="ce1"/>
          <table:table-cell office:value-type="float" office:value="48000" table:style-name="ce39">
            <text:p>48.000,00</text:p>
          </table:table-cell>
          <table:table-cell office:value-type="float" office:value="48000" table:formula="of:=[.D89]" table:style-name="ce40">
            <text:p>48.00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41">
            <text:p>ödeme bankadan</text:p>
          </table:table-cell>
          <table:table-cell table:style-name="ce1"/>
          <table:table-cell office:value-type="float" office:value="6920" table:style-name="ce9">
            <text:p>6.920,00</text:p>
          </table:table-cell>
          <table:table-cell office:value-type="float" office:value="41080" table:formula="of:=[.E89]-[.D90]" table:style-name="ce42">
            <text:p>41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43">
            <text:p>ödeme icradan</text:p>
          </table:table-cell>
          <table:table-cell table:style-name="ce1"/>
          <table:table-cell office:value-type="float" office:value="13000" table:style-name="ce9">
            <text:p>13.000,00</text:p>
          </table:table-cell>
          <table:table-cell office:value-type="float" office:value="28080" table:formula="of:=[.E90]-[.D91]" table:style-name="ce42">
            <text:p>28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44">
            <text:p>2022-23 Kira Bedelinden kalan</text:p>
          </table:table-cell>
          <table:table-cell table:number-columns-repeated="2" table:style-name="ce1"/>
          <table:table-cell office:value-type="float" office:value="28080" table:formula="of:=[.E91]-[.D92]" table:style-name="ce45">
            <text:p>28.080,00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41">
            <text:p>TR <text:s/>3100 0640 0000 1580 0126 8616</text:p>
          </table:table-cell>
          <table:table-cell table:number-columns-repeated="2" table:style-name="ce1"/>
          <table:table-cell office:value-type="float" office:value="28080" table:formula="of:=[.E92]-[.D93]" table:style-name="ce45">
            <text:p>28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41">
            <text:p>Ali Umut BALCI İşbank hesabına yollanacak</text:p>
          </table:table-cell>
          <table:table-cell table:number-columns-repeated="2" table:style-name="ce1"/>
          <table:table-cell office:value-type="float" office:value="28080" table:formula="of:=[.E93]-[.D94]" table:style-name="ce45">
            <text:p>28.080,00</text:p>
          </table:table-cell>
          <table:table-cell table:style-name="ce24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46">
            <text:p>Açıklamaya “<text:span text:style-name="T2">2022-23 kira bedeli kalanı</text:span>”</text:p>
          </table:table-cell>
          <table:table-cell table:number-columns-repeated="2" table:style-name="ce1"/>
          <table:table-cell office:value-type="float" office:value="28080" table:formula="of:=[.E94]-[.D95]" table:style-name="ce45">
            <text:p>28.080,00</text:p>
          </table:table-cell>
          <table:table-cell table:style-name="ce24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41">
            <text:p>yazılacak</text:p>
          </table:table-cell>
          <table:table-cell table:number-columns-repeated="2" table:style-name="ce1"/>
          <table:table-cell office:value-type="float" office:value="28080" table:formula="of:=[.E95]-[.D96]" table:style-name="ce45">
            <text:p>28.080,00</text:p>
          </table:table-cell>
          <table:table-cell table:style-name="ce24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/>
          <table:table-cell office:value-type="string" table:style-name="ce41">
            <text:p>19-4-23 banka havalesi</text:p>
          </table:table-cell>
          <table:table-cell table:style-name="ce1"/>
          <table:table-cell office:value-type="float" office:value="28080" table:style-name="ce1">
            <text:p>28080</text:p>
          </table:table-cell>
          <table:table-cell office:value-type="float" office:value="0" table:formula="of:=[.E96]-[.D97]" table:style-name="ce45">
            <text:p>0,00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/>
          <table:table-cell table:style-name="ce41"/>
          <table:table-cell table:number-columns-repeated="2" table:style-name="ce1"/>
          <table:table-cell table:style-name="ce45"/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44">
            <text:p>Diğer Hesap</text:p>
          </table:table-cell>
          <table:table-cell table:number-columns-repeated="2" table:style-name="ce1"/>
          <table:table-cell table:style-name="ce45"/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41">
            <text:p>mermer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office:value-type="float" office:value="375" table:formula="of:=[.E101]+[.D102]" table:style-name="ce42">
            <text:p>375,00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41">
            <text:p>Noter-icra dosya</text:p>
          </table:table-cell>
          <table:table-cell table:style-name="ce1"/>
          <table:table-cell office:value-type="float" office:value="1252.54" table:style-name="ce9">
            <text:p>1.252,54</text:p>
          </table:table-cell>
          <table:table-cell office:value-type="float" office:value="1627.54" table:formula="of:=[.E102]+[.D103]" table:style-name="ce42">
            <text:p>1.627,54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43">
            <text:p>Mart 2023 elektrik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office:value-type="float" office:value="3074.54" table:formula="of:=[.E103]+[.D104]" table:style-name="ce42">
            <text:p>3.074,54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43">
            <text:p>profil</text:p>
          </table:table-cell>
          <table:table-cell table:style-name="ce1"/>
          <table:table-cell office:value-type="float" office:value="1400" table:style-name="ce9">
            <text:p>1.400,00</text:p>
          </table:table-cell>
          <table:table-cell office:value-type="float" office:value="4474.54" table:formula="of:=[.E104]+[.D105]" table:style-name="ce42">
            <text:p>4.474,54</text:p>
          </table:table-cell>
          <table:table-cell table:style-name="ce47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table:style-name="ce41"/>
          <table:table-cell table:number-columns-repeated="2" table:style-name="ce1"/>
          <table:table-cell table:style-name="ce45"/>
          <table:table-cell table:style-name="ce47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48">
            <text:p>2023-24 Kira Bedeli</text:p>
          </table:table-cell>
          <table:table-cell table:style-name="ce1"/>
          <table:table-cell office:value-type="float" office:value="83000" table:style-name="ce24">
            <text:p>83.000,00</text:p>
          </table:table-cell>
          <table:table-cell office:value-type="float" office:value="83000" table:style-name="ce45">
            <text:p>83.000,00</text:p>
          </table:table-cell>
          <table:table-cell table:style-name="ce9"/>
          <table:table-cell table:style-name="ce1"/>
          <table:table-cell table:number-columns-repeated="16377"/>
        </table:table-row>
        <table:table-row table:style-name="ro1">
          <table:table-cell/>
          <table:table-cell office:value-type="string" table:style-name="ce41">
            <text:p>TR <text:s/>3100 0640 0000 1580 0126 8616</text:p>
          </table:table-cell>
          <table:table-cell table:number-columns-repeated="2" table:style-name="ce1"/>
          <table:table-cell office:value-type="float" office:value="83000" table:formula="of:=[.E107]-[.D108]" table:style-name="ce45">
            <text:p>83.000,00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41">
            <text:p>Ali Umut BALCI İşbank hesabına yollanacak</text:p>
          </table:table-cell>
          <table:table-cell table:number-columns-repeated="2" table:style-name="ce1"/>
          <table:table-cell office:value-type="float" office:value="83000" table:formula="of:=[.E108]-[.D109]" table:style-name="ce45">
            <text:p>83.000,00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49">
            <text:p>Açıklamaya “<text:span text:style-name="T2">2023-24 kira bedeli kalanı</text:span>”</text:p>
          </table:table-cell>
          <table:table-cell table:number-columns-repeated="2" table:style-name="ce1"/>
          <table:table-cell office:value-type="float" office:value="83000" table:formula="of:=[.E109]-[.D110]" table:style-name="ce45">
            <text:p>83.000,00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49">
            <text:p>yazılacak</text:p>
          </table:table-cell>
          <table:table-cell table:number-columns-repeated="2" table:style-name="ce1"/>
          <table:table-cell office:value-type="float" office:value="83000" table:formula="of:=[.E110]-[.D111]" table:style-name="ce45">
            <text:p>83.000,00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table:style-name="ce49"/>
          <table:table-cell table:style-name="ce1"/>
          <table:table-cell table:style-name="ce9"/>
          <table:table-cell office:value-type="float" office:value="83000" table:formula="of:=[.E111]-[.D112]" table:style-name="ce45">
            <text:p>83.000,00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/>
          <table:table-cell table:style-name="ce49"/>
          <table:table-cell table:number-columns-repeated="2" table:style-name="ce1"/>
          <table:table-cell table:style-name="ce45"/>
          <table:table-cell table:style-name="ce24"/>
          <table:table-cell table:number-columns-repeated="16378"/>
        </table:table-row>
        <table:table-row table:style-name="ro1">
          <table:table-cell/>
          <table:table-cell table:style-name="ce50"/>
          <table:table-cell table:style-name="ce1"/>
          <table:table-cell table:style-name="ce51"/>
          <table:table-cell table:style-name="ce52"/>
          <table:table-cell table:style-name="ce24"/>
          <table:table-cell table:number-columns-repeated="16378"/>
        </table:table-row>
        <table:table-row table:style-name="ro1">
          <table:table-cell/>
          <table:table-cell table:number-columns-repeated="3" table:style-name="ce1"/>
          <table:table-cell table:style-name="ce9"/>
          <table:table-cell table:style-name="ce24"/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1">
            <text:p>Aşağıdaki bilgiler mesaj olarak yollandı</text:p>
          </table:table-cell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office:value-type="string" table:style-name="ce38">
            <text:p>2022-23 Kira Bedeli</text:p>
          </table:table-cell>
          <table:table-cell table:style-name="ce1"/>
          <table:table-cell office:value-type="float" office:value="48000" table:style-name="ce39">
            <text:p>48.000,00</text:p>
          </table:table-cell>
          <table:table-cell office:value-type="float" office:value="48000" table:formula="of:=[.D119]" table:style-name="ce40">
            <text:p>48.0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1">
            <text:p>ödeme bankadan</text:p>
          </table:table-cell>
          <table:table-cell table:style-name="ce1"/>
          <table:table-cell office:value-type="float" office:value="6920" table:style-name="ce9">
            <text:p>6.920,00</text:p>
          </table:table-cell>
          <table:table-cell office:value-type="float" office:value="41080" table:formula="of:=[.E119]-[.D120]" table:style-name="ce42">
            <text:p>41.08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3">
            <text:p>ödeme icradan</text:p>
          </table:table-cell>
          <table:table-cell table:style-name="ce1"/>
          <table:table-cell office:value-type="float" office:value="13000" table:style-name="ce9">
            <text:p>13.000,00</text:p>
          </table:table-cell>
          <table:table-cell office:value-type="float" office:value="28080" table:formula="of:=[.E120]-[.D121]" table:style-name="ce42">
            <text:p>28.080,00</text:p>
          </table:table-cell>
          <table:table-cell table:style-name="ce24"/>
          <table:table-cell table:number-columns-repeated="16378"/>
        </table:table-row>
        <table:table-row table:style-name="ro1">
          <table:table-cell/>
          <table:table-cell office:value-type="string" table:style-name="ce44">
            <text:p>2022-23 Kira Bedelinden kalan</text:p>
          </table:table-cell>
          <table:table-cell table:number-columns-repeated="2" table:style-name="ce1"/>
          <table:table-cell office:value-type="float" office:value="28080" table:formula="of:=[.E121]-[.D122]" table:style-name="ce45">
            <text:p>28.08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1">
            <text:p>TR <text:s/>3100 0640 0000 1580 0126 8616</text:p>
          </table:table-cell>
          <table:table-cell table:number-columns-repeated="2" table:style-name="ce1"/>
          <table:table-cell table:style-name="ce45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table:style-name="ce41">
            <text:p>Ali Umut BALCI İşbank hesabına yollanacak</text:p>
          </table:table-cell>
          <table:table-cell table:number-columns-repeated="2" table:style-name="ce1"/>
          <table:table-cell table:style-name="ce45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6">
            <text:p>Açıklamaya “<text:span text:style-name="T2">2022-23 kira bedeli kalanı</text:span>”</text:p>
          </table:table-cell>
          <table:table-cell table:number-columns-repeated="2" table:style-name="ce1"/>
          <table:table-cell table:style-name="ce45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1">
            <text:p>yazılacak</text:p>
          </table:table-cell>
          <table:table-cell table:number-columns-repeated="2" table:style-name="ce1"/>
          <table:table-cell table:style-name="ce45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table:style-name="ce41"/>
          <table:table-cell table:number-columns-repeated="2" table:style-name="ce1"/>
          <table:table-cell table:style-name="ce45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4">
            <text:p>Diğer Hesap</text:p>
          </table:table-cell>
          <table:table-cell table:number-columns-repeated="2" table:style-name="ce1"/>
          <table:table-cell table:style-name="ce45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41">
            <text:p>mermer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office:value-type="float" office:value="375" table:formula="of:=[.E128]+[.D129]" table:style-name="ce42">
            <text:p>375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41">
            <text:p>Noter-icra dosya</text:p>
          </table:table-cell>
          <table:table-cell table:style-name="ce1"/>
          <table:table-cell office:value-type="float" office:value="1252.54" table:style-name="ce9">
            <text:p>1.252,54</text:p>
          </table:table-cell>
          <table:table-cell office:value-type="float" office:value="1627.54" table:formula="of:=[.E129]+[.D130]" table:style-name="ce42">
            <text:p>1.627,5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43">
            <text:p>Mart 2023 elektrik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office:value-type="float" office:value="3074.54" table:formula="of:=[.E130]+[.D131]" table:style-name="ce42">
            <text:p>3.074,5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43">
            <text:p>profil</text:p>
          </table:table-cell>
          <table:table-cell table:style-name="ce1"/>
          <table:table-cell office:value-type="float" office:value="1400" table:style-name="ce9">
            <text:p>1.400,00</text:p>
          </table:table-cell>
          <table:table-cell office:value-type="float" office:value="4474.54" table:formula="of:=[.E131]+[.D132]" table:style-name="ce42">
            <text:p>4.474,5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table:style-name="ce41"/>
          <table:table-cell table:number-columns-repeated="2" table:style-name="ce1"/>
          <table:table-cell table:style-name="ce45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48">
            <text:p>2023-24 Kira Bedeli</text:p>
          </table:table-cell>
          <table:table-cell table:style-name="ce1"/>
          <table:table-cell office:value-type="float" office:value="83000" table:style-name="ce24">
            <text:p>83.000,00</text:p>
          </table:table-cell>
          <table:table-cell office:value-type="float" office:value="83000" table:style-name="ce45">
            <text:p>83.0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41">
            <text:p>TR <text:s/>3100 0640 0000 1580 0126 8616</text:p>
          </table:table-cell>
          <table:table-cell table:number-columns-repeated="2" table:style-name="ce1"/>
          <table:table-cell table:style-name="ce45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41">
            <text:p>Ali Umut BALCI İşbank hesabına yollanacak</text:p>
          </table:table-cell>
          <table:table-cell table:number-columns-repeated="2" table:style-name="ce1"/>
          <table:table-cell table:style-name="ce45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49">
            <text:p>Açıklamaya “<text:span text:style-name="T2">2023-24 kira bedeli kalanı</text:span>”</text:p>
          </table:table-cell>
          <table:table-cell table:number-columns-repeated="2" table:style-name="ce1"/>
          <table:table-cell table:style-name="ce45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50">
            <text:p>yazılacak</text:p>
          </table:table-cell>
          <table:table-cell table:style-name="ce1"/>
          <table:table-cell table:style-name="ce51"/>
          <table:table-cell table:style-name="ce52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31"/>
          <table:table-cell table:number-columns-repeated="3" table:style-name="ce1"/>
          <table:table-cell table:style-name="ce24"/>
          <table:table-cell table:number-columns-repeated="3" table:style-name="ce9"/>
          <table:table-cell table:number-columns-repeated="16376"/>
        </table:table-row>
        <table:table-row table:number-rows-repeated="2" table:style-name="ro1">
          <table:table-cell table:style-name="ce31"/>
          <table:table-cell table:number-columns-repeated="2"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table:number-columns-repeated="2" table:style-name="ce23"/>
          <table:table-cell table:number-columns-repeated="5" table:style-name="ce9"/>
          <table:table-cell table:number-columns-repeated="16376"/>
        </table:table-row>
        <table:table-row table:number-rows-repeated="6" table:style-name="ro1">
          <table:table-cell table:number-columns-repeated="5" table:style-name="ce9"/>
          <table:table-cell table:number-columns-repeated="16379" table:style-name="ce1"/>
        </table:table-row>
        <table:table-row table:number-rows-repeated="1048428" table:style-name="ro1">
          <table:table-cell table:number-columns-repeated="16384"/>
        </table:table-row>
      </table:table>
      <table:table table:name="SnyG702-22" table:style-name="ta1">
        <table:table-column table:style-name="co1" table:default-cell-style-name="ce1"/>
        <table:table-column table:style-name="co22" table:default-cell-style-name="ce1"/>
        <table:table-column table:style-name="co1" table:number-columns-repeated="4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SnyG702-22</text:p>
          </table:table-cell>
          <table:table-cell office:value-type="string" table:style-name="ce23">
            <text:p>Sanayi pano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53">
            <text:p>30 Eylül 2022 – 29 Eylül 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23">
            <text:p>Metin Çelik 2022-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23">
            <text:p>Toplamlar</text:p>
          </table:table-cell>
          <table:table-cell table:number-columns-repeated="2" table:style-name="ce1"/>
          <table:table-cell table:style-name="ce24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Kira Bedeli</text:p>
          </table:table-cell>
          <table:table-cell office:value-type="float" office:value="96000" table:formula="of:=SUM([.C12:.C19])" table:style-name="ce24">
            <text:p>96.000,00</text:p>
          </table:table-cell>
          <table:table-cell table:number-columns-repeated="2" table:style-name="ce24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Toplam Ödeme</text:p>
          </table:table-cell>
          <table:table-cell office:value-type="float" office:value="86000" table:formula="of:=SUM([.D12:.D20])" table:style-name="ce24">
            <text:p>86.000,00</text:p>
          </table:table-cell>
          <table:table-cell table:number-columns-repeated="2" table:style-name="ce24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Toplam Ödenecek</text:p>
          </table:table-cell>
          <table:table-cell office:value-type="float" office:value="10000" table:formula="of:=[.E20]" table:style-name="ce24">
            <text:p>10.000,00</text:p>
          </table:table-cell>
          <table:table-cell table:number-columns-repeated="2" table:style-name="ce24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Masraf</text:p>
          </table:table-cell>
          <table:table-cell office:value-type="float" office:value="0" table:formula="of:=[.D23]" table:style-name="ce24">
            <text:p>0,00</text:p>
          </table:table-cell>
          <table:table-cell table:number-columns-repeated="2" table:style-name="ce24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25">
            <text:p>Net Kira</text:p>
          </table:table-cell>
          <table:table-cell office:value-type="float" office:value="86000" table:formula="of:=[.C6]-[.C8]" table:style-name="ce24">
            <text:p>86.000,00</text:p>
          </table:table-cell>
          <table:table-cell table:style-name="ce1"/>
          <table:table-cell table:style-name="ce24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table:style-name="ce23"/>
          <table:table-cell table:number-columns-repeated="4" table:style-name="ce9"/>
          <table:table-cell table:number-columns-repeated="16378"/>
        </table:table-row>
        <table:table-row table:style-name="ro1">
          <table:table-cell office:value-type="string" table:style-name="ce26">
            <text:p>Tarih</text:p>
          </table:table-cell>
          <table:table-cell office:value-type="string" table:style-name="ce26">
            <text:p>Açıklama</text:p>
          </table:table-cell>
          <table:table-cell office:value-type="string" table:style-name="ce25">
            <text:p>Kira bedeli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30-09-2023 – 29-09-2024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23">
            <text:p>1200 TL Elektrik Teminat Bedeli alındı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kira bedeli 96000</text:p>
          </table:table-cell>
          <table:table-cell office:value-type="float" office:value="96000" table:style-name="ce9">
            <text:p>96.000,00</text:p>
          </table:table-cell>
          <table:table-cell table:style-name="ce9"/>
          <table:table-cell office:value-type="float" office:value="96000" table:formula="of:=[.E12]+[.C14]-[.D14]" table:style-name="ce9">
            <text:p>96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9-25T00:00:00" table:style-name="ce15">
            <text:p>25.09.2023</text:p>
          </table:table-cell>
          <table:table-cell table:style-name="ce1"/>
          <table:table-cell table:style-name="ce9"/>
          <table:table-cell office:value-type="float" office:value="83000" table:style-name="ce1">
            <text:p>83000</text:p>
          </table:table-cell>
          <table:table-cell office:value-type="float" office:value="13000" table:formula="of:=[.E14]+[.C15]-[.D15]" table:style-name="ce9">
            <text:p>13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9-26T00:00:00" table:style-name="ce15">
            <text:p>26.09.2023</text:p>
          </table:table-cell>
          <table:table-cell table:style-name="ce1"/>
          <table:table-cell table:style-name="ce9"/>
          <table:table-cell office:value-type="float" office:value="3000" table:style-name="ce1">
            <text:p>3000</text:p>
          </table:table-cell>
          <table:table-cell office:value-type="float" office:value="10000" table:formula="of:=[.E15]+[.C16]-[.D16]" table:style-name="ce9">
            <text:p>10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10-30T00:00:00" table:style-name="ce15">
            <text:p>30.10.2023</text:p>
          </table:table-cell>
          <table:table-cell office:value-type="string" table:style-name="ce1">
            <text:p>10000 bankadan</text:p>
          </table:table-cell>
          <table:table-cell table:style-name="ce9"/>
          <table:table-cell table:style-name="ce1"/>
          <table:table-cell office:value-type="float" office:value="10000" table:formula="of:=[.E16]+[.C17]-[.D17]" table:style-name="ce9">
            <text:p>10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3-30T00:00:00" table:style-name="ce15">
            <text:p>30.03.2023</text:p>
          </table:table-cell>
          <table:table-cell table:style-name="ce1"/>
          <table:table-cell table:number-columns-repeated="2" table:style-name="ce9"/>
          <table:table-cell office:value-type="float" office:value="10000" table:formula="of:=[.E17]+[.C18]-[.D18]" table:style-name="ce9">
            <text:p>10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4-30T00:00:00" table:style-name="ce15">
            <text:p>30.04.2023</text:p>
          </table:table-cell>
          <table:table-cell table:style-name="ce1"/>
          <table:table-cell table:number-columns-repeated="2" table:style-name="ce9"/>
          <table:table-cell office:value-type="float" office:value="10000" table:formula="of:=[.E18]+[.C19]-[.D19]" table:style-name="ce9">
            <text:p>10.0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5"/>
          <table:table-cell table:number-columns-repeated="3" table:style-name="ce1"/>
          <table:table-cell office:value-type="float" office:value="10000" table:formula="of:=[.E19]+[.C20]-[.D20]" table:style-name="ce24">
            <text:p>10.000,00</text:p>
          </table:table-cell>
          <table:table-cell table:style-name="ce9"/>
          <table:table-cell table:number-columns-repeated="16378"/>
        </table:table-row>
        <table:table-row table:number-rows-repeated="2" table:style-name="ro1">
          <table:table-cell table:style-name="ce1"/>
          <table:table-cell table:style-name="ce23"/>
          <table:table-cell table:number-columns-repeated="2" table:style-name="ce1"/>
          <table:table-cell table:number-columns-repeated="2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23">
            <text:p>Masraflar</text:p>
          </table:table-cell>
          <table:table-cell table:style-name="ce1"/>
          <table:table-cell office:value-type="float" office:value="0" table:formula="of:=SUM([.D25:.D44])" table:style-name="ce24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27"/>
          <table:table-cell table:style-name="ce9"/>
          <table:table-cell table:number-columns-repeated="16379" table:style-name="ce1"/>
        </table:table-row>
        <table:table-row table:style-name="ro1">
          <table:table-cell table:style-name="ce15"/>
          <table:table-cell table:number-columns-repeated="2" table:style-name="ce9"/>
          <table:table-cell table:style-name="ce27"/>
          <table:table-cell table:style-name="ce9"/>
          <table:table-cell table:number-columns-repeated="16379" table:style-name="ce1"/>
        </table:table-row>
        <table:table-row table:style-name="ro1">
          <table:table-cell table:style-name="ce15"/>
          <table:table-cell table:number-columns-repeated="2" table:style-name="ce9"/>
          <table:table-cell table:style-name="ce19"/>
          <table:table-cell table:style-name="ce9"/>
          <table:table-cell table:number-columns-repeated="16379" table:style-name="ce1"/>
        </table:table-row>
        <table:table-row table:number-rows-repeated="7" table:style-name="ro1">
          <table:table-cell table:style-name="ce15"/>
          <table:table-cell table:number-columns-repeated="4" table:style-name="ce9"/>
          <table:table-cell table:number-columns-repeated="16379" table:style-name="ce1"/>
        </table:table-row>
        <table:table-row table:number-rows-repeated="3" table:style-name="ro1">
          <table:table-cell table:style-name="ce15"/>
          <table:table-cell table:number-columns-repeated="3" table:style-name="ce9"/>
          <table:table-cell table:style-name="ce23"/>
          <table:table-cell table:style-name="ce21"/>
          <table:table-cell table:number-columns-repeated="16378"/>
        </table:table-row>
        <table:table-row table:number-rows-repeated="2" table:style-name="ro1">
          <table:table-cell table:style-name="ce1"/>
          <table:table-cell table:number-columns-repeated="3" table:style-name="ce9"/>
          <table:table-cell table:style-name="ce23"/>
          <table:table-cell table:style-name="ce21"/>
          <table:table-cell table:number-columns-repeated="16378"/>
        </table:table-row>
        <table:table-row table:number-rows-repeated="3" table:style-name="ro1">
          <table:table-cell table:style-name="ce1"/>
          <table:table-cell table:number-columns-repeated="5" table:style-name="ce9"/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30-09-2022 – 29-09-2023</text:p>
          </table:table-cell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bedeli 48000 den kalan 4000</text:p>
          </table:table-cell>
          <table:table-cell table:number-columns-repeated="2" table:style-name="ce9"/>
          <table:table-cell office:value-type="float" office:value="0" table:formula="of:=[.E45]+[.C46]-[.D46]" table:style-name="ce9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table:style-name="ce1"/>
          <table:table-cell table:style-name="ce9"/>
          <table:table-cell table:style-name="ce1"/>
          <table:table-cell office:value-type="float" office:value="0" table:formula="of:=[.E46]+[.C47]-[.D47]" table:style-name="ce9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30T00:00:00" table:style-name="ce15">
            <text:p>30.01.2023</text:p>
          </table:table-cell>
          <table:table-cell office:value-type="string" table:style-name="ce1">
            <text:p><text:s/>2022 kiradan kalan 1000 5/8</text:p>
          </table:table-cell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1000" table:formula="of:=[.E47]+[.C48]-[.D48]" table:style-name="ce9">
            <text:p>1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2-28T00:00:00" table:style-name="ce15">
            <text:p>28.02.2023</text:p>
          </table:table-cell>
          <table:table-cell office:value-type="string" table:style-name="ce1">
            <text:p><text:s/>2022 kiradan kalan 1000 6/8</text:p>
          </table:table-cell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2000" table:formula="of:=[.E48]+[.C49]-[.D49]" table:style-name="ce9">
            <text:p>2.000,00</text:p>
          </table:table-cell>
          <table:table-cell table:number-columns-repeated="16379"/>
        </table:table-row>
        <table:table-row table:style-name="ro1">
          <table:table-cell office:value-type="date" office:date-value="2023-03-30T00:00:00" table:style-name="ce15">
            <text:p>30.03.2023</text:p>
          </table:table-cell>
          <table:table-cell office:value-type="string" table:style-name="ce1">
            <text:p><text:s/>2022 kiradan kalan 1000 7/8</text:p>
          </table:table-cell>
          <table:table-cell office:value-type="float" office:value="1000" table:style-name="ce9">
            <text:p>1.000,00</text:p>
          </table:table-cell>
          <table:table-cell table:style-name="ce9"/>
          <table:table-cell office:value-type="float" office:value="3000" table:formula="of:=[.E49]+[.C50]-[.D50]" table:style-name="ce9">
            <text:p>3.000,00</text:p>
          </table:table-cell>
          <table:table-cell table:number-columns-repeated="16379"/>
        </table:table-row>
        <table:table-row table:style-name="ro1">
          <table:table-cell office:value-type="date" office:date-value="2023-04-30T00:00:00" table:style-name="ce15">
            <text:p>30.04.2023</text:p>
          </table:table-cell>
          <table:table-cell office:value-type="string" table:style-name="ce1">
            <text:p><text:s/>2022 kiradan kalan 1000 8/8</text:p>
          </table:table-cell>
          <table:table-cell office:value-type="float" office:value="1000" table:style-name="ce9">
            <text:p>1.000,00</text:p>
          </table:table-cell>
          <table:table-cell table:style-name="ce9"/>
          <table:table-cell office:value-type="float" office:value="4000" table:formula="of:=[.E50]+[.C51]-[.D51]" table:style-name="ce9">
            <text:p>4.000,00</text:p>
          </table:table-cell>
          <table:table-cell table:number-columns-repeated="16379"/>
        </table:table-row>
        <table:table-row table:style-name="ro1">
          <table:table-cell table:style-name="ce15"/>
          <table:table-cell table:number-columns-repeated="3" table:style-name="ce1"/>
          <table:table-cell office:value-type="float" office:value="4000" table:formula="of:=[.E51]+[.C52]-[.D52]" table:style-name="ce9">
            <text:p>4.00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23">
            <text:p>1200 TL Elektrik Teminat Bedelinden kalan</text:p>
          </table:table-cell>
          <table:table-cell office:value-type="float" office:value="400" table:style-name="ce9">
            <text:p>400,00</text:p>
          </table:table-cell>
          <table:table-cell table:style-name="ce1"/>
          <table:table-cell office:value-type="float" office:value="4400" table:formula="of:=[.E52]+[.C53]-[.D53]" table:style-name="ce9">
            <text:p>4.40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1 elektrik tmnt 200 5/6</text:p>
          </table:table-cell>
          <table:table-cell table:number-columns-repeated="2" table:style-name="ce9"/>
          <table:table-cell office:value-type="float" office:value="4400" table:formula="of:=[.E53]+[.C54]-[.D54]" table:style-name="ce9">
            <text:p>4.40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2 elektrik tmnt 200 6/6</text:p>
          </table:table-cell>
          <table:table-cell table:number-columns-repeated="2" table:style-name="ce9"/>
          <table:table-cell office:value-type="float" office:value="4400" table:formula="of:=[.E54]+[.C55]-[.D55]" table:style-name="ce9">
            <text:p>4.400,00</text:p>
          </table:table-cell>
          <table:table-cell table:number-columns-repeated="16379"/>
        </table:table-row>
        <table:table-row table:style-name="ro1">
          <table:table-cell table:style-name="ce15"/>
          <table:table-cell table:style-name="ce1"/>
          <table:table-cell table:style-name="ce9"/>
          <table:table-cell table:style-name="ce1"/>
          <table:table-cell office:value-type="float" office:value="4400" table:formula="of:=[.E55]+[.C56]-[.D56]" table:style-name="ce9">
            <text:p>4.400,00</text:p>
          </table:table-cell>
          <table:table-cell table:number-columns-repeated="16379"/>
        </table:table-row>
        <table:table-row table:style-name="ro1">
          <table:table-cell office:value-type="date" office:date-value="2023-03-13T00:00:00" table:style-name="ce15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9"/>
          <table:table-cell office:value-type="float" office:value="2400" table:style-name="ce1">
            <text:p>2400</text:p>
          </table:table-cell>
          <table:table-cell office:value-type="float" office:value="2000" table:formula="of:=[.E56]+[.C57]-[.D57]" table:style-name="ce9">
            <text:p>2.000,00</text:p>
          </table:table-cell>
          <table:table-cell table:number-columns-repeated="16379"/>
        </table:table-row>
        <table:table-row table:style-name="ro1">
          <table:table-cell office:value-type="date" office:date-value="2023-03-13T00:00:00" table:style-name="ce15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1"/>
          <table:table-cell office:value-type="float" office:value="2400" table:style-name="ce1">
            <text:p>2400</text:p>
          </table:table-cell>
          <table:table-cell office:value-type="float" office:value="-400" table:formula="of:=[.E57]+[.C58]-[.D58]" table:style-name="ce9">
            <text:p>-4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3">
            <text:p>2023 şubat elektrik</text:p>
          </table:table-cell>
          <table:table-cell table:style-name="ce1"/>
          <table:table-cell office:value-type="float" office:value="-342.4" table:style-name="ce1">
            <text:p>-342,4</text:p>
          </table:table-cell>
          <table:table-cell office:value-type="float" office:value="-57.600000000000023" table:formula="of:=[.E58]+[.C59]-[.D59]" table:style-name="ce9">
            <text:p>-57,6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3">
            <text:p>elden nakit iade</text:p>
          </table:table-cell>
          <table:table-cell table:style-name="ce1"/>
          <table:table-cell office:value-type="float" office:value="-57.6" table:style-name="ce1">
            <text:p>-57,6</text:p>
          </table:table-cell>
          <table:table-cell office:value-type="float" office:value="0" table:formula="of:=[.E59]+[.C60]-[.D60]" table:style-name="ce9">
            <text:p>0,00</text:p>
          </table:table-cell>
          <table:table-cell table:number-columns-repeated="16379"/>
        </table:table-row>
        <table:table-row table:number-rows-repeated="1048516" table:style-name="ro1">
          <table:table-cell table:number-columns-repeated="16384"/>
        </table:table-row>
      </table:table>
      <table:table table:name="SnH_yazıhane" table:style-name="ta1">
        <table:table-column table:style-name="co23" table:default-cell-style-name="ce1"/>
        <table:table-column table:style-name="co24" table:default-cell-style-name="ce1"/>
        <table:table-column table:style-name="co4" table:default-cell-style-name="ce9"/>
        <table:table-column table:style-name="co5" table:default-cell-style-name="ce9"/>
        <table:table-column table:style-name="co25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5" table:default-cell-style-name="ce1"/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Sanayi 1 Yazıhane</text:p>
          </table:table-cell>
          <table:table-cell table:style-name="ce9"/>
          <table:table-cell office:value-type="string" table:style-name="ce9">
            <text:p>300 m2</text:p>
          </table:table-cell>
          <table:table-cell table:style-name="ce9"/>
          <table:table-cell office:value-type="float" office:value="594.05999999999995" table:formula="of:=SUM([.F6:.F55])" table:style-name="ce24">
            <text:p>594,06</text:p>
          </table:table-cell>
          <table:table-cell office:value-type="float" office:value="-594.05999999999995" table:formula="of:=[.G21]" table:style-name="ce24">
            <text:p>-594,06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6">
            <text:p>Tarih</text:p>
          </table:table-cell>
          <table:table-cell office:value-type="string" table:style-name="ce26">
            <text:p>Açıklama</text:p>
          </table:table-cell>
          <table:table-cell office:value-type="string" table:style-name="ce25">
            <text:p>Kira bedeli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office:value-type="string" table:style-name="ce25">
            <text:p>Masraf</text:p>
          </table:table-cell>
          <table:table-cell office:value-type="string" table:style-name="ce25">
            <text:p>Bakiye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3" table:style-name="ce9"/>
          <table:table-cell table:style-name="ce27"/>
          <table:table-cell table:style-name="ce24"/>
          <table:table-cell table:number-columns-repeated="16377"/>
        </table:table-row>
        <table:table-row table:style-name="ro1">
          <table:table-cell office:value-type="date" office:date-value="2023-01-30T00:00:00" table:style-name="ce15">
            <text:p>30.01.2023</text:p>
          </table:table-cell>
          <table:table-cell office:value-type="string" table:style-name="ce1">
            <text:p>Elektrik 1-2022</text:p>
          </table:table-cell>
          <table:table-cell table:number-columns-repeated="2" table:style-name="ce1"/>
          <table:table-cell table:style-name="ce9"/>
          <table:table-cell office:value-type="float" office:value="183.26" table:style-name="ce9">
            <text:p>183,26</text:p>
          </table:table-cell>
          <table:table-cell office:value-type="float" office:value="-183.26" table:formula="of:=[.G5]+[.E6]-[.F6]" table:style-name="ce9">
            <text:p>-183,26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15">
            <text:p>28.02.2023</text:p>
          </table:table-cell>
          <table:table-cell office:value-type="string" table:style-name="ce1">
            <text:p>Elektrik 2-2022</text:p>
          </table:table-cell>
          <table:table-cell table:number-columns-repeated="2" table:style-name="ce1"/>
          <table:table-cell table:style-name="ce9"/>
          <table:table-cell office:value-type="float" office:value="87.69" table:style-name="ce9">
            <text:p>87,69</text:p>
          </table:table-cell>
          <table:table-cell office:value-type="float" office:value="-270.95" table:formula="of:=[.G6]+[.E7]-[.F7]" table:style-name="ce9">
            <text:p>-270,95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5">
            <text:p>30.03.2023</text:p>
          </table:table-cell>
          <table:table-cell office:value-type="string" table:style-name="ce1">
            <text:p>Elektrik 3-2022</text:p>
          </table:table-cell>
          <table:table-cell table:number-columns-repeated="2" table:style-name="ce1"/>
          <table:table-cell table:style-name="ce9"/>
          <table:table-cell office:value-type="float" office:value="64.930000000000007" table:style-name="ce9">
            <text:p>64,93</text:p>
          </table:table-cell>
          <table:table-cell office:value-type="float" office:value="-335.88" table:formula="of:=[.G7]+[.E8]-[.F8]" table:style-name="ce9">
            <text:p>-335,88</text:p>
          </table:table-cell>
          <table:table-cell table:number-columns-repeated="16377"/>
        </table:table-row>
        <table:table-row table:style-name="ro1">
          <table:table-cell office:value-type="date" office:date-value="2023-04-30T00:00:00" table:style-name="ce15">
            <text:p>30.04.2023</text:p>
          </table:table-cell>
          <table:table-cell office:value-type="string" table:style-name="ce1">
            <text:p>Elektrik 4-2022</text:p>
          </table:table-cell>
          <table:table-cell table:number-columns-repeated="2" table:style-name="ce1"/>
          <table:table-cell table:style-name="ce9"/>
          <table:table-cell office:value-type="float" office:value="107.14" table:style-name="ce9">
            <text:p>107,14</text:p>
          </table:table-cell>
          <table:table-cell office:value-type="float" office:value="-443.02" table:formula="of:=[.G8]+[.E9]-[.F9]" table:style-name="ce9">
            <text:p>-443,02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5">
            <text:p>30.05.2023</text:p>
          </table:table-cell>
          <table:table-cell office:value-type="string" table:style-name="ce1">
            <text:p>Elektrik 5-2022</text:p>
          </table:table-cell>
          <table:table-cell table:number-columns-repeated="2" table:style-name="ce1"/>
          <table:table-cell table:style-name="ce9"/>
          <table:table-cell office:value-type="float" office:value="109.31" table:style-name="ce9">
            <text:p>109,31</text:p>
          </table:table-cell>
          <table:table-cell office:value-type="float" office:value="-552.32999999999993" table:formula="of:=[.G9]+[.E10]-[.F10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14T00:00:00" table:style-name="ce33">
            <text:p>14.05.2023</text:p>
          </table:table-cell>
          <table:table-cell office:value-type="string" table:style-name="ce23">
            <text:p>Bina Vergisi 1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52.32999999999993" table:formula="of:=[.G10]+[.E11]-[.F11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14T00:00:00" table:style-name="ce33">
            <text:p>14.05.2023</text:p>
          </table:table-cell>
          <table:table-cell office:value-type="string" table:style-name="ce23">
            <text:p>Kültür Vergisi 1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1]+[.E12]-[.F12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5">
            <text:p>30.05.2023</text:p>
          </table:table-cell>
          <table:table-cell office:value-type="string" table:style-name="ce1">
            <text:p>Elektrik 6–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2]+[.E13]-[.F13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6-30T00:00:00" table:style-name="ce15">
            <text:p>30.06.2023</text:p>
          </table:table-cell>
          <table:table-cell office:value-type="string" table:style-name="ce1">
            <text:p>Elektrik 7–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3]+[.E14]-[.F14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7-30T00:00:00" table:style-name="ce15">
            <text:p>30.07.2023</text:p>
          </table:table-cell>
          <table:table-cell office:value-type="string" table:style-name="ce1">
            <text:p>Elektrik 8-2022</text:p>
          </table:table-cell>
          <table:table-cell table:number-columns-repeated="2" table:style-name="ce1"/>
          <table:table-cell table:style-name="ce9"/>
          <table:table-cell office:value-type="float" office:value="41.73" table:style-name="ce9">
            <text:p>41,73</text:p>
          </table:table-cell>
          <table:table-cell office:value-type="float" office:value="-594.05999999999995" table:formula="of:=[.G14]+[.E15]-[.F15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08-30T00:00:00" table:style-name="ce15">
            <text:p>30.08.2023</text:p>
          </table:table-cell>
          <table:table-cell office:value-type="string" table:style-name="ce1">
            <text:p>Elektrik 9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94.05999999999995" table:formula="of:=[.G15]+[.E16]-[.F16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09-30T00:00:00" table:style-name="ce15">
            <text:p>30.09.2023</text:p>
          </table:table-cell>
          <table:table-cell office:value-type="string" table:style-name="ce1">
            <text:p>Elektrik 10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94.05999999999995" table:formula="of:=[.G16]+[.E17]-[.F17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0-30T00:00:00" table:style-name="ce15">
            <text:p>30.10.2023</text:p>
          </table:table-cell>
          <table:table-cell office:value-type="string" table:style-name="ce1">
            <text:p>Elektrik 11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94.05999999999995" table:formula="of:=[.G17]+[.E18]-[.F18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0-14T00:00:00" table:style-name="ce33">
            <text:p>14.10.2023</text:p>
          </table:table-cell>
          <table:table-cell office:value-type="string" table:style-name="ce23">
            <text:p>Bina Vergisi 2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94.05999999999995" table:formula="of:=[.G18]+[.E19]-[.F19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0-14T00:00:00" table:style-name="ce33">
            <text:p>14.10.2023</text:p>
          </table:table-cell>
          <table:table-cell office:value-type="string" table:style-name="ce23">
            <text:p>Kültür Vergisi 2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94.05999999999995" table:formula="of:=[.G19]+[.E20]-[.F20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2-30T00:00:00" table:style-name="ce15">
            <text:p>30.12.2023</text:p>
          </table:table-cell>
          <table:table-cell office:value-type="string" table:style-name="ce1">
            <text:p>Elektrik 12-2022</text:p>
          </table:table-cell>
          <table:table-cell table:style-name="ce1"/>
          <table:table-cell table:number-columns-repeated="3" table:style-name="ce9"/>
          <table:table-cell office:value-type="float" office:value="-594.05999999999995" table:formula="of:=[.G20]+[.E21]-[.F21]" table:style-name="ce9">
            <text:p>-594,06</text:p>
          </table:table-cell>
          <table:table-cell table:number-columns-repeated="16377"/>
        </table:table-row>
        <table:table-row table:number-rows-repeated="2" table:style-name="ro1">
          <table:table-cell table:number-columns-repeated="6" table:style-name="ce1"/>
          <table:table-cell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5"/>
          <table:table-cell table:style-name="ce1"/>
          <table:table-cell table:number-columns-repeated="5" table:style-name="ce9"/>
          <table:table-cell table:number-columns-repeated="16377"/>
        </table:table-row>
        <table:table-row table:number-rows-repeated="2" table:style-name="ro1">
          <table:table-cell table:style-name="ce15"/>
          <table:table-cell table:number-columns-repeated="2"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number-columns-repeated="2" table:style-name="ce1"/>
          <table:table-cell table:number-columns-repeated="2" table:style-name="ce9"/>
          <table:table-cell table:style-name="ce23"/>
          <table:table-cell table:number-columns-repeated="2" table:style-name="ce9"/>
          <table:table-cell table:number-columns-repeated="16377"/>
        </table:table-row>
        <table:table-row table:number-rows-repeated="2" table:style-name="ro1">
          <table:table-cell table:style-name="ce15"/>
          <table:table-cell table:style-name="ce1"/>
          <table:table-cell table:number-columns-repeated="2" table:style-name="ce9"/>
          <table:table-cell table:style-name="ce23"/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2" table:style-name="ce9"/>
          <table:table-cell table:style-name="ce23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table:style-name="ce23"/>
          <table:table-cell table:number-columns-repeated="2" table:style-name="ce9"/>
          <table:table-cell table:number-columns-repeated="16377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number-columns-repeated="4" table:style-name="ce9"/>
          <table:table-cell table:style-name="ce24"/>
          <table:table-cell table:number-columns-repeated="16377"/>
        </table:table-row>
        <table:table-row table:number-rows-repeated="1048529" table:style-name="ro1">
          <table:table-cell table:number-columns-repeated="16384"/>
        </table:table-row>
      </table:table>
      <table:table table:name="02-10-TPLM" table:style-name="ta1">
        <table:table-column table:style-name="co26" table:default-cell-style-name="ce1"/>
        <table:table-column table:style-name="co25" table:number-columns-repeated="2" table:default-cell-style-name="ce1"/>
        <table:table-column table:style-name="co4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6" table:default-cell-style-name="ce1"/>
        <table:table-column table:style-name="co5" table:default-cell-style-name="ce1"/>
        <table:table-column table:style-name="co25" table:default-cell-style-name="ce1"/>
        <table:table-column table:style-name="co30" table:default-cell-style-name="ce1"/>
        <table:table-column table:style-name="co6" table:number-columns-repeated="16373" table:default-cell-style-name="ce1"/>
        <table:table-row table:style-name="ro1">
          <table:table-cell table:number-columns-repeated="3" table:style-name="ce23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23">
            <text:p>Sanayi 1200 m2 kira</text:p>
          </table:table-cell>
          <table:table-cell table:number-columns-repeated="2" table:style-name="ce23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26">
            <text:p>Açıklama</text:p>
          </table:table-cell>
          <table:table-cell office:value-type="string" table:style-name="ce26">
            <text:p>Başl.</text:p>
          </table:table-cell>
          <table:table-cell office:value-type="string" table:style-name="ce26">
            <text:p>bitiş</text:p>
          </table:table-cell>
          <table:table-cell office:value-type="string" table:style-name="ce25">
            <text:p>Kira bedeli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office:value-type="string" table:style-name="ce25">
            <text:p>Masraf</text:p>
          </table:table-cell>
          <table:table-cell office:value-type="string" table:style-name="ce25">
            <text:p>Net Kira</text:p>
          </table:table-cell>
          <table:table-cell table:number-columns-repeated="2" table:style-name="ce1"/>
          <table:table-cell table:style-name="ce9"/>
          <table:table-cell table:style-name="ce19"/>
          <table:table-cell table:number-columns-repeated="16372"/>
        </table:table-row>
        <table:table-row table:style-name="ro1">
          <table:table-cell office:value-type="string" table:style-name="ce23">
            <text:p>2022 Kira</text:p>
          </table:table-cell>
          <table:table-cell table:number-columns-repeated="2" table:style-name="ce23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table:style-name="ce23"/>
          <table:table-cell table:number-columns-repeated="2" table:style-name="ce54"/>
          <table:table-cell table:number-columns-repeated="5" table:style-name="ce9"/>
          <table:table-cell table:number-columns-repeated="2" table:style-name="ce55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23">
            <text:p>SnA_Boya</text:p>
          </table:table-cell>
          <table:table-cell office:value-type="date" office:date-value="2023-09-30T00:00:00" table:style-name="ce54">
            <text:p>30.9.23</text:p>
          </table:table-cell>
          <table:table-cell office:value-type="date" office:date-value="2023-09-29T00:00:00" table:style-name="ce54">
            <text:p>29.9.23</text:p>
          </table:table-cell>
          <table:table-cell office:value-type="float" office:value="0" table:formula="of:=['SnyA105-22'.C5]" table:style-name="ce56">
            <text:p>0</text:p>
          </table:table-cell>
          <table:table-cell office:value-type="float" office:value="84000" table:formula="of:=['SnyA105-22'.C6]" table:style-name="ce56">
            <text:p>84.000</text:p>
          </table:table-cell>
          <table:table-cell office:value-type="float" office:value="0" table:formula="of:=['SnyA105-22'.C7]" table:style-name="ce56">
            <text:p>0</text:p>
          </table:table-cell>
          <table:table-cell office:value-type="float" office:value="0" table:formula="of:=['SnyA105-22'.C8]" table:style-name="ce56">
            <text:p>0</text:p>
          </table:table-cell>
          <table:table-cell office:value-type="float" office:value="84000" table:formula="of:=[.E6]-[.G6]" table:style-name="ce56">
            <text:p>84.00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23">
            <text:p>SnB_Karo</text:p>
          </table:table-cell>
          <table:table-cell office:value-type="date" office:date-value="2024-01-01T00:00:00" table:style-name="ce54">
            <text:p>1.1.24</text:p>
          </table:table-cell>
          <table:table-cell office:value-type="date" office:date-value="2024-12-31T00:00:00" table:style-name="ce54">
            <text:p>31.12.24</text:p>
          </table:table-cell>
          <table:table-cell office:value-type="float" office:value="0" table:formula="of:=['SnyB202-22'.C9]" table:style-name="ce56">
            <text:p>0</text:p>
          </table:table-cell>
          <table:table-cell office:value-type="float" office:value="0" table:formula="of:=['SnyB202-22'.C10]" table:style-name="ce56">
            <text:p>0</text:p>
          </table:table-cell>
          <table:table-cell office:value-type="float" office:value="791.33" table:formula="of:=['SnyB202-22'.C11]" table:style-name="ce56">
            <text:p>791</text:p>
          </table:table-cell>
          <table:table-cell office:value-type="float" office:value="0" table:formula="of:=['SnyB202-22'.C12]" table:style-name="ce56">
            <text:p>0</text:p>
          </table:table-cell>
          <table:table-cell office:value-type="float" office:value="0" table:formula="of:=[.E7]-[.G7]" table:style-name="ce56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23">
            <text:p>SnCD_Vinç</text:p>
          </table:table-cell>
          <table:table-cell office:value-type="date" office:date-value="2023-11-30T00:00:00" table:style-name="ce54">
            <text:p>30.11.23</text:p>
          </table:table-cell>
          <table:table-cell office:value-type="date" office:date-value="2024-11-29T00:00:00" table:style-name="ce54">
            <text:p>29.11.24</text:p>
          </table:table-cell>
          <table:table-cell office:value-type="float" office:value="0" table:formula="of:=['SnyC301-22'.C5]" table:style-name="ce56">
            <text:p>0</text:p>
          </table:table-cell>
          <table:table-cell office:value-type="float" office:value="0" table:formula="of:=['SnyC301-22'.C6]" table:style-name="ce56">
            <text:p>0</text:p>
          </table:table-cell>
          <table:table-cell office:value-type="float" office:value="0" table:formula="of:=['SnyC301-22'.C7]" table:style-name="ce56">
            <text:p>0</text:p>
          </table:table-cell>
          <table:table-cell office:value-type="float" office:value="0" table:formula="of:=['SnyC301-22'.C8]" table:style-name="ce56">
            <text:p>0</text:p>
          </table:table-cell>
          <table:table-cell office:value-type="float" office:value="0" table:formula="of:=[.E8]-[.G8]" table:style-name="ce56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23">
            <text:p>SnE_Este</text:p>
          </table:table-cell>
          <table:table-cell office:value-type="date" office:date-value="2023-08-30T00:00:00" table:style-name="ce54">
            <text:p>30.8.23</text:p>
          </table:table-cell>
          <table:table-cell office:value-type="date" office:date-value="2024-08-29T00:00:00" table:style-name="ce54">
            <text:p>29.8.24</text:p>
          </table:table-cell>
          <table:table-cell office:value-type="float" office:value="96000" table:formula="of:=['SnyE502-22'.D5]" table:style-name="ce56">
            <text:p>96.000</text:p>
          </table:table-cell>
          <table:table-cell office:value-type="float" office:value="65000" table:formula="of:=['SnyE502-22'.D6]" table:style-name="ce56">
            <text:p>65.000</text:p>
          </table:table-cell>
          <table:table-cell office:value-type="float" office:value="31000" table:formula="of:=['SnyE502-22'.D7]" table:style-name="ce56">
            <text:p>31.000</text:p>
          </table:table-cell>
          <table:table-cell office:value-type="float" office:value="0" table:formula="of:=['SnyE502-22'.D8]" table:style-name="ce56">
            <text:p>0</text:p>
          </table:table-cell>
          <table:table-cell office:value-type="float" office:value="65000" table:formula="of:=[.E9]-[.G9]" table:style-name="ce56">
            <text:p>65.00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23">
            <text:p>SnF_Pano</text:p>
          </table:table-cell>
          <table:table-cell office:value-type="date" office:date-value="2023-03-31T00:00:00" table:style-name="ce54">
            <text:p>31.3.23</text:p>
          </table:table-cell>
          <table:table-cell office:value-type="date" office:date-value="2024-03-30T00:00:00" table:style-name="ce54">
            <text:p>30.3.24</text:p>
          </table:table-cell>
          <table:table-cell office:value-type="float" office:value="101314.42438598799" table:formula="of:=['SnyF601-22'.D5]" table:style-name="ce56">
            <text:p>101.314</text:p>
          </table:table-cell>
          <table:table-cell office:value-type="float" office:value="98000" table:formula="of:=['SnyF601-22'.D6]" table:style-name="ce56">
            <text:p>98.000</text:p>
          </table:table-cell>
          <table:table-cell office:value-type="float" office:value="3314.4243859879934" table:formula="of:=['SnyF601-22'.D7]" table:style-name="ce56">
            <text:p>3.314</text:p>
          </table:table-cell>
          <table:table-cell office:value-type="float" office:value="0" table:formula="of:=['SnyF601-22'.D8]" table:style-name="ce56">
            <text:p>0</text:p>
          </table:table-cell>
          <table:table-cell office:value-type="float" office:value="98000" table:formula="of:=[.E10]-[.G10]" table:style-name="ce56">
            <text:p>98.00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23">
            <text:p>SnG_Silim</text:p>
          </table:table-cell>
          <table:table-cell office:value-type="date" office:date-value="2023-09-30T00:00:00" table:style-name="ce54">
            <text:p>30.9.23</text:p>
          </table:table-cell>
          <table:table-cell office:value-type="date" office:date-value="2024-09-29T00:00:00" table:style-name="ce54">
            <text:p>29.9.24</text:p>
          </table:table-cell>
          <table:table-cell office:value-type="float" office:value="96000" table:formula="of:=['SnyG702-22'.C5]" table:style-name="ce56">
            <text:p>96.000</text:p>
          </table:table-cell>
          <table:table-cell office:value-type="float" office:value="86000" table:formula="of:=['SnyG702-22'.C6]" table:style-name="ce56">
            <text:p>86.000</text:p>
          </table:table-cell>
          <table:table-cell office:value-type="float" office:value="10000" table:formula="of:=['SnyG702-22'.C7]" table:style-name="ce56">
            <text:p>10.000</text:p>
          </table:table-cell>
          <table:table-cell office:value-type="float" office:value="0" table:formula="of:=['SnyG702-22'.C8]" table:style-name="ce56">
            <text:p>0</text:p>
          </table:table-cell>
          <table:table-cell office:value-type="float" office:value="86000" table:formula="of:=[.E11]-[.G11]" table:style-name="ce56">
            <text:p>86.00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style-name="ce23"/>
          <table:table-cell table:number-columns-repeated="2" table:style-name="ce54"/>
          <table:table-cell table:number-columns-repeated="5" table:style-name="ce56"/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23">
            <text:p>SnH_Yazıhane</text:p>
          </table:table-cell>
          <table:table-cell table:number-columns-repeated="2" table:style-name="ce54"/>
          <table:table-cell table:style-name="ce56"/>
          <table:table-cell office:value-type="float" office:value="0" table:style-name="ce56">
            <text:p>0</text:p>
          </table:table-cell>
          <table:table-cell table:style-name="ce56"/>
          <table:table-cell office:value-type="float" office:value="-594.05999999999995" table:formula="of:=[SnH_yazıhane.F2]*-1" table:style-name="ce56">
            <text:p>-594</text:p>
          </table:table-cell>
          <table:table-cell office:value-type="float" office:value="594.05999999999995" table:formula="of:=[.E13]-[.G13]" table:style-name="ce56">
            <text:p>594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 table:style-name="ce1"/>
          <table:table-cell table:number-columns-repeated="5" table:style-name="ce56"/>
          <table:table-cell table:number-columns-repeated="3" table:style-name="ce9"/>
          <table:table-cell table:style-name="ce27"/>
          <table:table-cell table:number-columns-repeated="16372"/>
        </table:table-row>
        <table:table-row table:style-name="ro1">
          <table:table-cell office:value-type="string" table:style-name="ce23">
            <text:p>Toplamlar</text:p>
          </table:table-cell>
          <table:table-cell table:number-columns-repeated="2" table:style-name="ce23"/>
          <table:table-cell office:value-type="float" office:value="293314.42438598798" table:formula="of:=SUM([.D4:.D14])" table:style-name="ce57">
            <text:p>293.314</text:p>
          </table:table-cell>
          <table:table-cell office:value-type="float" office:value="333000" table:formula="of:=SUM([.E4:.E14])" table:style-name="ce57">
            <text:p>333.000</text:p>
          </table:table-cell>
          <table:table-cell office:value-type="float" office:value="45105.754385987995" table:formula="of:=SUM([.F4:.F14])" table:style-name="ce58">
            <text:p>45.106</text:p>
          </table:table-cell>
          <table:table-cell office:value-type="float" office:value="-594.05999999999995" table:formula="of:=SUM([.G4:.G14])" table:style-name="ce57">
            <text:p>-594</text:p>
          </table:table-cell>
          <table:table-cell office:value-type="float" office:value="333594.06" table:formula="of:=SUM([.H4:.H14])" table:style-name="ce57">
            <text:p>333.594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 table:style-name="ce23"/>
          <table:table-cell table:number-columns-repeated="2" table:style-name="ce57"/>
          <table:table-cell table:style-name="ce59"/>
          <table:table-cell table:number-columns-repeated="2" table:style-name="ce57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56"/>
          <table:table-cell office:value-type="string" table:style-name="ce60">
            <text:p>Sanayi 2022 Toplam Kira Geliri</text:p>
          </table:table-cell>
          <table:table-cell office:value-type="float" office:value="333594.06" table:formula="of:=[.H15]" table:style-name="ce57">
            <text:p>333.594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56"/>
          <table:table-cell table:style-name="ce60"/>
          <table:table-cell table:style-name="ce57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56"/>
          <table:table-cell table:style-name="ce55"/>
          <table:table-cell table:style-name="ce56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56"/>
          <table:table-cell table:style-name="ce21"/>
          <table:table-cell table:style-name="ce56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2" table:style-name="ce1"/>
          <table:table-cell table:number-columns-repeated="7" table:style-name="ce9"/>
          <table:table-cell table:number-columns-repeated="16372"/>
        </table:table-row>
        <table:table-row table:number-rows-repeated="1048555" table:style-name="ro1">
          <table:table-cell table:number-columns-repeated="16384"/>
        </table:table-row>
      </table:table>
      <table:table table:name="02-11-GLR" table:style-name="ta1">
        <table:table-column table:style-name="co31" table:default-cell-style-name="ce1"/>
        <table:table-column table:style-name="co32" table:default-cell-style-name="ce1"/>
        <table:table-column table:style-name="co10" table:default-cell-style-name="ce1"/>
        <table:table-column table:style-name="co33" table:default-cell-style-name="ce1"/>
        <table:table-column table:style-name="co34" table:default-cell-style-name="ce1"/>
        <table:table-column table:style-name="co32" table:default-cell-style-name="ce5"/>
        <table:table-column table:style-name="co35" table:default-cell-style-name="ce5"/>
        <table:table-column table:style-name="co5" table:default-cell-style-name="ce1"/>
        <table:table-column table:style-name="co36" table:default-cell-style-name="ce1"/>
        <table:table-column table:style-name="co18" table:default-cell-style-name="ce9"/>
        <table:table-column table:style-name="co30" table:default-cell-style-name="ce1"/>
        <table:table-column table:style-name="co13" table:default-cell-style-name="ce9"/>
        <table:table-column table:style-name="co1" table:default-cell-style-name="ce1"/>
        <table:table-column table:style-name="co6" table:number-columns-repeated="16371" table:default-cell-style-name="ce1"/>
        <table:table-row table:style-name="ro3">
          <table:table-cell/>
          <table:table-cell table:number-columns-repeated="4" table:style-name="ce1"/>
          <table:table-cell office:value-type="string" table:style-name="ce61">
            <text:p>kira bedeli</text:p>
          </table:table-cell>
          <table:table-cell office:value-type="string" table:style-name="ce61">
            <text:p>tahsilat</text:p>
          </table:table-cell>
          <table:table-cell office:value-type="string" table:style-name="ce62">
            <text:p>alacak bakiye</text:p>
          </table:table-cell>
          <table:table-cell table:style-name="ce6"/>
          <table:table-cell table:style-name="ce63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18" table:style-name="ce64">
            <text:p>2018</text:p>
          </table:table-cell>
          <table:table-cell table:number-columns-repeated="2" table:style-name="ce1"/>
          <table:table-cell office:value-type="string" table:style-name="ce65">
            <text:p>TL</text:p>
          </table:table-cell>
          <table:table-cell office:value-type="string" table:style-name="ce65">
            <text:p>TL</text:p>
          </table:table-cell>
          <table:table-cell office:value-type="string" table:style-name="ce6">
            <text:p>TL</text:p>
          </table:table-cell>
          <table:table-cell office:value-type="string" table:style-name="ce6">
            <text:p>$-TL</text:p>
          </table:table-cell>
          <table:table-cell table:style-name="ce66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15">
            <text:p>30.10.2018</text:p>
          </table:table-cell>
          <table:table-cell office:value-type="string" table:style-name="ce1">
            <text:p>Dursun Durmuş 18-19 Kira Bedeli</text:p>
          </table:table-cell>
          <table:table-cell table:style-name="ce1"/>
          <table:table-cell office:value-type="currency" office:value="25000" table:style-name="ce5">
            <text:p>₺25.000,00</text:p>
          </table:table-cell>
          <table:table-cell table:style-name="ce5"/>
          <table:table-cell office:value-type="float" office:value="25000" table:formula="of:=[.F3]-[.G3]" table:style-name="ce9">
            <text:p>25.000,00</text:p>
          </table:table-cell>
          <table:table-cell table:style-name="ce1"/>
          <table:table-cell table:style-name="ce36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15">
            <text:p>30.10.2018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7500" table:style-name="ce5">
            <text:p>₺7.500,00</text:p>
          </table:table-cell>
          <table:table-cell office:value-type="float" office:value="17500" table:formula="of:=[.H3]+[.F4]-[.G4]" table:style-name="ce9">
            <text:p>17.500,00</text:p>
          </table:table-cell>
          <table:table-cell office:value-type="float" office:value="5.52" table:style-name="ce1">
            <text:p>5,52</text:p>
          </table:table-cell>
          <table:table-cell office:value-type="currency" office:value="1358.6956521739132" table:formula="of:=[.G4]/[.I4]" table:style-name="ce67">
            <text:p>$1.358,7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2-27T00:00:00" table:style-name="ce15">
            <text:p>27.12.2018</text:p>
          </table:table-cell>
          <table:table-cell office:value-type="string" table:style-name="ce1">
            <text:p>ödeme 18</text:p>
          </table:table-cell>
          <table:table-cell table:style-name="ce1"/>
          <table:table-cell table:style-name="ce5"/>
          <table:table-cell office:value-type="currency" office:value="13500" table:style-name="ce5">
            <text:p>₺13.500,00</text:p>
          </table:table-cell>
          <table:table-cell office:value-type="float" office:value="4000" table:formula="of:=[.H4]+[.F5]-[.G5]" table:style-name="ce9">
            <text:p>4.000,00</text:p>
          </table:table-cell>
          <table:table-cell office:value-type="float" office:value="5.28" table:style-name="ce1">
            <text:p>5,28</text:p>
          </table:table-cell>
          <table:table-cell office:value-type="currency" office:value="2556.8181818181815" table:formula="of:=[.G5]/[.I5]" table:style-name="ce67">
            <text:p>$2.556,82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5"/>
          <table:table-cell office:value-type="string" table:style-name="ce27">
            <text:p>TOPLAM</text:p>
          </table:table-cell>
          <table:table-cell table:style-name="ce1"/>
          <table:table-cell office:value-type="currency" office:value="25000" table:formula="of:=SUM([.F3:.F5])" table:style-name="ce7">
            <text:p>₺25.000,00</text:p>
          </table:table-cell>
          <table:table-cell office:value-type="currency" office:value="21000" table:formula="of:=SUM([.G4:.G5])" table:style-name="ce7">
            <text:p>₺21.000,00</text:p>
          </table:table-cell>
          <table:table-cell table:style-name="ce24"/>
          <table:table-cell table:style-name="ce23"/>
          <table:table-cell office:value-type="currency" office:value="3915.513833992095" table:formula="of:=SUM([.J4:.J5])" table:style-name="ce68">
            <text:p>$3.915,5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5"/>
          <table:table-cell table:style-name="ce27"/>
          <table:table-cell table:style-name="ce1"/>
          <table:table-cell table:number-columns-repeated="2" table:style-name="ce7"/>
          <table:table-cell table:style-name="ce24"/>
          <table:table-cell table:style-name="ce23"/>
          <table:table-cell table:style-name="ce68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19" table:style-name="ce64">
            <text:p>2019</text:p>
          </table:table-cell>
          <table:table-cell table:number-columns-repeated="2" table:style-name="ce1"/>
          <table:table-cell table:number-columns-repeated="2" table:style-name="ce5"/>
          <table:table-cell table:style-name="ce9"/>
          <table:table-cell table:style-name="ce1"/>
          <table:table-cell table:style-name="ce67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9-05-10T00:00:00" table:style-name="ce15">
            <text:p>10.05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2000" table:formula="of:=[.H5]+[.F9]-[.G9]" table:style-name="ce9">
            <text:p>2.000,00</text:p>
          </table:table-cell>
          <table:table-cell office:value-type="float" office:value="6.11" table:style-name="ce1">
            <text:p>6,11</text:p>
          </table:table-cell>
          <table:table-cell office:value-type="currency" office:value="327.3322422258592" table:formula="of:=[.G9]/[.I9]" table:style-name="ce67">
            <text:p>$327,3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5">
            <text:p>SnyG701-18</text:p>
          </table:table-cell>
          <table:table-cell office:value-type="date" office:date-value="2019-09-10T00:00:00" table:style-name="ce15">
            <text:p>10.09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0" table:formula="of:=[.H9]+[.F10]-[.G10]" table:style-name="ce9">
            <text:p>0,00</text:p>
          </table:table-cell>
          <table:table-cell office:value-type="float" office:value="5.82" table:style-name="ce1">
            <text:p>5,82</text:p>
          </table:table-cell>
          <table:table-cell office:value-type="currency" office:value="343.64261168384877" table:formula="of:=[.G10]/[.I10]" table:style-name="ce67">
            <text:p>$343,6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5">
            <text:p>SnyG701-19</text:p>
          </table:table-cell>
          <table:table-cell office:value-type="date" office:date-value="2019-10-30T00:00:00" table:style-name="ce15">
            <text:p>30.10.2019</text:p>
          </table:table-cell>
          <table:table-cell office:value-type="string" table:style-name="ce1">
            <text:p><text:s/>Dursun Durmuş 2019-20 Kira</text:p>
          </table:table-cell>
          <table:table-cell table:style-name="ce1"/>
          <table:table-cell office:value-type="currency" office:value="30645" table:style-name="ce69">
            <text:p>₺30.645,00</text:p>
          </table:table-cell>
          <table:table-cell table:style-name="ce69"/>
          <table:table-cell office:value-type="float" office:value="30645" table:formula="of:=[.H10]+[.F11]-[.G11]" table:style-name="ce9">
            <text:p>30.645,00</text:p>
          </table:table-cell>
          <table:table-cell table:style-name="ce1"/>
          <table:table-cell table:style-name="ce67"/>
          <table:table-cell table:number-columns-repeated="16374"/>
        </table:table-row>
        <table:table-row table:style-name="ro1">
          <table:table-cell/>
          <table:table-cell office:value-type="string" table:style-name="ce35">
            <text:p>SnyA101-19</text:p>
          </table:table-cell>
          <table:table-cell office:value-type="date" office:date-value="2019-11-30T00:00:00" table:style-name="ce15">
            <text:p>30.11.2019</text:p>
          </table:table-cell>
          <table:table-cell office:value-type="string" table:style-name="ce1">
            <text:p><text:s/>Fatih Uzun Parçacı</text:p>
          </table:table-cell>
          <table:table-cell office:value-type="string" table:style-name="ce9">
            <text:p>4ay</text:p>
          </table:table-cell>
          <table:table-cell office:value-type="currency" office:value="4000" table:style-name="ce69">
            <text:p>₺4.000,00</text:p>
          </table:table-cell>
          <table:table-cell table:style-name="ce69"/>
          <table:table-cell office:value-type="float" office:value="34645" table:formula="of:=[.H11]+[.F12]-[.G12]" table:style-name="ce9">
            <text:p>34.645,00</text:p>
          </table:table-cell>
          <table:table-cell table:style-name="ce1"/>
          <table:table-cell table:style-name="ce67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1-19</text:p>
          </table:table-cell>
          <table:table-cell office:value-type="date" office:date-value="2019-11-30T00:00:00" table:style-name="ce15">
            <text:p>30.11.2019</text:p>
          </table:table-cell>
          <table:table-cell office:value-type="string" table:style-name="ce1">
            <text:p><text:s/>ödeme 19</text:p>
          </table:table-cell>
          <table:table-cell table:style-name="ce9"/>
          <table:table-cell table:style-name="ce69"/>
          <table:table-cell office:value-type="currency" office:value="4000" table:style-name="ce69">
            <text:p>₺4.000,00</text:p>
          </table:table-cell>
          <table:table-cell office:value-type="float" office:value="30645" table:formula="of:=[.H12]+[.F13]-[.G13]" table:style-name="ce9">
            <text:p>30.645,00</text:p>
          </table:table-cell>
          <table:table-cell office:value-type="float" office:value="5.73" table:style-name="ce1">
            <text:p>5,73</text:p>
          </table:table-cell>
          <table:table-cell office:value-type="currency" office:value="698.08027923211159" table:formula="of:=[.G13]/[.I13]" table:style-name="ce67">
            <text:p>$698,0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9</text:p>
          </table:table-cell>
          <table:table-cell office:value-type="date" office:date-value="2019-11-12T00:00:00" table:style-name="ce15">
            <text:p>12.11.2019</text:p>
          </table:table-cell>
          <table:table-cell office:value-type="string" table:style-name="ce1">
            <text:p><text:s/>ödeme birkan postane</text:p>
          </table:table-cell>
          <table:table-cell office:value-type="string" table:style-name="ce1">
            <text:p>ödeme</text:p>
          </table:table-cell>
          <table:table-cell table:style-name="ce69"/>
          <table:table-cell office:value-type="currency" office:value="18500" table:style-name="ce69">
            <text:p>₺18.500,00</text:p>
          </table:table-cell>
          <table:table-cell office:value-type="float" office:value="12145" table:formula="of:=[.H13]+[.F14]-[.G14]" table:style-name="ce9">
            <text:p>12.145,00</text:p>
          </table:table-cell>
          <table:table-cell office:value-type="float" office:value="5.79" table:style-name="ce1">
            <text:p>5,79</text:p>
          </table:table-cell>
          <table:table-cell office:value-type="currency" office:value="3195.1640759930915" table:formula="of:=[.G14]/[.I14]" table:style-name="ce67">
            <text:p>$3.195,16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5"/>
          <table:table-cell office:value-type="string" table:style-name="ce27">
            <text:p>TOPLAM</text:p>
          </table:table-cell>
          <table:table-cell table:style-name="ce1"/>
          <table:table-cell office:value-type="currency" office:value="34645" table:formula="of:=SUM([.F9:.F14])" table:style-name="ce70">
            <text:p>₺34.645,00</text:p>
          </table:table-cell>
          <table:table-cell office:value-type="currency" office:value="26500" table:formula="of:=SUM([.G9:.G14])" table:style-name="ce70">
            <text:p>₺26.500,00</text:p>
          </table:table-cell>
          <table:table-cell table:style-name="ce24"/>
          <table:table-cell table:style-name="ce23"/>
          <table:table-cell office:value-type="currency" office:value="4564.2192091349116" table:formula="of:=SUM([.J9:.J14])" table:style-name="ce68">
            <text:p>$4.564,22</text:p>
          </table:table-cell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20" table:style-name="ce64">
            <text:p>2020</text:p>
          </table:table-cell>
          <table:table-cell table:style-name="ce9"/>
          <table:table-cell table:style-name="ce27"/>
          <table:table-cell table:style-name="ce71"/>
          <table:table-cell table:style-name="ce69"/>
          <table:table-cell table:style-name="ce9"/>
          <table:table-cell table:style-name="ce1"/>
          <table:table-cell table:style-name="ce72"/>
          <table:table-cell table:number-columns-repeated="16374"/>
        </table:table-row>
        <table:table-row table:style-name="ro1">
          <table:table-cell/>
          <table:table-cell table:style-name="ce1"/>
          <table:table-cell table:style-name="ce15"/>
          <table:table-cell office:value-type="string" table:style-name="ce9">
            <text:p>2019 dan devreden alacak</text:p>
          </table:table-cell>
          <table:table-cell table:style-name="ce27"/>
          <table:table-cell table:style-name="ce71"/>
          <table:table-cell table:style-name="ce69"/>
          <table:table-cell office:value-type="float" office:value="12145" table:formula="of:=[.H14]+[.F17]-[.G17]" table:style-name="ce9">
            <text:p>12.145,00</text:p>
          </table:table-cell>
          <table:table-cell table:style-name="ce1"/>
          <table:table-cell table:style-name="ce7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15">
            <text:p>30.03.2020</text:p>
          </table:table-cell>
          <table:table-cell office:value-type="string" table:style-name="ce1">
            <text:p>Sefa Kani Narlıgöl Yıkama</text:p>
          </table:table-cell>
          <table:table-cell office:value-type="string" table:style-name="ce1">
            <text:p>7 ay</text:p>
          </table:table-cell>
          <table:table-cell office:value-type="currency" office:value="6200" table:style-name="ce69">
            <text:p>₺6.200,00</text:p>
          </table:table-cell>
          <table:table-cell table:style-name="ce69"/>
          <table:table-cell office:value-type="float" office:value="18345" table:formula="of:=[.H17]+[.F18]-[.G18]" table:style-name="ce9">
            <text:p>18.345,00</text:p>
          </table:table-cell>
          <table:table-cell table:style-name="ce1"/>
          <table:table-cell table:style-name="ce67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15">
            <text:p>30.03.2020</text:p>
          </table:table-cell>
          <table:table-cell office:value-type="string" table:style-name="ce1">
            <text:p>Sefa Kani Narlıgöl Yıkama</text:p>
          </table:table-cell>
          <table:table-cell table:style-name="ce1"/>
          <table:table-cell table:style-name="ce69"/>
          <table:table-cell office:value-type="currency" office:value="6200" table:style-name="ce69">
            <text:p>₺6.200,00</text:p>
          </table:table-cell>
          <table:table-cell office:value-type="float" office:value="12145" table:formula="of:=[.H18]+[.F19]-[.G19]" table:style-name="ce9">
            <text:p>12.145,00</text:p>
          </table:table-cell>
          <table:table-cell office:value-type="float" office:value="6.43" table:style-name="ce1">
            <text:p>6,43</text:p>
          </table:table-cell>
          <table:table-cell office:value-type="currency" office:value="964.23017107309488" table:formula="of:=[.G19]/[.I19]" table:style-name="ce67">
            <text:p>$964,2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04-01T00:00:00" table:style-name="ce15">
            <text:p>01.04.2020</text:p>
          </table:table-cell>
          <table:table-cell office:value-type="string" table:style-name="ce1">
            <text:p><text:s/>ödeme birkan postane</text:p>
          </table:table-cell>
          <table:table-cell table:style-name="ce1"/>
          <table:table-cell table:style-name="ce69"/>
          <table:table-cell office:value-type="currency" office:value="5000" table:style-name="ce69">
            <text:p>₺5.000,00</text:p>
          </table:table-cell>
          <table:table-cell office:value-type="float" office:value="7145" table:formula="of:=[.H19]+[.F20]-[.G20]" table:style-name="ce36">
            <text:p>7.145,00</text:p>
          </table:table-cell>
          <table:table-cell office:value-type="float" office:value="6.64" table:style-name="ce1">
            <text:p>6,64</text:p>
          </table:table-cell>
          <table:table-cell office:value-type="currency" office:value="753.01204819277109" table:formula="of:=[.G20]/[.I20]" table:style-name="ce67">
            <text:p>$753,0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30T00:00:00" table:style-name="ce15">
            <text:p>30.08.2020</text:p>
          </table:table-cell>
          <table:table-cell office:value-type="string" table:style-name="ce1">
            <text:p><text:s/>Fatih Arslantaş 20-21 KB</text:p>
          </table:table-cell>
          <table:table-cell table:style-name="ce1"/>
          <table:table-cell office:value-type="currency" office:value="30000" table:style-name="ce69">
            <text:p>₺30.000,00</text:p>
          </table:table-cell>
          <table:table-cell table:style-name="ce69"/>
          <table:table-cell office:value-type="float" office:value="37145" table:formula="of:=[.H20]+[.F21]-[.G21]" table:style-name="ce9">
            <text:p>37.145,00</text:p>
          </table:table-cell>
          <table:table-cell table:style-name="ce1"/>
          <table:table-cell table:style-name="ce7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20T00:00:00" table:style-name="ce15">
            <text:p>20.08.2020</text:p>
          </table:table-cell>
          <table:table-cell office:value-type="string" table:style-name="ce1">
            <text:p>nakit ödeme 20-3-7/12</text:p>
          </table:table-cell>
          <table:table-cell table:style-name="ce9"/>
          <table:table-cell table:style-name="ce69"/>
          <table:table-cell office:value-type="currency" office:value="15000" table:style-name="ce69">
            <text:p>₺15.000,00</text:p>
          </table:table-cell>
          <table:table-cell office:value-type="float" office:value="22145" table:formula="of:=[.H21]+[.F22]-[.G22]" table:style-name="ce9">
            <text:p>22.145,00</text:p>
          </table:table-cell>
          <table:table-cell office:value-type="float" office:value="7.34" table:style-name="ce1">
            <text:p>7,34</text:p>
          </table:table-cell>
          <table:table-cell office:value-type="currency" office:value="2043.5967302452316" table:formula="of:=[.G22]/[.I22]" table:style-name="ce67">
            <text:p>$2.043,6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9-30T00:00:00" table:style-name="ce15">
            <text:p>30.09.2020</text:p>
          </table:table-cell>
          <table:table-cell office:value-type="string" table:style-name="ce1">
            <text:p>Kira Ödemesii 20-8/12</text:p>
          </table:table-cell>
          <table:table-cell table:style-name="ce9"/>
          <table:table-cell table:style-name="ce69"/>
          <table:table-cell office:value-type="currency" office:value="3000" table:style-name="ce69">
            <text:p>₺3.000,00</text:p>
          </table:table-cell>
          <table:table-cell office:value-type="float" office:value="19145" table:formula="of:=[.H22]+[.F23]-[.G23]" table:style-name="ce9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384.61538461538464" table:formula="of:=[.G23]/[.I23]" table:style-name="ce67">
            <text:p>$384,6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15">
            <text:p>30.10.2020</text:p>
          </table:table-cell>
          <table:table-cell office:value-type="string" table:style-name="ce1">
            <text:p>Kemal Kükrer Yıkama</text:p>
          </table:table-cell>
          <table:table-cell office:value-type="string" table:style-name="ce1">
            <text:p>6 ay</text:p>
          </table:table-cell>
          <table:table-cell office:value-type="currency" office:value="7800" table:style-name="ce69">
            <text:p>₺7.800,00</text:p>
          </table:table-cell>
          <table:table-cell table:style-name="ce69"/>
          <table:table-cell office:value-type="float" office:value="26945" table:formula="of:=[.H23]+[.F24]-[.G24]" table:style-name="ce9">
            <text:p>26.945,00</text:p>
          </table:table-cell>
          <table:table-cell table:style-name="ce1"/>
          <table:table-cell table:style-name="ce7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15">
            <text:p>30.10.2020</text:p>
          </table:table-cell>
          <table:table-cell office:value-type="string" table:style-name="ce1">
            <text:p>Kemal Kükrer Yıkama</text:p>
          </table:table-cell>
          <table:table-cell table:style-name="ce1"/>
          <table:table-cell table:style-name="ce69"/>
          <table:table-cell office:value-type="currency" office:value="7800" table:style-name="ce69">
            <text:p>₺7.800,00</text:p>
          </table:table-cell>
          <table:table-cell office:value-type="float" office:value="19145" table:formula="of:=[.H24]+[.F25]-[.G25]" table:style-name="ce9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1000" table:formula="of:=[.G25]/[.I25]" table:style-name="ce67">
            <text:p>$1.0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0-30T00:00:00" table:style-name="ce15">
            <text:p>30.10.2020</text:p>
          </table:table-cell>
          <table:table-cell office:value-type="string" table:style-name="ce1">
            <text:p>Kasım 2020 kira bedeli</text:p>
          </table:table-cell>
          <table:table-cell table:style-name="ce1"/>
          <table:table-cell office:value-type="currency" office:value="3014" table:style-name="ce69">
            <text:p>₺3.014,00</text:p>
          </table:table-cell>
          <table:table-cell table:style-name="ce69"/>
          <table:table-cell office:value-type="float" office:value="22159" table:formula="of:=[.H25]+[.F26]-[.G26]" table:style-name="ce9">
            <text:p>22.159,00</text:p>
          </table:table-cell>
          <table:table-cell table:style-name="ce1"/>
          <table:table-cell table:style-name="ce7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1-16T00:00:00" table:style-name="ce15">
            <text:p>16.11.2020</text:p>
          </table:table-cell>
          <table:table-cell office:value-type="string" table:style-name="ce1">
            <text:p><text:s/>işyeri boşaltıldı 16 günlük kira</text:p>
          </table:table-cell>
          <table:table-cell table:style-name="ce1"/>
          <table:table-cell office:value-type="currency" office:value="1610" table:style-name="ce69">
            <text:p>₺1.610,00</text:p>
          </table:table-cell>
          <table:table-cell table:style-name="ce69"/>
          <table:table-cell office:value-type="float" office:value="23769" table:formula="of:=[.H26]+[.F27]-[.G27]" table:style-name="ce9">
            <text:p>23.769,00</text:p>
          </table:table-cell>
          <table:table-cell table:style-name="ce1"/>
          <table:table-cell table:style-name="ce7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15">
            <text:p>20.10.2020</text:p>
          </table:table-cell>
          <table:table-cell office:value-type="string" table:style-name="ce1">
            <text:p><text:s/>Ali Demirel Hurdacı 20-21 KB</text:p>
          </table:table-cell>
          <table:table-cell table:style-name="ce1"/>
          <table:table-cell office:value-type="currency" office:value="35000" table:style-name="ce69">
            <text:p>₺35.000,00</text:p>
          </table:table-cell>
          <table:table-cell table:style-name="ce69"/>
          <table:table-cell office:value-type="float" office:value="58769" table:formula="of:=[.H27]+[.F28]-[.G28]" table:style-name="ce9">
            <text:p>58.769,00</text:p>
          </table:table-cell>
          <table:table-cell table:style-name="ce1"/>
          <table:table-cell table:style-name="ce7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15">
            <text:p>20.10.2020</text:p>
          </table:table-cell>
          <table:table-cell office:value-type="string" table:style-name="ce1">
            <text:p>20-21 Kira Bedeli 20-1-7/12</text:p>
          </table:table-cell>
          <table:table-cell table:style-name="ce1"/>
          <table:table-cell table:style-name="ce69"/>
          <table:table-cell office:value-type="currency" office:value="20000" table:style-name="ce69">
            <text:p>₺20.000,00</text:p>
          </table:table-cell>
          <table:table-cell office:value-type="float" office:value="38769" table:formula="of:=[.H28]+[.F29]-[.G29]" table:style-name="ce9">
            <text:p>38.769,00</text:p>
          </table:table-cell>
          <table:table-cell office:value-type="float" office:value="7.87" table:style-name="ce1">
            <text:p>7,87</text:p>
          </table:table-cell>
          <table:table-cell office:value-type="currency" office:value="2541.2960609911056" table:formula="of:=[.G29]/[.I29]" table:style-name="ce67">
            <text:p>$2.541,3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1-30T00:00:00" table:style-name="ce15">
            <text:p>30.11.2020</text:p>
          </table:table-cell>
          <table:table-cell office:value-type="string" table:style-name="ce1">
            <text:p>20-21 Kira Bedeli 20-8/12</text:p>
          </table:table-cell>
          <table:table-cell table:style-name="ce1"/>
          <table:table-cell table:style-name="ce69"/>
          <table:table-cell office:value-type="currency" office:value="3000" table:style-name="ce69">
            <text:p>₺3.000,00</text:p>
          </table:table-cell>
          <table:table-cell office:value-type="float" office:value="35769" table:formula="of:=[.H29]+[.F30]-[.G30]" table:style-name="ce9">
            <text:p>35.769,00</text:p>
          </table:table-cell>
          <table:table-cell office:value-type="float" office:value="7.79" table:style-name="ce1">
            <text:p>7,79</text:p>
          </table:table-cell>
          <table:table-cell office:value-type="currency" office:value="385.10911424903725" table:formula="of:=[.G30]/[.I30]" table:style-name="ce67">
            <text:p>$385,1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1-12T00:00:00" table:style-name="ce15">
            <text:p>12.11.2020</text:p>
          </table:table-cell>
          <table:table-cell office:value-type="string" table:style-name="ce1">
            <text:p>Kira Ödemesi 20-9/12</text:p>
          </table:table-cell>
          <table:table-cell table:style-name="ce9"/>
          <table:table-cell table:style-name="ce69"/>
          <table:table-cell office:value-type="currency" office:value="3000" table:style-name="ce69">
            <text:p>₺3.000,00</text:p>
          </table:table-cell>
          <table:table-cell office:value-type="float" office:value="32769" table:formula="of:=[.H30]+[.F31]-[.G31]" table:style-name="ce9">
            <text:p>32.769,00</text:p>
          </table:table-cell>
          <table:table-cell office:value-type="float" office:value="8" table:style-name="ce1">
            <text:p>8</text:p>
          </table:table-cell>
          <table:table-cell office:value-type="currency" office:value="375" table:formula="of:=[.G31]/[.I31]" table:style-name="ce67">
            <text:p>$375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2-12T00:00:00" table:style-name="ce15">
            <text:p>12.12.2020</text:p>
          </table:table-cell>
          <table:table-cell office:value-type="string" table:style-name="ce1">
            <text:p>Kira Ödemesi 20-10/12</text:p>
          </table:table-cell>
          <table:table-cell table:style-name="ce9"/>
          <table:table-cell table:style-name="ce69"/>
          <table:table-cell office:value-type="currency" office:value="1500" table:style-name="ce69">
            <text:p>₺1.500,00</text:p>
          </table:table-cell>
          <table:table-cell office:value-type="float" office:value="31269" table:formula="of:=[.H31]+[.F32]-[.G32]" table:style-name="ce9">
            <text:p>31.269,00</text:p>
          </table:table-cell>
          <table:table-cell office:value-type="float" office:value="8" table:style-name="ce1">
            <text:p>8</text:p>
          </table:table-cell>
          <table:table-cell office:value-type="currency" office:value="187.5" table:formula="of:=[.G32]/[.I32]" table:style-name="ce67">
            <text:p>$187,5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27">
            <text:p>TOPLAM</text:p>
          </table:table-cell>
          <table:table-cell table:style-name="ce1"/>
          <table:table-cell office:value-type="currency" office:value="83624" table:formula="of:=SUM([.F18:.F32])" table:style-name="ce70">
            <text:p>₺83.624,00</text:p>
          </table:table-cell>
          <table:table-cell office:value-type="currency" office:value="64500" table:formula="of:=SUM([.G18:.G32])" table:style-name="ce70">
            <text:p>₺64.500,00</text:p>
          </table:table-cell>
          <table:table-cell table:style-name="ce9"/>
          <table:table-cell table:style-name="ce1"/>
          <table:table-cell office:value-type="currency" office:value="8634.3595093666245" table:formula="of:=SUM([.J17:.J32])" table:style-name="ce68">
            <text:p>$8.634,3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1"/>
          <table:table-cell table:style-name="ce9"/>
          <table:table-cell table:style-name="ce27"/>
          <table:table-cell table:style-name="ce24"/>
          <table:table-cell table:number-columns-repeated="2" table:style-name="ce69"/>
          <table:table-cell table:style-name="ce1"/>
          <table:table-cell table:style-name="ce36"/>
          <table:table-cell table:style-name="ce72"/>
          <table:table-cell table:number-columns-repeated="16374" table:style-name="ce1"/>
        </table:table-row>
        <table:table-row table:style-name="ro4">
          <table:table-cell/>
          <table:table-cell table:style-name="ce1"/>
          <table:table-cell office:value-type="float" office:value="2021" table:style-name="ce64">
            <text:p>2021</text:p>
          </table:table-cell>
          <table:table-cell table:number-columns-repeated="2" table:style-name="ce1"/>
          <table:table-cell table:number-columns-repeated="2" table:style-name="ce69"/>
          <table:table-cell table:style-name="ce9"/>
          <table:table-cell table:style-name="ce1"/>
          <table:table-cell table:style-name="ce7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1-30T00:00:00" table:style-name="ce15">
            <text:p>30.01.2021</text:p>
          </table:table-cell>
          <table:table-cell office:value-type="string" table:style-name="ce1">
            <text:p>2020-21 Kira Bedeli 9-10/12 senetli</text:p>
          </table:table-cell>
          <table:table-cell table:style-name="ce1"/>
          <table:table-cell table:style-name="ce69"/>
          <table:table-cell office:value-type="currency" office:value="6000" table:style-name="ce69">
            <text:p>₺6.000,00</text:p>
          </table:table-cell>
          <table:table-cell office:value-type="float" office:value="25269" table:formula="of:=[.H32]+[.F36]-[.G36]" table:style-name="ce9">
            <text:p>25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6]/[.I36]" table:style-name="ce67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3-30T00:00:00" table:style-name="ce15">
            <text:p>30.03.2021</text:p>
          </table:table-cell>
          <table:table-cell office:value-type="string" table:style-name="ce1">
            <text:p>2020-21 Kira Bedeli 11-12/12 senetli</text:p>
          </table:table-cell>
          <table:table-cell table:style-name="ce1"/>
          <table:table-cell table:style-name="ce69"/>
          <table:table-cell office:value-type="currency" office:value="6000" table:style-name="ce69">
            <text:p>₺6.000,00</text:p>
          </table:table-cell>
          <table:table-cell office:value-type="float" office:value="19269" table:formula="of:=[.H36]+[.F37]-[.G37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7]/[.I37]" table:style-name="ce67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15">
            <text:p>30.04.2021</text:p>
          </table:table-cell>
          <table:table-cell office:value-type="string" table:style-name="ce1">
            <text:p>Saliha Şahin (Ali) Yıkama</text:p>
          </table:table-cell>
          <table:table-cell office:value-type="string" table:style-name="ce1">
            <text:p>4ay22gun</text:p>
          </table:table-cell>
          <table:table-cell office:value-type="currency" office:value="6800" table:style-name="ce69">
            <text:p>₺6.800,00</text:p>
          </table:table-cell>
          <table:table-cell table:style-name="ce69"/>
          <table:table-cell office:value-type="float" office:value="26069" table:formula="of:=[.H37]+[.F38]-[.G38]" table:style-name="ce9">
            <text:p>26.069,00</text:p>
          </table:table-cell>
          <table:table-cell table:style-name="ce1"/>
          <table:table-cell table:style-name="ce7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15">
            <text:p>30.04.2021</text:p>
          </table:table-cell>
          <table:table-cell office:value-type="string" table:style-name="ce1">
            <text:p>Saliha Şahin (Ali) Yıkama</text:p>
          </table:table-cell>
          <table:table-cell table:style-name="ce1"/>
          <table:table-cell table:style-name="ce69"/>
          <table:table-cell office:value-type="currency" office:value="6800" table:style-name="ce69">
            <text:p>₺6.800,00</text:p>
          </table:table-cell>
          <table:table-cell office:value-type="float" office:value="19269" table:formula="of:=[.H38]+[.F39]-[.G39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800" table:formula="of:=[.G39]/[.I39]" table:style-name="ce67">
            <text:p>$8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15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office:value-type="currency" office:value="24000" table:style-name="ce69">
            <text:p>₺24.000,00</text:p>
          </table:table-cell>
          <table:table-cell table:style-name="ce69"/>
          <table:table-cell office:value-type="float" office:value="43269" table:formula="of:=[.H39]+[.F40]-[.G40]" table:style-name="ce9">
            <text:p>43.269,00</text:p>
          </table:table-cell>
          <table:table-cell table:style-name="ce1"/>
          <table:table-cell table:style-name="ce7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15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table:style-name="ce69"/>
          <table:table-cell office:value-type="currency" office:value="24000" table:style-name="ce69">
            <text:p>₺24.000,00</text:p>
          </table:table-cell>
          <table:table-cell office:value-type="float" office:value="19269" table:formula="of:=[.H40]+[.F41]-[.G41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2823.5294117647059" table:formula="of:=[.G41]/[.I41]" table:style-name="ce67">
            <text:p>$2.8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1-03-12T00:00:00" table:style-name="ce15">
            <text:p>12.03.2021</text:p>
          </table:table-cell>
          <table:table-cell office:value-type="string" table:style-name="ce1">
            <text:p>Fatih forklift</text:p>
          </table:table-cell>
          <table:table-cell table:style-name="ce1"/>
          <table:table-cell table:style-name="ce69"/>
          <table:table-cell office:value-type="currency" office:value="1750" table:style-name="ce69">
            <text:p>₺1.750,00</text:p>
          </table:table-cell>
          <table:table-cell office:value-type="float" office:value="17519" table:formula="of:=[.H41]+[.F42]-[.G42]" table:style-name="ce9">
            <text:p>17.519,00</text:p>
          </table:table-cell>
          <table:table-cell office:value-type="float" office:value="8.5" table:style-name="ce1">
            <text:p>8,5</text:p>
          </table:table-cell>
          <table:table-cell office:value-type="currency" office:value="205.88235294117646" table:formula="of:=[.G42]/[.I42]" table:style-name="ce67">
            <text:p>$2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4-21T00:00:00" table:style-name="ce15">
            <text:p>21.04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69"/>
          <table:table-cell office:value-type="currency" office:value="3000" table:style-name="ce69">
            <text:p>₺3.000,00</text:p>
          </table:table-cell>
          <table:table-cell office:value-type="float" office:value="14519" table:formula="of:=[.H42]+[.F43]-[.G43]" table:style-name="ce9">
            <text:p>14.519,00</text:p>
          </table:table-cell>
          <table:table-cell office:value-type="float" office:value="8.5" table:style-name="ce1">
            <text:p>8,5</text:p>
          </table:table-cell>
          <table:table-cell office:value-type="currency" office:value="352.94117647058823" table:formula="of:=[.G43]/[.I43]" table:style-name="ce67">
            <text:p>$352,9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6-05T00:00:00" table:style-name="ce15">
            <text:p>05.06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69"/>
          <table:table-cell office:value-type="currency" office:value="2750" table:style-name="ce69">
            <text:p>₺2.750,00</text:p>
          </table:table-cell>
          <table:table-cell office:value-type="float" office:value="11769" table:formula="of:=[.H43]+[.F44]-[.G44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23.52941176470586" table:formula="of:=[.G44]/[.I44]" table:style-name="ce67">
            <text:p>$3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15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office:value-type="currency" office:value="28800" table:style-name="ce69">
            <text:p>₺28.800,00</text:p>
          </table:table-cell>
          <table:table-cell table:style-name="ce69"/>
          <table:table-cell office:value-type="float" office:value="40569" table:formula="of:=[.H44]+[.F45]-[.G45]" table:style-name="ce9">
            <text:p>40.569,00</text:p>
          </table:table-cell>
          <table:table-cell table:style-name="ce1"/>
          <table:table-cell table:style-name="ce7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15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table:style-name="ce69"/>
          <table:table-cell office:value-type="currency" office:value="28800" table:style-name="ce69">
            <text:p>₺28.800,00</text:p>
          </table:table-cell>
          <table:table-cell office:value-type="float" office:value="11769" table:formula="of:=[.H45]+[.F46]-[.G46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388.2352941176468" table:formula="of:=[.G46]/[.I46]" table:style-name="ce67">
            <text:p>$3.388,2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15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office:value-type="currency" office:value="43160" table:style-name="ce69">
            <text:p>₺43.160,00</text:p>
          </table:table-cell>
          <table:table-cell table:style-name="ce69"/>
          <table:table-cell office:value-type="float" office:value="54929" table:formula="of:=[.H46]+[.F47]-[.G47]" table:style-name="ce9">
            <text:p>54.929,00</text:p>
          </table:table-cell>
          <table:table-cell table:style-name="ce1"/>
          <table:table-cell table:style-name="ce7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15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table:style-name="ce69"/>
          <table:table-cell office:value-type="currency" office:value="43160" table:style-name="ce69">
            <text:p>₺43.160,00</text:p>
          </table:table-cell>
          <table:table-cell office:value-type="float" office:value="11769" table:formula="of:=[.H47]+[.F48]-[.G48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5077.6470588235297" table:formula="of:=[.G48]/[.I48]" table:style-name="ce67">
            <text:p>$5.077,6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15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office:value-type="currency" office:value="30000" table:style-name="ce69">
            <text:p>₺30.000,00</text:p>
          </table:table-cell>
          <table:table-cell table:style-name="ce69"/>
          <table:table-cell office:value-type="float" office:value="41769" table:formula="of:=[.H48]+[.F49]-[.G49]" table:style-name="ce9">
            <text:p>41.769,00</text:p>
          </table:table-cell>
          <table:table-cell table:style-name="ce1"/>
          <table:table-cell table:style-name="ce7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15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table:style-name="ce69"/>
          <table:table-cell office:value-type="currency" office:value="30000" table:style-name="ce69">
            <text:p>₺30.000,00</text:p>
          </table:table-cell>
          <table:table-cell office:value-type="float" office:value="11769" table:formula="of:=[.H49]+[.F50]-[.G50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529.4117647058824" table:formula="of:=[.G50]/[.I50]" table:style-name="ce67">
            <text:p>$3.529,4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5"/>
          <table:table-cell table:number-columns-repeated="2" table:style-name="ce1"/>
          <table:table-cell table:number-columns-repeated="2" table:style-name="ce69"/>
          <table:table-cell table:style-name="ce9"/>
          <table:table-cell table:style-name="ce1"/>
          <table:table-cell table:style-name="ce67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27">
            <text:p>2021 YIL KİRA TUTARI</text:p>
          </table:table-cell>
          <table:table-cell table:style-name="ce1"/>
          <table:table-cell office:value-type="currency" office:value="132760" table:formula="of:=SUM([.F36:.F50])" table:style-name="ce70">
            <text:p>₺132.760,00</text:p>
          </table:table-cell>
          <table:table-cell table:style-name="ce69"/>
          <table:table-cell table:style-name="ce9"/>
          <table:table-cell table:style-name="ce1"/>
          <table:table-cell office:value-type="currency" office:value="17912.941176470587" table:formula="of:=SUM([.J36:.J51])" table:style-name="ce68">
            <text:p>$17.912,94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27">
            <text:p>2021 YILI TOPLAM GELİR</text:p>
          </table:table-cell>
          <table:table-cell table:style-name="ce1"/>
          <table:table-cell table:style-name="ce69"/>
          <table:table-cell office:value-type="currency" office:value="152260" table:formula="of:=SUM([.G36:.G50])" table:style-name="ce70">
            <text:p>₺152.260,00</text:p>
          </table:table-cell>
          <table:table-cell table:number-columns-repeated="2" table:style-name="ce1"/>
          <table:table-cell table:style-name="ce72"/>
          <table:table-cell table:number-columns-repeated="16374"/>
        </table:table-row>
        <table:table-row table:number-rows-repeated="5" table:style-name="ro1">
          <table:table-cell/>
          <table:table-cell table:number-columns-repeated="4" table:style-name="ce1"/>
          <table:table-cell table:number-columns-repeated="2" table:style-name="ce69"/>
          <table:table-cell table:number-columns-repeated="2" table:style-name="ce1"/>
          <table:table-cell table:style-name="ce72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22" table:style-name="ce64">
            <text:p>2022</text:p>
          </table:table-cell>
          <table:table-cell table:number-columns-repeated="2" table:style-name="ce1"/>
          <table:table-cell table:number-columns-repeated="2" table:style-name="ce69"/>
          <table:table-cell table:number-columns-repeated="2" table:style-name="ce1"/>
          <table:table-cell table:style-name="ce7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15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office:value-type="currency" office:value="36000" table:style-name="ce73">
            <text:p>₺36.000,00</text:p>
          </table:table-cell>
          <table:table-cell table:style-name="ce69"/>
          <table:table-cell office:value-type="float" office:value="47769" table:formula="of:=[.H50]+[.F60]-[.G60]" table:style-name="ce9">
            <text:p>47.769,00</text:p>
          </table:table-cell>
          <table:table-cell table:style-name="ce1"/>
          <table:table-cell table:style-name="ce7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15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69"/>
          <table:table-cell office:value-type="currency" office:value="28000" table:style-name="ce73">
            <text:p>₺28.000,00</text:p>
          </table:table-cell>
          <table:table-cell office:value-type="float" office:value="19769" table:formula="of:=[.H60]+[.F61]-[.G61]" table:style-name="ce9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513.5135135135135" table:formula="of:=[.G61]/[.I61]" table:style-name="ce67">
            <text:p>$1.513,5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4-30T00:00:00" table:style-name="ce15">
            <text:p>30.04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69"/>
          <table:table-cell office:value-type="currency" office:value="4000" table:style-name="ce73">
            <text:p>₺4.000,00</text:p>
          </table:table-cell>
          <table:table-cell office:value-type="float" office:value="15769" table:formula="of:=[.H61]+[.F62]-[.G62]" table:style-name="ce9">
            <text:p>15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2]/[.I62]" table:style-name="ce67">
            <text:p>$216,22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5-30T00:00:00" table:style-name="ce15">
            <text:p>30.05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69"/>
          <table:table-cell office:value-type="currency" office:value="4000" table:style-name="ce73">
            <text:p>₺4.000,00</text:p>
          </table:table-cell>
          <table:table-cell office:value-type="float" office:value="11769" table:formula="of:=[.H62]+[.F63]-[.G63]" table:style-name="ce9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3]/[.I63]" table:style-name="ce67">
            <text:p>$216,2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15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office:value-type="currency" office:value="45000" table:style-name="ce69">
            <text:p>₺45.000,00</text:p>
          </table:table-cell>
          <table:table-cell table:style-name="ce69"/>
          <table:table-cell office:value-type="float" office:value="56769" table:formula="of:=[.H63]+[.F64]-[.G64]" table:style-name="ce9">
            <text:p>56.769,00</text:p>
          </table:table-cell>
          <table:table-cell table:style-name="ce1"/>
          <table:table-cell table:style-name="ce72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15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69"/>
          <table:table-cell office:value-type="currency" office:value="20000" table:style-name="ce69">
            <text:p>₺20.000,00</text:p>
          </table:table-cell>
          <table:table-cell office:value-type="float" office:value="36769" table:formula="of:=[.H64]+[.F65]-[.G65]" table:style-name="ce9">
            <text:p>3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1.081081081081" table:formula="of:=[.G65]/[.I65]" table:style-name="ce67">
            <text:p>$1.081,08</text:p>
          </table:table-cell>
          <table:table-cell table:style-name="ce1"/>
          <table:table-cell table:style-name="ce9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5T00:00:00" table:style-name="ce15">
            <text:p>05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69"/>
          <table:table-cell office:value-type="currency" office:value="25000" table:style-name="ce69">
            <text:p>₺25.000,00</text:p>
          </table:table-cell>
          <table:table-cell office:value-type="float" office:value="11769" table:formula="of:=[.H65]+[.F66]-[.G66]" table:style-name="ce9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351.3513513513512" table:formula="of:=[.G66]/[.I66]" table:style-name="ce67">
            <text:p>$1.351,3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15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office:value-type="currency" office:value="48000" table:style-name="ce74">
            <text:p>₺48.000,00</text:p>
          </table:table-cell>
          <table:table-cell table:style-name="ce69"/>
          <table:table-cell office:value-type="float" office:value="59769" table:formula="of:=[.H66]+[.F67]-[.G67]" table:style-name="ce9">
            <text:p>59.769,00</text:p>
          </table:table-cell>
          <table:table-cell table:style-name="ce1"/>
          <table:table-cell table:style-name="ce72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15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69"/>
          <table:table-cell office:value-type="currency" office:value="40000" table:style-name="ce74">
            <text:p>₺40.000,00</text:p>
          </table:table-cell>
          <table:table-cell office:value-type="float" office:value="19769" table:formula="of:=[.H67]+[.F68]-[.G68]" table:style-name="ce9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68]/[.I68]" table:style-name="ce67">
            <text:p>$2.162,16</text:p>
          </table:table-cell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9-30T00:00:00" table:style-name="ce15">
            <text:p>30.09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69"/>
          <table:table-cell office:value-type="currency" office:value="1000" table:style-name="ce74">
            <text:p>₺1.000,00</text:p>
          </table:table-cell>
          <table:table-cell office:value-type="float" office:value="18769" table:formula="of:=[.H68]+[.F69]-[.G69]" table:style-name="ce9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69]/[.I69]" table:style-name="ce67">
            <text:p>$54,05</text:p>
          </table:table-cell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0-30T00:00:00" table:style-name="ce15">
            <text:p>30.10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69"/>
          <table:table-cell office:value-type="currency" office:value="1000" table:style-name="ce74">
            <text:p>₺1.000,00</text:p>
          </table:table-cell>
          <table:table-cell office:value-type="float" office:value="17769" table:formula="of:=[.H69]+[.F70]-[.G70]" table:style-name="ce9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0]/[.I70]" table:style-name="ce67">
            <text:p>$54,05</text:p>
          </table:table-cell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15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office:value-type="currency" office:value="40000" table:style-name="ce69">
            <text:p>₺40.000,00</text:p>
          </table:table-cell>
          <table:table-cell table:style-name="ce69"/>
          <table:table-cell office:value-type="float" office:value="57769" table:formula="of:=[.H70]+[.F71]-[.G71]" table:style-name="ce9">
            <text:p>57.769,00</text:p>
          </table:table-cell>
          <table:table-cell table:style-name="ce1"/>
          <table:table-cell table:style-name="ce72"/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15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table:style-name="ce69"/>
          <table:table-cell office:value-type="currency" office:value="40000" table:style-name="ce69">
            <text:p>₺40.000,00</text:p>
          </table:table-cell>
          <table:table-cell office:value-type="float" office:value="17769" table:formula="of:=[.H71]+[.F72]-[.G72]" table:style-name="ce9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72]/[.I72]" table:style-name="ce67">
            <text:p>$2.162,16</text:p>
          </table:table-cell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69"/>
          <table:table-cell office:value-type="currency" office:value="1000" table:style-name="ce74">
            <text:p>₺1.000,00</text:p>
          </table:table-cell>
          <table:table-cell office:value-type="float" office:value="16769" table:formula="of:=[.H72]+[.F73]-[.G73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3]/[.I73]" table:style-name="ce67">
            <text:p>$54,05</text:p>
          </table:table-cell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Ali Demirel 22-23 kira bedeli</text:p>
          </table:table-cell>
          <table:table-cell table:style-name="ce1"/>
          <table:table-cell office:value-type="currency" office:value="82000" table:style-name="ce5">
            <text:p>₺82.000,00</text:p>
          </table:table-cell>
          <table:table-cell table:style-name="ce5"/>
          <table:table-cell office:value-type="float" office:value="98769" table:formula="of:=[.H73]+[.F74]-[.G74]" table:style-name="ce9">
            <text:p>98.769,00</text:p>
          </table:table-cell>
          <table:table-cell table:style-name="ce1"/>
          <table:table-cell table:style-name="ce72"/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Ali Demirel 22-23 kira ödemesi</text:p>
          </table:table-cell>
          <table:table-cell table:style-name="ce1"/>
          <table:table-cell table:style-name="ce5"/>
          <table:table-cell office:value-type="currency" office:value="80000" table:style-name="ce5">
            <text:p>₺80.000,00</text:p>
          </table:table-cell>
          <table:table-cell office:value-type="float" office:value="18769" table:formula="of:=[.H74]+[.F75]-[.G75]" table:style-name="ce9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324.3243243243242" table:formula="of:=[.G75]/[.I75]" table:style-name="ce67">
            <text:p>$4.324,3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Ali Demirel 22-23 TEMİNATTAN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16769" table:formula="of:=[.H75]+[.F76]-[.G76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.10810810810811" table:formula="of:=[.G76]/[.I76]" table:style-name="ce67">
            <text:p>$108,1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Salih Ant 22-23 kira bedeli</text:p>
          </table:table-cell>
          <table:table-cell table:style-name="ce1"/>
          <table:table-cell office:value-type="currency" office:value="84000" table:style-name="ce5">
            <text:p>₺84.000,00</text:p>
          </table:table-cell>
          <table:table-cell table:style-name="ce5"/>
          <table:table-cell office:value-type="float" office:value="100769" table:formula="of:=[.H76]+[.F77]-[.G77]" table:style-name="ce9">
            <text:p>100.769,00</text:p>
          </table:table-cell>
          <table:table-cell table:style-name="ce1"/>
          <table:table-cell table:style-name="ce72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Salih Ant 22-23 kira ödemesi</text:p>
          </table:table-cell>
          <table:table-cell table:style-name="ce1"/>
          <table:table-cell table:style-name="ce5"/>
          <table:table-cell office:value-type="currency" office:value="84000" table:style-name="ce5">
            <text:p>₺84.000,00</text:p>
          </table:table-cell>
          <table:table-cell office:value-type="float" office:value="16769" table:formula="of:=[.H77]+[.F78]-[.G78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540.5405405405409" table:formula="of:=[.G78]/[.I78]" table:style-name="ce67">
            <text:p>$4.540,54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2-30T00:00:00" table:style-name="ce15">
            <text:p>30.12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5"/>
          <table:table-cell office:value-type="currency" office:value="1000" table:style-name="ce5">
            <text:p>₺1.000,00</text:p>
          </table:table-cell>
          <table:table-cell office:value-type="float" office:value="15769" table:formula="of:=[.H78]+[.F79]-[.G79]" table:style-name="ce9">
            <text:p>15.769,00</text:p>
          </table:table-cell>
          <table:table-cell table:style-name="ce1"/>
          <table:table-cell table:style-name="ce72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office:value-type="float" office:value="15769" table:formula="of:=[.H79]+[.F80]-[.G80]" table:style-name="ce9">
            <text:p>15.769,00</text:p>
          </table:table-cell>
          <table:table-cell table:style-name="ce1"/>
          <table:table-cell table:style-name="ce72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5">
            <text:p>21.07.2022</text:p>
          </table:table-cell>
          <table:table-cell office:value-type="string" table:style-name="ce1">
            <text:p>2018 den kalan hesap</text:p>
          </table:table-cell>
          <table:table-cell table:style-name="ce1"/>
          <table:table-cell table:style-name="ce5"/>
          <table:table-cell office:value-type="currency" office:value="11769" table:style-name="ce5">
            <text:p>₺11.769,00</text:p>
          </table:table-cell>
          <table:table-cell office:value-type="float" office:value="4000" table:formula="of:=[.H80]+[.F81]-[.G81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36.16216216216219" table:formula="of:=[.G81]/[.I81]" table:style-name="ce67">
            <text:p>$636,1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5">
            <text:p>21.07.2022</text:p>
          </table:table-cell>
          <table:table-cell office:value-type="string" table:style-name="ce1">
            <text:p>2018 hesap güncel kira farkı</text:p>
          </table:table-cell>
          <table:table-cell table:style-name="ce1"/>
          <table:table-cell office:value-type="currency" office:value="3892.36" table:style-name="ce5">
            <text:p>₺3.892,36</text:p>
          </table:table-cell>
          <table:table-cell table:style-name="ce5"/>
          <table:table-cell office:value-type="float" office:value="7892.3600000000006" table:formula="of:=[.H81]+[.F82]-[.G82]" table:style-name="ce9">
            <text:p>7.892,36</text:p>
          </table:table-cell>
          <table:table-cell table:style-name="ce1"/>
          <table:table-cell table:style-name="ce72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5">
            <text:p>21.07.2022</text:p>
          </table:table-cell>
          <table:table-cell office:value-type="string" table:style-name="ce1">
            <text:p>2018 hesabın icra ile tahsili</text:p>
          </table:table-cell>
          <table:table-cell table:style-name="ce1"/>
          <table:table-cell table:style-name="ce5"/>
          <table:table-cell office:value-type="currency" office:value="3892.36" table:style-name="ce5">
            <text:p>₺3.892,36</text:p>
          </table:table-cell>
          <table:table-cell office:value-type="float" office:value="4000.0000000000005" table:formula="of:=[.H82]+[.F83]-[.G83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210.39783783783784" table:formula="of:=[.G83]/[.I83]" table:style-name="ce67">
            <text:p>$210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office:value-type="currency" office:value="11181.35" table:style-name="ce5">
            <text:p>₺11.181,35</text:p>
          </table:table-cell>
          <table:table-cell table:style-name="ce5"/>
          <table:table-cell office:value-type="float" office:value="15181.35" table:formula="of:=[.H83]+[.F84]-[.G84]" table:style-name="ce9">
            <text:p>15.181,35</text:p>
          </table:table-cell>
          <table:table-cell table:style-name="ce1"/>
          <table:table-cell table:style-name="ce72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table:style-name="ce5"/>
          <table:table-cell office:value-type="currency" office:value="11181.35" table:style-name="ce5">
            <text:p>₺11.181,35</text:p>
          </table:table-cell>
          <table:table-cell office:value-type="float" office:value="4000" table:formula="of:=[.H84]+[.F85]-[.G85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04.39729729729731" table:formula="of:=[.G85]/[.I85]" table:style-name="ce67">
            <text:p>$604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4000" table:formula="of:=[.H85]+[.F86]-[.G86]" table:style-name="ce9">
            <text:p>4.000,00</text:p>
          </table:table-cell>
          <table:table-cell table:style-name="ce1"/>
          <table:table-cell table:style-name="ce72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">
            <text:p>metin Çelik 2023 4 ay *1000</text:p>
          </table:table-cell>
          <table:table-cell table:style-name="ce1"/>
          <table:table-cell table:style-name="ce5"/>
          <table:table-cell office:value-type="currency" office:value="4000" table:style-name="ce5">
            <text:p>₺4.000,00</text:p>
          </table:table-cell>
          <table:table-cell office:value-type="float" office:value="0" table:formula="of:=[.H86]+[.F87]-[.G87]" table:style-name="ce9">
            <text:p>0,00</text:p>
          </table:table-cell>
          <table:table-cell table:style-name="ce1"/>
          <table:table-cell table:style-name="ce72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0" table:formula="of:=[.H87]+[.F88]-[.G88]" table:style-name="ce9">
            <text:p>0,00</text:p>
          </table:table-cell>
          <table:table-cell table:style-name="ce1"/>
          <table:table-cell table:style-name="ce72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72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27">
            <text:p>2022 YIL KİRA TUTARI</text:p>
          </table:table-cell>
          <table:table-cell table:style-name="ce1"/>
          <table:table-cell office:value-type="currency" office:value="350073.70999999996" table:formula="of:=SUM([.F60:.F89])" table:style-name="ce7">
            <text:p>₺350.073,71</text:p>
          </table:table-cell>
          <table:table-cell table:style-name="ce5"/>
          <table:table-cell table:style-name="ce9"/>
          <table:table-cell table:style-name="ce1"/>
          <table:table-cell office:value-type="currency" office:value="19288.795135135137" table:formula="of:=SUM([.J60:.J89])" table:style-name="ce68">
            <text:p>$19.288,8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27">
            <text:p>2022 YILI TOPLAM GELİR</text:p>
          </table:table-cell>
          <table:table-cell table:style-name="ce1"/>
          <table:table-cell table:style-name="ce5"/>
          <table:table-cell office:value-type="currency" office:value="361842.70999999996" table:formula="of:=SUM([.G60:.G89])" table:style-name="ce7">
            <text:p>₺361.842,71</text:p>
          </table:table-cell>
          <table:table-cell table:number-columns-repeated="2" table:style-name="ce1"/>
          <table:table-cell table:style-name="ce72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27">
            <text:p>2022 YILI KALAN BAKİYE</text:p>
          </table:table-cell>
          <table:table-cell table:style-name="ce1"/>
          <table:table-cell table:number-columns-repeated="2" table:style-name="ce5"/>
          <table:table-cell office:value-type="currency" office:value="0" table:formula="of:=[.H88]" table:style-name="ce7">
            <text:p>₺0,00</text:p>
          </table:table-cell>
          <table:table-cell table:style-name="ce1"/>
          <table:table-cell table:style-name="ce72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72"/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6">
            <text:p>2018-2022 GENEL TOPLAM</text:p>
          </table:table-cell>
          <table:table-cell table:style-name="ce1"/>
          <table:table-cell office:value-type="currency" office:value="626102.71" table:formula="of:=[.F90]+[.F52]+[.F33]+[.F15]+[.F6]" table:style-name="ce7">
            <text:p>₺626.102,71</text:p>
          </table:table-cell>
          <table:table-cell table:style-name="ce5"/>
          <table:table-cell table:number-columns-repeated="2" table:style-name="ce1"/>
          <table:table-cell office:value-type="currency" office:value="54315.828864099356" table:formula="of:=[.J90]+[.J52]+[.J33]+[.J15]+[.J6]" table:style-name="ce68">
            <text:p>$54.315,83</text:p>
          </table:table-cell>
          <table:table-cell table:number-columns-repeated="16374" table:style-name="ce1"/>
        </table:table-row>
        <table:table-row table:number-rows-repeated="2"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72"/>
          <table:table-cell table:number-columns-repeated="16374"/>
        </table:table-row>
        <table:table-row table:number-rows-repeated="12" table:style-name="ro1">
          <table:table-cell table:number-columns-repeated="9"/>
          <table:table-cell table:style-name="ce72"/>
          <table:table-cell table:number-columns-repeated="16374"/>
        </table:table-row>
        <table:table-row table:number-rows-repeated="1048468" table:style-name="ro1">
          <table:table-cell table:number-columns-repeated="16384"/>
        </table:table-row>
      </table:table>
      <table:table table:name="02-12-GDR" table:style-name="ta1">
        <table:table-column table:style-name="co10" table:default-cell-style-name="ce79"/>
        <table:table-column table:style-name="co1" table:default-cell-style-name="ce79"/>
        <table:table-column table:style-name="co5" table:default-cell-style-name="ce79"/>
        <table:table-column table:style-name="co35" table:default-cell-style-name="ce82"/>
        <table:table-column table:style-name="co37" table:default-cell-style-name="ce79"/>
        <table:table-column table:style-name="co38" table:default-cell-style-name="ce83"/>
        <table:table-column table:style-name="co39" table:default-cell-style-name="ce84"/>
        <table:table-column table:style-name="co13" table:default-cell-style-name="ce84"/>
        <table:table-column table:style-name="co35" table:number-columns-repeated="1015" table:default-cell-style-name="ce79"/>
        <table:table-column table:style-name="co6" table:default-cell-style-name="ce79"/>
        <table:table-column table:style-name="co6" table:number-columns-repeated="15360" table:default-cell-style-name="ce1"/>
        <table:table-row table:style-name="ro5">
          <table:table-cell table:number-columns-repeated="2" table:style-name="ce75"/>
          <table:table-cell office:value-type="string" table:style-name="ce75">
            <text:p>MASRAF LİSTESİ</text:p>
          </table:table-cell>
          <table:table-cell table:style-name="ce76"/>
          <table:table-cell office:value-type="string" table:style-name="ce75">
            <text:p>2014-2022</text:p>
          </table:table-cell>
          <table:table-cell table:style-name="ce77"/>
          <table:table-cell table:number-columns-repeated="2" table:style-name="ce78"/>
          <table:table-cell table:number-columns-repeated="16376"/>
        </table:table-row>
        <table:table-row table:style-name="ro5">
          <table:table-cell table:number-columns-repeated="3" table:style-name="ce75"/>
          <table:table-cell table:style-name="ce76"/>
          <table:table-cell table:style-name="ce75"/>
          <table:table-cell office:value-type="string" table:style-name="ce80">
            <text:p>TL</text:p>
          </table:table-cell>
          <table:table-cell office:value-type="string" table:style-name="ce81">
            <text:p>USDTRY</text:p>
          </table:table-cell>
          <table:table-cell office:value-type="string" table:style-name="ce81">
            <text:p>USD</text:p>
          </table:table-cell>
          <table:table-cell table:number-columns-repeated="16376"/>
        </table:table-row>
        <table:table-row table:style-name="ro5">
          <table:table-cell office:value-type="float" office:value="2014" table:style-name="ce75">
            <text:p>2014</text:p>
          </table:table-cell>
          <table:table-cell office:value-type="string" table:style-name="ce79">
            <text:p>SnyH000-14</text:p>
          </table:table-cell>
          <table:table-cell table:style-name="ce79"/>
          <table:table-cell office:value-type="string" table:style-name="ce82">
            <text:p>Bina Vergisi 1</text:p>
          </table:table-cell>
          <table:table-cell office:value-type="string" table:style-name="ce79">
            <text:p>2014-1</text:p>
          </table:table-cell>
          <table:table-cell office:value-type="currency" office:value="-16.91" table:style-name="ce83">
            <text:p>-₺16,91</text:p>
          </table:table-cell>
          <table:table-cell office:value-type="float" office:value="2.19" table:style-name="ce84">
            <text:p>2,19</text:p>
          </table:table-cell>
          <table:table-cell office:value-type="currency" office:value="-7.7214611872146124" table:formula="of:=[.F3]/[.G3]" table:style-name="ce85">
            <text:p>-$7,72</text:p>
          </table:table-cell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14</text:p>
          </table:table-cell>
          <table:table-cell table:style-name="ce79"/>
          <table:table-cell office:value-type="string" table:style-name="ce82">
            <text:p>Bina Vergisi 2</text:p>
          </table:table-cell>
          <table:table-cell office:value-type="string" table:style-name="ce79">
            <text:p>2014-2</text:p>
          </table:table-cell>
          <table:table-cell office:value-type="currency" office:value="-3.31" table:style-name="ce83">
            <text:p>-₺3,31</text:p>
          </table:table-cell>
          <table:table-cell office:value-type="float" office:value="2.19" table:style-name="ce84">
            <text:p>2,19</text:p>
          </table:table-cell>
          <table:table-cell office:value-type="currency" office:value="-1.5114155251141552" table:formula="of:=[.F4]/[.G4]" table:style-name="ce85">
            <text:p>-$1,51</text:p>
          </table:table-cell>
          <table:table-cell table:number-columns-repeated="16376"/>
        </table:table-row>
        <table:table-row table:style-name="ro5">
          <table:table-cell table:number-columns-repeated="2" table:style-name="ce79"/>
          <table:table-cell table:style-name="ce1"/>
          <table:table-cell table:style-name="ce82"/>
          <table:table-cell table:style-name="ce79"/>
          <table:table-cell table:style-name="ce83"/>
          <table:table-cell table:style-name="ce84"/>
          <table:table-cell table:style-name="ce85"/>
          <table:table-cell table:number-columns-repeated="16376"/>
        </table:table-row>
        <table:table-row table:style-name="ro5">
          <table:table-cell office:value-type="float" office:value="2018" table:style-name="ce75">
            <text:p>2018</text:p>
          </table:table-cell>
          <table:table-cell office:value-type="string" table:style-name="ce79">
            <text:p>SnyH000-18</text:p>
          </table:table-cell>
          <table:table-cell office:value-type="float" office:value="2018" table:style-name="ce79">
            <text:p>2018</text:p>
          </table:table-cell>
          <table:table-cell office:value-type="string" table:style-name="ce82">
            <text:p>Emlak Vergisi</text:p>
          </table:table-cell>
          <table:table-cell office:value-type="string" table:style-name="ce79">
            <text:p>2018-1</text:p>
          </table:table-cell>
          <table:table-cell office:value-type="currency" office:value="-257.25" table:style-name="ce83">
            <text:p>-₺257,25</text:p>
          </table:table-cell>
          <table:table-cell office:value-type="float" office:value="4.8099999999999996" table:style-name="ce84">
            <text:p>4,81</text:p>
          </table:table-cell>
          <table:table-cell office:value-type="currency" office:value="-53.482328482328484" table:formula="of:=[.F6]/[.G6]" table:style-name="ce85">
            <text:p>-$53,48</text:p>
          </table:table-cell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18</text:p>
          </table:table-cell>
          <table:table-cell office:value-type="float" office:value="2018" table:style-name="ce79">
            <text:p>2018</text:p>
          </table:table-cell>
          <table:table-cell office:value-type="string" table:style-name="ce82">
            <text:p>Emlak Vergisi Ypl</text:p>
          </table:table-cell>
          <table:table-cell office:value-type="string" table:style-name="ce86">
            <text:p><text:s/>1 / 6</text:p>
          </table:table-cell>
          <table:table-cell office:value-type="currency" office:value="-142.18" table:style-name="ce83">
            <text:p>-₺142,18</text:p>
          </table:table-cell>
          <table:table-cell office:value-type="float" office:value="4.8099999999999996" table:style-name="ce84">
            <text:p>4,81</text:p>
          </table:table-cell>
          <table:table-cell office:value-type="currency" office:value="-29.559251559251564" table:formula="of:=[.F7]/[.G7]" table:style-name="ce85">
            <text:p>-$29,56</text:p>
          </table:table-cell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18</text:p>
          </table:table-cell>
          <table:table-cell office:value-type="float" office:value="2018" table:style-name="ce79">
            <text:p>2018</text:p>
          </table:table-cell>
          <table:table-cell office:value-type="string" table:style-name="ce82">
            <text:p>Emlak Vergisi Ypl</text:p>
          </table:table-cell>
          <table:table-cell office:value-type="string" table:style-name="ce86">
            <text:p><text:s/>2 / 6</text:p>
          </table:table-cell>
          <table:table-cell office:value-type="currency" office:value="-142.18" table:style-name="ce83">
            <text:p>-₺142,18</text:p>
          </table:table-cell>
          <table:table-cell office:value-type="float" office:value="4.8099999999999996" table:style-name="ce84">
            <text:p>4,81</text:p>
          </table:table-cell>
          <table:table-cell office:value-type="currency" office:value="-29.559251559251564" table:formula="of:=[.F8]/[.G8]" table:style-name="ce85">
            <text:p>-$29,56</text:p>
          </table:table-cell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18</text:p>
          </table:table-cell>
          <table:table-cell office:value-type="float" office:value="2018" table:style-name="ce79">
            <text:p>2018</text:p>
          </table:table-cell>
          <table:table-cell office:value-type="string" table:style-name="ce82">
            <text:p>Emlak Vergisi</text:p>
          </table:table-cell>
          <table:table-cell office:value-type="string" table:style-name="ce84">
            <text:p>2018-2</text:p>
          </table:table-cell>
          <table:table-cell office:value-type="currency" office:value="-250.8" table:style-name="ce83">
            <text:p>-₺250,80</text:p>
          </table:table-cell>
          <table:table-cell office:value-type="float" office:value="4.8099999999999996" table:style-name="ce84">
            <text:p>4,81</text:p>
          </table:table-cell>
          <table:table-cell office:value-type="currency" office:value="-52.141372141372145" table:formula="of:=[.F9]/[.G9]" table:style-name="ce85">
            <text:p>-$52,14</text:p>
          </table:table-cell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18</text:p>
          </table:table-cell>
          <table:table-cell office:value-type="float" office:value="2018" table:style-name="ce79">
            <text:p>2018</text:p>
          </table:table-cell>
          <table:table-cell office:value-type="string" table:style-name="ce82">
            <text:p>Su</text:p>
          </table:table-cell>
          <table:table-cell office:value-type="string" table:style-name="ce84">
            <text:p>2017-18</text:p>
          </table:table-cell>
          <table:table-cell office:value-type="currency" office:value="-197.61" table:style-name="ce83">
            <text:p>-₺197,61</text:p>
          </table:table-cell>
          <table:table-cell office:value-type="float" office:value="4.8099999999999996" table:style-name="ce84">
            <text:p>4,81</text:p>
          </table:table-cell>
          <table:table-cell office:value-type="currency" office:value="-41.083160083160088" table:formula="of:=[.F10]/[.G10]" table:style-name="ce85">
            <text:p>-$41,08</text:p>
          </table:table-cell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18</text:p>
          </table:table-cell>
          <table:table-cell office:value-type="float" office:value="2018" table:style-name="ce79">
            <text:p>2018</text:p>
          </table:table-cell>
          <table:table-cell office:value-type="string" table:style-name="ce82">
            <text:p>Elektrik</text:p>
          </table:table-cell>
          <table:table-cell table:style-name="ce84"/>
          <table:table-cell office:value-type="currency" office:value="-265" table:style-name="ce83">
            <text:p>-₺265,00</text:p>
          </table:table-cell>
          <table:table-cell office:value-type="float" office:value="4.8099999999999996" table:style-name="ce84">
            <text:p>4,81</text:p>
          </table:table-cell>
          <table:table-cell office:value-type="currency" office:value="-55.093555093555096" table:formula="of:=[.F11]/[.G11]" table:style-name="ce85">
            <text:p>-$55,09</text:p>
          </table:table-cell>
          <table:table-cell table:number-columns-repeated="16376"/>
        </table:table-row>
        <table:table-row table:style-name="ro5">
          <table:table-cell table:number-columns-repeated="3" table:style-name="ce79"/>
          <table:table-cell office:value-type="string" table:style-name="ce82">
            <text:p>Elektrik 1-2018</text:p>
          </table:table-cell>
          <table:table-cell table:style-name="ce84"/>
          <table:table-cell office:value-type="currency" office:value="-95.3" table:style-name="ce83">
            <text:p>-₺95,30</text:p>
          </table:table-cell>
          <table:table-cell table:style-name="ce84"/>
          <table:table-cell table:style-name="ce85"/>
          <table:table-cell table:number-columns-repeated="16376"/>
        </table:table-row>
        <table:table-row table:style-name="ro5">
          <table:table-cell table:number-columns-repeated="3" table:style-name="ce79"/>
          <table:table-cell office:value-type="string" table:style-name="ce82">
            <text:p>Elektrik 2-2018</text:p>
          </table:table-cell>
          <table:table-cell table:style-name="ce84"/>
          <table:table-cell office:value-type="currency" office:value="-128.88" table:style-name="ce83">
            <text:p>-₺128,88</text:p>
          </table:table-cell>
          <table:table-cell table:style-name="ce84"/>
          <table:table-cell table:style-name="ce85"/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18</text:p>
          </table:table-cell>
          <table:table-cell office:value-type="float" office:value="2018" table:style-name="ce79">
            <text:p>2018</text:p>
          </table:table-cell>
          <table:table-cell office:value-type="string" table:style-name="ce82">
            <text:p>Çedaş Teminat</text:p>
          </table:table-cell>
          <table:table-cell table:style-name="ce84"/>
          <table:table-cell office:value-type="currency" office:value="-900" table:style-name="ce83">
            <text:p>-₺900,00</text:p>
          </table:table-cell>
          <table:table-cell office:value-type="float" office:value="4.8099999999999996" table:style-name="ce84">
            <text:p>4,81</text:p>
          </table:table-cell>
          <table:table-cell office:value-type="currency" office:value="-187.11018711018713" table:formula="of:=[.F14]/[.G14]" table:style-name="ce85">
            <text:p>-$187,11</text:p>
          </table:table-cell>
          <table:table-cell table:number-columns-repeated="16376"/>
        </table:table-row>
        <table:table-row table:style-name="ro5">
          <table:table-cell table:number-columns-repeated="3" table:style-name="ce79"/>
          <table:table-cell office:value-type="string" table:style-name="ce82">
            <text:p>karo tadilat (memer alçıpan)</text:p>
          </table:table-cell>
          <table:table-cell table:style-name="ce84"/>
          <table:table-cell office:value-type="currency" office:value="-20000" table:style-name="ce83">
            <text:p>-₺20.000,00</text:p>
          </table:table-cell>
          <table:table-cell office:value-type="float" office:value="4.8099999999999996" table:style-name="ce84">
            <text:p>4,81</text:p>
          </table:table-cell>
          <table:table-cell office:value-type="currency" office:value="-4158.0041580041579" table:formula="of:=[.F15]/[.G15]" table:style-name="ce85">
            <text:p>-$4.158,00</text:p>
          </table:table-cell>
          <table:table-cell table:number-columns-repeated="16376"/>
        </table:table-row>
        <table:table-row table:style-name="ro5">
          <table:table-cell table:style-name="ce79"/>
          <table:table-cell table:style-name="ce87"/>
          <table:table-cell table:style-name="ce88"/>
          <table:table-cell table:style-name="ce89"/>
          <table:table-cell office:value-type="string" table:style-name="ce90">
            <text:p>2014-18 Toplam</text:p>
          </table:table-cell>
          <table:table-cell office:value-type="currency" office:value="-22399.42" table:formula="of:=SUM([.F3:.F15])" table:style-name="ce91">
            <text:p>-₺22.399,42</text:p>
          </table:table-cell>
          <table:table-cell table:style-name="ce92"/>
          <table:table-cell office:value-type="currency" office:value="-4615.2661407455926" table:formula="of:=SUM([.H3:.H15])" table:style-name="ce93">
            <text:p>-$4.615,27</text:p>
          </table:table-cell>
          <table:table-cell table:number-columns-repeated="16376"/>
        </table:table-row>
        <table:table-row table:style-name="ro5">
          <table:table-cell table:number-columns-repeated="3" table:style-name="ce79"/>
          <table:table-cell table:style-name="ce82"/>
          <table:table-cell office:value-type="string" table:style-name="ce94">
            <text:p>Genel Toplam</text:p>
          </table:table-cell>
          <table:table-cell office:value-type="currency" office:value="-22399.42" table:formula="of:=[.F16]" table:style-name="ce95">
            <text:p>-₺22.399,42</text:p>
          </table:table-cell>
          <table:table-cell table:style-name="ce96"/>
          <table:table-cell office:value-type="currency" office:value="-4615.2661407455926" table:formula="of:=[.H16]" table:style-name="ce97">
            <text:p>-$4.615,27</text:p>
          </table:table-cell>
          <table:table-cell table:number-columns-repeated="16376"/>
        </table:table-row>
        <table:table-row table:style-name="ro5">
          <table:table-cell table:number-columns-repeated="2" table:style-name="ce79"/>
          <table:table-cell table:style-name="ce1"/>
          <table:table-cell table:style-name="ce82"/>
          <table:table-cell table:style-name="ce84"/>
          <table:table-cell table:style-name="ce83"/>
          <table:table-cell table:style-name="ce84"/>
          <table:table-cell table:style-name="ce85"/>
          <table:table-cell table:number-columns-repeated="16376"/>
        </table:table-row>
        <table:table-row table:style-name="ro5">
          <table:table-cell office:value-type="float" office:value="2019" table:style-name="ce75">
            <text:p>2019</text:p>
          </table:table-cell>
          <table:table-cell office:value-type="string" table:style-name="ce79">
            <text:p>SnyH000-19</text:p>
          </table:table-cell>
          <table:table-cell office:value-type="float" office:value="2019" table:style-name="ce79">
            <text:p>2019</text:p>
          </table:table-cell>
          <table:table-cell office:value-type="string" table:style-name="ce98">
            <text:p><text:span text:style-name="T1">Elektrik 1</text:span>-2019</text:p>
          </table:table-cell>
          <table:table-cell table:style-name="ce84"/>
          <table:table-cell table:style-name="ce83"/>
          <table:table-cell table:style-name="ce84"/>
          <table:table-cell table:style-name="ce85"/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19</text:p>
          </table:table-cell>
          <table:table-cell office:value-type="float" office:value="2019" table:style-name="ce79">
            <text:p>2019</text:p>
          </table:table-cell>
          <table:table-cell office:value-type="string" table:style-name="ce98">
            <text:p><text:span text:style-name="T1">Elektrik<text:s/></text:span>2-2019</text:p>
          </table:table-cell>
          <table:table-cell table:style-name="ce79"/>
          <table:table-cell office:value-type="currency" office:value="-179.2" table:style-name="ce83">
            <text:p>-₺179,20</text:p>
          </table:table-cell>
          <table:table-cell office:value-type="float" office:value="5.67" table:style-name="ce84">
            <text:p>5,67</text:p>
          </table:table-cell>
          <table:table-cell office:value-type="currency" office:value="-31.604938271604937" table:formula="of:=[.F20]/[.G20]" table:style-name="ce85">
            <text:p>-$31,60</text:p>
          </table:table-cell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19</text:p>
          </table:table-cell>
          <table:table-cell office:value-type="float" office:value="2019" table:style-name="ce79">
            <text:p>2019</text:p>
          </table:table-cell>
          <table:table-cell office:value-type="string" table:style-name="ce98">
            <text:p><text:span text:style-name="T1">Elektrik<text:s/></text:span>3-2019</text:p>
          </table:table-cell>
          <table:table-cell table:style-name="ce79"/>
          <table:table-cell office:value-type="currency" office:value="-55.9" table:style-name="ce83">
            <text:p>-₺55,90</text:p>
          </table:table-cell>
          <table:table-cell office:value-type="float" office:value="5.67" table:style-name="ce84">
            <text:p>5,67</text:p>
          </table:table-cell>
          <table:table-cell office:value-type="currency" office:value="-9.8589065255731914" table:formula="of:=[.F21]/[.G21]" table:style-name="ce85">
            <text:p>-$9,86</text:p>
          </table:table-cell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19</text:p>
          </table:table-cell>
          <table:table-cell office:value-type="float" office:value="2019" table:style-name="ce79">
            <text:p>2019</text:p>
          </table:table-cell>
          <table:table-cell office:value-type="string" table:style-name="ce82">
            <text:p>Emlak Vergisi Ypl</text:p>
          </table:table-cell>
          <table:table-cell office:value-type="string" table:style-name="ce86">
            <text:p><text:s/>3 / 6</text:p>
          </table:table-cell>
          <table:table-cell office:value-type="currency" office:value="-142.13" table:style-name="ce83">
            <text:p>-₺142,13</text:p>
          </table:table-cell>
          <table:table-cell office:value-type="float" office:value="5.67" table:style-name="ce84">
            <text:p>5,67</text:p>
          </table:table-cell>
          <table:table-cell office:value-type="currency" office:value="-25.067019400352734" table:formula="of:=[.F22]/[.G22]" table:style-name="ce85">
            <text:p>-$25,07</text:p>
          </table:table-cell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19</text:p>
          </table:table-cell>
          <table:table-cell office:value-type="float" office:value="2019" table:style-name="ce79">
            <text:p>2019</text:p>
          </table:table-cell>
          <table:table-cell office:value-type="string" table:style-name="ce82">
            <text:p>Emlak Vergisi Ypl</text:p>
          </table:table-cell>
          <table:table-cell office:value-type="string" table:style-name="ce86">
            <text:p><text:s/>4-5-6 / 6</text:p>
          </table:table-cell>
          <table:table-cell office:value-type="currency" office:value="-429.54" table:style-name="ce83">
            <text:p>-₺429,54</text:p>
          </table:table-cell>
          <table:table-cell office:value-type="float" office:value="5.67" table:style-name="ce84">
            <text:p>5,67</text:p>
          </table:table-cell>
          <table:table-cell office:value-type="currency" office:value="-75.75661375661376" table:formula="of:=[.F23]/[.G23]" table:style-name="ce85">
            <text:p>-$75,76</text:p>
          </table:table-cell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19</text:p>
          </table:table-cell>
          <table:table-cell office:value-type="float" office:value="2019" table:style-name="ce79">
            <text:p>2019</text:p>
          </table:table-cell>
          <table:table-cell office:value-type="string" table:style-name="ce98">
            <text:p><text:span text:style-name="T1">Elektrik<text:s/></text:span>4-2019</text:p>
          </table:table-cell>
          <table:table-cell table:style-name="ce79"/>
          <table:table-cell office:value-type="currency" office:value="-65.8" table:style-name="ce83">
            <text:p>-₺65,80</text:p>
          </table:table-cell>
          <table:table-cell office:value-type="float" office:value="5.67" table:style-name="ce84">
            <text:p>5,67</text:p>
          </table:table-cell>
          <table:table-cell office:value-type="currency" office:value="-11.604938271604938" table:formula="of:=[.F24]/[.G24]" table:style-name="ce85">
            <text:p>-$11,60</text:p>
          </table:table-cell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19</text:p>
          </table:table-cell>
          <table:table-cell office:value-type="float" office:value="2019" table:style-name="ce79">
            <text:p>2019</text:p>
          </table:table-cell>
          <table:table-cell office:value-type="string" table:style-name="ce98">
            <text:p><text:span text:style-name="T1">Elektrik<text:s/></text:span>5-2019</text:p>
          </table:table-cell>
          <table:table-cell table:style-name="ce79"/>
          <table:table-cell office:value-type="currency" office:value="-82.94" table:style-name="ce83">
            <text:p>-₺82,94</text:p>
          </table:table-cell>
          <table:table-cell office:value-type="float" office:value="5.67" table:style-name="ce84">
            <text:p>5,67</text:p>
          </table:table-cell>
          <table:table-cell office:value-type="currency" office:value="-14.627865961199294" table:formula="of:=[.F25]/[.G25]" table:style-name="ce85">
            <text:p>-$14,63</text:p>
          </table:table-cell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19</text:p>
          </table:table-cell>
          <table:table-cell office:value-type="float" office:value="2019" table:style-name="ce79">
            <text:p>2019</text:p>
          </table:table-cell>
          <table:table-cell office:value-type="string" table:style-name="ce98">
            <text:p><text:span text:style-name="T1">Elektrik<text:s/></text:span>6-2019</text:p>
          </table:table-cell>
          <table:table-cell table:style-name="ce79"/>
          <table:table-cell office:value-type="currency" office:value="-78.790000000000006" table:style-name="ce83">
            <text:p>-₺78,79</text:p>
          </table:table-cell>
          <table:table-cell office:value-type="float" office:value="5.67" table:style-name="ce84">
            <text:p>5,67</text:p>
          </table:table-cell>
          <table:table-cell office:value-type="currency" office:value="-13.895943562610231" table:formula="of:=[.F26]/[.G26]" table:style-name="ce85">
            <text:p>-$13,90</text:p>
          </table:table-cell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19</text:p>
          </table:table-cell>
          <table:table-cell office:value-type="float" office:value="2019" table:style-name="ce79">
            <text:p>2019</text:p>
          </table:table-cell>
          <table:table-cell office:value-type="string" table:style-name="ce98">
            <text:p><text:span text:style-name="T1">Elektrik<text:s/></text:span>9-2019</text:p>
          </table:table-cell>
          <table:table-cell table:style-name="ce79"/>
          <table:table-cell office:value-type="currency" office:value="-39.35" table:style-name="ce83">
            <text:p>-₺39,35</text:p>
          </table:table-cell>
          <table:table-cell office:value-type="float" office:value="5.67" table:style-name="ce84">
            <text:p>5,67</text:p>
          </table:table-cell>
          <table:table-cell office:value-type="currency" office:value="-6.9400352733686068" table:formula="of:=[.F27]/[.G27]" table:style-name="ce85">
            <text:p>-$6,94</text:p>
          </table:table-cell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19</text:p>
          </table:table-cell>
          <table:table-cell office:value-type="float" office:value="2019" table:style-name="ce79">
            <text:p>2019</text:p>
          </table:table-cell>
          <table:table-cell office:value-type="string" table:style-name="ce82">
            <text:p>Emlak Vergisi</text:p>
          </table:table-cell>
          <table:table-cell office:value-type="string" table:style-name="ce84">
            <text:p>2019/ 1-2</text:p>
          </table:table-cell>
          <table:table-cell office:value-type="currency" office:value="-598.75" table:style-name="ce83">
            <text:p>-₺598,75</text:p>
          </table:table-cell>
          <table:table-cell office:value-type="float" office:value="5.67" table:style-name="ce84">
            <text:p>5,67</text:p>
          </table:table-cell>
          <table:table-cell office:value-type="currency" office:value="-105.59964726631394" table:formula="of:=[.F28]/[.G28]" table:style-name="ce85">
            <text:p>-$105,60</text:p>
          </table:table-cell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19</text:p>
          </table:table-cell>
          <table:table-cell office:value-type="float" office:value="2019" table:style-name="ce79">
            <text:p>2019</text:p>
          </table:table-cell>
          <table:table-cell office:value-type="string" table:style-name="ce98">
            <text:p><text:span text:style-name="T1">Elektrik<text:s/></text:span>11/2019</text:p>
          </table:table-cell>
          <table:table-cell table:style-name="ce79"/>
          <table:table-cell office:value-type="currency" office:value="-100.02" table:style-name="ce83">
            <text:p>-₺100,02</text:p>
          </table:table-cell>
          <table:table-cell office:value-type="float" office:value="5.67" table:style-name="ce84">
            <text:p>5,67</text:p>
          </table:table-cell>
          <table:table-cell office:value-type="currency" office:value="-17.640211640211639" table:formula="of:=[.F29]/[.G29]" table:style-name="ce85">
            <text:p>-$17,64</text:p>
          </table:table-cell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19</text:p>
          </table:table-cell>
          <table:table-cell office:value-type="float" office:value="2019" table:style-name="ce79">
            <text:p>2019</text:p>
          </table:table-cell>
          <table:table-cell office:value-type="string" table:style-name="ce98">
            <text:p><text:span text:style-name="T1">Elektrik<text:s/></text:span>12/2019</text:p>
          </table:table-cell>
          <table:table-cell table:style-name="ce79"/>
          <table:table-cell office:value-type="currency" office:value="-232.4" table:style-name="ce83">
            <text:p>-₺232,40</text:p>
          </table:table-cell>
          <table:table-cell office:value-type="float" office:value="5.67" table:style-name="ce84">
            <text:p>5,67</text:p>
          </table:table-cell>
          <table:table-cell office:value-type="currency" office:value="-40.987654320987659" table:formula="of:=[.F30]/[.G30]" table:style-name="ce85">
            <text:p>-$40,99</text:p>
          </table:table-cell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19</text:p>
          </table:table-cell>
          <table:table-cell office:value-type="float" office:value="2019" table:style-name="ce79">
            <text:p>2019</text:p>
          </table:table-cell>
          <table:table-cell office:value-type="string" table:style-name="ce82">
            <text:p>Çedaş Teminat</text:p>
          </table:table-cell>
          <table:table-cell table:style-name="ce84"/>
          <table:table-cell office:value-type="currency" office:value="-1100" table:style-name="ce83">
            <text:p>-₺1.100,00</text:p>
          </table:table-cell>
          <table:table-cell office:value-type="float" office:value="5.67" table:style-name="ce84">
            <text:p>5,67</text:p>
          </table:table-cell>
          <table:table-cell office:value-type="currency" office:value="-194.00352733686069" table:formula="of:=[.F31]/[.G31]" table:style-name="ce85">
            <text:p>-$194,00</text:p>
          </table:table-cell>
          <table:table-cell table:number-columns-repeated="16376"/>
        </table:table-row>
        <table:table-row table:style-name="ro5">
          <table:table-cell table:style-name="ce79"/>
          <table:table-cell table:style-name="ce87"/>
          <table:table-cell table:style-name="ce88"/>
          <table:table-cell table:style-name="ce89"/>
          <table:table-cell office:value-type="string" table:style-name="ce90">
            <text:p>2019 Toplam</text:p>
          </table:table-cell>
          <table:table-cell office:value-type="currency" office:value="-3104.8199999999997" table:formula="of:=SUM([.F19:.F31])" table:style-name="ce91">
            <text:p>-₺3.104,82</text:p>
          </table:table-cell>
          <table:table-cell table:style-name="ce92"/>
          <table:table-cell office:value-type="currency" office:value="-547.58730158730157" table:formula="of:=SUM([.H19:.H31])" table:style-name="ce93">
            <text:p>-$547,59</text:p>
          </table:table-cell>
          <table:table-cell table:number-columns-repeated="16376"/>
        </table:table-row>
        <table:table-row table:style-name="ro5">
          <table:table-cell table:number-columns-repeated="3" table:style-name="ce79"/>
          <table:table-cell table:style-name="ce82"/>
          <table:table-cell office:value-type="string" table:style-name="ce94">
            <text:p>Genel Toplam</text:p>
          </table:table-cell>
          <table:table-cell office:value-type="currency" office:value="-25504.239999999998" table:formula="of:=[.F32]+[.F16]" table:style-name="ce95">
            <text:p>-₺25.504,24</text:p>
          </table:table-cell>
          <table:table-cell table:style-name="ce96"/>
          <table:table-cell office:value-type="currency" office:value="-5162.8534423328938" table:formula="of:=[.H32]+[.H16]" table:style-name="ce97">
            <text:p>-$5.162,85</text:p>
          </table:table-cell>
          <table:table-cell table:number-columns-repeated="16376"/>
        </table:table-row>
        <table:table-row table:style-name="ro5">
          <table:table-cell table:number-columns-repeated="3" table:style-name="ce79"/>
          <table:table-cell table:style-name="ce82"/>
          <table:table-cell table:style-name="ce84"/>
          <table:table-cell table:style-name="ce83"/>
          <table:table-cell table:style-name="ce84"/>
          <table:table-cell table:style-name="ce85"/>
          <table:table-cell table:number-columns-repeated="16376"/>
        </table:table-row>
        <table:table-row table:style-name="ro5">
          <table:table-cell office:value-type="float" office:value="2020" table:style-name="ce75">
            <text:p>2020</text:p>
          </table:table-cell>
          <table:table-cell office:value-type="string" table:style-name="ce79">
            <text:p>SnyH000-20</text:p>
          </table:table-cell>
          <table:table-cell office:value-type="date" office:date-value="2020-10-06T00:00:00" table:style-name="ce86">
            <text:p>06.10.2020</text:p>
          </table:table-cell>
          <table:table-cell office:value-type="string" table:style-name="ce82">
            <text:p>Belediye Emlak Vergisi 2020</text:p>
          </table:table-cell>
          <table:table-cell table:style-name="ce84"/>
          <table:table-cell office:value-type="currency" office:value="-645.85" table:style-name="ce83">
            <text:p>-₺645,85</text:p>
          </table:table-cell>
          <table:table-cell office:value-type="float" office:value="7.01" table:style-name="ce84">
            <text:p>7,01</text:p>
          </table:table-cell>
          <table:table-cell office:value-type="currency" office:value="-92.132667617689023" table:formula="of:=[.F35]/[.G35]" table:style-name="ce85">
            <text:p>-$92,13</text:p>
          </table:table-cell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20</text:p>
          </table:table-cell>
          <table:table-cell office:value-type="date" office:date-value="2020-11-25T00:00:00" table:style-name="ce86">
            <text:p>25.11.2020</text:p>
          </table:table-cell>
          <table:table-cell office:value-type="string" table:style-name="ce98">
            <text:p>tuğla sıva işçilik pire memet</text:p>
          </table:table-cell>
          <table:table-cell table:style-name="ce84"/>
          <table:table-cell office:value-type="currency" office:value="-1050" table:style-name="ce83">
            <text:p>-₺1.050,00</text:p>
          </table:table-cell>
          <table:table-cell office:value-type="float" office:value="7.01" table:style-name="ce84">
            <text:p>7,01</text:p>
          </table:table-cell>
          <table:table-cell office:value-type="currency" office:value="-149.78601997146933" table:formula="of:=[.F36]/[.G36]" table:style-name="ce85">
            <text:p>-$149,79</text:p>
          </table:table-cell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20</text:p>
          </table:table-cell>
          <table:table-cell office:value-type="date" office:date-value="2020-11-25T00:00:00" table:style-name="ce86">
            <text:p>25.11.2020</text:p>
          </table:table-cell>
          <table:table-cell office:value-type="string" table:style-name="ce98">
            <text:p>tuğla sıva işçilik muhammed</text:p>
          </table:table-cell>
          <table:table-cell table:style-name="ce84"/>
          <table:table-cell office:value-type="currency" office:value="-600" table:style-name="ce83">
            <text:p>-₺6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85.592011412268192" table:formula="of:=[.F37]/[.G37]" table:style-name="ce85">
            <text:p>-$85,59</text:p>
          </table:table-cell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20</text:p>
          </table:table-cell>
          <table:table-cell table:style-name="ce79"/>
          <table:table-cell office:value-type="string" table:style-name="ce82">
            <text:p>kum</text:p>
          </table:table-cell>
          <table:table-cell table:style-name="ce84"/>
          <table:table-cell office:value-type="currency" office:value="-200" table:style-name="ce83">
            <text:p>-₺2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28.530670470756064" table:formula="of:=[.F38]/[.G38]" table:style-name="ce85">
            <text:p>-$28,53</text:p>
          </table:table-cell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20</text:p>
          </table:table-cell>
          <table:table-cell table:style-name="ce79"/>
          <table:table-cell office:value-type="string" table:style-name="ce82">
            <text:p>8,5 tuğla 145 ad</text:p>
          </table:table-cell>
          <table:table-cell table:style-name="ce84"/>
          <table:table-cell office:value-type="currency" office:value="-90" table:style-name="ce83">
            <text:p>-₺90,00</text:p>
          </table:table-cell>
          <table:table-cell office:value-type="float" office:value="7.01" table:style-name="ce84">
            <text:p>7,01</text:p>
          </table:table-cell>
          <table:table-cell office:value-type="currency" office:value="-12.838801711840228" table:formula="of:=[.F39]/[.G39]" table:style-name="ce85">
            <text:p>-$12,84</text:p>
          </table:table-cell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20</text:p>
          </table:table-cell>
          <table:table-cell table:style-name="ce79"/>
          <table:table-cell office:value-type="string" table:style-name="ce82">
            <text:p>yığma tuğla 720 ad * 0,90 tl</text:p>
          </table:table-cell>
          <table:table-cell table:style-name="ce84"/>
          <table:table-cell office:value-type="currency" office:value="-648" table:style-name="ce83">
            <text:p>-₺648,00</text:p>
          </table:table-cell>
          <table:table-cell office:value-type="float" office:value="7.01" table:style-name="ce84">
            <text:p>7,01</text:p>
          </table:table-cell>
          <table:table-cell office:value-type="currency" office:value="-92.43937232524965" table:formula="of:=[.F40]/[.G40]" table:style-name="ce85">
            <text:p>-$92,44</text:p>
          </table:table-cell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20</text:p>
          </table:table-cell>
          <table:table-cell table:style-name="ce79"/>
          <table:table-cell office:value-type="string" table:style-name="ce82">
            <text:p>20 tr çimento</text:p>
          </table:table-cell>
          <table:table-cell table:style-name="ce84"/>
          <table:table-cell office:value-type="currency" office:value="-300" table:style-name="ce83">
            <text:p>-₺3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42.796005706134096" table:formula="of:=[.F41]/[.G41]" table:style-name="ce85">
            <text:p>-$42,80</text:p>
          </table:table-cell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20</text:p>
          </table:table-cell>
          <table:table-cell table:style-name="ce79"/>
          <table:table-cell office:value-type="string" table:style-name="ce82">
            <text:p>15 tr kireç</text:p>
          </table:table-cell>
          <table:table-cell table:style-name="ce84"/>
          <table:table-cell office:value-type="currency" office:value="-90" table:style-name="ce83">
            <text:p>-₺90,00</text:p>
          </table:table-cell>
          <table:table-cell office:value-type="float" office:value="7.01" table:style-name="ce84">
            <text:p>7,01</text:p>
          </table:table-cell>
          <table:table-cell office:value-type="currency" office:value="-12.838801711840228" table:formula="of:=[.F42]/[.G42]" table:style-name="ce85">
            <text:p>-$12,84</text:p>
          </table:table-cell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20</text:p>
          </table:table-cell>
          <table:table-cell table:style-name="ce79"/>
          <table:table-cell office:value-type="string" table:style-name="ce82">
            <text:p>kesme taşı – menteşe – elektrot</text:p>
          </table:table-cell>
          <table:table-cell table:style-name="ce84"/>
          <table:table-cell office:value-type="currency" office:value="-68" table:style-name="ce83">
            <text:p>-₺68,00</text:p>
          </table:table-cell>
          <table:table-cell office:value-type="float" office:value="7.01" table:style-name="ce84">
            <text:p>7,01</text:p>
          </table:table-cell>
          <table:table-cell office:value-type="currency" office:value="-9.7004279600570609" table:formula="of:=[.F43]/[.G43]" table:style-name="ce85">
            <text:p>-$9,70</text:p>
          </table:table-cell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20</text:p>
          </table:table-cell>
          <table:table-cell office:value-type="date" office:date-value="2020-04-20T00:00:00" table:style-name="ce86">
            <text:p>20.04.2020</text:p>
          </table:table-cell>
          <table:table-cell office:value-type="string" table:style-name="ce82">
            <text:p>Elektrik 04-2020</text:p>
          </table:table-cell>
          <table:table-cell table:style-name="ce84"/>
          <table:table-cell office:value-type="currency" office:value="-44.1" table:style-name="ce83">
            <text:p>-₺44,10</text:p>
          </table:table-cell>
          <table:table-cell office:value-type="float" office:value="7.01" table:style-name="ce84">
            <text:p>7,01</text:p>
          </table:table-cell>
          <table:table-cell office:value-type="currency" office:value="-6.2910128388017119" table:formula="of:=[.F44]/[.G44]" table:style-name="ce85">
            <text:p>-$6,29</text:p>
          </table:table-cell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20</text:p>
          </table:table-cell>
          <table:table-cell table:style-name="ce79"/>
          <table:table-cell office:value-type="string" table:style-name="ce98">
            <text:p><text:span text:style-name="T1">Elektrik<text:s/></text:span>05-2020</text:p>
          </table:table-cell>
          <table:table-cell table:style-name="ce79"/>
          <table:table-cell office:value-type="currency" office:value="-9.9" table:style-name="ce83">
            <text:p>-₺9,90</text:p>
          </table:table-cell>
          <table:table-cell office:value-type="float" office:value="7.01" table:style-name="ce84">
            <text:p>7,01</text:p>
          </table:table-cell>
          <table:table-cell office:value-type="currency" office:value="-1.4122681883024253" table:formula="of:=[.F45]/[.G45]" table:style-name="ce85">
            <text:p>-$1,41</text:p>
          </table:table-cell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20</text:p>
          </table:table-cell>
          <table:table-cell table:style-name="ce79"/>
          <table:table-cell office:value-type="string" table:style-name="ce98">
            <text:p><text:span text:style-name="T1">Elektrik<text:s/></text:span>06-2020</text:p>
          </table:table-cell>
          <table:table-cell table:style-name="ce79"/>
          <table:table-cell office:value-type="currency" office:value="-5.46" table:style-name="ce83">
            <text:p>-₺5,46</text:p>
          </table:table-cell>
          <table:table-cell office:value-type="float" office:value="7.01" table:style-name="ce84">
            <text:p>7,01</text:p>
          </table:table-cell>
          <table:table-cell office:value-type="currency" office:value="-0.77888730385164051" table:formula="of:=[.F46]/[.G46]" table:style-name="ce85">
            <text:p>-$0,78</text:p>
          </table:table-cell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20</text:p>
          </table:table-cell>
          <table:table-cell table:style-name="ce79"/>
          <table:table-cell office:value-type="string" table:style-name="ce98">
            <text:p><text:span text:style-name="T1">Elektrik<text:s/></text:span>07-2020</text:p>
          </table:table-cell>
          <table:table-cell table:style-name="ce79"/>
          <table:table-cell office:value-type="currency" office:value="-13.65" table:style-name="ce83">
            <text:p>-₺13,65</text:p>
          </table:table-cell>
          <table:table-cell office:value-type="float" office:value="7.01" table:style-name="ce84">
            <text:p>7,01</text:p>
          </table:table-cell>
          <table:table-cell office:value-type="currency" office:value="-1.9472182596291014" table:formula="of:=[.F47]/[.G47]" table:style-name="ce85">
            <text:p>-$1,95</text:p>
          </table:table-cell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20</text:p>
          </table:table-cell>
          <table:table-cell table:style-name="ce79"/>
          <table:table-cell office:value-type="string" table:style-name="ce98">
            <text:p><text:span text:style-name="T1">Elektrik<text:s/></text:span>10-2020</text:p>
          </table:table-cell>
          <table:table-cell table:style-name="ce79"/>
          <table:table-cell office:value-type="currency" office:value="-13" table:style-name="ce83">
            <text:p>-₺13,00</text:p>
          </table:table-cell>
          <table:table-cell office:value-type="float" office:value="7.01" table:style-name="ce84">
            <text:p>7,01</text:p>
          </table:table-cell>
          <table:table-cell office:value-type="currency" office:value="-1.854493580599144" table:formula="of:=[.F48]/[.G48]" table:style-name="ce85">
            <text:p>-$1,85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79">
            <text:p>SnyH000-20</text:p>
          </table:table-cell>
          <table:table-cell office:value-type="date" office:date-value="2020-11-30T00:00:00" table:style-name="ce86">
            <text:p>30.11.2020</text:p>
          </table:table-cell>
          <table:table-cell office:value-type="string" table:style-name="ce98">
            <text:p><text:span text:style-name="T1">Elektrik<text:s/></text:span>11-2020</text:p>
          </table:table-cell>
          <table:table-cell table:style-name="ce79"/>
          <table:table-cell office:value-type="currency" office:value="-170" table:style-name="ce83">
            <text:p>-₺170,00</text:p>
          </table:table-cell>
          <table:table-cell office:value-type="float" office:value="7.01" table:style-name="ce84">
            <text:p>7,01</text:p>
          </table:table-cell>
          <table:table-cell office:value-type="currency" office:value="-24.251069900142653" table:formula="of:=[.F49]/[.G49]" table:style-name="ce85">
            <text:p>-$24,25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79">
            <text:p>SnyH000-20</text:p>
          </table:table-cell>
          <table:table-cell table:style-name="ce86"/>
          <table:table-cell office:value-type="string" table:style-name="ce98">
            <text:p><text:span text:style-name="T1">Elektrik<text:s/></text:span>12-2020</text:p>
          </table:table-cell>
          <table:table-cell table:style-name="ce79"/>
          <table:table-cell office:value-type="currency" office:value="-226.11" table:style-name="ce83">
            <text:p>-₺226,11</text:p>
          </table:table-cell>
          <table:table-cell office:value-type="float" office:value="7.01" table:style-name="ce84">
            <text:p>7,01</text:p>
          </table:table-cell>
          <table:table-cell office:value-type="currency" office:value="-32.255349500713272" table:formula="of:=[.F50]/[.G50]" table:style-name="ce85">
            <text:p>-$32,26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79">
            <text:p>SnyH000-20</text:p>
          </table:table-cell>
          <table:table-cell office:value-type="date" office:date-value="2020-11-30T00:00:00" table:style-name="ce86">
            <text:p>30.11.2020</text:p>
          </table:table-cell>
          <table:table-cell office:value-type="string" table:style-name="ce82">
            <text:p>su</text:p>
          </table:table-cell>
          <table:table-cell table:style-name="ce84"/>
          <table:table-cell office:value-type="currency" office:value="-100" table:style-name="ce83">
            <text:p>-₺1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14.265335235378032" table:formula="of:=[.F51]/[.G51]" table:style-name="ce85">
            <text:p>-$14,27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79">
            <text:p>SnyH000-20</text:p>
          </table:table-cell>
          <table:table-cell table:style-name="ce79"/>
          <table:table-cell office:value-type="string" table:style-name="ce82">
            <text:p>Yazıhane önü kırma işçiliği</text:p>
          </table:table-cell>
          <table:table-cell table:style-name="ce84"/>
          <table:table-cell office:value-type="currency" office:value="-500" table:style-name="ce83">
            <text:p>-₺5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71.32667617689016" table:formula="of:=[.F52]/[.G52]" table:style-name="ce85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79">
            <text:p>SnyH000-20</text:p>
          </table:table-cell>
          <table:table-cell office:value-type="date" office:date-value="2020-12-09T00:00:00" table:style-name="ce86">
            <text:p>09.12.2020</text:p>
          </table:table-cell>
          <table:table-cell office:value-type="string" table:style-name="ce82">
            <text:p>Alçıpan vida</text:p>
          </table:table-cell>
          <table:table-cell table:style-name="ce84"/>
          <table:table-cell office:value-type="currency" office:value="-323" table:style-name="ce83">
            <text:p>-₺323,00</text:p>
          </table:table-cell>
          <table:table-cell office:value-type="float" office:value="7.01" table:style-name="ce84">
            <text:p>7,01</text:p>
          </table:table-cell>
          <table:table-cell office:value-type="currency" office:value="-46.077032810271042" table:formula="of:=[.F53]/[.G53]" table:style-name="ce85">
            <text:p>-$46,0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7">
            <text:p>SnyH000-20</text:p>
          </table:table-cell>
          <table:table-cell table:style-name="ce88"/>
          <table:table-cell table:style-name="ce89"/>
          <table:table-cell table:style-name="ce92"/>
          <table:table-cell office:value-type="currency" office:value="-5097.07" table:formula="of:=SUM([.F35:.F53])" table:style-name="ce91">
            <text:p>-₺5.097,07</text:p>
          </table:table-cell>
          <table:table-cell table:style-name="ce92"/>
          <table:table-cell office:value-type="currency" office:value="-727.11412268188315" table:formula="of:=SUM([.H35:.H53])" table:style-name="ce93">
            <text:p>-$727,11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79">
            <text:p>SnyA000-20</text:p>
          </table:table-cell>
          <table:table-cell table:style-name="ce79"/>
          <table:table-cell office:value-type="string" table:style-name="ce82">
            <text:p>Boya-Çatı- Kapı</text:p>
          </table:table-cell>
          <table:table-cell table:style-name="ce84"/>
          <table:table-cell office:value-type="currency" office:value="-1500" table:style-name="ce83">
            <text:p>-₺1.5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213.98002853067047" table:formula="of:=[.F55]/[.G55]" table:style-name="ce85">
            <text:p>-$213,9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79">
            <text:p>SnyA000-20</text:p>
          </table:table-cell>
          <table:table-cell table:style-name="ce79"/>
          <table:table-cell office:value-type="string" table:style-name="ce82">
            <text:p>yıkama hela yapımı</text:p>
          </table:table-cell>
          <table:table-cell table:style-name="ce84"/>
          <table:table-cell office:value-type="currency" office:value="-500" table:style-name="ce83">
            <text:p>-₺5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71.32667617689016" table:formula="of:=[.F56]/[.G56]" table:style-name="ce85">
            <text:p>-$71,33</text:p>
          </table:table-cell>
          <table:table-cell table:number-columns-repeated="16376"/>
        </table:table-row>
        <table:table-row table:style-name="ro5">
          <table:table-cell/>
          <table:table-cell table:style-name="ce87"/>
          <table:table-cell table:style-name="ce88"/>
          <table:table-cell table:style-name="ce89"/>
          <table:table-cell table:style-name="ce92"/>
          <table:table-cell office:value-type="currency" office:value="-2000" table:formula="of:=SUM([.F55:.F56])" table:style-name="ce91">
            <text:p>-₺2.000,00</text:p>
          </table:table-cell>
          <table:table-cell table:style-name="ce92"/>
          <table:table-cell office:value-type="currency" office:value="-285.30670470756064" table:formula="of:=SUM([.H55:.H56])" table:style-name="ce93">
            <text:p>-$285,31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79">
            <text:p>SnyB000-20</text:p>
          </table:table-cell>
          <table:table-cell office:value-type="date" office:date-value="2020-08-20T00:00:00" table:style-name="ce86">
            <text:p>20.08.2020</text:p>
          </table:table-cell>
          <table:table-cell office:value-type="string" table:style-name="ce82">
            <text:p>motorcu boya</text:p>
          </table:table-cell>
          <table:table-cell table:style-name="ce84"/>
          <table:table-cell office:value-type="currency" office:value="-500" table:style-name="ce83">
            <text:p>-₺5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71.32667617689016" table:formula="of:=[.F58]/[.G58]" table:style-name="ce85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79">
            <text:p>SnyB000-20</text:p>
          </table:table-cell>
          <table:table-cell office:value-type="date" office:date-value="2020-08-22T00:00:00" table:style-name="ce86">
            <text:p>22.08.2020</text:p>
          </table:table-cell>
          <table:table-cell office:value-type="string" table:style-name="ce82">
            <text:p>motorcu hela</text:p>
          </table:table-cell>
          <table:table-cell table:style-name="ce84"/>
          <table:table-cell office:value-type="currency" office:value="-500" table:style-name="ce83">
            <text:p>-₺5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71.32667617689016" table:formula="of:=[.F59]/[.G59]" table:style-name="ce85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79">
            <text:p>SnyB000-20</text:p>
          </table:table-cell>
          <table:table-cell office:value-type="date" office:date-value="2020-08-24T00:00:00" table:style-name="ce86">
            <text:p>24.08.2020</text:p>
          </table:table-cell>
          <table:table-cell office:value-type="string" table:style-name="ce82">
            <text:p>motorcu kapı</text:p>
          </table:table-cell>
          <table:table-cell table:style-name="ce84"/>
          <table:table-cell office:value-type="currency" office:value="-2000" table:style-name="ce83">
            <text:p>-₺2.0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285.30670470756064" table:formula="of:=[.F60]/[.G60]" table:style-name="ce85">
            <text:p>-$285,31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79">
            <text:p>SnyB000-20</text:p>
          </table:table-cell>
          <table:table-cell office:value-type="date" office:date-value="2020-09-02T00:00:00" table:style-name="ce86">
            <text:p>02.09.2020</text:p>
          </table:table-cell>
          <table:table-cell office:value-type="string" table:style-name="ce82">
            <text:p>Alçıpan demir işleri</text:p>
          </table:table-cell>
          <table:table-cell table:style-name="ce84"/>
          <table:table-cell office:value-type="currency" office:value="-500" table:style-name="ce83">
            <text:p>-₺5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71.32667617689016" table:formula="of:=[.F61]/[.G61]" table:style-name="ce85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79">
            <text:p>SnyB000-20</text:p>
          </table:table-cell>
          <table:table-cell office:value-type="date" office:date-value="2020-09-02T00:00:00" table:style-name="ce86">
            <text:p>02.09.2020</text:p>
          </table:table-cell>
          <table:table-cell office:value-type="string" table:style-name="ce82">
            <text:p>camcı</text:p>
          </table:table-cell>
          <table:table-cell table:style-name="ce84"/>
          <table:table-cell office:value-type="currency" office:value="-750" table:style-name="ce83">
            <text:p>-₺750,00</text:p>
          </table:table-cell>
          <table:table-cell office:value-type="float" office:value="7.01" table:style-name="ce84">
            <text:p>7,01</text:p>
          </table:table-cell>
          <table:table-cell office:value-type="currency" office:value="-106.99001426533523" table:formula="of:=[.F62]/[.G62]" table:style-name="ce85">
            <text:p>-$106,99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79">
            <text:p>SnyB000-20</text:p>
          </table:table-cell>
          <table:table-cell office:value-type="date" office:date-value="2020-09-02T00:00:00" table:style-name="ce86">
            <text:p>02.09.2020</text:p>
          </table:table-cell>
          <table:table-cell office:value-type="string" table:style-name="ce82">
            <text:p>motorcu arka duvar</text:p>
          </table:table-cell>
          <table:table-cell table:style-name="ce84"/>
          <table:table-cell office:value-type="currency" office:value="-500" table:style-name="ce83">
            <text:p>-₺5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71.32667617689016" table:formula="of:=[.F63]/[.G63]" table:style-name="ce85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79">
            <text:p>SnyB000-20</text:p>
          </table:table-cell>
          <table:table-cell office:value-type="date" office:date-value="2020-09-02T00:00:00" table:style-name="ce86">
            <text:p>02.09.2020</text:p>
          </table:table-cell>
          <table:table-cell office:value-type="string" table:style-name="ce82">
            <text:p>motorcu elektrik</text:p>
          </table:table-cell>
          <table:table-cell table:style-name="ce84"/>
          <table:table-cell office:value-type="currency" office:value="-750" table:style-name="ce83">
            <text:p>-₺750,00</text:p>
          </table:table-cell>
          <table:table-cell office:value-type="float" office:value="7.01" table:style-name="ce84">
            <text:p>7,01</text:p>
          </table:table-cell>
          <table:table-cell office:value-type="currency" office:value="-106.99001426533523" table:formula="of:=[.F64]/[.G64]" table:style-name="ce85">
            <text:p>-$106,99</text:p>
          </table:table-cell>
          <table:table-cell table:number-columns-repeated="16376"/>
        </table:table-row>
        <table:table-row table:style-name="ro5">
          <table:table-cell/>
          <table:table-cell table:style-name="ce87"/>
          <table:table-cell table:style-name="ce88"/>
          <table:table-cell table:style-name="ce89"/>
          <table:table-cell table:style-name="ce92"/>
          <table:table-cell office:value-type="currency" office:value="-5500" table:formula="of:=SUM([.F58:.F64])" table:style-name="ce91">
            <text:p>-₺5.500,00</text:p>
          </table:table-cell>
          <table:table-cell table:style-name="ce92"/>
          <table:table-cell office:value-type="currency" office:value="-784.59343794579183" table:formula="of:=SUM([.H58:.H64])" table:style-name="ce93">
            <text:p>-$784,59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79">
            <text:p>SnyC000-20</text:p>
          </table:table-cell>
          <table:table-cell office:value-type="string" table:style-name="ce79">
            <text:p>ağustos</text:p>
          </table:table-cell>
          <table:table-cell office:value-type="string" table:style-name="ce82">
            <text:p>Toz Dolgu</text:p>
          </table:table-cell>
          <table:table-cell table:style-name="ce84"/>
          <table:table-cell office:value-type="currency" office:value="-250" table:style-name="ce83">
            <text:p>-₺250,00</text:p>
          </table:table-cell>
          <table:table-cell office:value-type="float" office:value="7.01" table:style-name="ce84">
            <text:p>7,01</text:p>
          </table:table-cell>
          <table:table-cell office:value-type="currency" office:value="-35.66333808844508" table:formula="of:=[.F66]/[.G66]" table:style-name="ce85">
            <text:p>-$35,66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79">
            <text:p>SnyC000-20</text:p>
          </table:table-cell>
          <table:table-cell table:style-name="ce79"/>
          <table:table-cell office:value-type="string" table:style-name="ce82">
            <text:p>vinç nakliye</text:p>
          </table:table-cell>
          <table:table-cell table:style-name="ce84"/>
          <table:table-cell office:value-type="currency" office:value="-600" table:style-name="ce83">
            <text:p>-₺6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85.592011412268192" table:formula="of:=[.F67]/[.G67]" table:style-name="ce85">
            <text:p>-$85,59</text:p>
          </table:table-cell>
          <table:table-cell table:number-columns-repeated="16376"/>
        </table:table-row>
        <table:table-row table:number-rows-repeated="3" table:style-name="ro5">
          <table:table-cell/>
          <table:table-cell table:number-columns-repeated="2" table:style-name="ce79"/>
          <table:table-cell table:style-name="ce82"/>
          <table:table-cell table:style-name="ce84"/>
          <table:table-cell table:style-name="ce83"/>
          <table:table-cell table:style-name="ce84"/>
          <table:table-cell table:style-name="ce85"/>
          <table:table-cell table:number-columns-repeated="16376"/>
        </table:table-row>
        <table:table-row table:style-name="ro5">
          <table:table-cell/>
          <table:table-cell office:value-type="string" table:style-name="ce79">
            <text:p>SnyC000-20</text:p>
          </table:table-cell>
          <table:table-cell table:style-name="ce79"/>
          <table:table-cell office:value-type="string" table:style-name="ce82">
            <text:p>vinç demontaj özer vinç</text:p>
          </table:table-cell>
          <table:table-cell table:style-name="ce84"/>
          <table:table-cell office:value-type="currency" office:value="-1300" table:style-name="ce83">
            <text:p>-₺1.3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185.4493580599144" table:formula="of:=[.F71]/[.G71]" table:style-name="ce85">
            <text:p>-$185,45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79">
            <text:p>SnyC000-20</text:p>
          </table:table-cell>
          <table:table-cell table:style-name="ce79"/>
          <table:table-cell office:value-type="string" table:style-name="ce82">
            <text:p>hela altyapı</text:p>
          </table:table-cell>
          <table:table-cell table:style-name="ce84"/>
          <table:table-cell office:value-type="currency" office:value="-1000" table:style-name="ce83">
            <text:p>-₺1.0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142.65335235378032" table:formula="of:=[.F72]/[.G72]" table:style-name="ce85">
            <text:p>-$142,65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79">
            <text:p>SnyC000-20</text:p>
          </table:table-cell>
          <table:table-cell table:style-name="ce79"/>
          <table:table-cell office:value-type="string" table:style-name="ce82">
            <text:p>vinç ayakları kırım <text:s/>kepçeci</text:p>
          </table:table-cell>
          <table:table-cell table:style-name="ce84"/>
          <table:table-cell office:value-type="currency" office:value="-4100" table:style-name="ce83">
            <text:p>-₺4.1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584.87874465049936" table:formula="of:=[.F73]/[.G73]" table:style-name="ce85">
            <text:p>-$584,8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79">
            <text:p>SnyC000-20</text:p>
          </table:table-cell>
          <table:table-cell table:style-name="ce79"/>
          <table:table-cell office:value-type="string" table:style-name="ce82">
            <text:p>vinç demontaj işçilik</text:p>
          </table:table-cell>
          <table:table-cell table:style-name="ce84"/>
          <table:table-cell office:value-type="currency" office:value="-750" table:style-name="ce83">
            <text:p>-₺750,00</text:p>
          </table:table-cell>
          <table:table-cell office:value-type="float" office:value="7.01" table:style-name="ce84">
            <text:p>7,01</text:p>
          </table:table-cell>
          <table:table-cell office:value-type="currency" office:value="-106.99001426533523" table:formula="of:=[.F74]/[.G74]" table:style-name="ce85">
            <text:p>-$106,99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79">
            <text:p>SnyC000-20</text:p>
          </table:table-cell>
          <table:table-cell table:style-name="ce79"/>
          <table:table-cell office:value-type="string" table:style-name="ce82">
            <text:p>yemek</text:p>
          </table:table-cell>
          <table:table-cell table:style-name="ce84"/>
          <table:table-cell office:value-type="currency" office:value="-300" table:style-name="ce83">
            <text:p>-₺3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42.796005706134096" table:formula="of:=[.F75]/[.G75]" table:style-name="ce85">
            <text:p>-$42,80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79">
            <text:p>SnyC000-20</text:p>
          </table:table-cell>
          <table:table-cell table:style-name="ce79"/>
          <table:table-cell office:value-type="string" table:style-name="ce98">
            <text:p>helikopter beton işçiliği 6*300</text:p>
          </table:table-cell>
          <table:table-cell table:style-name="ce84"/>
          <table:table-cell office:value-type="currency" office:value="-1800" table:style-name="ce83">
            <text:p>-₺1.8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256.77603423680455" table:formula="of:=[.F76]/[.G76]" table:style-name="ce85">
            <text:p>-$256,7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79">
            <text:p>SnyC000-20</text:p>
          </table:table-cell>
          <table:table-cell table:style-name="ce79"/>
          <table:table-cell office:value-type="string" table:style-name="ce98">
            <text:p>beton santralı 36 m3*170</text:p>
          </table:table-cell>
          <table:table-cell table:style-name="ce84"/>
          <table:table-cell office:value-type="currency" office:value="-6120" table:style-name="ce83">
            <text:p>-₺6.120,00</text:p>
          </table:table-cell>
          <table:table-cell office:value-type="float" office:value="7.01" table:style-name="ce84">
            <text:p>7,01</text:p>
          </table:table-cell>
          <table:table-cell office:value-type="currency" office:value="-873.03851640513551" table:formula="of:=[.F77]/[.G77]" table:style-name="ce85">
            <text:p>-$873,04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79">
            <text:p>SnyC000-20</text:p>
          </table:table-cell>
          <table:table-cell table:style-name="ce79"/>
          <table:table-cell office:value-type="string" table:style-name="ce98">
            <text:p>ön beton (işçilik + beton)</text:p>
          </table:table-cell>
          <table:table-cell table:style-name="ce84"/>
          <table:table-cell office:value-type="currency" office:value="-5000" table:style-name="ce83">
            <text:p>-₺5.0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713.26676176890157" table:formula="of:=[.F78]/[.G78]" table:style-name="ce85">
            <text:p>-$713,27</text:p>
          </table:table-cell>
          <table:table-cell table:number-columns-repeated="16376"/>
        </table:table-row>
        <table:table-row table:style-name="ro5">
          <table:table-cell/>
          <table:table-cell table:style-name="ce87"/>
          <table:table-cell table:style-name="ce88"/>
          <table:table-cell table:style-name="ce89"/>
          <table:table-cell table:style-name="ce92"/>
          <table:table-cell office:value-type="currency" office:value="-21220" table:formula="of:=SUM([.F66:.F78])" table:style-name="ce91">
            <text:p>-₺21.220,00</text:p>
          </table:table-cell>
          <table:table-cell table:style-name="ce92"/>
          <table:table-cell office:value-type="currency" office:value="-3027.1041369472182" table:formula="of:=SUM([.H66:.H78])" table:style-name="ce93">
            <text:p>-$3.027,10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79">
            <text:p>SnyG000-20</text:p>
          </table:table-cell>
          <table:table-cell table:style-name="ce79"/>
          <table:table-cell office:value-type="string" table:style-name="ce82">
            <text:p>600 m2 Taban kırım beton</text:p>
          </table:table-cell>
          <table:table-cell table:style-name="ce79"/>
          <table:table-cell office:value-type="currency" office:value="-35000" table:style-name="ce83">
            <text:p>-₺35.0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4992.8673323823114" table:formula="of:=[.F80]/[.G80]" table:style-name="ce85">
            <text:p>-$4.992,87</text:p>
          </table:table-cell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G000-20</text:p>
          </table:table-cell>
          <table:table-cell table:style-name="ce79"/>
          <table:table-cell office:value-type="string" table:style-name="ce82">
            <text:p>İcra</text:p>
          </table:table-cell>
          <table:table-cell office:value-type="string" table:style-name="ce79">
            <text:p>dursun durmş</text:p>
          </table:table-cell>
          <table:table-cell office:value-type="currency" office:value="-3885" table:style-name="ce83">
            <text:p>-₺3.885,00</text:p>
          </table:table-cell>
          <table:table-cell office:value-type="float" office:value="7.01" table:style-name="ce84">
            <text:p>7,01</text:p>
          </table:table-cell>
          <table:table-cell office:value-type="currency" office:value="-554.2082738944365" table:formula="of:=[.F81]/[.G81]" table:style-name="ce85">
            <text:p>-$554,21</text:p>
          </table:table-cell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G000-20</text:p>
          </table:table-cell>
          <table:table-cell table:style-name="ce79"/>
          <table:table-cell office:value-type="string" table:style-name="ce82">
            <text:p>tedaş<text:s text:c="4"/></text:p>
          </table:table-cell>
          <table:table-cell office:value-type="string" table:style-name="ce79">
            <text:p>dursun durmş</text:p>
          </table:table-cell>
          <table:table-cell office:value-type="currency" office:value="-4194.2240000000002" table:style-name="ce83">
            <text:p>-₺4.194,22</text:p>
          </table:table-cell>
          <table:table-cell office:value-type="float" office:value="7.01" table:style-name="ce84">
            <text:p>7,01</text:p>
          </table:table-cell>
          <table:table-cell office:value-type="currency" office:value="-598.32011412268196" table:formula="of:=[.F82]/[.G82]" table:style-name="ce85">
            <text:p>-$598,32</text:p>
          </table:table-cell>
          <table:table-cell table:number-columns-repeated="16376"/>
        </table:table-row>
        <table:table-row table:style-name="ro5">
          <table:table-cell table:style-name="ce79"/>
          <table:table-cell table:style-name="ce87"/>
          <table:table-cell table:style-name="ce88"/>
          <table:table-cell table:style-name="ce89"/>
          <table:table-cell table:style-name="ce92"/>
          <table:table-cell office:value-type="currency" office:value="-43079.224000000002" table:formula="of:=SUM([.F80:.F82])" table:style-name="ce91">
            <text:p>-₺43.079,22</text:p>
          </table:table-cell>
          <table:table-cell table:style-name="ce92"/>
          <table:table-cell office:value-type="currency" office:value="-6145.3957203994296" table:formula="of:=SUM([.H80:.H82])" table:style-name="ce93">
            <text:p>-$6.145,40</text:p>
          </table:table-cell>
          <table:table-cell table:number-columns-repeated="16376"/>
        </table:table-row>
        <table:table-row table:style-name="ro5">
          <table:table-cell table:style-name="ce79"/>
          <table:table-cell table:style-name="ce87"/>
          <table:table-cell table:style-name="ce88"/>
          <table:table-cell table:style-name="ce89"/>
          <table:table-cell office:value-type="string" table:style-name="ce90">
            <text:p>2020 TOPLAM</text:p>
          </table:table-cell>
          <table:table-cell office:value-type="currency" office:value="-76896.293999999994" table:formula="of:=[.F83]+[.F79]+[.F65]+[.F57]+[.F54]" table:style-name="ce91">
            <text:p>-₺76.896,29</text:p>
          </table:table-cell>
          <table:table-cell table:style-name="ce92"/>
          <table:table-cell office:value-type="currency" office:value="-10242.4" table:formula="of:=[.H83]+[.H79]+[.H65]+[.H57]" table:style-name="ce93">
            <text:p>-$10.242,40</text:p>
          </table:table-cell>
          <table:table-cell table:number-columns-repeated="16376"/>
        </table:table-row>
        <table:table-row table:style-name="ro5">
          <table:table-cell table:number-columns-repeated="3" table:style-name="ce79"/>
          <table:table-cell table:style-name="ce82"/>
          <table:table-cell office:value-type="string" table:style-name="ce94">
            <text:p>Genel Toplam</text:p>
          </table:table-cell>
          <table:table-cell office:value-type="currency" office:value="-102400.53399999999" table:formula="of:=[.F84]+[.F33]" table:style-name="ce95">
            <text:p>-₺102.400,53</text:p>
          </table:table-cell>
          <table:table-cell table:style-name="ce96"/>
          <table:table-cell office:value-type="currency" office:value="-15405.253442332894" table:formula="of:=[.H84]+[.H33]" table:style-name="ce97">
            <text:p>-$15.405,25</text:p>
          </table:table-cell>
          <table:table-cell table:number-columns-repeated="16376"/>
        </table:table-row>
        <table:table-row table:style-name="ro5">
          <table:table-cell table:number-columns-repeated="3" table:style-name="ce79"/>
          <table:table-cell table:style-name="ce82"/>
          <table:table-cell table:style-name="ce79"/>
          <table:table-cell table:style-name="ce83"/>
          <table:table-cell table:style-name="ce84"/>
          <table:table-cell table:style-name="ce85"/>
          <table:table-cell table:number-columns-repeated="16376"/>
        </table:table-row>
        <table:table-row table:style-name="ro5">
          <table:table-cell office:value-type="float" office:value="2021" table:style-name="ce75">
            <text:p>2021</text:p>
          </table:table-cell>
          <table:table-cell office:value-type="string" table:style-name="ce79">
            <text:p>snyH000-21</text:p>
          </table:table-cell>
          <table:table-cell office:value-type="date" office:date-value="2021-01-30T00:00:00" table:style-name="ce86">
            <text:p>30.01.2021</text:p>
          </table:table-cell>
          <table:table-cell office:value-type="string" table:style-name="ce82">
            <text:p>Elektrik 1-2021</text:p>
          </table:table-cell>
          <table:table-cell table:style-name="ce79"/>
          <table:table-cell office:value-type="currency" office:value="-143.08000000000001" table:style-name="ce83">
            <text:p>-₺143,08</text:p>
          </table:table-cell>
          <table:table-cell table:style-name="ce79"/>
          <table:table-cell table:style-name="ce85"/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21</text:p>
          </table:table-cell>
          <table:table-cell office:value-type="date" office:date-value="2021-02-28T00:00:00" table:style-name="ce86">
            <text:p>28.02.2021</text:p>
          </table:table-cell>
          <table:table-cell office:value-type="string" table:style-name="ce82">
            <text:p>Elektrik 2-2021</text:p>
          </table:table-cell>
          <table:table-cell table:style-name="ce79"/>
          <table:table-cell office:value-type="currency" office:value="-69" table:style-name="ce83">
            <text:p>-₺69,00</text:p>
          </table:table-cell>
          <table:table-cell table:style-name="ce79"/>
          <table:table-cell table:style-name="ce85"/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21</text:p>
          </table:table-cell>
          <table:table-cell office:value-type="date" office:date-value="2021-03-30T00:00:00" table:style-name="ce86">
            <text:p>30.03.2021</text:p>
          </table:table-cell>
          <table:table-cell office:value-type="string" table:style-name="ce82">
            <text:p>Elektrik 4-2021</text:p>
          </table:table-cell>
          <table:table-cell table:style-name="ce79"/>
          <table:table-cell office:value-type="currency" office:value="-15.52" table:style-name="ce83">
            <text:p>-₺15,52</text:p>
          </table:table-cell>
          <table:table-cell table:style-name="ce79"/>
          <table:table-cell table:style-name="ce85"/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21</text:p>
          </table:table-cell>
          <table:table-cell office:value-type="date" office:date-value="2021-04-30T00:00:00" table:style-name="ce86">
            <text:p>30.04.2021</text:p>
          </table:table-cell>
          <table:table-cell office:value-type="string" table:style-name="ce82">
            <text:p>Elektrik 5-2021</text:p>
          </table:table-cell>
          <table:table-cell table:style-name="ce79"/>
          <table:table-cell office:value-type="currency" office:value="-43.51" table:style-name="ce83">
            <text:p>-₺43,51</text:p>
          </table:table-cell>
          <table:table-cell table:style-name="ce79"/>
          <table:table-cell table:style-name="ce85"/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21</text:p>
          </table:table-cell>
          <table:table-cell office:value-type="date" office:date-value="2021-05-30T00:00:00" table:style-name="ce86">
            <text:p>30.05.2021</text:p>
          </table:table-cell>
          <table:table-cell office:value-type="string" table:style-name="ce82">
            <text:p>Elektrik 6–2021</text:p>
          </table:table-cell>
          <table:table-cell table:style-name="ce84"/>
          <table:table-cell office:value-type="currency" office:value="-8.5500000000000007" table:style-name="ce83">
            <text:p>-₺8,55</text:p>
          </table:table-cell>
          <table:table-cell table:style-name="ce79"/>
          <table:table-cell table:style-name="ce85"/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21</text:p>
          </table:table-cell>
          <table:table-cell office:value-type="date" office:date-value="2021-10-14T00:00:00" table:style-name="ce86">
            <text:p>14.10.2021</text:p>
          </table:table-cell>
          <table:table-cell office:value-type="string" table:style-name="ce82">
            <text:p>Bina Vergisi 1</text:p>
          </table:table-cell>
          <table:table-cell table:style-name="ce84"/>
          <table:table-cell office:value-type="currency" office:value="-297" table:style-name="ce83">
            <text:p>-₺297,00</text:p>
          </table:table-cell>
          <table:table-cell table:style-name="ce79"/>
          <table:table-cell table:style-name="ce85"/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21</text:p>
          </table:table-cell>
          <table:table-cell office:value-type="date" office:date-value="2021-10-14T00:00:00" table:style-name="ce86">
            <text:p>14.10.2021</text:p>
          </table:table-cell>
          <table:table-cell office:value-type="string" table:style-name="ce82">
            <text:p>Kültür Vergisi 1</text:p>
          </table:table-cell>
          <table:table-cell table:style-name="ce79"/>
          <table:table-cell office:value-type="currency" office:value="-29.7" table:style-name="ce83">
            <text:p>-₺29,70</text:p>
          </table:table-cell>
          <table:table-cell table:style-name="ce79"/>
          <table:table-cell table:style-name="ce85"/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21</text:p>
          </table:table-cell>
          <table:table-cell office:value-type="date" office:date-value="2021-06-30T00:00:00" table:style-name="ce86">
            <text:p>30.06.2021</text:p>
          </table:table-cell>
          <table:table-cell office:value-type="string" table:style-name="ce82">
            <text:p>Elektrik 7–2021</text:p>
          </table:table-cell>
          <table:table-cell table:style-name="ce86"/>
          <table:table-cell office:value-type="currency" office:value="-21.85" table:style-name="ce83">
            <text:p>-₺21,85</text:p>
          </table:table-cell>
          <table:table-cell table:style-name="ce79"/>
          <table:table-cell table:style-name="ce85"/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21</text:p>
          </table:table-cell>
          <table:table-cell office:value-type="date" office:date-value="2021-07-30T00:00:00" table:style-name="ce86">
            <text:p>30.07.2021</text:p>
          </table:table-cell>
          <table:table-cell office:value-type="string" table:style-name="ce82">
            <text:p>Elektrik 8-2021</text:p>
          </table:table-cell>
          <table:table-cell table:style-name="ce86"/>
          <table:table-cell office:value-type="currency" office:value="-5" table:style-name="ce83">
            <text:p>-₺5,00</text:p>
          </table:table-cell>
          <table:table-cell table:style-name="ce79"/>
          <table:table-cell table:style-name="ce85"/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H000-21</text:p>
          </table:table-cell>
          <table:table-cell office:value-type="date" office:date-value="2021-08-30T00:00:00" table:style-name="ce86">
            <text:p>30.08.2021</text:p>
          </table:table-cell>
          <table:table-cell office:value-type="string" table:style-name="ce82">
            <text:p>Elektrik 9-2021</text:p>
          </table:table-cell>
          <table:table-cell table:style-name="ce84"/>
          <table:table-cell office:value-type="currency" office:value="-8" table:style-name="ce83">
            <text:p>-₺8,00</text:p>
          </table:table-cell>
          <table:table-cell table:style-name="ce79"/>
          <table:table-cell table:style-name="ce85"/>
          <table:table-cell table:number-columns-repeated="16376"/>
        </table:table-row>
        <table:table-row table:style-name="ro5">
          <table:table-cell/>
          <table:table-cell office:value-type="string" table:style-name="ce79">
            <text:p>snyH000-21</text:p>
          </table:table-cell>
          <table:table-cell office:value-type="date" office:date-value="2021-09-30T00:00:00" table:style-name="ce86">
            <text:p>30.09.2021</text:p>
          </table:table-cell>
          <table:table-cell office:value-type="string" table:style-name="ce82">
            <text:p>Elektrik 10-2021</text:p>
          </table:table-cell>
          <table:table-cell table:style-name="ce84"/>
          <table:table-cell office:value-type="currency" office:value="-20" table:style-name="ce83">
            <text:p>-₺20,00</text:p>
          </table:table-cell>
          <table:table-cell table:style-name="ce79"/>
          <table:table-cell table:style-name="ce85"/>
          <table:table-cell table:number-columns-repeated="16376"/>
        </table:table-row>
        <table:table-row table:style-name="ro5">
          <table:table-cell/>
          <table:table-cell office:value-type="string" table:style-name="ce79">
            <text:p>snyH000-21</text:p>
          </table:table-cell>
          <table:table-cell office:value-type="date" office:date-value="2021-10-30T00:00:00" table:style-name="ce86">
            <text:p>30.10.2021</text:p>
          </table:table-cell>
          <table:table-cell office:value-type="string" table:style-name="ce82">
            <text:p>Elektrik 11-2021</text:p>
          </table:table-cell>
          <table:table-cell table:style-name="ce84"/>
          <table:table-cell office:value-type="currency" office:value="-26" table:style-name="ce83">
            <text:p>-₺26,00</text:p>
          </table:table-cell>
          <table:table-cell table:style-name="ce79"/>
          <table:table-cell table:style-name="ce85"/>
          <table:table-cell table:number-columns-repeated="16376"/>
        </table:table-row>
        <table:table-row table:style-name="ro5">
          <table:table-cell/>
          <table:table-cell office:value-type="string" table:style-name="ce79">
            <text:p>snyH000-21</text:p>
          </table:table-cell>
          <table:table-cell office:value-type="date" office:date-value="2021-10-14T00:00:00" table:style-name="ce86">
            <text:p>14.10.2021</text:p>
          </table:table-cell>
          <table:table-cell office:value-type="string" table:style-name="ce82">
            <text:p>vergi fark</text:p>
          </table:table-cell>
          <table:table-cell table:style-name="ce84"/>
          <table:table-cell office:value-type="currency" office:value="-23.4" table:style-name="ce83">
            <text:p>-₺23,40</text:p>
          </table:table-cell>
          <table:table-cell table:style-name="ce79"/>
          <table:table-cell table:style-name="ce85"/>
          <table:table-cell table:number-columns-repeated="16376"/>
        </table:table-row>
        <table:table-row table:style-name="ro5">
          <table:table-cell/>
          <table:table-cell office:value-type="string" table:style-name="ce79">
            <text:p>snyH000-21</text:p>
          </table:table-cell>
          <table:table-cell office:value-type="date" office:date-value="2021-10-14T00:00:00" table:style-name="ce86">
            <text:p>14.10.2021</text:p>
          </table:table-cell>
          <table:table-cell office:value-type="string" table:style-name="ce82">
            <text:p>Bina Vergisi 2</text:p>
          </table:table-cell>
          <table:table-cell table:style-name="ce79"/>
          <table:table-cell office:value-type="currency" office:value="-297" table:style-name="ce83">
            <text:p>-₺297,00</text:p>
          </table:table-cell>
          <table:table-cell table:style-name="ce79"/>
          <table:table-cell table:style-name="ce85"/>
          <table:table-cell table:number-columns-repeated="16376"/>
        </table:table-row>
        <table:table-row table:style-name="ro5">
          <table:table-cell/>
          <table:table-cell office:value-type="string" table:style-name="ce79">
            <text:p>snyH000-21</text:p>
          </table:table-cell>
          <table:table-cell office:value-type="date" office:date-value="2021-10-14T00:00:00" table:style-name="ce86">
            <text:p>14.10.2021</text:p>
          </table:table-cell>
          <table:table-cell office:value-type="string" table:style-name="ce82">
            <text:p>Kültür Vergisi 2</text:p>
          </table:table-cell>
          <table:table-cell table:style-name="ce79"/>
          <table:table-cell office:value-type="currency" office:value="-29.7" table:style-name="ce83">
            <text:p>-₺29,70</text:p>
          </table:table-cell>
          <table:table-cell table:style-name="ce79"/>
          <table:table-cell table:style-name="ce85"/>
          <table:table-cell table:number-columns-repeated="16376"/>
        </table:table-row>
        <table:table-row table:style-name="ro5">
          <table:table-cell/>
          <table:table-cell office:value-type="string" table:style-name="ce79">
            <text:p>snyH000-21</text:p>
          </table:table-cell>
          <table:table-cell office:value-type="date" office:date-value="2021-12-30T00:00:00" table:style-name="ce86">
            <text:p>30.12.2021</text:p>
          </table:table-cell>
          <table:table-cell office:value-type="string" table:style-name="ce82">
            <text:p>Elektrik 12-2021</text:p>
          </table:table-cell>
          <table:table-cell table:style-name="ce84"/>
          <table:table-cell office:value-type="currency" office:value="-142" table:style-name="ce83">
            <text:p>-₺142,00</text:p>
          </table:table-cell>
          <table:table-cell table:style-name="ce79"/>
          <table:table-cell table:style-name="ce85"/>
          <table:table-cell table:number-columns-repeated="16376"/>
        </table:table-row>
        <table:table-row table:style-name="ro5">
          <table:table-cell/>
          <table:table-cell office:value-type="string" table:style-name="ce79">
            <text:p>snyH000-21</text:p>
          </table:table-cell>
          <table:table-cell table:style-name="ce86"/>
          <table:table-cell office:value-type="string" table:style-name="ce82">
            <text:p>yıkama elektrik abone bedeli</text:p>
          </table:table-cell>
          <table:table-cell table:style-name="ce84"/>
          <table:table-cell office:value-type="currency" office:value="-3000" table:style-name="ce83">
            <text:p>-₺3.000,00</text:p>
          </table:table-cell>
          <table:table-cell table:style-name="ce79"/>
          <table:table-cell table:style-name="ce85"/>
          <table:table-cell table:number-columns-repeated="16376"/>
        </table:table-row>
        <table:table-row table:style-name="ro5">
          <table:table-cell/>
          <table:table-cell table:style-name="ce87"/>
          <table:table-cell table:style-name="ce88"/>
          <table:table-cell table:style-name="ce89"/>
          <table:table-cell table:style-name="ce92"/>
          <table:table-cell office:value-type="currency" office:value="-4179.3100000000004" table:formula="of:=SUM([.F87:.F103])" table:style-name="ce91">
            <text:p>-₺4.179,31</text:p>
          </table:table-cell>
          <table:table-cell office:value-type="float" office:value="8.5" table:style-name="ce92">
            <text:p>8,50</text:p>
          </table:table-cell>
          <table:table-cell office:value-type="currency" office:value="-491.68352941176477" table:formula="of:=[.F104]/[.G104]" table:style-name="ce93">
            <text:p>-$491,6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79">
            <text:p>snyE-21-000</text:p>
          </table:table-cell>
          <table:table-cell office:value-type="date" office:date-value="2021-08-15T00:00:00" table:style-name="ce86">
            <text:p>15.08.2021</text:p>
          </table:table-cell>
          <table:table-cell office:value-type="string" table:style-name="ce98">
            <text:p>Alçıpan 26*2,5=65 m2 * 35 TL işçilik</text:p>
          </table:table-cell>
          <table:table-cell table:style-name="ce84"/>
          <table:table-cell office:value-type="currency" office:value="-2275" table:style-name="ce99">
            <text:p>-₺2.275,00</text:p>
          </table:table-cell>
          <table:table-cell table:style-name="ce84"/>
          <table:table-cell table:style-name="ce85"/>
          <table:table-cell table:number-columns-repeated="16376"/>
        </table:table-row>
        <table:table-row table:style-name="ro5">
          <table:table-cell/>
          <table:table-cell office:value-type="string" table:style-name="ce79">
            <text:p>snyE-21-000</text:p>
          </table:table-cell>
          <table:table-cell table:style-name="ce79"/>
          <table:table-cell office:value-type="string" table:style-name="ce98">
            <text:p>Alçıpan 22 ad*29 tl</text:p>
          </table:table-cell>
          <table:table-cell table:style-name="ce84"/>
          <table:table-cell office:value-type="currency" office:value="-638" table:style-name="ce99">
            <text:p>-₺638,00</text:p>
          </table:table-cell>
          <table:table-cell table:style-name="ce84"/>
          <table:table-cell table:style-name="ce85"/>
          <table:table-cell table:number-columns-repeated="16376"/>
        </table:table-row>
        <table:table-row table:style-name="ro5">
          <table:table-cell/>
          <table:table-cell office:value-type="string" table:style-name="ce79">
            <text:p>snyE-21-000</text:p>
          </table:table-cell>
          <table:table-cell table:style-name="ce86"/>
          <table:table-cell office:value-type="string" table:style-name="ce82">
            <text:p>vida</text:p>
          </table:table-cell>
          <table:table-cell table:style-name="ce84"/>
          <table:table-cell office:value-type="currency" office:value="-50" table:style-name="ce83">
            <text:p>-₺50,00</text:p>
          </table:table-cell>
          <table:table-cell table:style-name="ce84"/>
          <table:table-cell table:style-name="ce85"/>
          <table:table-cell table:number-columns-repeated="16376"/>
        </table:table-row>
        <table:table-row table:style-name="ro5">
          <table:table-cell/>
          <table:table-cell office:value-type="string" table:style-name="ce79">
            <text:p>snyE-21-000</text:p>
          </table:table-cell>
          <table:table-cell table:style-name="ce86"/>
          <table:table-cell office:value-type="string" table:style-name="ce82">
            <text:p>Cam 6 mm 10 m2*360 tl</text:p>
          </table:table-cell>
          <table:table-cell table:style-name="ce84"/>
          <table:table-cell office:value-type="currency" office:value="-3600" table:style-name="ce83">
            <text:p>-₺3.600,00</text:p>
          </table:table-cell>
          <table:table-cell table:style-name="ce84"/>
          <table:table-cell table:style-name="ce85"/>
          <table:table-cell table:number-columns-repeated="16376"/>
        </table:table-row>
        <table:table-row table:style-name="ro5">
          <table:table-cell/>
          <table:table-cell office:value-type="string" table:style-name="ce79">
            <text:p>snyE-21-000</text:p>
          </table:table-cell>
          <table:table-cell table:style-name="ce86"/>
          <table:table-cell office:value-type="string" table:style-name="ce82">
            <text:p>cam işçiliği silikon</text:p>
          </table:table-cell>
          <table:table-cell table:style-name="ce84"/>
          <table:table-cell office:value-type="currency" office:value="-400" table:style-name="ce83">
            <text:p>-₺400,00</text:p>
          </table:table-cell>
          <table:table-cell table:style-name="ce84"/>
          <table:table-cell table:style-name="ce85"/>
          <table:table-cell table:number-columns-repeated="16376"/>
        </table:table-row>
        <table:table-row table:style-name="ro5">
          <table:table-cell/>
          <table:table-cell office:value-type="string" table:style-name="ce79">
            <text:p>snyE-21-000</text:p>
          </table:table-cell>
          <table:table-cell table:style-name="ce86"/>
          <table:table-cell office:value-type="string" table:style-name="ce82">
            <text:p>tuğla işçilik 24m * 2,25 =54 m2 * 15 tl</text:p>
          </table:table-cell>
          <table:table-cell table:style-name="ce84"/>
          <table:table-cell office:value-type="currency" office:value="-810" table:style-name="ce83">
            <text:p>-₺810,00</text:p>
          </table:table-cell>
          <table:table-cell table:style-name="ce84"/>
          <table:table-cell table:style-name="ce85"/>
          <table:table-cell table:number-columns-repeated="16376"/>
        </table:table-row>
        <table:table-row table:style-name="ro5">
          <table:table-cell/>
          <table:table-cell office:value-type="string" table:style-name="ce79">
            <text:p>snyE-21-000</text:p>
          </table:table-cell>
          <table:table-cell table:style-name="ce86"/>
          <table:table-cell office:value-type="string" table:style-name="ce82">
            <text:p>tuğla</text:p>
          </table:table-cell>
          <table:table-cell table:style-name="ce84"/>
          <table:table-cell office:value-type="currency" office:value="-1512" table:style-name="ce83">
            <text:p>-₺1.512,00</text:p>
          </table:table-cell>
          <table:table-cell table:style-name="ce84"/>
          <table:table-cell table:style-name="ce85"/>
          <table:table-cell table:number-columns-repeated="16376"/>
        </table:table-row>
        <table:table-row table:style-name="ro5">
          <table:table-cell/>
          <table:table-cell office:value-type="string" table:style-name="ce79">
            <text:p>snyE-21-000</text:p>
          </table:table-cell>
          <table:table-cell table:style-name="ce86"/>
          <table:table-cell office:value-type="string" table:style-name="ce82">
            <text:p>sıva işçilik</text:p>
          </table:table-cell>
          <table:table-cell table:style-name="ce84"/>
          <table:table-cell office:value-type="currency" office:value="-900" table:style-name="ce83">
            <text:p>-₺900,00</text:p>
          </table:table-cell>
          <table:table-cell table:style-name="ce84"/>
          <table:table-cell table:style-name="ce85"/>
          <table:table-cell table:number-columns-repeated="16376"/>
        </table:table-row>
        <table:table-row table:style-name="ro5">
          <table:table-cell/>
          <table:table-cell office:value-type="string" table:style-name="ce79">
            <text:p>snyE-21-000</text:p>
          </table:table-cell>
          <table:table-cell table:style-name="ce79"/>
          <table:table-cell office:value-type="string" table:style-name="ce98">
            <text:p>kum çimento kireç</text:p>
          </table:table-cell>
          <table:table-cell table:style-name="ce84"/>
          <table:table-cell office:value-type="currency" office:value="-900" table:style-name="ce83">
            <text:p>-₺900,00</text:p>
          </table:table-cell>
          <table:table-cell table:style-name="ce84"/>
          <table:table-cell table:style-name="ce85"/>
          <table:table-cell table:number-columns-repeated="16376"/>
        </table:table-row>
        <table:table-row table:style-name="ro5">
          <table:table-cell/>
          <table:table-cell office:value-type="string" table:style-name="ce79">
            <text:p>snyE-21-000</text:p>
          </table:table-cell>
          <table:table-cell table:style-name="ce79"/>
          <table:table-cell office:value-type="string" table:style-name="ce98">
            <text:p>kapı demir malzeme</text:p>
          </table:table-cell>
          <table:table-cell table:style-name="ce84"/>
          <table:table-cell office:value-type="currency" office:value="-3000" table:style-name="ce83">
            <text:p>-₺3.000,00</text:p>
          </table:table-cell>
          <table:table-cell table:style-name="ce84"/>
          <table:table-cell table:style-name="ce85"/>
          <table:table-cell table:number-columns-repeated="16376"/>
        </table:table-row>
        <table:table-row table:style-name="ro5">
          <table:table-cell/>
          <table:table-cell office:value-type="string" table:style-name="ce79">
            <text:p>snyE-21-000</text:p>
          </table:table-cell>
          <table:table-cell table:style-name="ce79"/>
          <table:table-cell office:value-type="string" table:style-name="ce98">
            <text:p>kapı işçilik</text:p>
          </table:table-cell>
          <table:table-cell table:style-name="ce84"/>
          <table:table-cell office:value-type="currency" office:value="-1500" table:style-name="ce83">
            <text:p>-₺1.500,00</text:p>
          </table:table-cell>
          <table:table-cell table:style-name="ce84"/>
          <table:table-cell table:style-name="ce85"/>
          <table:table-cell table:number-columns-repeated="16376"/>
        </table:table-row>
        <table:table-row table:style-name="ro5">
          <table:table-cell/>
          <table:table-cell table:style-name="ce87"/>
          <table:table-cell table:style-name="ce88"/>
          <table:table-cell table:style-name="ce89"/>
          <table:table-cell table:style-name="ce92"/>
          <table:table-cell office:value-type="currency" office:value="-15585" table:formula="of:=SUM([.F105:.F115])" table:style-name="ce91">
            <text:p>-₺15.585,00</text:p>
          </table:table-cell>
          <table:table-cell office:value-type="float" office:value="8.5" table:style-name="ce92">
            <text:p>8,50</text:p>
          </table:table-cell>
          <table:table-cell office:value-type="currency" office:value="-1833.5294117647059" table:formula="of:=[.F116]/[.G116]" table:style-name="ce93">
            <text:p>-$1.833,5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79">
            <text:p>snyF-21-000</text:p>
          </table:table-cell>
          <table:table-cell office:value-type="date" office:date-value="2021-08-15T00:00:00" table:style-name="ce86">
            <text:p>15.08.2021</text:p>
          </table:table-cell>
          <table:table-cell office:value-type="string" table:style-name="ce98">
            <text:p>Alçıpan 26*2,5=65 m2 * 35 TL işçilik</text:p>
          </table:table-cell>
          <table:table-cell table:style-name="ce84"/>
          <table:table-cell office:value-type="currency" office:value="-2275" table:style-name="ce99">
            <text:p>-₺2.275,00</text:p>
          </table:table-cell>
          <table:table-cell table:style-name="ce84"/>
          <table:table-cell table:style-name="ce85"/>
          <table:table-cell table:number-columns-repeated="16376"/>
        </table:table-row>
        <table:table-row table:style-name="ro5">
          <table:table-cell/>
          <table:table-cell office:value-type="string" table:style-name="ce79">
            <text:p>snyF-21-000</text:p>
          </table:table-cell>
          <table:table-cell table:style-name="ce79"/>
          <table:table-cell office:value-type="string" table:style-name="ce98">
            <text:p>Alçıpan 22 ad*29 tl</text:p>
          </table:table-cell>
          <table:table-cell table:style-name="ce84"/>
          <table:table-cell office:value-type="currency" office:value="-638" table:style-name="ce99">
            <text:p>-₺638,00</text:p>
          </table:table-cell>
          <table:table-cell table:style-name="ce84"/>
          <table:table-cell table:style-name="ce85"/>
          <table:table-cell table:number-columns-repeated="16376"/>
        </table:table-row>
        <table:table-row table:style-name="ro5">
          <table:table-cell/>
          <table:table-cell office:value-type="string" table:style-name="ce79">
            <text:p>snyF-21-000</text:p>
          </table:table-cell>
          <table:table-cell table:style-name="ce86"/>
          <table:table-cell office:value-type="string" table:style-name="ce82">
            <text:p>vida</text:p>
          </table:table-cell>
          <table:table-cell table:style-name="ce84"/>
          <table:table-cell office:value-type="currency" office:value="-50" table:style-name="ce83">
            <text:p>-₺50,00</text:p>
          </table:table-cell>
          <table:table-cell table:style-name="ce84"/>
          <table:table-cell table:style-name="ce85"/>
          <table:table-cell table:number-columns-repeated="16376"/>
        </table:table-row>
        <table:table-row table:style-name="ro5">
          <table:table-cell/>
          <table:table-cell office:value-type="string" table:style-name="ce79">
            <text:p>snyF-21-000</text:p>
          </table:table-cell>
          <table:table-cell table:style-name="ce86"/>
          <table:table-cell office:value-type="string" table:style-name="ce82">
            <text:p>Cam 6 mm 12 m2*360 tl</text:p>
          </table:table-cell>
          <table:table-cell table:style-name="ce84"/>
          <table:table-cell office:value-type="currency" office:value="-4320" table:style-name="ce83">
            <text:p>-₺4.320,00</text:p>
          </table:table-cell>
          <table:table-cell table:style-name="ce84"/>
          <table:table-cell table:style-name="ce85"/>
          <table:table-cell table:number-columns-repeated="16376"/>
        </table:table-row>
        <table:table-row table:style-name="ro5">
          <table:table-cell/>
          <table:table-cell office:value-type="string" table:style-name="ce79">
            <text:p>snyF-21-000</text:p>
          </table:table-cell>
          <table:table-cell table:style-name="ce86"/>
          <table:table-cell office:value-type="string" table:style-name="ce82">
            <text:p>cam işçiliği silikon</text:p>
          </table:table-cell>
          <table:table-cell table:style-name="ce84"/>
          <table:table-cell office:value-type="currency" office:value="-400" table:style-name="ce83">
            <text:p>-₺400,00</text:p>
          </table:table-cell>
          <table:table-cell table:style-name="ce84"/>
          <table:table-cell table:style-name="ce85"/>
          <table:table-cell table:number-columns-repeated="16376"/>
        </table:table-row>
        <table:table-row table:style-name="ro5">
          <table:table-cell/>
          <table:table-cell office:value-type="string" table:style-name="ce79">
            <text:p>snyF-21-000</text:p>
          </table:table-cell>
          <table:table-cell table:style-name="ce86"/>
          <table:table-cell office:value-type="string" table:style-name="ce82">
            <text:p>tuğla işçilik 24m * 2,25 =54 m2 * 15 tl</text:p>
          </table:table-cell>
          <table:table-cell table:style-name="ce84"/>
          <table:table-cell office:value-type="currency" office:value="-810" table:style-name="ce83">
            <text:p>-₺810,00</text:p>
          </table:table-cell>
          <table:table-cell table:style-name="ce84"/>
          <table:table-cell table:style-name="ce85"/>
          <table:table-cell table:number-columns-repeated="16376"/>
        </table:table-row>
        <table:table-row table:style-name="ro5">
          <table:table-cell/>
          <table:table-cell office:value-type="string" table:style-name="ce79">
            <text:p>snyF-21-000</text:p>
          </table:table-cell>
          <table:table-cell table:style-name="ce86"/>
          <table:table-cell office:value-type="string" table:style-name="ce82">
            <text:p>tuğla</text:p>
          </table:table-cell>
          <table:table-cell table:style-name="ce84"/>
          <table:table-cell office:value-type="currency" office:value="-1512" table:style-name="ce83">
            <text:p>-₺1.512,00</text:p>
          </table:table-cell>
          <table:table-cell table:style-name="ce84"/>
          <table:table-cell table:style-name="ce85"/>
          <table:table-cell table:number-columns-repeated="16376"/>
        </table:table-row>
        <table:table-row table:style-name="ro5">
          <table:table-cell/>
          <table:table-cell office:value-type="string" table:style-name="ce79">
            <text:p>snyF-21-000</text:p>
          </table:table-cell>
          <table:table-cell table:style-name="ce86"/>
          <table:table-cell office:value-type="string" table:style-name="ce82">
            <text:p>sıva işçilik</text:p>
          </table:table-cell>
          <table:table-cell table:style-name="ce84"/>
          <table:table-cell office:value-type="currency" office:value="-900" table:style-name="ce83">
            <text:p>-₺900,00</text:p>
          </table:table-cell>
          <table:table-cell table:style-name="ce84"/>
          <table:table-cell table:style-name="ce85"/>
          <table:table-cell table:number-columns-repeated="16376"/>
        </table:table-row>
        <table:table-row table:style-name="ro5">
          <table:table-cell/>
          <table:table-cell office:value-type="string" table:style-name="ce79">
            <text:p>snyF-21-000</text:p>
          </table:table-cell>
          <table:table-cell table:style-name="ce79"/>
          <table:table-cell office:value-type="string" table:style-name="ce98">
            <text:p>kum çimento kireç</text:p>
          </table:table-cell>
          <table:table-cell table:style-name="ce84"/>
          <table:table-cell office:value-type="currency" office:value="-900" table:style-name="ce83">
            <text:p>-₺900,00</text:p>
          </table:table-cell>
          <table:table-cell table:style-name="ce84"/>
          <table:table-cell table:style-name="ce85"/>
          <table:table-cell table:number-columns-repeated="16376"/>
        </table:table-row>
        <table:table-row table:style-name="ro5">
          <table:table-cell/>
          <table:table-cell office:value-type="string" table:style-name="ce79">
            <text:p>snyF-21-000</text:p>
          </table:table-cell>
          <table:table-cell table:style-name="ce79"/>
          <table:table-cell office:value-type="string" table:style-name="ce98">
            <text:p>kapı işçilik</text:p>
          </table:table-cell>
          <table:table-cell table:style-name="ce84"/>
          <table:table-cell office:value-type="currency" office:value="-500" table:style-name="ce83">
            <text:p>-₺500,00</text:p>
          </table:table-cell>
          <table:table-cell table:style-name="ce84"/>
          <table:table-cell table:style-name="ce85"/>
          <table:table-cell table:number-columns-repeated="16376"/>
        </table:table-row>
        <table:table-row table:style-name="ro5">
          <table:table-cell/>
          <table:table-cell table:style-name="ce87"/>
          <table:table-cell table:style-name="ce88"/>
          <table:table-cell table:style-name="ce89"/>
          <table:table-cell table:style-name="ce92"/>
          <table:table-cell office:value-type="currency" office:value="-12305" table:formula="of:=SUM([.F117:.F126])" table:style-name="ce91">
            <text:p>-₺12.305,00</text:p>
          </table:table-cell>
          <table:table-cell office:value-type="float" office:value="8.5" table:style-name="ce92">
            <text:p>8,50</text:p>
          </table:table-cell>
          <table:table-cell office:value-type="currency" office:value="-1447.6470588235295" table:formula="of:=[.F127]/[.G127]" table:style-name="ce93">
            <text:p>-$1.447,65</text:p>
          </table:table-cell>
          <table:table-cell table:number-columns-repeated="16376"/>
        </table:table-row>
        <table:table-row table:style-name="ro5">
          <table:table-cell/>
          <table:table-cell table:style-name="ce87"/>
          <table:table-cell table:style-name="ce88"/>
          <table:table-cell table:style-name="ce89"/>
          <table:table-cell office:value-type="string" table:style-name="ce90">
            <text:p>2021 TOPLAM</text:p>
          </table:table-cell>
          <table:table-cell office:value-type="currency" office:value="-32069.31" table:formula="of:=[.F127]+[.F116]+[.F104]" table:style-name="ce91">
            <text:p>-₺32.069,31</text:p>
          </table:table-cell>
          <table:table-cell table:style-name="ce92"/>
          <table:table-cell office:value-type="currency" office:value="-3772.8599999999997" table:formula="of:=[.H127]+[.H116]+[.H104]" table:style-name="ce93">
            <text:p>-$3.772,86</text:p>
          </table:table-cell>
          <table:table-cell table:number-columns-repeated="16376"/>
        </table:table-row>
        <table:table-row table:style-name="ro5">
          <table:table-cell table:number-columns-repeated="3" table:style-name="ce79"/>
          <table:table-cell table:style-name="ce82"/>
          <table:table-cell office:value-type="string" table:style-name="ce94">
            <text:p>Genel Toplam</text:p>
          </table:table-cell>
          <table:table-cell office:value-type="currency" office:value="-134469.84399999998" table:formula="of:=[.F128]+[.F85]" table:style-name="ce95">
            <text:p>-₺134.469,84</text:p>
          </table:table-cell>
          <table:table-cell table:style-name="ce96"/>
          <table:table-cell office:value-type="currency" office:value="-19178.113442332895" table:formula="of:=[.H128]+[.H85]" table:style-name="ce97">
            <text:p>-$19.178,11</text:p>
          </table:table-cell>
          <table:table-cell table:number-columns-repeated="16376"/>
        </table:table-row>
        <table:table-row table:style-name="ro5">
          <table:table-cell table:number-columns-repeated="3" table:style-name="ce79"/>
          <table:table-cell table:style-name="ce82"/>
          <table:table-cell table:style-name="ce79"/>
          <table:table-cell table:style-name="ce83"/>
          <table:table-cell table:style-name="ce84"/>
          <table:table-cell table:style-name="ce85"/>
          <table:table-cell table:number-columns-repeated="16376"/>
        </table:table-row>
        <table:table-row table:style-name="ro5">
          <table:table-cell office:value-type="float" office:value="2022" table:style-name="ce75">
            <text:p>2022</text:p>
          </table:table-cell>
          <table:table-cell office:value-type="string" table:style-name="ce79">
            <text:p>snyH000-22</text:p>
          </table:table-cell>
          <table:table-cell office:value-type="date" office:date-value="2022-12-31T00:00:00" table:style-name="ce86">
            <text:p>31.12.2022</text:p>
          </table:table-cell>
          <table:table-cell office:value-type="string" table:style-name="ce82">
            <text:p>Genel Masraf</text:p>
          </table:table-cell>
          <table:table-cell table:style-name="ce79"/>
          <table:table-cell office:value-type="currency" office:value="-594.05999999999995" table:formula="of:=[SnH_yazıhane.G2]" table:style-name="ce83">
            <text:p>-₺594,06</text:p>
          </table:table-cell>
          <table:table-cell table:style-name="ce84"/>
          <table:table-cell table:style-name="ce85"/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G701-22</text:p>
          </table:table-cell>
          <table:table-cell office:value-type="date" office:date-value="2022-10-30T00:00:00" table:style-name="ce86">
            <text:p>30.10.2022</text:p>
          </table:table-cell>
          <table:table-cell office:value-type="string" table:style-name="ce82">
            <text:p>Duvar-hela elektrik</text:p>
          </table:table-cell>
          <table:table-cell table:style-name="ce79"/>
          <table:table-cell office:value-type="currency" office:value="0" table:formula="of:=['SnyG702-22'.C8]*-1" table:style-name="ce83">
            <text:p>₺0,00</text:p>
          </table:table-cell>
          <table:table-cell table:style-name="ce79"/>
          <table:table-cell table:style-name="ce85"/>
          <table:table-cell table:number-columns-repeated="16376"/>
        </table:table-row>
        <table:table-row table:style-name="ro5">
          <table:table-cell table:style-name="ce79"/>
          <table:table-cell office:value-type="string" table:style-name="ce79">
            <text:p>SnyB202-22</text:p>
          </table:table-cell>
          <table:table-cell office:value-type="date" office:date-value="2022-10-30T00:00:00" table:style-name="ce86">
            <text:p>30.10.2022</text:p>
          </table:table-cell>
          <table:table-cell office:value-type="string" table:style-name="ce82">
            <text:p>tavan-duvaralçıpan</text:p>
          </table:table-cell>
          <table:table-cell table:style-name="ce79"/>
          <table:table-cell office:value-type="currency" office:value="-8000" table:style-name="ce83">
            <text:p>-₺8.000,00</text:p>
          </table:table-cell>
          <table:table-cell table:style-name="ce84"/>
          <table:table-cell table:style-name="ce85"/>
          <table:table-cell table:number-columns-repeated="16376"/>
        </table:table-row>
        <table:table-row table:style-name="ro5">
          <table:table-cell table:style-name="ce79"/>
          <table:table-cell table:style-name="ce87"/>
          <table:table-cell table:style-name="ce88"/>
          <table:table-cell table:style-name="ce89"/>
          <table:table-cell office:value-type="string" table:style-name="ce90">
            <text:p>2022 TOPLAM</text:p>
          </table:table-cell>
          <table:table-cell office:value-type="currency" office:value="-8594.06" table:formula="of:=SUM([.F131:.F133])" table:style-name="ce91">
            <text:p>-₺8.594,06</text:p>
          </table:table-cell>
          <table:table-cell office:value-type="float" office:value="18" table:style-name="ce92">
            <text:p>18,00</text:p>
          </table:table-cell>
          <table:table-cell office:value-type="currency" office:value="-477.44777777777773" table:formula="of:=[.F134]/[.G134]" table:style-name="ce93">
            <text:p>-$477,45</text:p>
          </table:table-cell>
          <table:table-cell table:number-columns-repeated="16376"/>
        </table:table-row>
        <table:table-row table:style-name="ro5">
          <table:table-cell table:number-columns-repeated="3" table:style-name="ce79"/>
          <table:table-cell table:style-name="ce82"/>
          <table:table-cell office:value-type="string" table:style-name="ce94">
            <text:p>Genel Toplam</text:p>
          </table:table-cell>
          <table:table-cell office:value-type="currency" office:value="-143063.90399999998" table:formula="of:=[.F134]+[.F129]" table:style-name="ce95">
            <text:p>-₺143.063,90</text:p>
          </table:table-cell>
          <table:table-cell table:style-name="ce96"/>
          <table:table-cell office:value-type="currency" office:value="-19655.561220110674" table:formula="of:=[.H134]+[.H129]" table:style-name="ce97">
            <text:p>-$19.655,56</text:p>
          </table:table-cell>
          <table:table-cell table:number-columns-repeated="16376"/>
        </table:table-row>
        <table:table-row table:number-rows-repeated="7" table:style-name="ro5">
          <table:table-cell table:number-columns-repeated="3" table:style-name="ce79"/>
          <table:table-cell table:style-name="ce82"/>
          <table:table-cell table:style-name="ce79"/>
          <table:table-cell table:style-name="ce83"/>
          <table:table-cell table:style-name="ce84"/>
          <table:table-cell table:style-name="ce85"/>
          <table:table-cell table:number-columns-repeated="16376"/>
        </table:table-row>
        <table:table-row table:number-rows-repeated="1048412" table:style-name="ro5">
          <table:table-cell table:number-columns-repeated="16384"/>
        </table:table-row>
        <table:table-row table:number-rows-repeated="22" table:style-name="ro6">
          <table:table-cell table:number-columns-repeated="16384"/>
        </table:table-row>
      </table:table>
      <table:table table:name="02-13-BKY" table:style-name="ta1">
        <table:table-column table:style-name="co4" table:default-cell-style-name="ce100"/>
        <table:table-column table:style-name="co40" table:default-cell-style-name="ce101"/>
        <table:table-column table:style-name="co41" table:default-cell-style-name="ce101"/>
        <table:table-column table:style-name="co31" table:default-cell-style-name="ce100"/>
        <table:table-column table:style-name="co42" table:default-cell-style-name="ce100"/>
        <table:table-column table:style-name="co43" table:default-cell-style-name="ce100"/>
        <table:table-column table:style-name="co44" table:default-cell-style-name="ce195"/>
        <table:table-column table:style-name="co45" table:default-cell-style-name="ce100"/>
        <table:table-column table:style-name="co46" table:default-cell-style-name="ce100"/>
        <table:table-column table:style-name="co32" table:default-cell-style-name="ce100"/>
        <table:table-column table:style-name="co32" table:default-cell-style-name="ce141"/>
        <table:table-column table:style-name="co43" table:default-cell-style-name="ce100"/>
        <table:table-column table:style-name="co47" table:default-cell-style-name="ce195"/>
        <table:table-column table:style-name="co9" table:default-cell-style-name="ce100"/>
        <table:table-column table:style-name="co48" table:default-cell-style-name="ce106"/>
        <table:table-column table:style-name="co45" table:default-cell-style-name="ce100"/>
        <table:table-column table:style-name="co32" table:default-cell-style-name="ce159"/>
        <table:table-column table:style-name="co43" table:default-cell-style-name="ce100"/>
        <table:table-column table:style-name="co49" table:default-cell-style-name="ce100"/>
        <table:table-column table:style-name="co5" table:default-cell-style-name="ce100"/>
        <table:table-column table:style-name="co32" table:default-cell-style-name="ce100"/>
        <table:table-column table:style-name="co48" table:default-cell-style-name="ce100"/>
        <table:table-column table:style-name="co1" table:number-columns-repeated="1001" table:default-cell-style-name="ce100"/>
        <table:table-column table:style-name="co6" table:default-cell-style-name="ce100"/>
        <table:table-column table:style-name="co6" table:number-columns-repeated="15360" table:default-cell-style-name="ce1"/>
        <table:table-row table:style-name="ro6">
          <table:table-cell table:style-name="ce100"/>
          <table:table-cell table:number-columns-repeated="2" table:style-name="ce101"/>
          <table:table-cell table:number-columns-repeated="2" table:style-name="ce100"/>
          <table:table-cell table:style-name="ce102"/>
          <table:table-cell table:style-name="ce103"/>
          <table:table-cell table:number-columns-repeated="3" table:style-name="ce100"/>
          <table:table-cell table:style-name="ce104"/>
          <table:table-cell table:style-name="ce100"/>
          <table:table-cell table:style-name="ce103"/>
          <table:table-cell table:style-name="ce105"/>
          <table:table-cell table:style-name="ce106"/>
          <table:table-cell table:number-columns-repeated="3" table:style-name="ce100"/>
          <table:table-cell table:style-name="ce102"/>
          <table:table-cell table:number-columns-repeated="16365"/>
        </table:table-row>
        <table:table-row table:style-name="ro5">
          <table:table-cell table:style-name="ce100"/>
          <table:table-cell office:value-type="string" table:style-name="ce107">
            <text:p>1203m2 arsa</text:p>
          </table:table-cell>
          <table:table-cell table:style-name="ce101"/>
          <table:table-cell table:style-name="ce100"/>
          <table:table-cell table:style-name="ce108"/>
          <table:table-cell table:style-name="ce100"/>
          <table:table-cell office:value-type="string" table:number-columns-spanned="5" table:number-rows-spanned="1" table:style-name="ce198">
            <text:p>HACI</text:p>
          </table:table-cell>
          <table:covered-table-cell table:number-columns-repeated="4"/>
          <table:table-cell table:style-name="ce100"/>
          <table:table-cell office:value-type="string" table:number-columns-spanned="5" table:number-rows-spanned="1" table:style-name="ce198">
            <text:p>NAZAN</text:p>
          </table:table-cell>
          <table:covered-table-cell table:number-columns-repeated="4"/>
          <table:table-cell table:number-columns-repeated="1007" table:style-name="ce100"/>
          <table:table-cell table:number-columns-repeated="15360"/>
        </table:table-row>
        <table:table-row table:style-name="ro5">
          <table:table-cell table:style-name="ce100"/>
          <table:table-cell office:value-type="string" table:style-name="ce109">
            <text:p>S A N A Y İ</text:p>
          </table:table-cell>
          <table:table-cell table:style-name="ce101"/>
          <table:table-cell table:style-name="ce100"/>
          <table:table-cell office:value-type="string" table:style-name="ce109">
            <text:p>GELİR</text:p>
          </table:table-cell>
          <table:table-cell table:style-name="ce100"/>
          <table:table-cell office:value-type="string" table:number-columns-spanned="2" table:number-rows-spanned="1" table:style-name="ce198">
            <text:p>PAY</text:p>
          </table:table-cell>
          <table:covered-table-cell/>
          <table:table-cell table:style-name="ce100"/>
          <table:table-cell office:value-type="string" table:number-columns-spanned="2" table:number-rows-spanned="1" table:style-name="ce199">
            <text:p>BAKİYE</text:p>
          </table:table-cell>
          <table:covered-table-cell/>
          <table:table-cell table:style-name="ce100"/>
          <table:table-cell office:value-type="string" table:number-columns-spanned="3" table:number-rows-spanned="1" table:style-name="ce198">
            <text:p>PAY</text:p>
          </table:table-cell>
          <table:covered-table-cell table:number-columns-repeated="2"/>
          <table:table-cell office:value-type="string" table:number-columns-spanned="2" table:number-rows-spanned="1" table:style-name="ce199">
            <text:p>BAKİYE</text:p>
          </table:table-cell>
          <table:covered-table-cell/>
          <table:table-cell table:style-name="ce100"/>
          <table:table-cell office:value-type="string" table:style-name="ce109">
            <text:p>USD</text:p>
          </table:table-cell>
          <table:table-cell table:number-columns-repeated="16365"/>
        </table:table-row>
        <table:table-row table:style-name="ro5">
          <table:table-cell table:style-name="ce100"/>
          <table:table-cell table:style-name="ce110"/>
          <table:table-cell table:style-name="ce101"/>
          <table:table-cell table:style-name="ce100"/>
          <table:table-cell office:value-type="string" table:style-name="ce109">
            <text:p>TL</text:p>
          </table:table-cell>
          <table:table-cell table:style-name="ce108"/>
          <table:table-cell office:value-type="string" table:style-name="ce111">
            <text:p>%</text:p>
          </table:table-cell>
          <table:table-cell office:value-type="string" table:style-name="ce109">
            <text:p>TL</text:p>
          </table:table-cell>
          <table:table-cell office:value-type="string" table:style-name="ce112">
            <text:p>USD</text:p>
          </table:table-cell>
          <table:table-cell office:value-type="string" table:style-name="ce109">
            <text:p>TL</text:p>
          </table:table-cell>
          <table:table-cell office:value-type="string" table:style-name="ce112">
            <text:p>USD</text:p>
          </table:table-cell>
          <table:table-cell table:style-name="ce109"/>
          <table:table-cell office:value-type="string" table:style-name="ce111">
            <text:p>%</text:p>
          </table:table-cell>
          <table:table-cell office:value-type="string" table:style-name="ce109">
            <text:p>TL</text:p>
          </table:table-cell>
          <table:table-cell office:value-type="string" table:style-name="ce113">
            <text:p>USD</text:p>
          </table:table-cell>
          <table:table-cell office:value-type="string" table:style-name="ce109">
            <text:p>TL</text:p>
          </table:table-cell>
          <table:table-cell office:value-type="string" table:style-name="ce109">
            <text:p>USD</text:p>
          </table:table-cell>
          <table:table-cell table:style-name="ce108"/>
          <table:table-cell office:value-type="string" table:style-name="ce109">
            <text:p>TRY</text:p>
          </table:table-cell>
          <table:table-cell table:number-columns-repeated="16365"/>
        </table:table-row>
        <table:table-row table:style-name="ro5">
          <table:table-cell office:value-type="float" office:value="2007" table:style-name="ce114">
            <text:p>2007</text:p>
          </table:table-cell>
          <table:table-cell table:number-columns-repeated="2" table:style-name="ce115"/>
          <table:table-cell office:value-type="string" table:style-name="ce116">
            <text:p>1203 m2 2007 değeri</text:p>
          </table:table-cell>
          <table:table-cell office:value-type="currency" office:value="450000" table:style-name="ce117">
            <text:p>$450.000,00</text:p>
          </table:table-cell>
          <table:table-cell table:style-name="ce118"/>
          <table:table-cell office:value-type="percentage" office:value="0.5" table:formula="of:=[.K5]/[.$E$5]" table:style-name="ce119">
            <text:p>%50,00</text:p>
          </table:table-cell>
          <table:table-cell table:number-columns-repeated="3" table:style-name="ce120"/>
          <table:table-cell office:value-type="currency" office:value="225000" table:style-name="ce117">
            <text:p>$225.000,00</text:p>
          </table:table-cell>
          <table:table-cell table:style-name="ce121"/>
          <table:table-cell office:value-type="percentage" office:value="0.5" table:formula="of:=[.Q5]/[.$E$5]" table:style-name="ce119">
            <text:p>%50,00</text:p>
          </table:table-cell>
          <table:table-cell table:style-name="ce120"/>
          <table:table-cell table:style-name="ce122"/>
          <table:table-cell table:style-name="ce120"/>
          <table:table-cell office:value-type="currency" office:value="225000" table:style-name="ce117">
            <text:p>$225.000,00</text:p>
          </table:table-cell>
          <table:table-cell table:style-name="ce118"/>
          <table:table-cell table:style-name="ce123"/>
          <table:table-cell table:number-columns-repeated="16365"/>
        </table:table-row>
        <table:table-row table:style-name="ro5">
          <table:table-cell office:value-type="float" office:value="2017" table:style-name="ce124">
            <text:p>2017</text:p>
          </table:table-cell>
          <table:table-cell table:style-name="ce125"/>
          <table:table-cell office:value-type="string" table:style-name="ce126">
            <text:p>usd</text:p>
          </table:table-cell>
          <table:table-cell table:style-name="ce126"/>
          <table:table-cell office:value-type="string" table:style-name="ce127">
            <text:p>doğuş hesabı</text:p>
          </table:table-cell>
          <table:table-cell table:style-name="ce128"/>
          <table:table-cell office:value-type="percentage" office:value="0.7825140444444445" table:formula="of:=[.K6]/[.$E$5]" table:style-name="ce129">
            <text:p>78,2514%</text:p>
          </table:table-cell>
          <table:table-cell office:value-type="string" table:style-name="ce130">
            <text:p>+ + +</text:p>
          </table:table-cell>
          <table:table-cell table:style-name="ce130"/>
          <table:table-cell office:value-type="currency" office:value="127131.32" table:style-name="ce131">
            <text:p>$127.131,32</text:p>
          </table:table-cell>
          <table:table-cell office:value-type="currency" office:value="352131.32" table:formula="of:=[.K5]+[.J6]" table:style-name="ce132">
            <text:p>$352.131,32</text:p>
          </table:table-cell>
          <table:table-cell table:style-name="ce128"/>
          <table:table-cell office:value-type="percentage" office:value="0.21748595555555553" table:formula="of:=[.Q6]/[.$E$5]" table:style-name="ce129">
            <text:p>21,7486%</text:p>
          </table:table-cell>
          <table:table-cell table:style-name="ce126"/>
          <table:table-cell office:value-type="string" table:style-name="ce133">
            <text:p>- - -</text:p>
          </table:table-cell>
          <table:table-cell office:value-type="currency" office:value="127131.32" table:formula="of:=[.J6]" table:style-name="ce134">
            <text:p>$127.131,32</text:p>
          </table:table-cell>
          <table:table-cell office:value-type="currency" office:value="97868.68" table:formula="of:=[.Q5]-[.P6]" table:style-name="ce135">
            <text:p>$97.868,68</text:p>
          </table:table-cell>
          <table:table-cell table:style-name="ce128"/>
          <table:table-cell table:style-name="ce136"/>
          <table:table-cell table:number-columns-repeated="16365"/>
        </table:table-row>
        <table:table-row table:style-name="ro5">
          <table:table-cell office:value-type="float" office:value="2018" table:style-name="ce108">
            <text:p>2018</text:p>
          </table:table-cell>
          <table:table-cell table:number-columns-repeated="2" table:style-name="ce101"/>
          <table:table-cell table:number-columns-repeated="2" table:style-name="ce100"/>
          <table:table-cell table:style-name="ce137"/>
          <table:table-cell table:style-name="ce103"/>
          <table:table-cell table:number-columns-repeated="3" table:style-name="ce100"/>
          <table:table-cell table:style-name="ce138"/>
          <table:table-cell table:style-name="ce137"/>
          <table:table-cell table:style-name="ce103"/>
          <table:table-cell table:style-name="ce100"/>
          <table:table-cell table:style-name="ce106"/>
          <table:table-cell table:style-name="ce100"/>
          <table:table-cell table:style-name="ce138"/>
          <table:table-cell table:style-name="ce137"/>
          <table:table-cell table:number-columns-repeated="1006" table:style-name="ce100"/>
          <table:table-cell table:number-columns-repeated="15360"/>
        </table:table-row>
        <table:table-row table:style-name="ro5">
          <table:table-cell office:value-type="string" table:style-name="ce100">
            <text:p>SnyG701-18</text:p>
          </table:table-cell>
          <table:table-cell office:value-type="date" office:date-value="2018-10-30T00:00:00" table:style-name="ce101">
            <text:p>Eki.18</text:p>
          </table:table-cell>
          <table:table-cell office:value-type="string" table:style-name="ce101">
            <text:p>cymz</text:p>
          </table:table-cell>
          <table:table-cell office:value-type="float" office:value="25000" table:style-name="ce100">
            <text:p>25000</text:p>
          </table:table-cell>
          <table:table-cell office:value-type="currency" office:value="21000" table:formula="of:=['02-11-GLR'.G6]" table:style-name="ce139">
            <text:p>₺21.000,00</text:p>
          </table:table-cell>
          <table:table-cell table:style-name="ce137"/>
          <table:table-cell office:value-type="percentage" office:value="0.78067539506172834" table:formula="of:=[.K8]/[.$E$5]" table:style-name="ce140">
            <text:p>%78,07</text:p>
          </table:table-cell>
          <table:table-cell office:value-type="currency" office:value="16432.794933333334" table:formula="of:=[.G6]*[.E8]" table:style-name="ce102">
            <text:p>₺16.432,79</text:p>
          </table:table-cell>
          <table:table-cell office:value-type="currency" office:value="2976.9556038647347" table:formula="of:=[.H8]/[.S8]" table:style-name="ce106">
            <text:p>$2.977</text:p>
          </table:table-cell>
          <table:table-cell office:value-type="currency" office:value="16432.794933333334" table:formula="of:=[.J7]+[.H8]" table:style-name="ce102">
            <text:p>₺16.432,79</text:p>
          </table:table-cell>
          <table:table-cell office:value-type="currency" office:value="351303.92777777778" table:formula="of:=[.K6]-[.O8]" table:style-name="ce141">
            <text:p>$351.303,93</text:p>
          </table:table-cell>
          <table:table-cell table:style-name="ce137"/>
          <table:table-cell office:value-type="percentage" office:value="0.21932460493827158" table:formula="of:=[.Q8]/[.$E$5]" table:style-name="ce142">
            <text:p>%21,93</text:p>
          </table:table-cell>
          <table:table-cell office:value-type="currency" office:value="4567.2050666666664" table:formula="of:=[.M6]*[.E8]" table:style-name="ce102">
            <text:p>₺4.567,21</text:p>
          </table:table-cell>
          <table:table-cell office:value-type="currency" office:value="827.39222222222224" table:formula="of:=[.N8]/[.S8]" table:style-name="ce106">
            <text:p>$827</text:p>
          </table:table-cell>
          <table:table-cell office:value-type="currency" office:value="4567.2050666666664" table:formula="of:=[.P7]+[.N8]" table:style-name="ce102">
            <text:p>₺4.567,21</text:p>
          </table:table-cell>
          <table:table-cell office:value-type="currency" office:value="98696.07222222221" table:formula="of:=[.Q6]+[.O8]" table:style-name="ce141">
            <text:p>$98.696,07</text:p>
          </table:table-cell>
          <table:table-cell table:style-name="ce143"/>
          <table:table-cell office:value-type="float" office:value="5.52" table:style-name="ce100">
            <text:p>5,52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H000-18</text:p>
          </table:table-cell>
          <table:table-cell office:value-type="date" office:date-value="2018-10-30T00:00:00" table:style-name="ce101">
            <text:p>Eki.18</text:p>
          </table:table-cell>
          <table:table-cell table:style-name="ce144"/>
          <table:table-cell table:style-name="ce100"/>
          <table:table-cell office:value-type="currency" office:value="-22399.42" table:formula="of:=['02-12-GDR'.F16]" table:style-name="ce139">
            <text:p>-₺22.399,42</text:p>
          </table:table-cell>
          <table:table-cell table:style-name="ce143"/>
          <table:table-cell office:value-type="percentage" office:value="0.78265315027201277" table:formula="of:=[.K9]/[.$E$5]" table:style-name="ce140">
            <text:p>%78,27</text:p>
          </table:table-cell>
          <table:table-cell office:value-type="currency" office:value="-17486.676057653578" table:formula="of:=[.G8]*[.E9]" table:style-name="ce102">
            <text:p>-₺17.486,68</text:p>
          </table:table-cell>
          <table:table-cell office:value-type="currency" office:value="-3167.8760974010106" table:formula="of:=[.H9]/[.S9]" table:style-name="ce106">
            <text:p>-$3.168</text:p>
          </table:table-cell>
          <table:table-cell office:value-type="currency" office:value="-1053.8811243202435" table:formula="of:=[.J8]+[.H9]" table:style-name="ce102">
            <text:p>-₺1.053,88</text:p>
          </table:table-cell>
          <table:table-cell office:value-type="currency" office:value="352193.91762240574" table:formula="of:=[.K8]-[.O9]" table:style-name="ce104">
            <text:p>$352.193,92</text:p>
          </table:table-cell>
          <table:table-cell table:style-name="ce143"/>
          <table:table-cell office:value-type="percentage" office:value="0.21734684972798721" table:formula="of:=[.Q9]/[.$E$5]" table:style-name="ce140">
            <text:p>%21,73</text:p>
          </table:table-cell>
          <table:table-cell office:value-type="currency" office:value="-4912.7439423464184" table:formula="of:=[.M8]*[.E9]" table:style-name="ce102">
            <text:p>-₺4.912,74</text:p>
          </table:table-cell>
          <table:table-cell office:value-type="currency" office:value="-889.98984462797443" table:formula="of:=[.N9]/[.S9]" table:style-name="ce106">
            <text:p>-$890</text:p>
          </table:table-cell>
          <table:table-cell office:value-type="currency" office:value="-345.53887567975198" table:formula="of:=[.P8]+[.N9]" table:style-name="ce102">
            <text:p>-₺345,54</text:p>
          </table:table-cell>
          <table:table-cell office:value-type="currency" office:value="97806.082377594241" table:formula="of:=[.Q8]+[.O9]" table:style-name="ce141">
            <text:p>$97.806,08</text:p>
          </table:table-cell>
          <table:table-cell table:style-name="ce143"/>
          <table:table-cell office:value-type="float" office:value="5.52" table:style-name="ce100">
            <text:p>5,52</text:p>
          </table:table-cell>
          <table:table-cell table:number-columns-repeated="16365"/>
        </table:table-row>
        <table:table-row table:style-name="ro5">
          <table:table-cell table:style-name="ce145"/>
          <table:table-cell office:value-type="string" table:style-name="ce146">
            <text:p>Yıllık Toplam 2018</text:p>
          </table:table-cell>
          <table:table-cell table:style-name="ce146"/>
          <table:table-cell office:value-type="float" office:value="25000" table:formula="of:=SUM([.D8:.D9])" table:style-name="ce147">
            <text:p>25000</text:p>
          </table:table-cell>
          <table:table-cell office:value-type="currency" office:value="-1399.4199999999983" table:formula="of:=SUM([.E8:.E9])" table:style-name="ce148">
            <text:p>-₺1.399,42</text:p>
          </table:table-cell>
          <table:table-cell table:style-name="ce149"/>
          <table:table-cell table:style-name="ce150"/>
          <table:table-cell office:value-type="currency" office:value="-1053.8811243202435" table:formula="of:=SUM([.H8:.H9])" table:style-name="ce148">
            <text:p>-₺1.053,88</text:p>
          </table:table-cell>
          <table:table-cell office:value-type="currency" office:value="-190.9204935362759" table:formula="of:=SUM([.I8:.I9])" table:style-name="ce151">
            <text:p>-$191</text:p>
          </table:table-cell>
          <table:table-cell table:style-name="ce152"/>
          <table:table-cell table:style-name="ce153"/>
          <table:table-cell table:style-name="ce154"/>
          <table:table-cell table:style-name="ce155"/>
          <table:table-cell office:value-type="currency" office:value="-345.53887567975198" table:formula="of:=SUM([.N8:.N9])" table:style-name="ce148">
            <text:p>-₺345,54</text:p>
          </table:table-cell>
          <table:table-cell office:value-type="currency" office:value="-62.59762240575219" table:formula="of:=SUM([.O8:.O9])" table:style-name="ce151">
            <text:p>-$63</text:p>
          </table:table-cell>
          <table:table-cell table:style-name="ce152"/>
          <table:table-cell table:style-name="ce156"/>
          <table:table-cell table:style-name="ce157"/>
          <table:table-cell table:style-name="ce156"/>
          <table:table-cell table:number-columns-repeated="16365"/>
        </table:table-row>
        <table:table-row table:style-name="ro5">
          <table:table-cell office:value-type="float" office:value="2019" table:style-name="ce108">
            <text:p>2019</text:p>
          </table:table-cell>
          <table:table-cell table:number-columns-repeated="2" table:style-name="ce158"/>
          <table:table-cell table:style-name="ce108"/>
          <table:table-cell table:style-name="ce100"/>
          <table:table-cell table:style-name="ce137"/>
          <table:table-cell table:style-name="ce140"/>
          <table:table-cell table:number-columns-repeated="3" table:style-name="ce102"/>
          <table:table-cell table:style-name="ce141"/>
          <table:table-cell table:style-name="ce137"/>
          <table:table-cell table:style-name="ce140"/>
          <table:table-cell table:style-name="ce100"/>
          <table:table-cell table:style-name="ce106"/>
          <table:table-cell table:style-name="ce100"/>
          <table:table-cell table:style-name="ce159"/>
          <table:table-cell table:style-name="ce137"/>
          <table:table-cell table:number-columns-repeated="1006" table:style-name="ce100"/>
          <table:table-cell table:number-columns-repeated="15360"/>
        </table:table-row>
        <table:table-row table:style-name="ro5">
          <table:table-cell office:value-type="string" table:style-name="ce100">
            <text:p>SnyG701-19</text:p>
          </table:table-cell>
          <table:table-cell office:value-type="date" office:date-value="2019-11-12T00:00:00" table:style-name="ce101">
            <text:p>Kas.19</text:p>
          </table:table-cell>
          <table:table-cell office:value-type="string" table:style-name="ce101">
            <text:p>cymz</text:p>
          </table:table-cell>
          <table:table-cell office:value-type="float" office:value="30645" table:style-name="ce100">
            <text:p>30645</text:p>
          </table:table-cell>
          <table:table-cell office:value-type="currency" office:value="22500" table:formula="of:=['02-11-GLR'.G9]+['02-11-GLR'.G10]+['02-11-GLR'.G14]" table:style-name="ce139">
            <text:p>₺22.500,00</text:p>
          </table:table-cell>
          <table:table-cell table:style-name="ce137"/>
          <table:table-cell office:value-type="percentage" office:value="0.78075658090265854" table:formula="of:=[.K12]/[.$E$5]" table:style-name="ce140">
            <text:p>%78,08</text:p>
          </table:table-cell>
          <table:table-cell office:value-type="currency" office:value="17609.695881120286" table:formula="of:=[.G9]*[.E12]" table:style-name="ce102">
            <text:p>₺17.609,7</text:p>
          </table:table-cell>
          <table:table-cell office:value-type="currency" office:value="3073.2453544712539" table:formula="of:=[.H12]/[.S12]" table:style-name="ce106">
            <text:p>$3.073</text:p>
          </table:table-cell>
          <table:table-cell office:value-type="currency" office:value="16555.814756800042" table:formula="of:=[.J9]+[.H12]" table:style-name="ce102">
            <text:p>₺16.555,81</text:p>
          </table:table-cell>
          <table:table-cell office:value-type="currency" office:value="351340.46140619635" table:formula="of:=[.K9]-[.O12]" table:style-name="ce141">
            <text:p>$351.340,46</text:p>
          </table:table-cell>
          <table:table-cell table:style-name="ce137"/>
          <table:table-cell office:value-type="percentage" office:value="0.21924341909734138" table:formula="of:=[.Q12]/[.$E$5]" table:style-name="ce140">
            <text:p>%21,92</text:p>
          </table:table-cell>
          <table:table-cell office:value-type="currency" office:value="4890.3041188797124" table:formula="of:=[.M9]*[.E12]" table:style-name="ce102">
            <text:p>₺4.890,3</text:p>
          </table:table-cell>
          <table:table-cell office:value-type="currency" office:value="853.45621620937379" table:formula="of:=[.N12]/[.S12]" table:style-name="ce106">
            <text:p>$853</text:p>
          </table:table-cell>
          <table:table-cell office:value-type="currency" office:value="4544.7652431999604" table:formula="of:=[.P9]+[.N12]" table:style-name="ce102">
            <text:p>₺4.544,77</text:p>
          </table:table-cell>
          <table:table-cell office:value-type="currency" office:value="98659.53859380362" table:formula="of:=[.Q9]+[.O12]" table:style-name="ce141">
            <text:p>$98.659,54</text:p>
          </table:table-cell>
          <table:table-cell table:style-name="ce143"/>
          <table:table-cell office:value-type="float" office:value="5.73" table:style-name="ce100">
            <text:p>5,73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A101-19</text:p>
          </table:table-cell>
          <table:table-cell office:value-type="date" office:date-value="2019-11-30T00:00:00" table:style-name="ce101">
            <text:p>Kas.19</text:p>
          </table:table-cell>
          <table:table-cell office:value-type="string" table:style-name="ce101">
            <text:p>prçcı</text:p>
          </table:table-cell>
          <table:table-cell office:value-type="float" office:value="4000" table:style-name="ce100">
            <text:p>4000</text:p>
          </table:table-cell>
          <table:table-cell office:value-type="currency" office:value="4000" table:formula="of:=['02-11-GLR'.G13]" table:style-name="ce139">
            <text:p>₺4.000,00</text:p>
          </table:table-cell>
          <table:table-cell table:style-name="ce137"/>
          <table:table-cell office:value-type="percentage" office:value="0.78041647088660682" table:formula="of:=[.K13]/[.$E$5]" table:style-name="ce140">
            <text:p>%78,04</text:p>
          </table:table-cell>
          <table:table-cell office:value-type="currency" office:value="3123.0263236106343" table:formula="of:=[.G12]*[.E13]" table:style-name="ce102">
            <text:p>₺3.123,03</text:p>
          </table:table-cell>
          <table:table-cell office:value-type="currency" office:value="545.03077200883672" table:formula="of:=[.H13]/[.S13]" table:style-name="ce106">
            <text:p>$545</text:p>
          </table:table-cell>
          <table:table-cell office:value-type="currency" office:value="19678.841080410675" table:formula="of:=[.J12]+[.H13]" table:style-name="ce102">
            <text:p>₺19.678,84</text:p>
          </table:table-cell>
          <table:table-cell office:value-type="currency" office:value="351187.41189897305" table:formula="of:=[.K12]-[.O13]" table:style-name="ce141">
            <text:p>$351.187,41</text:p>
          </table:table-cell>
          <table:table-cell table:style-name="ce137"/>
          <table:table-cell office:value-type="percentage" office:value="0.2195835291133931" table:formula="of:=[.Q13]/[.$E$5]" table:style-name="ce140">
            <text:p>%21,96</text:p>
          </table:table-cell>
          <table:table-cell office:value-type="currency" office:value="876.97367638936555" table:formula="of:=[.M12]*[.E13]" table:style-name="ce102">
            <text:p>₺876,97</text:p>
          </table:table-cell>
          <table:table-cell office:value-type="currency" office:value="153.04950722327496" table:formula="of:=[.N13]/[.S13]" table:style-name="ce106">
            <text:p>$153</text:p>
          </table:table-cell>
          <table:table-cell office:value-type="currency" office:value="5421.7389195893256" table:formula="of:=[.P12]+[.N13]" table:style-name="ce102">
            <text:p>₺5.421,74</text:p>
          </table:table-cell>
          <table:table-cell office:value-type="currency" office:value="98812.588101026893" table:formula="of:=[.Q12]+[.O13]" table:style-name="ce141">
            <text:p>$98.812,59</text:p>
          </table:table-cell>
          <table:table-cell table:style-name="ce143"/>
          <table:table-cell office:value-type="float" office:value="5.73" table:style-name="ce100">
            <text:p>5,73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H000-19</text:p>
          </table:table-cell>
          <table:table-cell office:value-type="date" office:date-value="2019-11-30T00:00:00" table:style-name="ce101">
            <text:p>Kas.19</text:p>
          </table:table-cell>
          <table:table-cell table:style-name="ce144"/>
          <table:table-cell table:style-name="ce100"/>
          <table:table-cell office:value-type="currency" office:value="-3104.8199999999997" table:formula="of:=['02-12-GDR'.F32]" table:style-name="ce139">
            <text:p>-₺3.104,82</text:p>
          </table:table-cell>
          <table:table-cell table:style-name="ce143"/>
          <table:table-cell office:value-type="percentage" office:value="0.78068087551443754" table:formula="of:=[.K14]/[.$E$5]" table:style-name="ce140">
            <text:p>%78,07</text:p>
          </table:table-cell>
          <table:table-cell office:value-type="currency" office:value="-2423.0526671381544" table:formula="of:=[.G13]*[.E14]" table:style-name="ce102">
            <text:p>-₺2.423,05</text:p>
          </table:table-cell>
          <table:table-cell office:value-type="currency" office:value="-422.87132061747894" table:formula="of:=[.H14]/[.S14]" table:style-name="ce106">
            <text:p>-$423</text:p>
          </table:table-cell>
          <table:table-cell office:value-type="currency" office:value="17255.788413272519" table:formula="of:=[.J13]+[.H14]" table:style-name="ce102">
            <text:p>₺17.255,79</text:p>
          </table:table-cell>
          <table:table-cell office:value-type="currency" office:value="351306.39398149692" table:formula="of:=[.K13]-[.O14]" table:style-name="ce141">
            <text:p>$351.306,39</text:p>
          </table:table-cell>
          <table:table-cell table:style-name="ce143"/>
          <table:table-cell office:value-type="percentage" office:value="0.21931912448556223" table:formula="of:=[.Q14]/[.$E$5]" table:style-name="ce140">
            <text:p>%21,93</text:p>
          </table:table-cell>
          <table:table-cell office:value-type="currency" office:value="-681.76733286184515" table:formula="of:=[.M13]*[.E14]" table:style-name="ce102">
            <text:p>-₺681,77</text:p>
          </table:table-cell>
          <table:table-cell office:value-type="currency" office:value="-118.98208252388221" table:formula="of:=[.N14]/[.S14]" table:style-name="ce106">
            <text:p>-$119</text:p>
          </table:table-cell>
          <table:table-cell office:value-type="currency" office:value="4739.9715867274808" table:formula="of:=[.P13]+[.N14]" table:style-name="ce102">
            <text:p>₺4.739,97</text:p>
          </table:table-cell>
          <table:table-cell office:value-type="currency" office:value="98693.606018503007" table:formula="of:=[.Q13]+[.O14]" table:style-name="ce141">
            <text:p>$98.693,61</text:p>
          </table:table-cell>
          <table:table-cell table:style-name="ce143"/>
          <table:table-cell office:value-type="float" office:value="5.73" table:style-name="ce100">
            <text:p>5,73</text:p>
          </table:table-cell>
          <table:table-cell table:number-columns-repeated="16365"/>
        </table:table-row>
        <table:table-row table:style-name="ro5">
          <table:table-cell table:style-name="ce145"/>
          <table:table-cell office:value-type="string" table:style-name="ce146">
            <text:p><text:s/>Toplam 2019</text:p>
          </table:table-cell>
          <table:table-cell table:style-name="ce146"/>
          <table:table-cell office:value-type="float" office:value="34645" table:formula="of:=SUM([.D12:.D14])" table:style-name="ce147">
            <text:p>34645</text:p>
          </table:table-cell>
          <table:table-cell office:value-type="currency" office:value="23395.18" table:formula="of:=SUM([.E12:.E14])" table:style-name="ce148">
            <text:p>₺23.395,18</text:p>
          </table:table-cell>
          <table:table-cell table:style-name="ce149"/>
          <table:table-cell table:style-name="ce150"/>
          <table:table-cell office:value-type="currency" office:value="18309.669537592763" table:formula="of:=SUM([.H12:.H14])" table:style-name="ce148">
            <text:p>₺18.309,67</text:p>
          </table:table-cell>
          <table:table-cell office:value-type="currency" office:value="3195.4048058626117" table:formula="of:=SUM([.I12:.I14])" table:style-name="ce151">
            <text:p>$3.195</text:p>
          </table:table-cell>
          <table:table-cell table:style-name="ce152"/>
          <table:table-cell table:style-name="ce160"/>
          <table:table-cell table:style-name="ce152"/>
          <table:table-cell table:style-name="ce150"/>
          <table:table-cell office:value-type="currency" office:value="5085.5104624072328" table:formula="of:=SUM([.N12:.N14])" table:style-name="ce148">
            <text:p>₺5.085,51</text:p>
          </table:table-cell>
          <table:table-cell office:value-type="currency" office:value="887.52364090876654" table:formula="of:=SUM([.O12:.O14])" table:style-name="ce151">
            <text:p>$888</text:p>
          </table:table-cell>
          <table:table-cell table:style-name="ce161"/>
          <table:table-cell table:style-name="ce160"/>
          <table:table-cell table:style-name="ce157"/>
          <table:table-cell table:style-name="ce156"/>
          <table:table-cell table:number-columns-repeated="16365"/>
        </table:table-row>
        <table:table-row table:style-name="ro5">
          <table:table-cell table:style-name="ce110"/>
          <table:table-cell table:style-name="ce108"/>
          <table:table-cell office:value-type="string" table:style-name="ce162">
            <text:p>Toplam – Net 2018-19</text:p>
          </table:table-cell>
          <table:table-cell office:value-type="float" office:value="59645" table:formula="of:=[.D15]+[.D10]" table:style-name="ce108">
            <text:p>59645</text:p>
          </table:table-cell>
          <table:table-cell office:value-type="currency" office:value="21995.760000000002" table:formula="of:=[.E15]+[.E10]" table:style-name="ce163">
            <text:p>₺21.995,76</text:p>
          </table:table-cell>
          <table:table-cell table:style-name="ce137"/>
          <table:table-cell table:style-name="ce140"/>
          <table:table-cell table:number-columns-repeated="3" table:style-name="ce100"/>
          <table:table-cell table:style-name="ce141"/>
          <table:table-cell table:style-name="ce100"/>
          <table:table-cell table:style-name="ce140"/>
          <table:table-cell table:style-name="ce100"/>
          <table:table-cell table:style-name="ce106"/>
          <table:table-cell table:style-name="ce100"/>
          <table:table-cell table:style-name="ce159"/>
          <table:table-cell table:style-name="ce137"/>
          <table:table-cell table:number-columns-repeated="1006" table:style-name="ce100"/>
          <table:table-cell table:number-columns-repeated="15360"/>
        </table:table-row>
        <table:table-row table:style-name="ro5">
          <table:table-cell office:value-type="float" office:value="2020" table:style-name="ce108">
            <text:p>2020</text:p>
          </table:table-cell>
          <table:table-cell table:number-columns-repeated="2" table:style-name="ce158"/>
          <table:table-cell table:style-name="ce108"/>
          <table:table-cell table:style-name="ce100"/>
          <table:table-cell table:style-name="ce137"/>
          <table:table-cell table:style-name="ce140"/>
          <table:table-cell table:number-columns-repeated="3" table:style-name="ce100"/>
          <table:table-cell table:style-name="ce141"/>
          <table:table-cell table:style-name="ce100"/>
          <table:table-cell table:style-name="ce140"/>
          <table:table-cell table:style-name="ce100"/>
          <table:table-cell table:style-name="ce106"/>
          <table:table-cell table:style-name="ce100"/>
          <table:table-cell table:style-name="ce159"/>
          <table:table-cell table:style-name="ce137"/>
          <table:table-cell table:number-columns-repeated="1006" table:style-name="ce100"/>
          <table:table-cell table:number-columns-repeated="15360"/>
        </table:table-row>
        <table:table-row table:style-name="ro5">
          <table:table-cell office:value-type="string" table:style-name="ce100">
            <text:p>SnyA102-20</text:p>
          </table:table-cell>
          <table:table-cell office:value-type="date" office:date-value="2020-03-30T00:00:00" table:style-name="ce101">
            <text:p>Mar.20</text:p>
          </table:table-cell>
          <table:table-cell office:value-type="string" table:style-name="ce101">
            <text:p>sefa</text:p>
          </table:table-cell>
          <table:table-cell office:value-type="float" office:value="6200" table:style-name="ce100">
            <text:p>6200</text:p>
          </table:table-cell>
          <table:table-cell office:value-type="currency" office:value="6200" table:formula="of:=['02-11-GLR'.G19]" table:style-name="ce139">
            <text:p>₺6.200,00</text:p>
          </table:table-cell>
          <table:table-cell table:style-name="ce137"/>
          <table:table-cell office:value-type="percentage" office:value="0.78021093303238809" table:formula="of:=[.K18]/[.$E$5]" table:style-name="ce140">
            <text:p>%78,02</text:p>
          </table:table-cell>
          <table:table-cell office:value-type="currency" office:value="4840.2214281895131" table:formula="of:=[.G14]*[.E18]" table:style-name="ce102">
            <text:p>₺4.840,22</text:p>
          </table:table-cell>
          <table:table-cell office:value-type="currency" office:value="752.75605415077962" table:formula="of:=[.H18]/[.S18]" table:style-name="ce106">
            <text:p>$753</text:p>
          </table:table-cell>
          <table:table-cell office:value-type="currency" office:value="22096.009841462033" table:formula="of:=[.J14]+[.H18]" table:style-name="ce102">
            <text:p>₺22.096,01</text:p>
          </table:table-cell>
          <table:table-cell office:value-type="currency" office:value="351094.91986457462" table:formula="of:=[.K14]-[.O18]" table:style-name="ce141">
            <text:p>$351.094,92</text:p>
          </table:table-cell>
          <table:table-cell table:style-name="ce100"/>
          <table:table-cell office:value-type="percentage" office:value="0.21978906696761183" table:formula="of:=[.Q18]/[.$E$5]" table:style-name="ce140">
            <text:p>%21,98</text:p>
          </table:table-cell>
          <table:table-cell office:value-type="currency" office:value="1359.7785718104858" table:formula="of:=[.M14]*[.E18]" table:style-name="ce102">
            <text:p>₺1.359,78</text:p>
          </table:table-cell>
          <table:table-cell office:value-type="currency" office:value="211.47411692231506" table:formula="of:=[.N18]/[.S18]" table:style-name="ce106">
            <text:p>$211</text:p>
          </table:table-cell>
          <table:table-cell office:value-type="currency" office:value="6099.7501585379669" table:formula="of:=[.P14]+[.N18]" table:style-name="ce102">
            <text:p>₺6.099,75</text:p>
          </table:table-cell>
          <table:table-cell office:value-type="currency" office:value="98905.08013542532" table:formula="of:=[.Q14]+[.O18]" table:style-name="ce141">
            <text:p>$98.905,08</text:p>
          </table:table-cell>
          <table:table-cell table:style-name="ce143"/>
          <table:table-cell office:value-type="float" office:value="6.43" table:style-name="ce100">
            <text:p>6,43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A103-20</text:p>
          </table:table-cell>
          <table:table-cell office:value-type="date" office:date-value="2020-10-30T00:00:00" table:style-name="ce101">
            <text:p>Eki.20</text:p>
          </table:table-cell>
          <table:table-cell office:value-type="string" table:style-name="ce101">
            <text:p>kemal</text:p>
          </table:table-cell>
          <table:table-cell office:value-type="float" office:value="7800" table:style-name="ce100">
            <text:p>7800</text:p>
          </table:table-cell>
          <table:table-cell office:value-type="currency" office:value="7800" table:formula="of:=['02-11-GLR'.G25]" table:style-name="ce139">
            <text:p>₺7.800,00</text:p>
          </table:table-cell>
          <table:table-cell table:style-name="ce137"/>
          <table:table-cell office:value-type="percentage" office:value="0.77974176096825354" table:formula="of:=[.K19]/[.$E$5]" table:style-name="ce140">
            <text:p>%77,97</text:p>
          </table:table-cell>
          <table:table-cell office:value-type="currency" office:value="6085.6452776526266" table:formula="of:=[.G18]*[.E19]" table:style-name="ce102">
            <text:p>₺6.085,65</text:p>
          </table:table-cell>
          <table:table-cell office:value-type="currency" office:value="749.46370414441219" table:formula="of:=[.H19]/[.S19]" table:style-name="ce106">
            <text:p>$749</text:p>
          </table:table-cell>
          <table:table-cell office:value-type="currency" office:value="28181.655119114661" table:formula="of:=[.J18]+[.H19]" table:style-name="ce102">
            <text:p>₺28.181,66</text:p>
          </table:table-cell>
          <table:table-cell office:value-type="currency" office:value="350883.7924357141" table:formula="of:=[.K18]-[.O19]" table:style-name="ce141">
            <text:p>$350.883,79</text:p>
          </table:table-cell>
          <table:table-cell table:style-name="ce100"/>
          <table:table-cell office:value-type="percentage" office:value="0.22025823903174632" table:formula="of:=[.Q19]/[.$E$5]" table:style-name="ce140">
            <text:p>%22,03</text:p>
          </table:table-cell>
          <table:table-cell office:value-type="currency" office:value="1714.3547223473722" table:formula="of:=[.M18]*[.E19]" table:style-name="ce102">
            <text:p>₺1.714,35</text:p>
          </table:table-cell>
          <table:table-cell office:value-type="currency" office:value="211.12742886051385" table:formula="of:=[.N19]/[.S19]" table:style-name="ce106">
            <text:p>$211</text:p>
          </table:table-cell>
          <table:table-cell office:value-type="currency" office:value="7814.1048808853393" table:formula="of:=[.P18]+[.N19]" table:style-name="ce102">
            <text:p>₺7.814,1</text:p>
          </table:table-cell>
          <table:table-cell office:value-type="currency" office:value="99116.20756428584" table:formula="of:=[.Q18]+[.O19]" table:style-name="ce141">
            <text:p>$99.116,21</text:p>
          </table:table-cell>
          <table:table-cell table:style-name="ce143"/>
          <table:table-cell office:value-type="float" office:value="8.1199999999999992" table:style-name="ce100">
            <text:p>8,12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A103-20</text:p>
          </table:table-cell>
          <table:table-cell office:value-type="date" office:date-value="2020-10-30T00:00:00" table:style-name="ce101">
            <text:p>Eki.20</text:p>
          </table:table-cell>
          <table:table-cell table:style-name="ce144"/>
          <table:table-cell table:style-name="ce100"/>
          <table:table-cell office:value-type="currency" office:value="-2000" table:formula="of:=['02-12-GDR'.F57]" table:style-name="ce139">
            <text:p>-₺2.000,00</text:p>
          </table:table-cell>
          <table:table-cell table:style-name="ce143"/>
          <table:table-cell office:value-type="percentage" office:value="0.77986231829667818" table:formula="of:=[.K20]/[.$E$5]" table:style-name="ce140">
            <text:p>%77,99</text:p>
          </table:table-cell>
          <table:table-cell office:value-type="currency" office:value="-1559.483521936507" table:formula="of:=[.G19]*[.E20]" table:style-name="ce102">
            <text:p>-₺1.559,48</text:p>
          </table:table-cell>
          <table:table-cell office:value-type="currency" office:value="-192.05462092814128" table:formula="of:=[.H20]/[.S20]" table:style-name="ce106">
            <text:p>-$192</text:p>
          </table:table-cell>
          <table:table-cell office:value-type="currency" office:value="26622.171597178152" table:formula="of:=[.J19]+[.H20]" table:style-name="ce102">
            <text:p>₺26.622,17</text:p>
          </table:table-cell>
          <table:table-cell office:value-type="currency" office:value="350938.04323350516" table:formula="of:=[.K19]-[.O20]" table:style-name="ce141">
            <text:p>$350.938,04</text:p>
          </table:table-cell>
          <table:table-cell table:style-name="ce100"/>
          <table:table-cell office:value-type="percentage" office:value="0.22013768170332171" table:formula="of:=[.Q20]/[.$E$5]" table:style-name="ce140">
            <text:p>%22,01</text:p>
          </table:table-cell>
          <table:table-cell office:value-type="currency" office:value="-440.51647806349263" table:formula="of:=[.M19]*[.E20]" table:style-name="ce102">
            <text:p>-₺440,52</text:p>
          </table:table-cell>
          <table:table-cell office:value-type="currency" office:value="-54.250797791070525" table:formula="of:=[.N20]/[.S20]" table:style-name="ce106">
            <text:p>-$54</text:p>
          </table:table-cell>
          <table:table-cell office:value-type="currency" office:value="7373.588402821847" table:formula="of:=[.P19]+[.N20]" table:style-name="ce102">
            <text:p>₺7.373,59</text:p>
          </table:table-cell>
          <table:table-cell office:value-type="currency" office:value="99061.956766494768" table:formula="of:=[.Q19]+[.O20]" table:style-name="ce141">
            <text:p>$99.061,96</text:p>
          </table:table-cell>
          <table:table-cell table:style-name="ce143"/>
          <table:table-cell office:value-type="float" office:value="8.1199999999999992" table:style-name="ce100">
            <text:p>8,12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B201-20</text:p>
          </table:table-cell>
          <table:table-cell office:value-type="date" office:date-value="2020-12-12T00:00:00" table:style-name="ce101">
            <text:p>Ara.20</text:p>
          </table:table-cell>
          <table:table-cell office:value-type="string" table:style-name="ce101">
            <text:p>mesut</text:p>
          </table:table-cell>
          <table:table-cell office:value-type="float" office:value="30000" table:style-name="ce100">
            <text:p>30000</text:p>
          </table:table-cell>
          <table:table-cell office:value-type="currency" office:value="22500" table:formula="of:=['02-11-GLR'.G22]+['02-11-GLR'.G23]+['02-11-GLR'.G31]+['02-11-GLR'.G32]" table:style-name="ce139">
            <text:p>₺22.500,00</text:p>
          </table:table-cell>
          <table:table-cell table:style-name="ce137"/>
          <table:table-cell office:value-type="percentage" office:value="0.77847431273738854" table:formula="of:=[.K21]/[.$E$5]" table:style-name="ce140">
            <text:p>%77,85</text:p>
          </table:table-cell>
          <table:table-cell office:value-type="currency" office:value="17546.902161675258" table:formula="of:=[.G20]*[.E21]" table:style-name="ce102">
            <text:p>₺17.546,9</text:p>
          </table:table-cell>
          <table:table-cell office:value-type="currency" office:value="2212.724106138116" table:formula="of:=[.H21]/[.S21]" table:style-name="ce106">
            <text:p>$2.213</text:p>
          </table:table-cell>
          <table:table-cell office:value-type="currency" office:value="44169.07375885341" table:formula="of:=[.J20]+[.H21]" table:style-name="ce102">
            <text:p>₺44.169,07</text:p>
          </table:table-cell>
          <table:table-cell office:value-type="currency" office:value="350313.44073182484" table:formula="of:=[.K20]-[.O21]" table:style-name="ce141">
            <text:p>$350.313,44</text:p>
          </table:table-cell>
          <table:table-cell table:style-name="ce100"/>
          <table:table-cell office:value-type="percentage" office:value="0.22152568726261124" table:formula="of:=[.Q21]/[.$E$5]" table:style-name="ce140">
            <text:p>%22,15</text:p>
          </table:table-cell>
          <table:table-cell office:value-type="currency" office:value="4953.0978383247384" table:formula="of:=[.M20]*[.E21]" table:style-name="ce102">
            <text:p>₺4.953,1</text:p>
          </table:table-cell>
          <table:table-cell office:value-type="currency" office:value="624.60250168029495" table:formula="of:=[.N21]/[.S21]" table:style-name="ce106">
            <text:p>$625</text:p>
          </table:table-cell>
          <table:table-cell office:value-type="currency" office:value="12326.686241146585" table:formula="of:=[.P20]+[.N21]" table:style-name="ce102">
            <text:p>₺12.326,69</text:p>
          </table:table-cell>
          <table:table-cell office:value-type="currency" office:value="99686.559268175057" table:formula="of:=[.Q20]+[.O21]" table:style-name="ce141">
            <text:p>$99.686,56</text:p>
          </table:table-cell>
          <table:table-cell table:style-name="ce143"/>
          <table:table-cell office:value-type="float" office:value="7.93" table:style-name="ce100">
            <text:p>7,93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B201-20</text:p>
          </table:table-cell>
          <table:table-cell office:value-type="date" office:date-value="2020-12-12T00:00:00" table:style-name="ce101">
            <text:p>Ara.20</text:p>
          </table:table-cell>
          <table:table-cell table:style-name="ce144"/>
          <table:table-cell table:style-name="ce100"/>
          <table:table-cell office:value-type="currency" office:value="-5500" table:formula="of:=['02-12-GDR'.F65]" table:style-name="ce139">
            <text:p>-₺5.500,00</text:p>
          </table:table-cell>
          <table:table-cell table:style-name="ce143"/>
          <table:table-cell office:value-type="percentage" office:value="0.778815742267988" table:formula="of:=[.K22]/[.$E$5]" table:style-name="ce140">
            <text:p>%77,88</text:p>
          </table:table-cell>
          <table:table-cell office:value-type="currency" office:value="-4281.6087200556367" table:formula="of:=[.G21]*[.E22]" table:style-name="ce102">
            <text:p>-₺4.281,61</text:p>
          </table:table-cell>
          <table:table-cell office:value-type="currency" office:value="-539.92543758583065" table:formula="of:=[.H22]/[.S22]" table:style-name="ce106">
            <text:p>-$540</text:p>
          </table:table-cell>
          <table:table-cell office:value-type="currency" office:value="39887.465038797774" table:formula="of:=[.J21]+[.H22]" table:style-name="ce102">
            <text:p>₺39.887,47</text:p>
          </table:table-cell>
          <table:table-cell office:value-type="currency" office:value="350467.0840205946" table:formula="of:=[.K21]-[.O22]" table:style-name="ce141">
            <text:p>$350.467,08</text:p>
          </table:table-cell>
          <table:table-cell table:style-name="ce100"/>
          <table:table-cell office:value-type="percentage" office:value="0.22118425773201175" table:formula="of:=[.Q22]/[.$E$5]" table:style-name="ce140">
            <text:p>%22,12</text:p>
          </table:table-cell>
          <table:table-cell office:value-type="currency" office:value="-1218.3912799443617" table:formula="of:=[.M21]*[.E22]" table:style-name="ce102">
            <text:p>-₺1.218,39</text:p>
          </table:table-cell>
          <table:table-cell office:value-type="currency" office:value="-153.64328876978081" table:formula="of:=[.N22]/[.S22]" table:style-name="ce106">
            <text:p>-$154</text:p>
          </table:table-cell>
          <table:table-cell office:value-type="currency" office:value="11108.294961202222" table:formula="of:=[.P21]+[.N22]" table:style-name="ce102">
            <text:p>₺11.108,29</text:p>
          </table:table-cell>
          <table:table-cell office:value-type="currency" office:value="99532.915979405283" table:formula="of:=[.Q21]+[.O22]" table:style-name="ce141">
            <text:p>$99.532,92</text:p>
          </table:table-cell>
          <table:table-cell table:style-name="ce143"/>
          <table:table-cell office:value-type="float" office:value="7.93" table:style-name="ce100">
            <text:p>7,93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C301-20</text:p>
          </table:table-cell>
          <table:table-cell office:value-type="date" office:date-value="2020-11-30T00:00:00" table:style-name="ce101">
            <text:p>Kas.20</text:p>
          </table:table-cell>
          <table:table-cell office:value-type="string" table:style-name="ce101">
            <text:p>hurdc</text:p>
          </table:table-cell>
          <table:table-cell office:value-type="float" office:value="35000" table:style-name="ce100">
            <text:p>35000</text:p>
          </table:table-cell>
          <table:table-cell office:value-type="currency" office:value="23000" table:formula="of:=['02-11-GLR'.G29]+['02-11-GLR'.G30]" table:style-name="ce139">
            <text:p>₺23.000,00</text:p>
          </table:table-cell>
          <table:table-cell table:style-name="ce137"/>
          <table:table-cell office:value-type="percentage" office:value="0.77736452619957086" table:formula="of:=[.K23]/[.$E$5]" table:style-name="ce140">
            <text:p>%77,74</text:p>
          </table:table-cell>
          <table:table-cell office:value-type="currency" office:value="17912.762072163725" table:formula="of:=[.G22]*[.E23]" table:style-name="ce102">
            <text:p>₺17.912,76</text:p>
          </table:table-cell>
          <table:table-cell office:value-type="currency" office:value="2299.4559784549069" table:formula="of:=[.H23]/[.S23]" table:style-name="ce106">
            <text:p>$2.299</text:p>
          </table:table-cell>
          <table:table-cell office:value-type="currency" office:value="57800.227110961496" table:formula="of:=[.J22]+[.H23]" table:style-name="ce102">
            <text:p>₺57.800,23</text:p>
          </table:table-cell>
          <table:table-cell office:value-type="currency" office:value="349814.03678980691" table:formula="of:=[.K22]-[.O23]" table:style-name="ce141">
            <text:p>$349.814,04</text:p>
          </table:table-cell>
          <table:table-cell table:style-name="ce100"/>
          <table:table-cell office:value-type="percentage" office:value="0.22263547380042886" table:formula="of:=[.Q23]/[.$E$5]" table:style-name="ce140">
            <text:p>%22,26</text:p>
          </table:table-cell>
          <table:table-cell office:value-type="currency" office:value="5087.2379278362705" table:formula="of:=[.M22]*[.E23]" table:style-name="ce102">
            <text:p>₺5.087,24</text:p>
          </table:table-cell>
          <table:table-cell office:value-type="currency" office:value="653.04723078771121" table:formula="of:=[.N23]/[.S23]" table:style-name="ce106">
            <text:p>$653</text:p>
          </table:table-cell>
          <table:table-cell office:value-type="currency" office:value="16195.532889038492" table:formula="of:=[.P22]+[.N23]" table:style-name="ce102">
            <text:p>₺16.195,53</text:p>
          </table:table-cell>
          <table:table-cell office:value-type="currency" office:value="100185.96321019299" table:formula="of:=[.Q22]+[.O23]" table:style-name="ce141">
            <text:p>$100.185,96</text:p>
          </table:table-cell>
          <table:table-cell table:style-name="ce143"/>
          <table:table-cell office:value-type="float" office:value="7.79" table:style-name="ce100">
            <text:p>7,79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C301-20</text:p>
          </table:table-cell>
          <table:table-cell office:value-type="date" office:date-value="2020-11-30T00:00:00" table:style-name="ce101">
            <text:p>Kas.20</text:p>
          </table:table-cell>
          <table:table-cell table:style-name="ce144"/>
          <table:table-cell table:style-name="ce100"/>
          <table:table-cell office:value-type="currency" office:value="-21220" table:formula="of:=['02-12-GDR'.F79]" table:style-name="ce139">
            <text:p>-₺21.220,00</text:p>
          </table:table-cell>
          <table:table-cell table:style-name="ce143"/>
          <table:table-cell office:value-type="percentage" office:value="0.7787122154747228" table:formula="of:=[.K24]/[.$E$5]" table:style-name="ce140">
            <text:p>%77,87</text:p>
          </table:table-cell>
          <table:table-cell office:value-type="currency" office:value="-16495.675245954895" table:formula="of:=[.G23]*[.E24]" table:style-name="ce102">
            <text:p>-₺16.495,68</text:p>
          </table:table-cell>
          <table:table-cell office:value-type="currency" office:value="-2117.5449609698198" table:formula="of:=[.H24]/[.S24]" table:style-name="ce106">
            <text:p>-$2.118</text:p>
          </table:table-cell>
          <table:table-cell office:value-type="currency" office:value="41304.551865006601" table:formula="of:=[.J23]+[.H24]" table:style-name="ce102">
            <text:p>₺41.304,55</text:p>
          </table:table-cell>
          <table:table-cell office:value-type="currency" office:value="350420.49696362525" table:formula="of:=[.K23]-[.O24]" table:style-name="ce141">
            <text:p>$350.420,50</text:p>
          </table:table-cell>
          <table:table-cell table:style-name="ce100"/>
          <table:table-cell office:value-type="percentage" office:value="0.22128778452527692" table:formula="of:=[.Q24]/[.$E$5]" table:style-name="ce140">
            <text:p>%22,13</text:p>
          </table:table-cell>
          <table:table-cell office:value-type="currency" office:value="-4724.3247540451002" table:formula="of:=[.M23]*[.E24]" table:style-name="ce102">
            <text:p>-₺4.724,32</text:p>
          </table:table-cell>
          <table:table-cell office:value-type="currency" office:value="-606.46017381836975" table:formula="of:=[.N24]/[.S24]" table:style-name="ce106">
            <text:p>-$606</text:p>
          </table:table-cell>
          <table:table-cell office:value-type="currency" office:value="11471.208134993391" table:formula="of:=[.P23]+[.N24]" table:style-name="ce102">
            <text:p>₺11.471,21</text:p>
          </table:table-cell>
          <table:table-cell office:value-type="currency" office:value="99579.503036374619" table:formula="of:=[.Q23]+[.O24]" table:style-name="ce141">
            <text:p>$99.579,50</text:p>
          </table:table-cell>
          <table:table-cell table:style-name="ce143"/>
          <table:table-cell office:value-type="float" office:value="7.79" table:style-name="ce100">
            <text:p>7,79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H000-20</text:p>
          </table:table-cell>
          <table:table-cell office:value-type="date" office:date-value="2020-11-30T00:00:00" table:style-name="ce101">
            <text:p>Kas.20</text:p>
          </table:table-cell>
          <table:table-cell table:style-name="ce144"/>
          <table:table-cell table:style-name="ce100"/>
          <table:table-cell office:value-type="currency" office:value="-5097.07" table:formula="of:=['02-12-GDR'.F54]" table:style-name="ce139">
            <text:p>-₺5.097,07</text:p>
          </table:table-cell>
          <table:table-cell table:style-name="ce143"/>
          <table:table-cell office:value-type="percentage" office:value="0.77899736762435501" table:formula="of:=[.K25]/[.$E$5]" table:style-name="ce140">
            <text:p>%77,90</text:p>
          </table:table-cell>
          <table:table-cell office:value-type="currency" office:value="-3969.1506721297451" table:formula="of:=[.G24]*[.E25]" table:style-name="ce102">
            <text:p>-₺3.969,15</text:p>
          </table:table-cell>
          <table:table-cell office:value-type="currency" office:value="-451.55297748916331" table:formula="of:=[.H25]/[.S25]" table:style-name="ce106">
            <text:p>-$452</text:p>
          </table:table-cell>
          <table:table-cell office:value-type="currency" office:value="37335.401192876852" table:formula="of:=[.J24]+[.H25]" table:style-name="ce102">
            <text:p>₺37.335,4</text:p>
          </table:table-cell>
          <table:table-cell office:value-type="currency" office:value="350548.81543095974" table:formula="of:=[.K24]-[.O25]" table:style-name="ce141">
            <text:p>$350.548,82</text:p>
          </table:table-cell>
          <table:table-cell table:style-name="ce100"/>
          <table:table-cell office:value-type="percentage" office:value="0.22100263237564471" table:formula="of:=[.Q25]/[.$E$5]" table:style-name="ce140">
            <text:p>%22,10</text:p>
          </table:table-cell>
          <table:table-cell office:value-type="currency" office:value="-1127.9193278702533" table:formula="of:=[.M24]*[.E25]" table:style-name="ce102">
            <text:p>-₺1.127,92</text:p>
          </table:table-cell>
          <table:table-cell office:value-type="currency" office:value="-128.31846733449981" table:formula="of:=[.N25]/[.S25]" table:style-name="ce106">
            <text:p>-$128</text:p>
          </table:table-cell>
          <table:table-cell office:value-type="currency" office:value="10343.288807123137" table:formula="of:=[.P24]+[.N25]" table:style-name="ce102">
            <text:p>₺10.343,29</text:p>
          </table:table-cell>
          <table:table-cell office:value-type="currency" office:value="99451.184569040124" table:formula="of:=[.Q24]+[.O25]" table:style-name="ce141">
            <text:p>$99.451,18</text:p>
          </table:table-cell>
          <table:table-cell table:style-name="ce143"/>
          <table:table-cell office:value-type="float" office:value="8.7899999999999991" table:style-name="ce100">
            <text:p>8,79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G701-20</text:p>
          </table:table-cell>
          <table:table-cell office:value-type="date" office:date-value="2020-04-01T00:00:00" table:style-name="ce101">
            <text:p>Nis.20</text:p>
          </table:table-cell>
          <table:table-cell office:value-type="string" table:style-name="ce101">
            <text:p>cymz</text:p>
          </table:table-cell>
          <table:table-cell office:value-type="float" office:value="3014" table:style-name="ce100">
            <text:p>3014</text:p>
          </table:table-cell>
          <table:table-cell office:value-type="currency" office:value="5000" table:formula="of:=['02-11-GLR'.G20]" table:style-name="ce139">
            <text:p>₺5.000,00</text:p>
          </table:table-cell>
          <table:table-cell table:style-name="ce137"/>
          <table:table-cell office:value-type="percentage" office:value="0.77874654180166103" table:formula="of:=[.K26]/[.$E$5]" table:style-name="ce140">
            <text:p>%77,87</text:p>
          </table:table-cell>
          <table:table-cell office:value-type="currency" office:value="3894.9868381217752" table:formula="of:=[.G25]*[.E26]" table:style-name="ce102">
            <text:p>₺3.894,99</text:p>
          </table:table-cell>
          <table:table-cell office:value-type="currency" office:value="397.85360961407309" table:formula="of:=[.H26]/[.S26]" table:style-name="ce106">
            <text:p>$398</text:p>
          </table:table-cell>
          <table:table-cell office:value-type="currency" office:value="41230.388030998627" table:formula="of:=[.J25]+[.H26]" table:style-name="ce102">
            <text:p>₺41.230,39</text:p>
          </table:table-cell>
          <table:table-cell office:value-type="currency" office:value="350435.94381074747" table:formula="of:=[.K25]-[.O26]" table:style-name="ce141">
            <text:p>$350.435,94</text:p>
          </table:table-cell>
          <table:table-cell table:style-name="ce100"/>
          <table:table-cell office:value-type="percentage" office:value="0.22125345819833867" table:formula="of:=[.Q26]/[.$E$5]" table:style-name="ce140">
            <text:p>%22,13</text:p>
          </table:table-cell>
          <table:table-cell office:value-type="currency" office:value="1105.0131618782236" table:formula="of:=[.M25]*[.E26]" table:style-name="ce102">
            <text:p>₺1.105,01</text:p>
          </table:table-cell>
          <table:table-cell office:value-type="currency" office:value="112.87162021228026" table:formula="of:=[.N26]/[.S26]" table:style-name="ce106">
            <text:p>$113</text:p>
          </table:table-cell>
          <table:table-cell office:value-type="currency" office:value="11448.301969001361" table:formula="of:=[.P25]+[.N26]" table:style-name="ce102">
            <text:p>₺11.448,3</text:p>
          </table:table-cell>
          <table:table-cell office:value-type="currency" office:value="99564.056189252398" table:formula="of:=[.Q25]+[.O26]" table:style-name="ce141">
            <text:p>$99.564,06</text:p>
          </table:table-cell>
          <table:table-cell table:style-name="ce143"/>
          <table:table-cell office:value-type="float" office:value="9.7899999999999991" table:style-name="ce100">
            <text:p>9,79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G701-20</text:p>
          </table:table-cell>
          <table:table-cell office:value-type="date" office:date-value="2020-04-01T00:00:00" table:style-name="ce101">
            <text:p>Nis.20</text:p>
          </table:table-cell>
          <table:table-cell table:style-name="ce144"/>
          <table:table-cell office:value-type="float" office:value="1610" table:style-name="ce100">
            <text:p>1610</text:p>
          </table:table-cell>
          <table:table-cell office:value-type="currency" office:value="-43079.224000000002" table:formula="of:=['02-12-GDR'.F83]" table:style-name="ce139">
            <text:p>-₺43.079,22</text:p>
          </table:table-cell>
          <table:table-cell table:style-name="ce143"/>
          <table:table-cell office:value-type="percentage" office:value="0.78197534508299604" table:formula="of:=[.K27]/[.$E$5]" table:style-name="ce140">
            <text:p>%78,20</text:p>
          </table:table-cell>
          <table:table-cell office:value-type="currency" office:value="-33547.79671349912" table:formula="of:=[.G26]*[.E27]" table:style-name="ce102">
            <text:p>-₺33.547,8</text:p>
          </table:table-cell>
          <table:table-cell office:value-type="currency" office:value="-5113.9934014480368" table:formula="of:=[.H27]/[.S27]" table:style-name="ce106">
            <text:p>-$5.114</text:p>
          </table:table-cell>
          <table:table-cell office:value-type="currency" office:value="7682.5913174995076" table:formula="of:=[.J26]+[.H27]" table:style-name="ce102">
            <text:p>₺7.682,59</text:p>
          </table:table-cell>
          <table:table-cell office:value-type="currency" office:value="351888.9052873482" table:formula="of:=[.K26]-[.O27]" table:style-name="ce141">
            <text:p>$351.888,91</text:p>
          </table:table-cell>
          <table:table-cell table:style-name="ce100"/>
          <table:table-cell office:value-type="percentage" office:value="0.21802465491700368" table:formula="of:=[.Q27]/[.$E$5]" table:style-name="ce140">
            <text:p>%21,80</text:p>
          </table:table-cell>
          <table:table-cell office:value-type="currency" office:value="-9531.4272865008679" table:formula="of:=[.M26]*[.E27]" table:style-name="ce102">
            <text:p>-₺9.531,43</text:p>
          </table:table-cell>
          <table:table-cell office:value-type="currency" office:value="-1452.9614766007421" table:formula="of:=[.N27]/[.S27]" table:style-name="ce106">
            <text:p>-$1.453</text:p>
          </table:table-cell>
          <table:table-cell office:value-type="currency" office:value="1916.8746825004928" table:formula="of:=[.P26]+[.N27]" table:style-name="ce102">
            <text:p>₺1.916,87</text:p>
          </table:table-cell>
          <table:table-cell office:value-type="currency" office:value="98111.094712651655" table:formula="of:=[.Q26]+[.O27]" table:style-name="ce141">
            <text:p>$98.111,09</text:p>
          </table:table-cell>
          <table:table-cell table:style-name="ce143"/>
          <table:table-cell office:value-type="float" office:value="6.56" table:style-name="ce100">
            <text:p>6,56</text:p>
          </table:table-cell>
          <table:table-cell table:number-columns-repeated="16365"/>
        </table:table-row>
        <table:table-row table:style-name="ro5">
          <table:table-cell table:style-name="ce145"/>
          <table:table-cell office:value-type="string" table:style-name="ce146">
            <text:p>Yıllık Toplam 2020</text:p>
          </table:table-cell>
          <table:table-cell table:style-name="ce146"/>
          <table:table-cell office:value-type="float" office:value="83624" table:formula="of:=SUM([.D18:.D27])" table:style-name="ce147">
            <text:p>83624</text:p>
          </table:table-cell>
          <table:table-cell office:value-type="currency" office:value="-12396.294000000002" table:formula="of:=SUM([.E18:.E27])" table:style-name="ce148">
            <text:p>-₺12.396,29</text:p>
          </table:table-cell>
          <table:table-cell table:style-name="ce154"/>
          <table:table-cell table:style-name="ce150"/>
          <table:table-cell office:value-type="currency" office:value="-9573.1970957730045" table:formula="of:=SUM([.H18:.H27])" table:style-name="ce148">
            <text:p>-₺9.573,20</text:p>
          </table:table-cell>
          <table:table-cell office:value-type="currency" office:value="-2002.8179459187049" table:formula="of:=SUM([.I18:.I27])" table:style-name="ce151">
            <text:p>-$2.003</text:p>
          </table:table-cell>
          <table:table-cell table:style-name="ce152"/>
          <table:table-cell table:style-name="ce160"/>
          <table:table-cell table:style-name="ce152"/>
          <table:table-cell table:style-name="ce150"/>
          <table:table-cell office:value-type="currency" office:value="-2823.0969042269853" table:formula="of:=SUM([.N18:.N27])" table:style-name="ce148">
            <text:p>-₺2.823,10</text:p>
          </table:table-cell>
          <table:table-cell office:value-type="currency" office:value="-582.51130585134774" table:formula="of:=SUM([.O18:.O27])" table:style-name="ce151">
            <text:p>-$583</text:p>
          </table:table-cell>
          <table:table-cell table:style-name="ce161"/>
          <table:table-cell table:style-name="ce156"/>
          <table:table-cell table:style-name="ce157"/>
          <table:table-cell table:style-name="ce156"/>
          <table:table-cell table:number-columns-repeated="16365"/>
        </table:table-row>
        <table:table-row table:style-name="ro5">
          <table:table-cell table:style-name="ce108"/>
          <table:table-cell table:style-name="ce158"/>
          <table:table-cell office:value-type="string" table:style-name="ce162">
            <text:p>Toplam – Net 2018-20</text:p>
          </table:table-cell>
          <table:table-cell office:value-type="float" office:value="143269" table:formula="of:=[.D28]+[.D16]" table:style-name="ce108">
            <text:p>143269</text:p>
          </table:table-cell>
          <table:table-cell office:value-type="float" office:value="9599.4660000000003" table:formula="of:=[.E28]+[.E16]" table:style-name="ce108">
            <text:p>9599,466</text:p>
          </table:table-cell>
          <table:table-cell table:style-name="ce137"/>
          <table:table-cell table:style-name="ce140"/>
          <table:table-cell table:number-columns-repeated="3" table:style-name="ce100"/>
          <table:table-cell table:style-name="ce141"/>
          <table:table-cell table:style-name="ce100"/>
          <table:table-cell table:style-name="ce140"/>
          <table:table-cell table:style-name="ce100"/>
          <table:table-cell table:style-name="ce106"/>
          <table:table-cell table:style-name="ce100"/>
          <table:table-cell table:style-name="ce159"/>
          <table:table-cell table:style-name="ce137"/>
          <table:table-cell table:number-columns-repeated="1006" table:style-name="ce100"/>
          <table:table-cell table:number-columns-repeated="15360"/>
        </table:table-row>
        <table:table-row table:style-name="ro5">
          <table:table-cell office:value-type="float" office:value="2021" table:style-name="ce108">
            <text:p>2021</text:p>
          </table:table-cell>
          <table:table-cell table:number-columns-repeated="2" table:style-name="ce158"/>
          <table:table-cell table:style-name="ce108"/>
          <table:table-cell table:style-name="ce100"/>
          <table:table-cell table:style-name="ce137"/>
          <table:table-cell table:style-name="ce140"/>
          <table:table-cell table:number-columns-repeated="3" table:style-name="ce100"/>
          <table:table-cell table:style-name="ce141"/>
          <table:table-cell table:style-name="ce100"/>
          <table:table-cell table:style-name="ce140"/>
          <table:table-cell table:style-name="ce100"/>
          <table:table-cell table:style-name="ce106"/>
          <table:table-cell table:style-name="ce100"/>
          <table:table-cell table:style-name="ce159"/>
          <table:table-cell table:style-name="ce137"/>
          <table:table-cell table:number-columns-repeated="1006" table:style-name="ce100"/>
          <table:table-cell table:number-columns-repeated="15360"/>
        </table:table-row>
        <table:table-row table:style-name="ro5">
          <table:table-cell office:value-type="string" table:style-name="ce100">
            <text:p>SnyA104-21</text:p>
          </table:table-cell>
          <table:table-cell office:value-type="date" office:date-value="2021-04-30T00:00:00" table:style-name="ce101">
            <text:p>Nis.21</text:p>
          </table:table-cell>
          <table:table-cell office:value-type="string" table:style-name="ce101">
            <text:p>ali</text:p>
          </table:table-cell>
          <table:table-cell office:value-type="float" office:value="6800" table:style-name="ce100">
            <text:p>6800</text:p>
          </table:table-cell>
          <table:table-cell office:value-type="currency" office:value="6800" table:formula="of:=['02-11-GLR'.G39]" table:style-name="ce139">
            <text:p>₺6.800,00</text:p>
          </table:table-cell>
          <table:table-cell table:style-name="ce143"/>
          <table:table-cell office:value-type="percentage" office:value="0.78157208990730298" table:formula="of:=[.K31]/[.$E$5]" table:style-name="ce140">
            <text:p>%78,16</text:p>
          </table:table-cell>
          <table:table-cell office:value-type="currency" office:value="5317.4323465643729" table:formula="of:=[.G27]*[.E31]" table:style-name="ce102">
            <text:p>₺5.317,43</text:p>
          </table:table-cell>
          <table:table-cell office:value-type="currency" office:value="650.84851243137985" table:formula="of:=[.H31]/[.S31]" table:style-name="ce106">
            <text:p>$651</text:p>
          </table:table-cell>
          <table:table-cell office:value-type="currency" office:value="13000.02366406388" table:formula="of:=[.J27]+[.H31]" table:style-name="ce102">
            <text:p>₺13.000,02</text:p>
          </table:table-cell>
          <table:table-cell office:value-type="currency" office:value="351707.44045828632" table:formula="of:=[.K27]-[.O31]" table:style-name="ce141">
            <text:p>$351.707,44</text:p>
          </table:table-cell>
          <table:table-cell table:style-name="ce100"/>
          <table:table-cell office:value-type="percentage" office:value="0.21842791009269677" table:formula="of:=[.Q31]/[.$E$5]" table:style-name="ce140">
            <text:p>%21,84</text:p>
          </table:table-cell>
          <table:table-cell office:value-type="currency" office:value="1482.5676534356251" table:formula="of:=[.M27]*[.E31]" table:style-name="ce102">
            <text:p>₺1.482,57</text:p>
          </table:table-cell>
          <table:table-cell office:value-type="currency" office:value="181.46482906188803" table:formula="of:=[.N31]/[.S31]" table:style-name="ce106">
            <text:p>$181</text:p>
          </table:table-cell>
          <table:table-cell office:value-type="currency" office:value="3399.4423359361181" table:formula="of:=[.P27]+[.N31]" table:style-name="ce102">
            <text:p>₺3.399,44</text:p>
          </table:table-cell>
          <table:table-cell office:value-type="currency" office:value="98292.559541713548" table:formula="of:=[.Q27]+[.O31]" table:style-name="ce141">
            <text:p>$98.292,56</text:p>
          </table:table-cell>
          <table:table-cell table:style-name="ce143"/>
          <table:table-cell office:value-type="float" office:value="8.17" table:style-name="ce100">
            <text:p>8,17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C301-21</text:p>
          </table:table-cell>
          <table:table-cell office:value-type="date" office:date-value="2021-03-30T00:00:00" table:style-name="ce101">
            <text:p>Mar.21</text:p>
          </table:table-cell>
          <table:table-cell table:style-name="ce101"/>
          <table:table-cell table:style-name="ce100"/>
          <table:table-cell office:value-type="currency" office:value="12000" table:formula="of:=['02-11-GLR'.G36]+['02-11-GLR'.G37]" table:style-name="ce139">
            <text:p>₺12.000,00</text:p>
          </table:table-cell>
          <table:table-cell table:style-name="ce143"/>
          <table:table-cell office:value-type="percentage" office:value="0.78085387236486914" table:formula="of:=[.K32]/[.$E$5]" table:style-name="ce140">
            <text:p>%78,09</text:p>
          </table:table-cell>
          <table:table-cell office:value-type="currency" office:value="9378.8650788876366" table:formula="of:=[.G31]*[.E32]" table:style-name="ce102">
            <text:p>₺9.378,87</text:p>
          </table:table-cell>
          <table:table-cell office:value-type="currency" office:value="1156.4568531304114" table:formula="of:=[.H32]/[.S32]" table:style-name="ce106">
            <text:p>$1.156</text:p>
          </table:table-cell>
          <table:table-cell office:value-type="currency" office:value="22378.888742951516" table:formula="of:=[.J31]+[.H32]" table:style-name="ce102">
            <text:p>₺22.378,89</text:p>
          </table:table-cell>
          <table:table-cell office:value-type="currency" office:value="351384.24256419111" table:formula="of:=[.K31]-[.O32]" table:style-name="ce141">
            <text:p>$351.384,24</text:p>
          </table:table-cell>
          <table:table-cell table:style-name="ce100"/>
          <table:table-cell office:value-type="percentage" office:value="0.21914612763513064" table:formula="of:=[.Q32]/[.$E$5]" table:style-name="ce140">
            <text:p>%21,91</text:p>
          </table:table-cell>
          <table:table-cell office:value-type="currency" office:value="2621.1349211123611" table:formula="of:=[.M31]*[.E32]" table:style-name="ce102">
            <text:p>₺2.621,13</text:p>
          </table:table-cell>
          <table:table-cell office:value-type="currency" office:value="323.19789409523565" table:formula="of:=[.N32]/[.S32]" table:style-name="ce106">
            <text:p>$323</text:p>
          </table:table-cell>
          <table:table-cell office:value-type="currency" office:value="6020.5772570484787" table:formula="of:=[.P31]+[.N32]" table:style-name="ce102">
            <text:p>₺6.020,58</text:p>
          </table:table-cell>
          <table:table-cell office:value-type="currency" office:value="98615.757435808788" table:formula="of:=[.Q31]+[.O32]" table:style-name="ce141">
            <text:p>$98.615,76</text:p>
          </table:table-cell>
          <table:table-cell table:style-name="ce143"/>
          <table:table-cell office:value-type="float" office:value="8.11" table:style-name="ce100">
            <text:p>8,11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A105-21</text:p>
          </table:table-cell>
          <table:table-cell office:value-type="date" office:date-value="2021-09-18T00:00:00" table:style-name="ce101">
            <text:p>Eyl.21</text:p>
          </table:table-cell>
          <table:table-cell office:value-type="string" table:style-name="ce101">
            <text:p>fehmi</text:p>
          </table:table-cell>
          <table:table-cell office:value-type="float" office:value="24000" table:style-name="ce100">
            <text:p>24000</text:p>
          </table:table-cell>
          <table:table-cell office:value-type="currency" office:value="24000" table:formula="of:=['02-11-GLR'.G41]" table:style-name="ce139">
            <text:p>₺24.000,00</text:p>
          </table:table-cell>
          <table:table-cell table:style-name="ce143"/>
          <table:table-cell office:value-type="percentage" office:value="0.77948847593100534" table:formula="of:=[.K33]/[.$E$5]" table:style-name="ce140">
            <text:p>%77,95</text:p>
          </table:table-cell>
          <table:table-cell office:value-type="currency" office:value="18740.492936756858" table:formula="of:=[.G32]*[.E33]" table:style-name="ce102">
            <text:p>₺18.740,49</text:p>
          </table:table-cell>
          <table:table-cell office:value-type="currency" office:value="2189.3099225183246" table:formula="of:=[.H33]/[.S33]" table:style-name="ce106">
            <text:p>$2.189</text:p>
          </table:table-cell>
          <table:table-cell office:value-type="currency" office:value="41119.381679708371" table:formula="of:=[.J32]+[.H33]" table:style-name="ce102">
            <text:p>₺41.119,38</text:p>
          </table:table-cell>
          <table:table-cell office:value-type="currency" office:value="350769.81416895241" table:formula="of:=[.K32]-[.O33]" table:style-name="ce141">
            <text:p>$350.769,81</text:p>
          </table:table-cell>
          <table:table-cell table:style-name="ce100"/>
          <table:table-cell office:value-type="percentage" office:value="0.22051152406899441" table:formula="of:=[.Q33]/[.$E$5]" table:style-name="ce140">
            <text:p>%22,05</text:p>
          </table:table-cell>
          <table:table-cell office:value-type="currency" office:value="5259.5070632431352" table:formula="of:=[.M32]*[.E33]" table:style-name="ce102">
            <text:p>₺5.259,51</text:p>
          </table:table-cell>
          <table:table-cell office:value-type="currency" office:value="614.42839523868395" table:formula="of:=[.N33]/[.S33]" table:style-name="ce106">
            <text:p>$614</text:p>
          </table:table-cell>
          <table:table-cell office:value-type="currency" office:value="11280.084320291615" table:formula="of:=[.P32]+[.N33]" table:style-name="ce102">
            <text:p>₺11.280,08</text:p>
          </table:table-cell>
          <table:table-cell office:value-type="currency" office:value="99230.185831047478" table:formula="of:=[.Q32]+[.O33]" table:style-name="ce141">
            <text:p>$99.230,19</text:p>
          </table:table-cell>
          <table:table-cell table:style-name="ce143"/>
          <table:table-cell office:value-type="float" office:value="8.56" table:style-name="ce100">
            <text:p>8,56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B201-21</text:p>
          </table:table-cell>
          <table:table-cell office:value-type="date" office:date-value="2021-06-05T00:00:00" table:style-name="ce101">
            <text:p>Haz.21</text:p>
          </table:table-cell>
          <table:table-cell table:style-name="ce101"/>
          <table:table-cell table:style-name="ce100"/>
          <table:table-cell office:value-type="currency" office:value="7500" table:formula="of:=['02-11-GLR'.G42]+['02-11-GLR'.G43]+['02-11-GLR'.G44]" table:style-name="ce139">
            <text:p>₺7.500,00</text:p>
          </table:table-cell>
          <table:table-cell table:style-name="ce143"/>
          <table:table-cell office:value-type="percentage" office:value="0.7790621195426275" table:formula="of:=[.K34]/[.$E$5]" table:style-name="ce140">
            <text:p>%77,91</text:p>
          </table:table-cell>
          <table:table-cell office:value-type="currency" office:value="5846.16356948254" table:formula="of:=[.G33]*[.E34]" table:style-name="ce102">
            <text:p>₺5.846,16</text:p>
          </table:table-cell>
          <table:table-cell office:value-type="currency" office:value="678.20923079843863" table:formula="of:=[.H34]/[.S34]" table:style-name="ce106">
            <text:p>$678</text:p>
          </table:table-cell>
          <table:table-cell office:value-type="currency" office:value="46965.545249190909" table:formula="of:=[.J33]+[.H34]" table:style-name="ce102">
            <text:p>₺46.965,55</text:p>
          </table:table-cell>
          <table:table-cell office:value-type="currency" office:value="350577.95379418239" table:formula="of:=[.K33]-[.O34]" table:style-name="ce141">
            <text:p>$350.577,95</text:p>
          </table:table-cell>
          <table:table-cell table:style-name="ce100"/>
          <table:table-cell office:value-type="percentage" office:value="0.2209378804573722" table:formula="of:=[.Q34]/[.$E$5]" table:style-name="ce140">
            <text:p>%22,09</text:p>
          </table:table-cell>
          <table:table-cell office:value-type="currency" office:value="1653.836430517458" table:formula="of:=[.M33]*[.E34]" table:style-name="ce102">
            <text:p>₺1.653,84</text:p>
          </table:table-cell>
          <table:table-cell office:value-type="currency" office:value="191.86037477000676" table:formula="of:=[.N34]/[.S34]" table:style-name="ce106">
            <text:p>$192</text:p>
          </table:table-cell>
          <table:table-cell office:value-type="currency" office:value="12933.920750809073" table:formula="of:=[.P33]+[.N34]" table:style-name="ce102">
            <text:p>₺12.933,92</text:p>
          </table:table-cell>
          <table:table-cell office:value-type="currency" office:value="99422.046205817489" table:formula="of:=[.Q33]+[.O34]" table:style-name="ce141">
            <text:p>$99.422,05</text:p>
          </table:table-cell>
          <table:table-cell table:style-name="ce143"/>
          <table:table-cell office:value-type="float" office:value="8.6199999999999992" table:style-name="ce100">
            <text:p>8,62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B202-21</text:p>
          </table:table-cell>
          <table:table-cell office:value-type="date" office:date-value="2021-08-30T00:00:00" table:style-name="ce101">
            <text:p>Ağu.21</text:p>
          </table:table-cell>
          <table:table-cell office:value-type="string" table:style-name="ce101">
            <text:p>mesut</text:p>
          </table:table-cell>
          <table:table-cell office:value-type="float" office:value="28800" table:style-name="ce100">
            <text:p>28800</text:p>
          </table:table-cell>
          <table:table-cell office:value-type="currency" office:value="28800" table:formula="of:=['02-11-GLR'.G46]" table:style-name="ce139">
            <text:p>₺28.800,00</text:p>
          </table:table-cell>
          <table:table-cell table:style-name="ce143"/>
          <table:table-cell office:value-type="percentage" office:value="0.77737274984737403" table:formula="of:=[.K35]/[.$E$5]" table:style-name="ce140">
            <text:p>%77,74</text:p>
          </table:table-cell>
          <table:table-cell office:value-type="currency" office:value="22436.98904282767" table:formula="of:=[.G34]*[.E35]" table:style-name="ce102">
            <text:p>₺22.436,99</text:p>
          </table:table-cell>
          <table:table-cell office:value-type="currency" office:value="2680.6438521896862" table:formula="of:=[.H35]/[.S35]" table:style-name="ce106">
            <text:p>$2.681</text:p>
          </table:table-cell>
          <table:table-cell office:value-type="currency" office:value="69402.534292018579" table:formula="of:=[.J34]+[.H35]" table:style-name="ce102">
            <text:p>₺69.402,53</text:p>
          </table:table-cell>
          <table:table-cell office:value-type="currency" office:value="349817.73743131832" table:formula="of:=[.K34]-[.O35]" table:style-name="ce141">
            <text:p>$349.817,74</text:p>
          </table:table-cell>
          <table:table-cell table:style-name="ce100"/>
          <table:table-cell office:value-type="percentage" office:value="0.22262725015262569" table:formula="of:=[.Q35]/[.$E$5]" table:style-name="ce140">
            <text:p>%22,26</text:p>
          </table:table-cell>
          <table:table-cell office:value-type="currency" office:value="6363.0109571723196" table:formula="of:=[.M34]*[.E35]" table:style-name="ce102">
            <text:p>₺6.363,01</text:p>
          </table:table-cell>
          <table:table-cell office:value-type="currency" office:value="760.21636286407647" table:formula="of:=[.N35]/[.S35]" table:style-name="ce106">
            <text:p>$760</text:p>
          </table:table-cell>
          <table:table-cell office:value-type="currency" office:value="19296.931707981392" table:formula="of:=[.P34]+[.N35]" table:style-name="ce102">
            <text:p>₺19.296,93</text:p>
          </table:table-cell>
          <table:table-cell office:value-type="currency" office:value="100182.26256868156" table:formula="of:=[.Q34]+[.O35]" table:style-name="ce141">
            <text:p>$100.182,26</text:p>
          </table:table-cell>
          <table:table-cell table:style-name="ce143"/>
          <table:table-cell office:value-type="float" office:value="8.3699999999999992" table:style-name="ce100">
            <text:p>8,37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C301-21</text:p>
          </table:table-cell>
          <table:table-cell office:value-type="date" office:date-value="2021-11-29T00:00:00" table:style-name="ce101">
            <text:p>Kas.21</text:p>
          </table:table-cell>
          <table:table-cell office:value-type="string" table:style-name="ce101">
            <text:p>hurdc</text:p>
          </table:table-cell>
          <table:table-cell office:value-type="float" office:value="43160" table:style-name="ce100">
            <text:p>43160</text:p>
          </table:table-cell>
          <table:table-cell office:value-type="currency" office:value="43160" table:formula="of:=['02-11-GLR'.G48]" table:style-name="ce139">
            <text:p>₺43.160,00</text:p>
          </table:table-cell>
          <table:table-cell table:style-name="ce143"/>
          <table:table-cell office:value-type="percentage" office:value="0.77560370039205095" table:formula="of:=[.K36]/[.$E$5]" table:style-name="ce140">
            <text:p>%77,56</text:p>
          </table:table-cell>
          <table:table-cell office:value-type="currency" office:value="33551.407883412663" table:formula="of:=[.G35]*[.E36]" table:style-name="ce102">
            <text:p>₺33.551,41</text:p>
          </table:table-cell>
          <table:table-cell office:value-type="currency" office:value="2779.7355330085056" table:formula="of:=[.H36]/[.S36]" table:style-name="ce106">
            <text:p>$2.780</text:p>
          </table:table-cell>
          <table:table-cell office:value-type="currency" office:value="102953.94217543124" table:formula="of:=[.J35]+[.H36]" table:style-name="ce102">
            <text:p>₺102.953,94</text:p>
          </table:table-cell>
          <table:table-cell office:value-type="currency" office:value="349021.66517642292" table:formula="of:=[.K35]-[.O36]" table:style-name="ce141">
            <text:p>$349.021,67</text:p>
          </table:table-cell>
          <table:table-cell table:style-name="ce100"/>
          <table:table-cell office:value-type="percentage" office:value="0.22439629960794877" table:formula="of:=[.Q36]/[.$E$5]" table:style-name="ce140">
            <text:p>%22,44</text:p>
          </table:table-cell>
          <table:table-cell office:value-type="currency" office:value="9608.5921165873242" table:formula="of:=[.M35]*[.E36]" table:style-name="ce102">
            <text:p>₺9.608,59</text:p>
          </table:table-cell>
          <table:table-cell office:value-type="currency" office:value="796.07225489538723" table:formula="of:=[.N36]/[.S36]" table:style-name="ce106">
            <text:p>$796</text:p>
          </table:table-cell>
          <table:table-cell office:value-type="currency" office:value="28905.523824568714" table:formula="of:=[.P35]+[.N36]" table:style-name="ce102">
            <text:p>₺28.905,52</text:p>
          </table:table-cell>
          <table:table-cell office:value-type="currency" office:value="100978.33482357695" table:formula="of:=[.Q35]+[.O36]" table:style-name="ce141">
            <text:p>$100.978,33</text:p>
          </table:table-cell>
          <table:table-cell table:style-name="ce143"/>
          <table:table-cell office:value-type="float" office:value="12.07" table:style-name="ce100">
            <text:p>12,07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E501-21</text:p>
          </table:table-cell>
          <table:table-cell office:value-type="date" office:date-value="2021-08-05T00:00:00" table:style-name="ce101">
            <text:p>Ağu.21</text:p>
          </table:table-cell>
          <table:table-cell office:value-type="string" table:style-name="ce101">
            <text:p>emre</text:p>
          </table:table-cell>
          <table:table-cell office:value-type="float" office:value="30000" table:style-name="ce100">
            <text:p>30000</text:p>
          </table:table-cell>
          <table:table-cell office:value-type="currency" office:value="30000" table:formula="of:=['02-11-GLR'.G50]" table:style-name="ce139">
            <text:p>₺30.000,00</text:p>
          </table:table-cell>
          <table:table-cell table:style-name="ce143"/>
          <table:table-cell office:value-type="percentage" office:value="0.77382489500475049" table:formula="of:=[.K37]/[.$E$5]" table:style-name="ce140">
            <text:p>%77,38</text:p>
          </table:table-cell>
          <table:table-cell office:value-type="currency" office:value="23268.111011761528" table:formula="of:=[.G36]*[.E37]" table:style-name="ce102">
            <text:p>₺23.268,11</text:p>
          </table:table-cell>
          <table:table-cell office:value-type="currency" office:value="2766.7195019930473" table:formula="of:=[.H37]/[.S37]" table:style-name="ce106">
            <text:p>$2.767</text:p>
          </table:table-cell>
          <table:table-cell office:value-type="currency" office:value="126222.05318719277" table:formula="of:=[.J36]+[.H37]" table:style-name="ce102">
            <text:p>₺126.222,05</text:p>
          </table:table-cell>
          <table:table-cell office:value-type="currency" office:value="348221.20275213773" table:formula="of:=[.K36]-[.O37]" table:style-name="ce141">
            <text:p>$348.221,20</text:p>
          </table:table-cell>
          <table:table-cell table:style-name="ce100"/>
          <table:table-cell office:value-type="percentage" office:value="0.2261751049952492" table:formula="of:=[.Q37]/[.$E$5]" table:style-name="ce140">
            <text:p>%22,62</text:p>
          </table:table-cell>
          <table:table-cell office:value-type="currency" office:value="6731.8889882384628" table:formula="of:=[.M36]*[.E37]" table:style-name="ce102">
            <text:p>₺6.731,89</text:p>
          </table:table-cell>
          <table:table-cell office:value-type="currency" office:value="800.46242428519179" table:formula="of:=[.N37]/[.S37]" table:style-name="ce106">
            <text:p>$800</text:p>
          </table:table-cell>
          <table:table-cell office:value-type="currency" office:value="35637.412812807175" table:formula="of:=[.P36]+[.N37]" table:style-name="ce102">
            <text:p>₺35.637,41</text:p>
          </table:table-cell>
          <table:table-cell office:value-type="currency" office:value="101778.79724786214" table:formula="of:=[.Q36]+[.O37]" table:style-name="ce141">
            <text:p>$101.778,80</text:p>
          </table:table-cell>
          <table:table-cell table:style-name="ce143"/>
          <table:table-cell office:value-type="float" office:value="8.41" table:style-name="ce100">
            <text:p>8,41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E501-21</text:p>
          </table:table-cell>
          <table:table-cell office:value-type="date" office:date-value="2021-08-15T00:00:00" table:style-name="ce101">
            <text:p>Ağu.21</text:p>
          </table:table-cell>
          <table:table-cell table:style-name="ce144"/>
          <table:table-cell table:style-name="ce100"/>
          <table:table-cell office:value-type="currency" office:value="-15585" table:formula="of:=['02-12-GDR'.F116]" table:style-name="ce139">
            <text:p>-₺15.585,00</text:p>
          </table:table-cell>
          <table:table-cell table:style-name="ce143"/>
          <table:table-cell office:value-type="percentage" office:value="0.77474320658775186" table:formula="of:=[.K38]/[.$E$5]" table:style-name="ce140">
            <text:p>%77,47</text:p>
          </table:table-cell>
          <table:table-cell office:value-type="currency" office:value="-12060.060988649037" table:formula="of:=[.G37]*[.E38]" table:style-name="ce102">
            <text:p>-₺12.060,06</text:p>
          </table:table-cell>
          <table:table-cell office:value-type="currency" office:value="-1413.8406786223959" table:formula="of:=[.H38]/[.S38]" table:style-name="ce106">
            <text:p>-$1.414</text:p>
          </table:table-cell>
          <table:table-cell office:value-type="currency" office:value="114161.99219854372" table:formula="of:=[.J37]+[.H38]" table:style-name="ce102">
            <text:p>₺114.161,99</text:p>
          </table:table-cell>
          <table:table-cell office:value-type="currency" office:value="348634.44296448835" table:formula="of:=[.K37]-[.O38]" table:style-name="ce141">
            <text:p>$348.634,44</text:p>
          </table:table-cell>
          <table:table-cell table:style-name="ce100"/>
          <table:table-cell office:value-type="percentage" office:value="0.22525679341224775" table:formula="of:=[.Q38]/[.$E$5]" table:style-name="ce140">
            <text:p>%22,53</text:p>
          </table:table-cell>
          <table:table-cell office:value-type="currency" office:value="-3524.9390113509589" table:formula="of:=[.M37]*[.E38]" table:style-name="ce102">
            <text:p>-₺3.524,94</text:p>
          </table:table-cell>
          <table:table-cell office:value-type="currency" office:value="-413.24021235063998" table:formula="of:=[.N38]/[.S38]" table:style-name="ce106">
            <text:p>-$413</text:p>
          </table:table-cell>
          <table:table-cell office:value-type="currency" office:value="32112.473801456217" table:formula="of:=[.P37]+[.N38]" table:style-name="ce102">
            <text:p>₺32.112,47</text:p>
          </table:table-cell>
          <table:table-cell office:value-type="currency" office:value="101365.55703551149" table:formula="of:=[.Q37]+[.O38]" table:style-name="ce141">
            <text:p>$101.365,56</text:p>
          </table:table-cell>
          <table:table-cell table:style-name="ce143"/>
          <table:table-cell office:value-type="float" office:value="8.5299999999999994" table:style-name="ce100">
            <text:p>8,53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F601-21</text:p>
          </table:table-cell>
          <table:table-cell office:value-type="date" office:date-value="2021-08-15T00:00:00" table:style-name="ce101">
            <text:p>Ağu.21</text:p>
          </table:table-cell>
          <table:table-cell table:style-name="ce144"/>
          <table:table-cell table:style-name="ce100"/>
          <table:table-cell office:value-type="currency" office:value="-12305" table:formula="of:=['02-12-GDR'.F127]" table:style-name="ce139">
            <text:p>-₺12.305,00</text:p>
          </table:table-cell>
          <table:table-cell table:style-name="ce143"/>
          <table:table-cell office:value-type="percentage" office:value="0.77546530762798582" table:formula="of:=[.K39]/[.$E$5]" table:style-name="ce140">
            <text:p>%77,55</text:p>
          </table:table-cell>
          <table:table-cell office:value-type="currency" office:value="-9533.2151570622864" table:formula="of:=[.G38]*[.E39]" table:style-name="ce102">
            <text:p>-₺9.533,22</text:p>
          </table:table-cell>
          <table:table-cell office:value-type="currency" office:value="-1117.6102177095295" table:formula="of:=[.H39]/[.S39]" table:style-name="ce106">
            <text:p>-$1.118</text:p>
          </table:table-cell>
          <table:table-cell office:value-type="currency" office:value="104628.77704148144" table:formula="of:=[.J38]+[.H39]" table:style-name="ce102">
            <text:p>₺104.628,78</text:p>
          </table:table-cell>
          <table:table-cell office:value-type="currency" office:value="348959.38843259361" table:formula="of:=[.K38]-[.O39]" table:style-name="ce141">
            <text:p>$348.959,39</text:p>
          </table:table-cell>
          <table:table-cell table:style-name="ce100"/>
          <table:table-cell office:value-type="percentage" office:value="0.22453469237201387" table:formula="of:=[.Q39]/[.$E$5]" table:style-name="ce140">
            <text:p>%22,45</text:p>
          </table:table-cell>
          <table:table-cell office:value-type="currency" office:value="-2771.7848429377086" table:formula="of:=[.M38]*[.E39]" table:style-name="ce102">
            <text:p>-₺2.771,78</text:p>
          </table:table-cell>
          <table:table-cell office:value-type="currency" office:value="-324.94546810524139" table:formula="of:=[.N39]/[.S39]" table:style-name="ce106">
            <text:p>-$325</text:p>
          </table:table-cell>
          <table:table-cell office:value-type="currency" office:value="29340.688958518509" table:formula="of:=[.P38]+[.N39]" table:style-name="ce102">
            <text:p>₺29.340,69</text:p>
          </table:table-cell>
          <table:table-cell office:value-type="currency" office:value="101040.61156740625" table:formula="of:=[.Q38]+[.O39]" table:style-name="ce141">
            <text:p>$101.040,61</text:p>
          </table:table-cell>
          <table:table-cell table:style-name="ce143"/>
          <table:table-cell office:value-type="float" office:value="8.5299999999999994" table:style-name="ce100">
            <text:p>8,53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H000-21</text:p>
          </table:table-cell>
          <table:table-cell office:value-type="date" office:date-value="2021-08-15T00:00:00" table:style-name="ce101">
            <text:p>Ağu.21</text:p>
          </table:table-cell>
          <table:table-cell table:style-name="ce144"/>
          <table:table-cell table:style-name="ce100"/>
          <table:table-cell office:value-type="currency" office:value="-4179.3100000000004" table:formula="of:=['02-12-GDR'.F104]" table:style-name="ce139">
            <text:p>-₺4.179,31</text:p>
          </table:table-cell>
          <table:table-cell table:style-name="ce143"/>
          <table:table-cell office:value-type="percentage" office:value="0.77570977814646358" table:formula="of:=[.K40]/[.$E$5]" table:style-name="ce140">
            <text:p>%77,57</text:p>
          </table:table-cell>
          <table:table-cell office:value-type="currency" office:value="-3240.9099148227178" table:formula="of:=[.G39]*[.E40]" table:style-name="ce102">
            <text:p>-₺3.240,91</text:p>
          </table:table-cell>
          <table:table-cell office:value-type="currency" office:value="-379.94254570020144" table:formula="of:=[.H40]/[.S40]" table:style-name="ce106">
            <text:p>-$380</text:p>
          </table:table-cell>
          <table:table-cell office:value-type="currency" office:value="101387.86712665873" table:formula="of:=[.J39]+[.H40]" table:style-name="ce102">
            <text:p>₺101.387,87</text:p>
          </table:table-cell>
          <table:table-cell office:value-type="currency" office:value="349069.40016590862" table:formula="of:=[.K39]-[.O40]" table:style-name="ce141">
            <text:p>$349.069,40</text:p>
          </table:table-cell>
          <table:table-cell table:style-name="ce100"/>
          <table:table-cell office:value-type="percentage" office:value="0.224290221853536" table:formula="of:=[.Q40]/[.$E$5]" table:style-name="ce140">
            <text:p>%22,43</text:p>
          </table:table-cell>
          <table:table-cell office:value-type="currency" office:value="-938.40008517728143" table:formula="of:=[.M39]*[.E40]" table:style-name="ce102">
            <text:p>-₺938,4</text:p>
          </table:table-cell>
          <table:table-cell office:value-type="currency" office:value="-110.01173331503887" table:formula="of:=[.N40]/[.S40]" table:style-name="ce106">
            <text:p>-$110</text:p>
          </table:table-cell>
          <table:table-cell office:value-type="currency" office:value="28402.288873341229" table:formula="of:=[.P39]+[.N40]" table:style-name="ce102">
            <text:p>₺28.402,29</text:p>
          </table:table-cell>
          <table:table-cell office:value-type="currency" office:value="100930.5998340912" table:formula="of:=[.Q39]+[.O40]" table:style-name="ce141">
            <text:p>$100.930,60</text:p>
          </table:table-cell>
          <table:table-cell table:style-name="ce143"/>
          <table:table-cell office:value-type="float" office:value="8.5299999999999994" table:style-name="ce100">
            <text:p>8,53</text:p>
          </table:table-cell>
          <table:table-cell table:number-columns-repeated="16365"/>
        </table:table-row>
        <table:table-row table:style-name="ro5">
          <table:table-cell table:style-name="ce145"/>
          <table:table-cell office:value-type="string" table:style-name="ce146">
            <text:p>Yıllık Toplam 2021</text:p>
          </table:table-cell>
          <table:table-cell table:style-name="ce146"/>
          <table:table-cell office:value-type="float" office:value="132760" table:formula="of:=SUM([.D31:.D40])" table:style-name="ce147">
            <text:p>132760</text:p>
          </table:table-cell>
          <table:table-cell office:value-type="currency" office:value="120190.69" table:formula="of:=SUM([.E31:.E40])" table:style-name="ce148">
            <text:p>₺120.190,69</text:p>
          </table:table-cell>
          <table:table-cell table:style-name="ce149"/>
          <table:table-cell table:style-name="ce150"/>
          <table:table-cell office:value-type="currency" office:value="93705.27580915924" table:formula="of:=SUM([.H31:.H40])" table:style-name="ce148">
            <text:p>₺93.705,28</text:p>
          </table:table-cell>
          <table:table-cell office:value-type="currency" office:value="9990.5299640376688" table:formula="of:=SUM([.I31:.I40])" table:style-name="ce151">
            <text:p>$9.991</text:p>
          </table:table-cell>
          <table:table-cell table:style-name="ce164"/>
          <table:table-cell table:style-name="ce160"/>
          <table:table-cell table:style-name="ce152"/>
          <table:table-cell table:style-name="ce150"/>
          <table:table-cell office:value-type="currency" office:value="26485.414190840736" table:formula="of:=SUM([.N31:.N40])" table:style-name="ce148">
            <text:p>₺26.485,41</text:p>
          </table:table-cell>
          <table:table-cell office:value-type="currency" office:value="2819.5051214395494" table:formula="of:=SUM([.O31:.O40])" table:style-name="ce151">
            <text:p>$2.820</text:p>
          </table:table-cell>
          <table:table-cell table:style-name="ce161"/>
          <table:table-cell table:style-name="ce160"/>
          <table:table-cell table:style-name="ce157"/>
          <table:table-cell table:style-name="ce156"/>
          <table:table-cell table:number-columns-repeated="16365"/>
        </table:table-row>
        <table:table-row table:style-name="ro5">
          <table:table-cell table:style-name="ce100"/>
          <table:table-cell table:style-name="ce101"/>
          <table:table-cell office:value-type="string" table:style-name="ce162">
            <text:p>Toplam – Net 2018-21</text:p>
          </table:table-cell>
          <table:table-cell office:value-type="float" office:value="276029" table:formula="of:=[.D41]+[.D29]" table:style-name="ce108">
            <text:p>276029</text:p>
          </table:table-cell>
          <table:table-cell office:value-type="float" office:value="129790.156" table:formula="of:=[.E41]+[.E29]" table:style-name="ce108">
            <text:p>129790,156</text:p>
          </table:table-cell>
          <table:table-cell table:style-name="ce137"/>
          <table:table-cell table:style-name="ce140"/>
          <table:table-cell table:number-columns-repeated="3" table:style-name="ce100"/>
          <table:table-cell table:style-name="ce141"/>
          <table:table-cell table:style-name="ce100"/>
          <table:table-cell table:style-name="ce140"/>
          <table:table-cell table:style-name="ce100"/>
          <table:table-cell table:style-name="ce106"/>
          <table:table-cell table:style-name="ce100"/>
          <table:table-cell table:style-name="ce159"/>
          <table:table-cell table:style-name="ce137"/>
          <table:table-cell table:number-columns-repeated="1006" table:style-name="ce100"/>
          <table:table-cell table:number-columns-repeated="15360"/>
        </table:table-row>
        <table:table-row table:number-rows-repeated="2" table:style-name="ro5">
          <table:table-cell table:style-name="ce100"/>
          <table:table-cell table:style-name="ce101"/>
          <table:table-cell table:style-name="ce162"/>
          <table:table-cell table:number-columns-repeated="2" table:style-name="ce108"/>
          <table:table-cell table:style-name="ce137"/>
          <table:table-cell table:style-name="ce140"/>
          <table:table-cell table:number-columns-repeated="3" table:style-name="ce100"/>
          <table:table-cell table:style-name="ce141"/>
          <table:table-cell table:style-name="ce100"/>
          <table:table-cell table:style-name="ce140"/>
          <table:table-cell table:style-name="ce100"/>
          <table:table-cell table:style-name="ce106"/>
          <table:table-cell table:style-name="ce100"/>
          <table:table-cell table:style-name="ce159"/>
          <table:table-cell table:style-name="ce137"/>
          <table:table-cell table:number-columns-repeated="1006" table:style-name="ce100"/>
          <table:table-cell table:number-columns-repeated="15360"/>
        </table:table-row>
        <table:table-row table:style-name="ro5">
          <table:table-cell office:value-type="float" office:value="2022" table:style-name="ce108">
            <text:p>2022</text:p>
          </table:table-cell>
          <table:table-cell table:number-columns-repeated="2" table:style-name="ce158"/>
          <table:table-cell table:style-name="ce108"/>
          <table:table-cell table:style-name="ce139"/>
          <table:table-cell table:style-name="ce143"/>
          <table:table-cell table:style-name="ce140"/>
          <table:table-cell table:number-columns-repeated="3" table:style-name="ce100"/>
          <table:table-cell table:style-name="ce141"/>
          <table:table-cell table:style-name="ce100"/>
          <table:table-cell table:style-name="ce140"/>
          <table:table-cell table:style-name="ce100"/>
          <table:table-cell table:style-name="ce106"/>
          <table:table-cell table:style-name="ce100"/>
          <table:table-cell table:style-name="ce159"/>
          <table:table-cell table:style-name="ce137"/>
          <table:table-cell table:style-name="ce102"/>
          <table:table-cell table:number-columns-repeated="16365"/>
        </table:table-row>
        <table:table-row table:style-name="ro5">
          <table:table-cell office:value-type="string" table:style-name="ce100">
            <text:p>SnyF601-22</text:p>
          </table:table-cell>
          <table:table-cell office:value-type="date" office:date-value="2022-03-31T00:00:00" table:style-name="ce101">
            <text:p>Mar.22</text:p>
          </table:table-cell>
          <table:table-cell office:value-type="string" table:style-name="ce101">
            <text:p>merdal</text:p>
          </table:table-cell>
          <table:table-cell office:value-type="float" office:value="36000" table:style-name="ce100">
            <text:p>36000</text:p>
          </table:table-cell>
          <table:table-cell office:value-type="currency" office:value="36000" table:formula="of:=['02-11-GLR'.G61]+['02-11-GLR'.G62]+['02-11-GLR'.G63]" table:style-name="ce139">
            <text:p>₺36.000,00</text:p>
          </table:table-cell>
          <table:table-cell table:style-name="ce143"/>
          <table:table-cell office:value-type="percentage" office:value="0.77467199805691567" table:formula="of:=[.K46]/[.$E$5]" table:style-name="ce140">
            <text:p>%77,47</text:p>
          </table:table-cell>
          <table:table-cell office:value-type="currency" office:value="27925.552013272689" table:formula="of:=[.G40]*[.E46]" table:style-name="ce102">
            <text:p>₺27.925,55</text:p>
          </table:table-cell>
          <table:table-cell office:value-type="currency" office:value="1615.1273576213239" table:formula="of:=[.H46]/[.S46]" table:style-name="ce106">
            <text:p>$1.615</text:p>
          </table:table-cell>
          <table:table-cell office:value-type="currency" office:value="129313.41913993141" table:formula="of:=[.J40]+[.H46]" table:style-name="ce102">
            <text:p>₺129.313,42</text:p>
          </table:table-cell>
          <table:table-cell office:value-type="currency" office:value="348602.39912561205" table:formula="of:=[.K40]-[.O46]" table:style-name="ce141">
            <text:p>$348.602,40</text:p>
          </table:table-cell>
          <table:table-cell table:style-name="ce100"/>
          <table:table-cell office:value-type="percentage" office:value="0.22532800194308389" table:formula="of:=[.Q46]/[.$E$5]" table:style-name="ce140">
            <text:p>%22,53</text:p>
          </table:table-cell>
          <table:table-cell office:value-type="currency" office:value="8074.4479867272958" table:formula="of:=[.M40]*[.E46]" table:style-name="ce102">
            <text:p>₺8.074,45</text:p>
          </table:table-cell>
          <table:table-cell office:value-type="currency" office:value="467.00104029654693" table:formula="of:=[.N46]/[.S46]" table:style-name="ce106">
            <text:p>$467</text:p>
          </table:table-cell>
          <table:table-cell office:value-type="currency" office:value="36476.736860068522" table:formula="of:=[.P40]+[.N46]" table:style-name="ce102">
            <text:p>₺36.476,74</text:p>
          </table:table-cell>
          <table:table-cell office:value-type="currency" office:value="101397.60087438775" table:formula="of:=[.Q40]+[.O46]" table:style-name="ce141">
            <text:p>$101.397,60</text:p>
          </table:table-cell>
          <table:table-cell table:style-name="ce143"/>
          <table:table-cell office:value-type="float" office:value="17.29" table:style-name="ce100">
            <text:p>17,29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E502-22</text:p>
          </table:table-cell>
          <table:table-cell office:value-type="date" office:date-value="2022-08-01T00:00:00" table:style-name="ce101">
            <text:p>Ağu.22</text:p>
          </table:table-cell>
          <table:table-cell office:value-type="string" table:style-name="ce101">
            <text:p>cihan</text:p>
          </table:table-cell>
          <table:table-cell office:value-type="float" office:value="45000" table:style-name="ce100">
            <text:p>45000</text:p>
          </table:table-cell>
          <table:table-cell office:value-type="currency" office:value="20000" table:formula="of:=['02-11-GLR'.G65]" table:style-name="ce139">
            <text:p>₺20.000,00</text:p>
          </table:table-cell>
          <table:table-cell table:style-name="ce143"/>
          <table:table-cell office:value-type="percentage" office:value="0.77410620269735986" table:formula="of:=[.K47]/[.$E$5]" table:style-name="ce140">
            <text:p>%77,41</text:p>
          </table:table-cell>
          <table:table-cell office:value-type="currency" office:value="15493.439961138314" table:formula="of:=[.G46]*[.E47]" table:style-name="ce102">
            <text:p>₺15.493,44</text:p>
          </table:table-cell>
          <table:table-cell office:value-type="currency" office:value="895.57456422764812" table:formula="of:=[.H47]/[.S47]" table:style-name="ce106">
            <text:p>$896</text:p>
          </table:table-cell>
          <table:table-cell office:value-type="currency" office:value="144806.85910106974" table:formula="of:=[.J46]+[.H47]" table:style-name="ce102">
            <text:p>₺144.806,86</text:p>
          </table:table-cell>
          <table:table-cell office:value-type="currency" office:value="348347.79121381196" table:formula="of:=[.K46]-[.O47]" table:style-name="ce141">
            <text:p>$348.347,79</text:p>
          </table:table-cell>
          <table:table-cell table:style-name="ce100"/>
          <table:table-cell office:value-type="percentage" office:value="0.22589379730263964" table:formula="of:=[.Q47]/[.$E$5]" table:style-name="ce140">
            <text:p>%22,59</text:p>
          </table:table-cell>
          <table:table-cell office:value-type="currency" office:value="4506.5600388616776" table:formula="of:=[.M46]*[.E47]" table:style-name="ce102">
            <text:p>₺4.506,56</text:p>
          </table:table-cell>
          <table:table-cell office:value-type="currency" office:value="254.6079118000948" table:formula="of:=[.N47]/[.S67]" table:style-name="ce106">
            <text:p>$255</text:p>
          </table:table-cell>
          <table:table-cell office:value-type="currency" office:value="40983.296898930203" table:formula="of:=[.P46]+[.N47]" table:style-name="ce102">
            <text:p>₺40.983,3</text:p>
          </table:table-cell>
          <table:table-cell office:value-type="currency" office:value="101652.20878618784" table:formula="of:=[.Q46]+[.O47]" table:style-name="ce141">
            <text:p>$101.652,21</text:p>
          </table:table-cell>
          <table:table-cell table:style-name="ce143"/>
          <table:table-cell office:value-type="float" office:value="17.3" table:style-name="ce100">
            <text:p>17,3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E502-22</text:p>
          </table:table-cell>
          <table:table-cell office:value-type="date" office:date-value="2022-08-05T00:00:00" table:style-name="ce101">
            <text:p>Ağu.22</text:p>
          </table:table-cell>
          <table:table-cell table:style-name="ce101"/>
          <table:table-cell table:style-name="ce100"/>
          <table:table-cell office:value-type="currency" office:value="25000" table:formula="of:=['02-11-GLR'.G66]" table:style-name="ce139">
            <text:p>₺25.000,00</text:p>
          </table:table-cell>
          <table:table-cell table:style-name="ce143"/>
          <table:table-cell office:value-type="percentage" office:value="0.77343509813021005" table:formula="of:=[.K48]/[.$E$5]" table:style-name="ce140">
            <text:p>%77,34</text:p>
          </table:table-cell>
          <table:table-cell office:value-type="currency" office:value="19352.655067433996" table:formula="of:=[.G47]*[.E48]" table:style-name="ce102">
            <text:p>₺19.352,66</text:p>
          </table:table-cell>
          <table:table-cell office:value-type="currency" office:value="1034.9013405044918" table:formula="of:=[.H48]/[.S48]" table:style-name="ce106">
            <text:p>$1.035</text:p>
          </table:table-cell>
          <table:table-cell office:value-type="currency" office:value="164159.51416850375" table:formula="of:=[.J47]+[.H48]" table:style-name="ce102">
            <text:p>₺164.159,51</text:p>
          </table:table-cell>
          <table:table-cell office:value-type="currency" office:value="348045.79415859451" table:formula="of:=[.K47]-[.O48]" table:style-name="ce141">
            <text:p>$348.045,79</text:p>
          </table:table-cell>
          <table:table-cell table:style-name="ce100"/>
          <table:table-cell office:value-type="percentage" office:value="0.2265649018697895" table:formula="of:=[.Q48]/[.$E$5]" table:style-name="ce140">
            <text:p>%22,66</text:p>
          </table:table-cell>
          <table:table-cell office:value-type="currency" office:value="5647.3449325659913" table:formula="of:=[.M47]*[.E48]" table:style-name="ce102">
            <text:p>₺5.647,34</text:p>
          </table:table-cell>
          <table:table-cell office:value-type="currency" office:value="301.99705521743272" table:formula="of:=[.N48]/[.S48]" table:style-name="ce106">
            <text:p>$302</text:p>
          </table:table-cell>
          <table:table-cell office:value-type="currency" office:value="46630.641831496192" table:formula="of:=[.P47]+[.N48]" table:style-name="ce102">
            <text:p>₺46.630,64</text:p>
          </table:table-cell>
          <table:table-cell office:value-type="currency" office:value="101954.20584140527" table:formula="of:=[.Q47]+[.O48]" table:style-name="ce141">
            <text:p>$101.954,21</text:p>
          </table:table-cell>
          <table:table-cell table:style-name="ce143"/>
          <table:table-cell office:value-type="float" office:value="18.7" table:style-name="ce100">
            <text:p>18,7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H000-22</text:p>
          </table:table-cell>
          <table:table-cell office:value-type="date" office:date-value="2022-08-04T00:00:00" table:style-name="ce101">
            <text:p>Ağu.22</text:p>
          </table:table-cell>
          <table:table-cell table:style-name="ce144"/>
          <table:table-cell table:style-name="ce100"/>
          <table:table-cell office:value-type="currency" office:value="-8594.06" table:formula="of:=['02-12-GDR'.F134]" table:style-name="ce139">
            <text:p>-₺8.594,06</text:p>
          </table:table-cell>
          <table:table-cell table:style-name="ce143"/>
          <table:table-cell office:value-type="percentage" office:value="0.77367548237225481" table:formula="of:=[.K49]/[.$E$5]" table:style-name="ce140">
            <text:p>%77,37</text:p>
          </table:table-cell>
          <table:table-cell office:value-type="currency" office:value="-6646.9476394369131" table:formula="of:=[.G48]*[.E49]" table:style-name="ce102">
            <text:p>-₺6.646,95</text:p>
          </table:table-cell>
          <table:table-cell office:value-type="currency" office:value="-369.27486885760629" table:formula="of:=[.H49]/[.S49]" table:style-name="ce106">
            <text:p>-$369</text:p>
          </table:table-cell>
          <table:table-cell office:value-type="currency" office:value="157512.56652906683" table:formula="of:=[.J48]+[.H49]" table:style-name="ce102">
            <text:p>₺157.512,57</text:p>
          </table:table-cell>
          <table:table-cell office:value-type="currency" office:value="348153.96706751466" table:formula="of:=[.K48]-[.O49]" table:style-name="ce141">
            <text:p>$348.153,97</text:p>
          </table:table-cell>
          <table:table-cell table:style-name="ce100"/>
          <table:table-cell office:value-type="percentage" office:value="0.22632451762774466" table:formula="of:=[.Q49]/[.$E$5]" table:style-name="ce140">
            <text:p>%22,63</text:p>
          </table:table-cell>
          <table:table-cell office:value-type="currency" office:value="-1947.112360563083" table:formula="of:=[.M48]*[.E49]" table:style-name="ce102">
            <text:p>-₺1.947,11</text:p>
          </table:table-cell>
          <table:table-cell office:value-type="currency" office:value="-108.17290892017128" table:formula="of:=[.N49]/[.S49]" table:style-name="ce106">
            <text:p>-$108</text:p>
          </table:table-cell>
          <table:table-cell office:value-type="currency" office:value="44683.529470933106" table:formula="of:=[.P48]+[.N49]" table:style-name="ce102">
            <text:p>₺44.683,53</text:p>
          </table:table-cell>
          <table:table-cell office:value-type="currency" office:value="101846.0329324851" table:formula="of:=[.Q48]+[.O49]" table:style-name="ce141">
            <text:p>$101.846,03</text:p>
          </table:table-cell>
          <table:table-cell table:style-name="ce143"/>
          <table:table-cell office:value-type="float" office:value="18" table:style-name="ce100">
            <text:p>18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G701-22</text:p>
          </table:table-cell>
          <table:table-cell office:value-type="date" office:date-value="2022-08-25T00:00:00" table:style-name="ce101">
            <text:p>Ağu.22</text:p>
          </table:table-cell>
          <table:table-cell office:value-type="string" table:style-name="ce101">
            <text:p>metin</text:p>
          </table:table-cell>
          <table:table-cell office:value-type="float" office:value="40000" table:style-name="ce100">
            <text:p>40000</text:p>
          </table:table-cell>
          <table:table-cell office:value-type="currency" office:value="40000" table:style-name="ce139">
            <text:p>₺40.000,00</text:p>
          </table:table-cell>
          <table:table-cell table:style-name="ce143"/>
          <table:table-cell office:value-type="percentage" office:value="0.77258803724251179" table:formula="of:=[.K50]/[.$E$5]" table:style-name="ce140">
            <text:p>%77,26</text:p>
          </table:table-cell>
          <table:table-cell office:value-type="currency" office:value="30947.019294890193" table:formula="of:=[.G49]*[.E50]" table:style-name="ce102">
            <text:p>₺30.947,02</text:p>
          </table:table-cell>
          <table:table-cell office:value-type="currency" office:value="1672.8118537778482" table:formula="of:=[.H50]/[.S50]" table:style-name="ce106">
            <text:p>$1.673</text:p>
          </table:table-cell>
          <table:table-cell office:value-type="currency" office:value="188459.58582395702" table:formula="of:=[.J49]+[.H50]" table:style-name="ce102">
            <text:p>₺188.459,59</text:p>
          </table:table-cell>
          <table:table-cell office:value-type="currency" office:value="347664.61675913032" table:formula="of:=[.K49]-[.O50]" table:style-name="ce141">
            <text:p>$347.664,62</text:p>
          </table:table-cell>
          <table:table-cell table:style-name="ce100"/>
          <table:table-cell office:value-type="percentage" office:value="0.2274119627574876" table:formula="of:=[.Q50]/[.$E$5]" table:style-name="ce140">
            <text:p>%22,74</text:p>
          </table:table-cell>
          <table:table-cell office:value-type="currency" office:value="9052.9807051097869" table:formula="of:=[.M49]*[.E50]" table:style-name="ce102">
            <text:p>₺9.052,98</text:p>
          </table:table-cell>
          <table:table-cell office:value-type="currency" office:value="489.35030838431283" table:formula="of:=[.N50]/[.S50]" table:style-name="ce106">
            <text:p>$489</text:p>
          </table:table-cell>
          <table:table-cell office:value-type="currency" office:value="53736.510176042895" table:formula="of:=[.P49]+[.N50]" table:style-name="ce102">
            <text:p>₺53.736,51</text:p>
          </table:table-cell>
          <table:table-cell office:value-type="currency" office:value="102335.38324086941" table:formula="of:=[.Q49]+[.O50]" table:style-name="ce141">
            <text:p>$102.335,38</text:p>
          </table:table-cell>
          <table:table-cell table:style-name="ce143"/>
          <table:table-cell office:value-type="float" office:value="18.5" table:style-name="ce100">
            <text:p>18,5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G701-22</text:p>
          </table:table-cell>
          <table:table-cell office:value-type="date" office:date-value="2022-09-30T00:00:00" table:style-name="ce101">
            <text:p>Eyl.22</text:p>
          </table:table-cell>
          <table:table-cell office:value-type="string" table:style-name="ce101">
            <text:p>metin</text:p>
          </table:table-cell>
          <table:table-cell office:value-type="float" office:value="1000" table:style-name="ce100">
            <text:p>1000</text:p>
          </table:table-cell>
          <table:table-cell office:value-type="currency" office:value="1000" table:style-name="ce139">
            <text:p>₺1.000,00</text:p>
          </table:table-cell>
          <table:table-cell table:style-name="ce143"/>
          <table:table-cell office:value-type="percentage" office:value="0.77256072049022861" table:formula="of:=[.K51]/[.$E$5]" table:style-name="ce140">
            <text:p>%77,26</text:p>
          </table:table-cell>
          <table:table-cell office:value-type="currency" office:value="772.58803724251175" table:formula="of:=[.G50]*[.E51]" table:style-name="ce102">
            <text:p>₺772,59</text:p>
          </table:table-cell>
          <table:table-cell office:value-type="currency" office:value="41.761515526622254" table:formula="of:=[.H51]/[.S51]" table:style-name="ce106">
            <text:p>$42</text:p>
          </table:table-cell>
          <table:table-cell office:value-type="currency" office:value="189232.17386119952" table:formula="of:=[.J50]+[.H51]" table:style-name="ce102">
            <text:p>₺189.232,17</text:p>
          </table:table-cell>
          <table:table-cell office:value-type="currency" office:value="347652.32422060287" table:formula="of:=[.K50]-[.O51]" table:style-name="ce141">
            <text:p>$347.652,32</text:p>
          </table:table-cell>
          <table:table-cell table:style-name="ce100"/>
          <table:table-cell office:value-type="percentage" office:value="0.22743927950977078" table:formula="of:=[.Q51]/[.$E$5]" table:style-name="ce140">
            <text:p>%22,74</text:p>
          </table:table-cell>
          <table:table-cell office:value-type="currency" office:value="227.4119627574876" table:formula="of:=[.M50]*[.E51]" table:style-name="ce102">
            <text:p>₺227,41</text:p>
          </table:table-cell>
          <table:table-cell office:value-type="currency" office:value="12.292538527431763" table:formula="of:=[.N51]/[.S51]" table:style-name="ce106">
            <text:p>$12</text:p>
          </table:table-cell>
          <table:table-cell office:value-type="currency" office:value="53963.922138800386" table:formula="of:=[.P50]+[.N51]" table:style-name="ce102">
            <text:p>₺53.963,92</text:p>
          </table:table-cell>
          <table:table-cell office:value-type="currency" office:value="102347.67577939684" table:formula="of:=[.Q50]+[.O51]" table:style-name="ce141">
            <text:p>$102.347,68</text:p>
          </table:table-cell>
          <table:table-cell table:style-name="ce143"/>
          <table:table-cell office:value-type="float" office:value="18.5" table:style-name="ce100">
            <text:p>18,5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A105-22</text:p>
          </table:table-cell>
          <table:table-cell office:value-type="date" office:date-value="2022-10-10T00:00:00" table:style-name="ce101">
            <text:p>Eki.22</text:p>
          </table:table-cell>
          <table:table-cell office:value-type="string" table:style-name="ce101">
            <text:p>ayhan</text:p>
          </table:table-cell>
          <table:table-cell office:value-type="float" office:value="40000" table:style-name="ce100">
            <text:p>40000</text:p>
          </table:table-cell>
          <table:table-cell office:value-type="currency" office:value="40000" table:formula="of:=['02-11-GLR'.G72]" table:style-name="ce139">
            <text:p>₺40.000,00</text:p>
          </table:table-cell>
          <table:table-cell table:style-name="ce143"/>
          <table:table-cell office:value-type="percentage" office:value="0.77152396024175107" table:formula="of:=[.K52]/[.$E$5]" table:style-name="ce140">
            <text:p>%77,15</text:p>
          </table:table-cell>
          <table:table-cell office:value-type="currency" office:value="30902.428819609144" table:formula="of:=[.G51]*[.E52]" table:style-name="ce102">
            <text:p>₺30.902,43</text:p>
          </table:table-cell>
          <table:table-cell office:value-type="currency" office:value="1584.7399394671356" table:formula="of:=[.H52]/[.S52]" table:style-name="ce106">
            <text:p>$1.585</text:p>
          </table:table-cell>
          <table:table-cell office:value-type="currency" office:value="220134.60268080866" table:formula="of:=[.J51]+[.H52]" table:style-name="ce102">
            <text:p>₺220.134,6</text:p>
          </table:table-cell>
          <table:table-cell office:value-type="currency" office:value="347185.78210878797" table:formula="of:=[.K51]-[.O52]" table:style-name="ce141">
            <text:p>$347.185,78</text:p>
          </table:table-cell>
          <table:table-cell table:style-name="ce100"/>
          <table:table-cell office:value-type="percentage" office:value="0.22847603975824834" table:formula="of:=[.Q52]/[.$E$5]" table:style-name="ce140">
            <text:p>%22,85</text:p>
          </table:table-cell>
          <table:table-cell office:value-type="currency" office:value="9097.5711803908307" table:formula="of:=[.M51]*[.E52]" table:style-name="ce102">
            <text:p>₺9.097,57</text:p>
          </table:table-cell>
          <table:table-cell office:value-type="currency" office:value="466.54211181491439" table:formula="of:=[.N52]/[.S52]" table:style-name="ce106">
            <text:p>$467</text:p>
          </table:table-cell>
          <table:table-cell office:value-type="currency" office:value="63061.493319191213" table:formula="of:=[.P51]+[.N52]" table:style-name="ce102">
            <text:p>₺63.061,49</text:p>
          </table:table-cell>
          <table:table-cell office:value-type="currency" office:value="102814.21789121175" table:formula="of:=[.Q51]+[.O52]" table:style-name="ce141">
            <text:p>$102.814,22</text:p>
          </table:table-cell>
          <table:table-cell table:style-name="ce143"/>
          <table:table-cell office:value-type="float" office:value="19.5" table:style-name="ce100">
            <text:p>19,5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G701-22</text:p>
          </table:table-cell>
          <table:table-cell office:value-type="date" office:date-value="2022-10-30T00:00:00" table:style-name="ce101">
            <text:p>Eki.22</text:p>
          </table:table-cell>
          <table:table-cell office:value-type="string" table:style-name="ce101">
            <text:p>metin</text:p>
          </table:table-cell>
          <table:table-cell office:value-type="float" office:value="1000" table:style-name="ce100">
            <text:p>1000</text:p>
          </table:table-cell>
          <table:table-cell office:value-type="currency" office:value="1000" table:style-name="ce139">
            <text:p>₺1.000,00</text:p>
          </table:table-cell>
          <table:table-cell table:style-name="ce143"/>
          <table:table-cell office:value-type="percentage" office:value="0.77149651567241073" table:formula="of:=[.K53]/[.$E$5]" table:style-name="ce140">
            <text:p>%77,15</text:p>
          </table:table-cell>
          <table:table-cell office:value-type="currency" office:value="771.52396024175107" table:formula="of:=[.G52]*[.E53]" table:style-name="ce102">
            <text:p>₺771,52</text:p>
          </table:table-cell>
          <table:table-cell office:value-type="currency" office:value="41.703997850905466" table:formula="of:=[.H53]/[.S53]" table:style-name="ce106">
            <text:p>$42</text:p>
          </table:table-cell>
          <table:table-cell office:value-type="currency" office:value="220906.12664105042" table:formula="of:=[.J52]+[.H53]" table:style-name="ce102">
            <text:p>₺220.906,13</text:p>
          </table:table-cell>
          <table:table-cell office:value-type="currency" office:value="347173.43205258483" table:formula="of:=[.K52]-[.O53]" table:style-name="ce141">
            <text:p>$347.173,43</text:p>
          </table:table-cell>
          <table:table-cell table:style-name="ce100"/>
          <table:table-cell office:value-type="percentage" office:value="0.22850348432758869" table:formula="of:=[.Q53]/[.$E$5]" table:style-name="ce140">
            <text:p>%22,85</text:p>
          </table:table-cell>
          <table:table-cell office:value-type="currency" office:value="228.47603975824833" table:formula="of:=[.M52]*[.E53]" table:style-name="ce102">
            <text:p>₺228,48</text:p>
          </table:table-cell>
          <table:table-cell office:value-type="currency" office:value="12.350056203148558" table:formula="of:=[.N53]/[.S53]" table:style-name="ce106">
            <text:p>$12</text:p>
          </table:table-cell>
          <table:table-cell office:value-type="currency" office:value="63289.969358949464" table:formula="of:=[.P52]+[.N53]" table:style-name="ce102">
            <text:p>₺63.289,97</text:p>
          </table:table-cell>
          <table:table-cell office:value-type="currency" office:value="102826.56794741491" table:formula="of:=[.Q52]+[.O53]" table:style-name="ce141">
            <text:p>$102.826,57</text:p>
          </table:table-cell>
          <table:table-cell table:style-name="ce143"/>
          <table:table-cell office:value-type="float" office:value="18.5" table:style-name="ce100">
            <text:p>18,5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C301-22</text:p>
          </table:table-cell>
          <table:table-cell office:value-type="date" office:date-value="2022-11-30T00:00:00" table:style-name="ce101">
            <text:p>Kas.22</text:p>
          </table:table-cell>
          <table:table-cell office:value-type="string" table:style-name="ce101">
            <text:p>hurdc</text:p>
          </table:table-cell>
          <table:table-cell office:value-type="float" office:value="82000" table:style-name="ce100">
            <text:p>82000</text:p>
          </table:table-cell>
          <table:table-cell office:value-type="currency" office:value="82000" table:style-name="ce139">
            <text:p>₺82.000,00</text:p>
          </table:table-cell>
          <table:table-cell table:style-name="ce143"/>
          <table:table-cell office:value-type="percentage" office:value="0.76925789133371747" table:formula="of:=[.K54]/[.$E$5]" table:style-name="ce140">
            <text:p>%76,93</text:p>
          </table:table-cell>
          <table:table-cell office:value-type="currency" office:value="63262.714285137678" table:formula="of:=[.G53]*[.E54]" table:style-name="ce102">
            <text:p>₺63.262,71</text:p>
          </table:table-cell>
          <table:table-cell office:value-type="currency" office:value="3401.2211981256814" table:formula="of:=[.H54]/[.S54]" table:style-name="ce106">
            <text:p>$3.401</text:p>
          </table:table-cell>
          <table:table-cell office:value-type="currency" office:value="284168.8409261881" table:formula="of:=[.J53]+[.H54]" table:style-name="ce102">
            <text:p>₺284.168,84</text:p>
          </table:table-cell>
          <table:table-cell office:value-type="currency" office:value="346166.05110017286" table:formula="of:=[.K53]-[.O54]" table:style-name="ce141">
            <text:p>$346.166,05</text:p>
          </table:table-cell>
          <table:table-cell table:style-name="ce100"/>
          <table:table-cell office:value-type="percentage" office:value="0.23074210866628192" table:formula="of:=[.Q54]/[.$E$5]" table:style-name="ce140">
            <text:p>%23,07</text:p>
          </table:table-cell>
          <table:table-cell office:value-type="currency" office:value="18737.285714862272" table:formula="of:=[.M53]*[.E54]" table:style-name="ce102">
            <text:p>₺18.737,29</text:p>
          </table:table-cell>
          <table:table-cell office:value-type="currency" office:value="1007.38095241195" table:formula="of:=[.N54]/[.S54]" table:style-name="ce106">
            <text:p>$1.007</text:p>
          </table:table-cell>
          <table:table-cell office:value-type="currency" office:value="82027.255073811742" table:formula="of:=[.P53]+[.N54]" table:style-name="ce102">
            <text:p>₺82.027,26</text:p>
          </table:table-cell>
          <table:table-cell office:value-type="currency" office:value="103833.94889982686" table:formula="of:=[.Q53]+[.O54]" table:style-name="ce141">
            <text:p>$103.833,95</text:p>
          </table:table-cell>
          <table:table-cell table:style-name="ce143"/>
          <table:table-cell office:value-type="float" office:value="18.600000000000001" table:style-name="ce100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B202-22</text:p>
          </table:table-cell>
          <table:table-cell office:value-type="date" office:date-value="2022-11-30T00:00:00" table:style-name="ce101">
            <text:p>Kas.22</text:p>
          </table:table-cell>
          <table:table-cell office:value-type="string" table:style-name="ce101">
            <text:p>salih</text:p>
          </table:table-cell>
          <table:table-cell office:value-type="float" office:value="84000" table:style-name="ce100">
            <text:p>84000</text:p>
          </table:table-cell>
          <table:table-cell office:value-type="currency" office:value="84000" table:style-name="ce139">
            <text:p>₺84.000,00</text:p>
          </table:table-cell>
          <table:table-cell table:style-name="ce143"/>
          <table:table-cell office:value-type="percentage" office:value="0.7669421999205791" table:formula="of:=[.K55]/[.$E$5]" table:style-name="ce140">
            <text:p>%76,69</text:p>
          </table:table-cell>
          <table:table-cell office:value-type="currency" office:value="64617.66287203227" table:formula="of:=[.G54]*[.E55]" table:style-name="ce102">
            <text:p>₺64.617,66</text:p>
          </table:table-cell>
          <table:table-cell office:value-type="currency" office:value="3474.0678963458208" table:formula="of:=[.H55]/[.S55]" table:style-name="ce106">
            <text:p>$3.474</text:p>
          </table:table-cell>
          <table:table-cell office:value-type="currency" office:value="348786.50379822036" table:formula="of:=[.J54]+[.H55]" table:style-name="ce102">
            <text:p>₺348.786,5</text:p>
          </table:table-cell>
          <table:table-cell office:value-type="currency" office:value="345123.9899642606" table:formula="of:=[.K54]-[.O55]" table:style-name="ce141">
            <text:p>$345.123,99</text:p>
          </table:table-cell>
          <table:table-cell table:style-name="ce100"/>
          <table:table-cell office:value-type="percentage" office:value="0.23305780007942023" table:formula="of:=[.Q55]/[.$E$5]" table:style-name="ce140">
            <text:p>%23,31</text:p>
          </table:table-cell>
          <table:table-cell office:value-type="currency" office:value="19382.337127967683" table:formula="of:=[.M54]*[.E55]" table:style-name="ce102">
            <text:p>₺19.382,34</text:p>
          </table:table-cell>
          <table:table-cell office:value-type="currency" office:value="1042.0611359122408" table:formula="of:=[.N55]/[.S55]" table:style-name="ce106">
            <text:p>$1.042</text:p>
          </table:table-cell>
          <table:table-cell office:value-type="currency" office:value="101409.59220177942" table:formula="of:=[.P54]+[.N55]" table:style-name="ce102">
            <text:p>₺101.409,59</text:p>
          </table:table-cell>
          <table:table-cell office:value-type="currency" office:value="104876.01003573911" table:formula="of:=[.Q54]+[.O55]" table:style-name="ce141">
            <text:p>$104.876,01</text:p>
          </table:table-cell>
          <table:table-cell table:style-name="ce143"/>
          <table:table-cell office:value-type="float" office:value="18.600000000000001" table:style-name="ce100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G701-22</text:p>
          </table:table-cell>
          <table:table-cell office:value-type="date" office:date-value="2022-11-30T00:00:00" table:style-name="ce101">
            <text:p>Kas.22</text:p>
          </table:table-cell>
          <table:table-cell office:value-type="string" table:style-name="ce101">
            <text:p>metin</text:p>
          </table:table-cell>
          <table:table-cell office:value-type="float" office:value="1000" table:style-name="ce100">
            <text:p>1000</text:p>
          </table:table-cell>
          <table:table-cell office:value-type="currency" office:value="1000" table:style-name="ce139">
            <text:p>₺1.000,00</text:p>
          </table:table-cell>
          <table:table-cell table:style-name="ce143"/>
          <table:table-cell office:value-type="percentage" office:value="0.76691577613372197" table:formula="of:=[.K56]/[.$E$5]" table:style-name="ce140">
            <text:p>%76,69</text:p>
          </table:table-cell>
          <table:table-cell office:value-type="currency" office:value="766.94219992057913" table:formula="of:=[.G55]*[.E56]" table:style-name="ce102">
            <text:p>₺766,94</text:p>
          </table:table-cell>
          <table:table-cell office:value-type="currency" office:value="39.129704077580563" table:formula="of:=[.H56]/[.S56]" table:style-name="ce106">
            <text:p>$39</text:p>
          </table:table-cell>
          <table:table-cell office:value-type="currency" office:value="349553.44599814096" table:formula="of:=[.J55]+[.H56]" table:style-name="ce102">
            <text:p>₺349.553,45</text:p>
          </table:table-cell>
          <table:table-cell office:value-type="currency" office:value="345112.0992601749" table:formula="of:=[.K55]-[.O56]" table:style-name="ce141">
            <text:p>$345.112,10</text:p>
          </table:table-cell>
          <table:table-cell table:style-name="ce137"/>
          <table:table-cell office:value-type="percentage" office:value="0.23305780007942023" table:formula="of:=[.Q55]/[.$E$5]" table:style-name="ce140">
            <text:p>%23,31</text:p>
          </table:table-cell>
          <table:table-cell office:value-type="currency" office:value="233.05780007942022" table:formula="of:=[.M55]*[.E56]" table:style-name="ce102">
            <text:p>₺233,06</text:p>
          </table:table-cell>
          <table:table-cell office:value-type="currency" office:value="11.890704085684703" table:formula="of:=[.N56]/[.S56]" table:style-name="ce106">
            <text:p>$12</text:p>
          </table:table-cell>
          <table:table-cell office:value-type="currency" office:value="101642.65000185884" table:formula="of:=[.P55]+[.N56]" table:style-name="ce102">
            <text:p>₺101.642,65</text:p>
          </table:table-cell>
          <table:table-cell office:value-type="currency" office:value="104887.90073982479" table:formula="of:=[.Q55]+[.O56]" table:style-name="ce141">
            <text:p>$104.887,90</text:p>
          </table:table-cell>
          <table:table-cell table:style-name="ce143"/>
          <table:table-cell office:value-type="float" office:value="19.600000000000001" table:style-name="ce100">
            <text:p>19,6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G701-22</text:p>
          </table:table-cell>
          <table:table-cell office:value-type="date" office:date-value="2022-12-30T00:00:00" table:style-name="ce101">
            <text:p>Ara.22</text:p>
          </table:table-cell>
          <table:table-cell office:value-type="string" table:style-name="ce101">
            <text:p>metin</text:p>
          </table:table-cell>
          <table:table-cell office:value-type="float" office:value="1000" table:style-name="ce100">
            <text:p>1000</text:p>
          </table:table-cell>
          <table:table-cell office:value-type="currency" office:value="1000" table:style-name="ce139">
            <text:p>₺1.000,00</text:p>
          </table:table-cell>
          <table:table-cell table:style-name="ce143"/>
          <table:table-cell office:value-type="percentage" office:value="0.76688793171316294" table:formula="of:=[.K57]/[.$E$5]" table:style-name="ce140">
            <text:p>%76,69</text:p>
          </table:table-cell>
          <table:table-cell office:value-type="currency" office:value="766.91577613372192" table:formula="of:=[.G56]*[.E57]" table:style-name="ce102">
            <text:p>₺766,92</text:p>
          </table:table-cell>
          <table:table-cell office:value-type="currency" office:value="41.232030974931284" table:formula="of:=[.H57]/[.S57]" table:style-name="ce106">
            <text:p>$41</text:p>
          </table:table-cell>
          <table:table-cell office:value-type="currency" office:value="350320.36177427467" table:formula="of:=[.J56]+[.H57]" table:style-name="ce102">
            <text:p>₺350.320,36</text:p>
          </table:table-cell>
          <table:table-cell office:value-type="currency" office:value="345099.56927092333" table:formula="of:=[.K56]-[.O57]" table:style-name="ce141">
            <text:p>$345.099,57</text:p>
          </table:table-cell>
          <table:table-cell table:style-name="ce137"/>
          <table:table-cell office:value-type="percentage" office:value="0.23311206828683637" table:formula="of:=[.Q57]/[.$E$5]" table:style-name="ce140">
            <text:p>%23,31</text:p>
          </table:table-cell>
          <table:table-cell office:value-type="currency" office:value="233.05780007942022" table:formula="of:=[.M56]*[.E57]" table:style-name="ce102">
            <text:p>₺233,06</text:p>
          </table:table-cell>
          <table:table-cell office:value-type="currency" office:value="12.529989251581732" table:formula="of:=[.N57]/[.S57]" table:style-name="ce106">
            <text:p>$13</text:p>
          </table:table-cell>
          <table:table-cell office:value-type="currency" office:value="101875.70780193826" table:formula="of:=[.P56]+[.N57]" table:style-name="ce102">
            <text:p>₺101.875,71</text:p>
          </table:table-cell>
          <table:table-cell office:value-type="currency" office:value="104900.43072907637" table:formula="of:=[.Q56]+[.O57]" table:style-name="ce141">
            <text:p>$104.900,43</text:p>
          </table:table-cell>
          <table:table-cell table:style-name="ce143"/>
          <table:table-cell office:value-type="float" office:value="18.600000000000001" table:style-name="ce100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G701-22</text:p>
          </table:table-cell>
          <table:table-cell office:value-type="date" office:date-value="2023-01-30T00:00:00" table:style-name="ce101">
            <text:p>Oca.23</text:p>
          </table:table-cell>
          <table:table-cell office:value-type="string" table:style-name="ce101">
            <text:p>metin</text:p>
          </table:table-cell>
          <table:table-cell office:value-type="float" office:value="1000" table:style-name="ce100">
            <text:p>1000</text:p>
          </table:table-cell>
          <table:table-cell office:value-type="currency" office:value="1000" table:style-name="ce139">
            <text:p>₺1.000,00</text:p>
          </table:table-cell>
          <table:table-cell table:style-name="ce137"/>
          <table:table-cell office:value-type="percentage" office:value="0.76686008080894708" table:formula="of:=[.K58]/[.$E$5]" table:style-name="ce140">
            <text:p>%76,69</text:p>
          </table:table-cell>
          <table:table-cell office:value-type="currency" office:value="766.88793171316297" table:formula="of:=[.G57]*[.E58]" table:style-name="ce102">
            <text:p>₺766,89</text:p>
          </table:table-cell>
          <table:table-cell office:value-type="currency" office:value="41.230533963073277" table:formula="of:=[.H58]/[.S58]" table:style-name="ce106">
            <text:p>$41</text:p>
          </table:table-cell>
          <table:table-cell office:value-type="currency" office:value="351087.24970598781" table:formula="of:=[.J57]+[.H58]" table:style-name="ce102">
            <text:p>₺351.087,25</text:p>
          </table:table-cell>
          <table:table-cell office:value-type="currency" office:value="345087.03636402619" table:formula="of:=[.K57]-[.O58]" table:style-name="ce141">
            <text:p>$345.087,04</text:p>
          </table:table-cell>
          <table:table-cell table:style-name="ce100"/>
          <table:table-cell office:value-type="percentage" office:value="0.23313991919105226" table:formula="of:=[.Q58]/[.$E$5]" table:style-name="ce140">
            <text:p>%23,31</text:p>
          </table:table-cell>
          <table:table-cell office:value-type="currency" office:value="233.11206828683638" table:formula="of:=[.M57]*[.E58]" table:style-name="ce102">
            <text:p>₺233,11</text:p>
          </table:table-cell>
          <table:table-cell office:value-type="currency" office:value="12.532906897141739" table:formula="of:=[.N58]/[.S58]" table:style-name="ce106">
            <text:p>$13</text:p>
          </table:table-cell>
          <table:table-cell office:value-type="currency" office:value="102108.8198702251" table:formula="of:=[.P57]+[.N58]" table:style-name="ce102">
            <text:p>₺102.108,82</text:p>
          </table:table-cell>
          <table:table-cell office:value-type="currency" office:value="104912.96363597352" table:formula="of:=[.Q57]+[.O58]" table:style-name="ce141">
            <text:p>$104.912,96</text:p>
          </table:table-cell>
          <table:table-cell table:style-name="ce143"/>
          <table:table-cell office:value-type="float" office:value="18.600000000000001" table:style-name="ce100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G701-22</text:p>
          </table:table-cell>
          <table:table-cell office:value-type="date" office:date-value="2023-02-28T00:00:00" table:style-name="ce101">
            <text:p>Şub.23</text:p>
          </table:table-cell>
          <table:table-cell office:value-type="string" table:style-name="ce101">
            <text:p>metin</text:p>
          </table:table-cell>
          <table:table-cell office:value-type="float" office:value="1000" table:style-name="ce100">
            <text:p>1000</text:p>
          </table:table-cell>
          <table:table-cell office:value-type="currency" office:value="1000" table:style-name="ce139">
            <text:p>₺1.000,00</text:p>
          </table:table-cell>
          <table:table-cell table:style-name="ce137"/>
          <table:table-cell office:value-type="percentage" office:value="0.76683222657726358" table:formula="of:=[.K59]/[.$E$5]" table:style-name="ce140">
            <text:p>%76,68</text:p>
          </table:table-cell>
          <table:table-cell office:value-type="currency" office:value="766.86008080894703" table:formula="of:=[.G58]*[.E59]" table:style-name="ce102">
            <text:p>₺766,86</text:p>
          </table:table-cell>
          <table:table-cell office:value-type="currency" office:value="41.22903660263156" table:formula="of:=[.H59]/[.S59]" table:style-name="ce106">
            <text:p>$41</text:p>
          </table:table-cell>
          <table:table-cell office:value-type="currency" office:value="351854.10978679673" table:formula="of:=[.J58]+[.H59]" table:style-name="ce102">
            <text:p>₺351.854,11</text:p>
          </table:table-cell>
          <table:table-cell office:value-type="currency" office:value="345074.50195976859" table:formula="of:=[.K58]-[.O59]" table:style-name="ce141">
            <text:p>$345.074,50</text:p>
          </table:table-cell>
          <table:table-cell table:style-name="ce100"/>
          <table:table-cell office:value-type="percentage" office:value="0.23316777342273579" table:formula="of:=[.Q59]/[.$E$5]" table:style-name="ce140">
            <text:p>%23,32</text:p>
          </table:table-cell>
          <table:table-cell office:value-type="currency" office:value="233.13991919105226" table:formula="of:=[.M58]*[.E59]" table:style-name="ce102">
            <text:p>₺233,14</text:p>
          </table:table-cell>
          <table:table-cell office:value-type="currency" office:value="12.534404257583454" table:formula="of:=[.N59]/[.S59]" table:style-name="ce106">
            <text:p>$13</text:p>
          </table:table-cell>
          <table:table-cell office:value-type="currency" office:value="102341.95978941614" table:formula="of:=[.P58]+[.N59]" table:style-name="ce102">
            <text:p>₺102.341,96</text:p>
          </table:table-cell>
          <table:table-cell office:value-type="currency" office:value="104925.4980402311" table:formula="of:=[.Q58]+[.O59]" table:style-name="ce141">
            <text:p>$104.925,50</text:p>
          </table:table-cell>
          <table:table-cell table:style-name="ce143"/>
          <table:table-cell office:value-type="float" office:value="18.600000000000001" table:style-name="ce100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G701-22</text:p>
          </table:table-cell>
          <table:table-cell office:value-type="date" office:date-value="2023-03-30T00:00:00" table:style-name="ce101">
            <text:p>Mar.23</text:p>
          </table:table-cell>
          <table:table-cell office:value-type="string" table:style-name="ce101">
            <text:p>metin</text:p>
          </table:table-cell>
          <table:table-cell office:value-type="float" office:value="1000" table:style-name="ce100">
            <text:p>1000</text:p>
          </table:table-cell>
          <table:table-cell office:value-type="currency" office:value="1000" table:style-name="ce139">
            <text:p>₺1.000,00</text:p>
          </table:table-cell>
          <table:table-cell table:style-name="ce137"/>
          <table:table-cell office:value-type="percentage" office:value="0.76680436901771476" table:formula="of:=[.K60]/[.$E$5]" table:style-name="ce140">
            <text:p>%76,68</text:p>
          </table:table-cell>
          <table:table-cell office:value-type="currency" office:value="766.83222657726355" table:formula="of:=[.G59]*[.E60]" table:style-name="ce102">
            <text:p>₺766,83</text:p>
          </table:table-cell>
          <table:table-cell office:value-type="currency" office:value="41.227539063293733" table:formula="of:=[.H60]/[.S60]" table:style-name="ce106">
            <text:p>$41</text:p>
          </table:table-cell>
          <table:table-cell office:value-type="currency" office:value="352620.94201337401" table:formula="of:=[.J59]+[.H60]" table:style-name="ce102">
            <text:p>₺352.620,94</text:p>
          </table:table-cell>
          <table:table-cell office:value-type="currency" office:value="345061.96605797164" table:formula="of:=[.K59]-[.O60]" table:style-name="ce141">
            <text:p>$345.061,97</text:p>
          </table:table-cell>
          <table:table-cell table:style-name="ce100"/>
          <table:table-cell office:value-type="percentage" office:value="0.23319563098228449" table:formula="of:=[.Q60]/[.$E$5]" table:style-name="ce140">
            <text:p>%23,32</text:p>
          </table:table-cell>
          <table:table-cell office:value-type="currency" office:value="233.16777342273579" table:formula="of:=[.M59]*[.E60]" table:style-name="ce102">
            <text:p>₺233,17</text:p>
          </table:table-cell>
          <table:table-cell office:value-type="currency" office:value="12.535901796921278" table:formula="of:=[.N60]/[.S60]" table:style-name="ce106">
            <text:p>$13</text:p>
          </table:table-cell>
          <table:table-cell office:value-type="currency" office:value="102575.12756283888" table:formula="of:=[.P59]+[.N60]" table:style-name="ce102">
            <text:p>₺102.575,13</text:p>
          </table:table-cell>
          <table:table-cell office:value-type="currency" office:value="104938.03394202802" table:formula="of:=[.Q59]+[.O60]" table:style-name="ce141">
            <text:p>$104.938,03</text:p>
          </table:table-cell>
          <table:table-cell table:style-name="ce143"/>
          <table:table-cell office:value-type="float" office:value="18.600000000000001" table:style-name="ce100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G701-22</text:p>
          </table:table-cell>
          <table:table-cell office:value-type="date" office:date-value="2023-04-30T00:00:00" table:style-name="ce101">
            <text:p>Nis.23</text:p>
          </table:table-cell>
          <table:table-cell office:value-type="string" table:style-name="ce101">
            <text:p>metin</text:p>
          </table:table-cell>
          <table:table-cell office:value-type="float" office:value="1000" table:style-name="ce100">
            <text:p>1000</text:p>
          </table:table-cell>
          <table:table-cell office:value-type="currency" office:value="1000" table:style-name="ce139">
            <text:p>₺1.000,00</text:p>
          </table:table-cell>
          <table:table-cell table:style-name="ce137"/>
          <table:table-cell office:value-type="percentage" office:value="0.76677650812990328" table:formula="of:=[.K61]/[.$E$5]" table:style-name="ce140">
            <text:p>%76,68</text:p>
          </table:table-cell>
          <table:table-cell office:value-type="currency" office:value="766.80436901771475" table:formula="of:=[.G60]*[.E61]" table:style-name="ce102">
            <text:p>₺766,8</text:p>
          </table:table-cell>
          <table:table-cell office:value-type="currency" office:value="41.226041345038425" table:formula="of:=[.H61]/[.S61]" table:style-name="ce106">
            <text:p>$41</text:p>
          </table:table-cell>
          <table:table-cell office:value-type="currency" office:value="353387.74638239172" table:formula="of:=[.J60]+[.H61]" table:style-name="ce102">
            <text:p>₺353.387,75</text:p>
          </table:table-cell>
          <table:table-cell office:value-type="currency" office:value="345049.42865845648" table:formula="of:=[.K60]-[.O61]" table:style-name="ce141">
            <text:p>$345.049,43</text:p>
          </table:table-cell>
          <table:table-cell table:style-name="ce100"/>
          <table:table-cell office:value-type="percentage" office:value="0.233223491870096" table:formula="of:=[.Q61]/[.$E$5]" table:style-name="ce140">
            <text:p>%23,32</text:p>
          </table:table-cell>
          <table:table-cell office:value-type="currency" office:value="233.19563098228448" table:formula="of:=[.M60]*[.E61]" table:style-name="ce102">
            <text:p>₺233,2</text:p>
          </table:table-cell>
          <table:table-cell office:value-type="currency" office:value="12.537399515176585" table:formula="of:=[.N61]/[.S61]" table:style-name="ce106">
            <text:p>$13</text:p>
          </table:table-cell>
          <table:table-cell office:value-type="currency" office:value="102808.32319382117" table:formula="of:=[.P60]+[.N61]" table:style-name="ce102">
            <text:p>₺102.808,32</text:p>
          </table:table-cell>
          <table:table-cell office:value-type="currency" office:value="104950.5713415432" table:formula="of:=[.Q60]+[.O61]" table:style-name="ce141">
            <text:p>$104.950,57</text:p>
          </table:table-cell>
          <table:table-cell table:style-name="ce143"/>
          <table:table-cell office:value-type="float" office:value="18.600000000000001" table:style-name="ce100">
            <text:p>18,6</text:p>
          </table:table-cell>
          <table:table-cell table:number-columns-repeated="16365"/>
        </table:table-row>
        <table:table-row table:style-name="ro5">
          <table:table-cell table:style-name="ce145"/>
          <table:table-cell office:value-type="string" table:style-name="ce146">
            <text:p>Yıllık Toplam 2022</text:p>
          </table:table-cell>
          <table:table-cell table:style-name="ce146"/>
          <table:table-cell office:value-type="float" office:value="335000" table:formula="of:=SUM([.D46:.D61])" table:style-name="ce147">
            <text:p>335000</text:p>
          </table:table-cell>
          <table:table-cell office:value-type="currency" office:value="326405.94" table:formula="of:=SUM([.E46:.E61])" table:style-name="ce148">
            <text:p>₺326.405,94</text:p>
          </table:table-cell>
          <table:table-cell table:style-name="ce149"/>
          <table:table-cell table:style-name="ce150"/>
          <table:table-cell office:value-type="currency" office:value="248932.49464761591" table:formula="of:=SUM([.H46:.H57])" table:style-name="ce165">
            <text:p>₺248.932,49</text:p>
          </table:table-cell>
          <table:table-cell office:value-type="currency" office:value="13637.909680616422" table:formula="of:=SUM([.I46:.I61])" table:style-name="ce151">
            <text:p>$13.638</text:p>
          </table:table-cell>
          <table:table-cell table:style-name="ce164"/>
          <table:table-cell table:style-name="ce160"/>
          <table:table-cell table:style-name="ce154"/>
          <table:table-cell table:style-name="ce166"/>
          <table:table-cell office:value-type="currency" office:value="73473.418928597035" table:formula="of:=SUM([.N46:.N57])" table:style-name="ce165">
            <text:p>₺73.473,42</text:p>
          </table:table-cell>
          <table:table-cell office:value-type="currency" office:value="4019.9715074519918" table:formula="of:=SUM([.O46:.O61])" table:style-name="ce151">
            <text:p>$4.020</text:p>
          </table:table-cell>
          <table:table-cell table:style-name="ce161"/>
          <table:table-cell table:style-name="ce160"/>
          <table:table-cell table:style-name="ce149"/>
          <table:table-cell table:style-name="ce156"/>
          <table:table-cell table:number-columns-repeated="16365"/>
        </table:table-row>
        <table:table-row table:style-name="ro5">
          <table:table-cell table:style-name="ce100"/>
          <table:table-cell table:style-name="ce167"/>
          <table:table-cell office:value-type="string" table:style-name="ce162">
            <text:p>Toplam – Net 2018-22</text:p>
          </table:table-cell>
          <table:table-cell office:value-type="float" office:value="611029" table:formula="of:=[.D62]+[.D42]" table:style-name="ce108">
            <text:p>611029</text:p>
          </table:table-cell>
          <table:table-cell office:value-type="float" office:value="456196.09600000002" table:formula="of:=[.E62]+[.E42]" table:style-name="ce108">
            <text:p>456196,096</text:p>
          </table:table-cell>
          <table:table-cell table:style-name="ce143"/>
          <table:table-cell table:style-name="ce142"/>
          <table:table-cell table:number-columns-repeated="2" table:style-name="ce139"/>
          <table:table-cell table:style-name="ce102"/>
          <table:table-cell table:style-name="ce104"/>
          <table:table-cell table:style-name="ce137"/>
          <table:table-cell table:style-name="ce142"/>
          <table:table-cell table:style-name="ce139"/>
          <table:table-cell table:style-name="ce168"/>
          <table:table-cell table:style-name="ce169"/>
          <table:table-cell table:style-name="ce104"/>
          <table:table-cell table:style-name="ce143"/>
          <table:table-cell table:number-columns-repeated="1006" table:style-name="ce100"/>
          <table:table-cell table:number-columns-repeated="15360"/>
        </table:table-row>
        <table:table-row table:style-name="ro5">
          <table:table-cell table:style-name="ce100"/>
          <table:table-cell table:number-columns-repeated="2" table:style-name="ce167"/>
          <table:table-cell table:style-name="ce170"/>
          <table:table-cell table:style-name="ce139"/>
          <table:table-cell table:style-name="ce143"/>
          <table:table-cell table:style-name="ce142"/>
          <table:table-cell table:number-columns-repeated="2" table:style-name="ce139"/>
          <table:table-cell table:style-name="ce102"/>
          <table:table-cell table:style-name="ce104"/>
          <table:table-cell table:style-name="ce137"/>
          <table:table-cell table:style-name="ce142"/>
          <table:table-cell table:style-name="ce139"/>
          <table:table-cell table:style-name="ce168"/>
          <table:table-cell table:style-name="ce169"/>
          <table:table-cell table:style-name="ce104"/>
          <table:table-cell table:style-name="ce143"/>
          <table:table-cell table:number-columns-repeated="1006" table:style-name="ce100"/>
          <table:table-cell table:number-columns-repeated="15360"/>
        </table:table-row>
        <table:table-row table:style-name="ro5">
          <table:table-cell office:value-type="string" table:style-name="ce100">
            <text:p>SnyG701-18</text:p>
          </table:table-cell>
          <table:table-cell office:value-type="date" office:date-value="2022-07-22T00:00:00" table:style-name="ce101">
            <text:p>Tem.22</text:p>
          </table:table-cell>
          <table:table-cell office:value-type="string" table:style-name="ce101">
            <text:p>cymz</text:p>
          </table:table-cell>
          <table:table-cell table:style-name="ce170"/>
          <table:table-cell office:value-type="currency" office:value="11769" table:style-name="ce139">
            <text:p>₺11.769,00</text:p>
          </table:table-cell>
          <table:table-cell table:style-name="ce143"/>
          <table:table-cell office:value-type="percentage" office:value="0.76643189955792346" table:formula="of:=[.K65]/[.$E$5]" table:style-name="ce140">
            <text:p>%76,64</text:p>
          </table:table-cell>
          <table:table-cell office:value-type="currency" office:value="9024.1927241808316" table:formula="of:=[.G61]*[.E65]" table:style-name="ce102">
            <text:p>₺9.024,19</text:p>
          </table:table-cell>
          <table:table-cell office:value-type="currency" office:value="509.84139684637466" table:formula="of:=[.H65]/[.S65]" table:style-name="ce106">
            <text:p>$510</text:p>
          </table:table-cell>
          <table:table-cell office:value-type="currency" office:value="362411.93910657254" table:formula="of:=[.J61]+[.H65]" table:style-name="ce102">
            <text:p>₺362.411,94</text:p>
          </table:table-cell>
          <table:table-cell office:value-type="currency" office:value="344894.35480106558" table:formula="of:=[.K61]-[.O65]" table:style-name="ce141">
            <text:p>$344.894,35</text:p>
          </table:table-cell>
          <table:table-cell table:style-name="ce137"/>
          <table:table-cell office:value-type="percentage" office:value="0.23356810044207582" table:formula="of:=[.Q65]/[.$E$5]" table:style-name="ce140">
            <text:p>%23,36</text:p>
          </table:table-cell>
          <table:table-cell office:value-type="currency" office:value="2744.8072758191597" table:formula="of:=[.M61]*[.E65]" table:style-name="ce102">
            <text:p>₺2.744,81</text:p>
          </table:table-cell>
          <table:table-cell office:value-type="currency" office:value="155.07385739091299" table:formula="of:=[.N65]/[.S65]" table:style-name="ce106">
            <text:p>$155</text:p>
          </table:table-cell>
          <table:table-cell office:value-type="currency" office:value="105553.13046964032" table:formula="of:=[.P61]+[.N65]" table:style-name="ce102">
            <text:p>₺105.553,13</text:p>
          </table:table-cell>
          <table:table-cell office:value-type="currency" office:value="105105.64519893411" table:formula="of:=[.Q61]+[.O65]" table:style-name="ce141">
            <text:p>$105.105,65</text:p>
          </table:table-cell>
          <table:table-cell table:style-name="ce143"/>
          <table:table-cell office:value-type="float" office:value="17.7" table:style-name="ce100">
            <text:p>17,7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SnyG701-18</text:p>
          </table:table-cell>
          <table:table-cell office:value-type="date" office:date-value="2022-07-22T00:00:00" table:style-name="ce101">
            <text:p>Tem.22</text:p>
          </table:table-cell>
          <table:table-cell office:value-type="string" table:style-name="ce101">
            <text:p>cymz</text:p>
          </table:table-cell>
          <table:table-cell office:value-type="float" office:value="3892.36" table:style-name="ce170">
            <text:p>3892,36</text:p>
          </table:table-cell>
          <table:table-cell office:value-type="currency" office:value="3892.36" table:style-name="ce139">
            <text:p>₺3.892,36</text:p>
          </table:table-cell>
          <table:table-cell table:style-name="ce143"/>
          <table:table-cell office:value-type="percentage" office:value="0.76631775880068098" table:formula="of:=[.K66]/[.$E$5]" table:style-name="ce140">
            <text:p>%76,63</text:p>
          </table:table-cell>
          <table:table-cell office:value-type="currency" office:value="2983.2288685632789" table:formula="of:=[.G65]*[.E66]" table:style-name="ce102">
            <text:p>₺2.983,23</text:p>
          </table:table-cell>
          <table:table-cell office:value-type="currency" office:value="168.54400387363157" table:formula="of:=[.H66]/[.S66]" table:style-name="ce106">
            <text:p>$169</text:p>
          </table:table-cell>
          <table:table-cell office:value-type="currency" office:value="365395.16797513579" table:formula="of:=[.J65]+[.H66]" table:style-name="ce102">
            <text:p>₺365.395,17</text:p>
          </table:table-cell>
          <table:table-cell office:value-type="currency" office:value="344842.99146030645" table:formula="of:=[.K65]-[.O66]" table:style-name="ce141">
            <text:p>$344.842,99</text:p>
          </table:table-cell>
          <table:table-cell table:style-name="ce137"/>
          <table:table-cell office:value-type="percentage" office:value="0.23368224119931835" table:formula="of:=[.Q66]/[.$E$5]" table:style-name="ce140">
            <text:p>%23,37</text:p>
          </table:table-cell>
          <table:table-cell office:value-type="currency" office:value="909.13113143671831" table:formula="of:=[.M65]*[.E66]" table:style-name="ce102">
            <text:p>₺909,13</text:p>
          </table:table-cell>
          <table:table-cell office:value-type="currency" office:value="51.363340759136626" table:formula="of:=[.N66]/[.S66]" table:style-name="ce106">
            <text:p>$51</text:p>
          </table:table-cell>
          <table:table-cell office:value-type="currency" office:value="106462.26160107704" table:formula="of:=[.P65]+[.N66]" table:style-name="ce102">
            <text:p>₺106.462,26</text:p>
          </table:table-cell>
          <table:table-cell office:value-type="currency" office:value="105157.00853969326" table:formula="of:=[.Q65]+[.O66]" table:style-name="ce141">
            <text:p>$105.157,01</text:p>
          </table:table-cell>
          <table:table-cell table:style-name="ce143"/>
          <table:table-cell office:value-type="float" office:value="17.7" table:style-name="ce100">
            <text:p>17,7</text:p>
          </table:table-cell>
          <table:table-cell table:number-columns-repeated="16365"/>
        </table:table-row>
        <table:table-row table:style-name="ro5">
          <table:table-cell office:value-type="string" table:style-name="ce100">
            <text:p>Caymaz-doğuş 2000 yılı hesabı</text:p>
          </table:table-cell>
          <table:table-cell office:value-type="date" office:date-value="2022-07-22T00:00:00" table:style-name="ce101">
            <text:p>Tem.22</text:p>
          </table:table-cell>
          <table:table-cell office:value-type="string" table:style-name="ce101">
            <text:p>cymz</text:p>
          </table:table-cell>
          <table:table-cell office:value-type="float" office:value="11181.35" table:style-name="ce170">
            <text:p>11181,35</text:p>
          </table:table-cell>
          <table:table-cell office:value-type="currency" office:value="11181.35" table:style-name="ce139">
            <text:p>₺11.181,35</text:p>
          </table:table-cell>
          <table:table-cell table:style-name="ce143"/>
          <table:table-cell office:value-type="percentage" office:value="0.76598971323537857" table:formula="of:=[.K67]/[.$E$5]" table:style-name="ce171">
            <text:p>76,5990%</text:p>
          </table:table-cell>
          <table:table-cell office:value-type="currency" office:value="8568.4670723659947" table:formula="of:=[.G66]*[.E67]" table:style-name="ce102">
            <text:p>₺8.568,47</text:p>
          </table:table-cell>
          <table:table-cell office:value-type="currency" office:value="484.09418487943475" table:formula="of:=[.H67]/[.S67]" table:style-name="ce106">
            <text:p>$484</text:p>
          </table:table-cell>
          <table:table-cell office:value-type="currency" office:value="373963.63504750177" table:formula="of:=[.J66]+[.H67]" table:style-name="ce102">
            <text:p>₺373.963,64</text:p>
          </table:table-cell>
          <table:table-cell office:value-type="currency" office:value="344695.37095592037" table:formula="of:=[.K66]-[.O67]" table:style-name="ce141">
            <text:p>$344.695,37</text:p>
          </table:table-cell>
          <table:table-cell table:style-name="ce137"/>
          <table:table-cell office:value-type="percentage" office:value="0.2340102867646208" table:formula="of:=[.Q67]/[.$E$5]" table:style-name="ce171">
            <text:p>23,4010%</text:p>
          </table:table-cell>
          <table:table-cell office:value-type="currency" office:value="2612.8829276339984" table:formula="of:=[.M66]*[.E67]" table:style-name="ce102">
            <text:p>₺2.612,88</text:p>
          </table:table-cell>
          <table:table-cell office:value-type="currency" office:value="147.6205043861016" table:formula="of:=[.N67]/[.S67]" table:style-name="ce106">
            <text:p>$148</text:p>
          </table:table-cell>
          <table:table-cell office:value-type="currency" office:value="109075.14452871104" table:formula="of:=[.P66]+[.N67]" table:style-name="ce102">
            <text:p>₺109.075,14</text:p>
          </table:table-cell>
          <table:table-cell office:value-type="currency" office:value="105304.62904407935" table:formula="of:=[.Q66]+[.O67]" table:style-name="ce141">
            <text:p>$105.304,63</text:p>
          </table:table-cell>
          <table:table-cell table:style-name="ce143"/>
          <table:table-cell office:value-type="float" office:value="17.7" table:style-name="ce100">
            <text:p>17,7</text:p>
          </table:table-cell>
          <table:table-cell table:number-columns-repeated="16365"/>
        </table:table-row>
        <table:table-row table:style-name="ro5">
          <table:table-cell table:style-name="ce145"/>
          <table:table-cell table:number-columns-repeated="2" table:style-name="ce146"/>
          <table:table-cell office:value-type="float" office:value="15073.710000000001" table:formula="of:=SUM([.D65:.D67])" table:style-name="ce147">
            <text:p>15073,71</text:p>
          </table:table-cell>
          <table:table-cell office:value-type="currency" office:value="26842.71" table:formula="of:=SUM([.E65:.E67])" table:style-name="ce148">
            <text:p>₺26.842,71</text:p>
          </table:table-cell>
          <table:table-cell table:style-name="ce149"/>
          <table:table-cell table:style-name="ce150"/>
          <table:table-cell office:value-type="currency" office:value="20575.888665110106" table:formula="of:=SUM([.H65:.H67])" table:style-name="ce148">
            <text:p>₺20.575,89</text:p>
          </table:table-cell>
          <table:table-cell office:value-type="currency" office:value="1162.479585599441" table:formula="of:=SUM([.I65:.I67])" table:style-name="ce151">
            <text:p>$1.162</text:p>
          </table:table-cell>
          <table:table-cell table:style-name="ce152"/>
          <table:table-cell table:style-name="ce160"/>
          <table:table-cell table:style-name="ce154"/>
          <table:table-cell table:style-name="ce150"/>
          <table:table-cell office:value-type="currency" office:value="6266.8213348898762" table:formula="of:=SUM([.N65:.N67])" table:style-name="ce148">
            <text:p>₺6.266,82</text:p>
          </table:table-cell>
          <table:table-cell office:value-type="currency" office:value="354.05770253615123" table:formula="of:=SUM([.O65:.O67])" table:style-name="ce151">
            <text:p>$354</text:p>
          </table:table-cell>
          <table:table-cell table:style-name="ce161"/>
          <table:table-cell table:style-name="ce153"/>
          <table:table-cell table:style-name="ce149"/>
          <table:table-cell table:style-name="ce156"/>
          <table:table-cell table:number-columns-repeated="16365"/>
        </table:table-row>
        <table:table-row table:style-name="ro5">
          <table:table-cell table:number-columns-repeated="2" table:style-name="ce100"/>
          <table:table-cell office:value-type="string" table:style-name="ce162">
            <text:p>Toplam – Net 2018-22</text:p>
          </table:table-cell>
          <table:table-cell office:value-type="float" office:value="626102.71" table:formula="of:=[.D68]+[.D63]" table:style-name="ce108">
            <text:p>626102,71</text:p>
          </table:table-cell>
          <table:table-cell office:value-type="currency" office:value="483038.80600000004" table:formula="of:=[.E68]+[.E63]" table:style-name="ce163">
            <text:p>₺483.038,81</text:p>
          </table:table-cell>
          <table:table-cell table:style-name="ce143"/>
          <table:table-cell table:style-name="ce142"/>
          <table:table-cell table:number-columns-repeated="2" table:style-name="ce139"/>
          <table:table-cell table:style-name="ce102"/>
          <table:table-cell table:style-name="ce104"/>
          <table:table-cell table:style-name="ce137"/>
          <table:table-cell table:style-name="ce142"/>
          <table:table-cell table:style-name="ce139"/>
          <table:table-cell table:style-name="ce168"/>
          <table:table-cell table:style-name="ce169"/>
          <table:table-cell table:style-name="ce104"/>
          <table:table-cell table:style-name="ce143"/>
          <table:table-cell table:number-columns-repeated="1006" table:style-name="ce100"/>
          <table:table-cell table:number-columns-repeated="15360"/>
        </table:table-row>
        <table:table-row table:style-name="ro5">
          <table:table-cell table:number-columns-repeated="4" table:style-name="ce108"/>
          <table:table-cell table:style-name="ce139"/>
          <table:table-cell table:style-name="ce143"/>
          <table:table-cell table:style-name="ce140"/>
          <table:table-cell table:number-columns-repeated="3" table:style-name="ce102"/>
          <table:table-cell table:style-name="ce141"/>
          <table:table-cell table:style-name="ce137"/>
          <table:table-cell table:style-name="ce140"/>
          <table:table-cell table:style-name="ce102"/>
          <table:table-cell table:style-name="ce106"/>
          <table:table-cell table:style-name="ce102"/>
          <table:table-cell table:style-name="ce141"/>
          <table:table-cell table:style-name="ce143"/>
          <table:table-cell table:number-columns-repeated="1006" table:style-name="ce100"/>
          <table:table-cell table:number-columns-repeated="15360"/>
        </table:table-row>
        <table:table-row table:style-name="ro5">
          <table:table-cell table:number-columns-repeated="2" table:style-name="ce110"/>
          <table:table-cell office:value-type="string" table:number-columns-spanned="3" table:number-rows-spanned="2" table:style-name="ce200">
            <text:p>HİSSE ORANLARI - %</text:p>
          </table:table-cell>
          <table:covered-table-cell table:number-columns-repeated="2"/>
          <table:table-cell table:style-name="ce172"/>
          <table:table-cell office:value-type="percentage" office:value="0.76598971323537857" table:formula="of:=[.G67]" table:number-columns-spanned="2" table:number-rows-spanned="2" table:style-name="ce201">
            <text:p>76,5990%</text:p>
          </table:table-cell>
          <table:covered-table-cell/>
          <table:table-cell table:number-columns-repeated="2" table:style-name="ce172"/>
          <table:table-cell table:style-name="ce173"/>
          <table:table-cell table:style-name="ce172"/>
          <table:table-cell office:value-type="percentage" office:value="0.2340102867646208" table:formula="of:=[.M67]" table:number-columns-spanned="2" table:number-rows-spanned="2" table:style-name="ce202">
            <text:p>23,4010%</text:p>
          </table:table-cell>
          <table:covered-table-cell/>
          <table:table-cell table:style-name="ce174"/>
          <table:table-cell table:style-name="ce108"/>
          <table:table-cell table:style-name="ce159"/>
          <table:table-cell table:number-columns-repeated="1007" table:style-name="ce100"/>
          <table:table-cell table:number-columns-repeated="15360"/>
        </table:table-row>
        <table:table-row table:style-name="ro5">
          <table:table-cell office:value-type="date" office:date-value="2022-12-31T00:00:00" table:style-name="ce175">
            <text:p>31.12.2022</text:p>
          </table:table-cell>
          <table:table-cell table:style-name="ce110"/>
          <table:covered-table-cell/>
          <table:covered-table-cell table:number-columns-repeated="2"/>
          <table:table-cell table:style-name="ce176"/>
          <table:covered-table-cell/>
          <table:covered-table-cell/>
          <table:table-cell table:number-columns-repeated="2" table:style-name="ce176"/>
          <table:table-cell table:style-name="ce177"/>
          <table:table-cell table:style-name="ce176"/>
          <table:covered-table-cell/>
          <table:covered-table-cell/>
          <table:table-cell table:style-name="ce174"/>
          <table:table-cell table:style-name="ce108"/>
          <table:table-cell table:style-name="ce159"/>
          <table:table-cell table:number-columns-repeated="1007" table:style-name="ce100"/>
          <table:table-cell table:number-columns-repeated="15360"/>
        </table:table-row>
        <table:table-row table:style-name="ro5">
          <table:table-cell table:style-name="ce175"/>
          <table:table-cell table:style-name="ce110"/>
          <table:table-cell table:style-name="ce178"/>
          <table:table-cell table:style-name="ce179"/>
          <table:table-cell table:style-name="ce180"/>
          <table:table-cell table:style-name="ce176"/>
          <table:table-cell table:style-name="ce181"/>
          <table:table-cell table:number-columns-repeated="3" table:style-name="ce176"/>
          <table:table-cell table:style-name="ce177"/>
          <table:table-cell table:style-name="ce176"/>
          <table:table-cell table:style-name="ce181"/>
          <table:table-cell table:style-name="ce182"/>
          <table:table-cell table:style-name="ce174"/>
          <table:table-cell table:style-name="ce108"/>
          <table:table-cell table:style-name="ce159"/>
          <table:table-cell table:number-columns-repeated="1007" table:style-name="ce100"/>
          <table:table-cell table:number-columns-repeated="15360"/>
        </table:table-row>
        <table:table-row table:style-name="ro5">
          <table:table-cell table:number-columns-repeated="4" table:style-name="ce110"/>
          <table:table-cell office:value-type="string" table:style-name="ce183">
            <text:p>NET GELİR – TL</text:p>
          </table:table-cell>
          <table:table-cell table:style-name="ce108"/>
          <table:table-cell table:style-name="ce140"/>
          <table:table-cell table:style-name="ce108"/>
          <table:table-cell office:value-type="currency" office:value="25792.58559666116" table:formula="of:=[.I68]+[.I62]+[.I41]+[.I28]+[.I15]+[.I10]" table:style-name="ce184">
            <text:p>$25.793</text:p>
          </table:table-cell>
          <table:table-cell office:value-type="currency" office:value="373963.63504750177" table:formula="of:=[.J67]" table:style-name="ce169">
            <text:p>₺373.963,64</text:p>
          </table:table-cell>
          <table:table-cell table:style-name="ce185"/>
          <table:table-cell table:style-name="ce108"/>
          <table:table-cell table:style-name="ce140"/>
          <table:table-cell table:style-name="ce108"/>
          <table:table-cell office:value-type="currency" office:value="7435.9490440793588" table:formula="of:=[.O68]+[.O62]+[.O41]+[.O28]+[.O15]+[.O10]" table:style-name="ce186">
            <text:p>$7.435,95</text:p>
          </table:table-cell>
          <table:table-cell office:value-type="currency" office:value="109075.14452871104" table:formula="of:=[.P67]" table:style-name="ce169">
            <text:p>₺109.075,14</text:p>
          </table:table-cell>
          <table:table-cell table:style-name="ce159"/>
          <table:table-cell table:number-columns-repeated="1007" table:style-name="ce100"/>
          <table:table-cell table:number-columns-repeated="15360"/>
        </table:table-row>
        <table:table-row table:style-name="ro5">
          <table:table-cell table:number-columns-repeated="4" table:style-name="ce110"/>
          <table:table-cell table:style-name="ce183"/>
          <table:table-cell table:style-name="ce108"/>
          <table:table-cell table:style-name="ce140"/>
          <table:table-cell table:number-columns-repeated="3" table:style-name="ce108"/>
          <table:table-cell table:style-name="ce185"/>
          <table:table-cell table:style-name="ce108"/>
          <table:table-cell table:style-name="ce140"/>
          <table:table-cell table:style-name="ce108"/>
          <table:table-cell table:number-columns-repeated="2" table:style-name="ce1"/>
          <table:table-cell table:style-name="ce159"/>
          <table:table-cell table:number-columns-repeated="1007" table:style-name="ce100"/>
          <table:table-cell table:number-columns-repeated="15360"/>
        </table:table-row>
        <table:table-row table:style-name="ro5">
          <table:table-cell table:number-columns-repeated="2" table:style-name="ce110"/>
          <table:table-cell table:style-name="ce187"/>
          <table:table-cell table:style-name="ce166"/>
          <table:table-cell office:value-type="string" table:style-name="ce188">
            <text:p>MASRAF - USD</text:p>
          </table:table-cell>
          <table:table-cell table:style-name="ce189"/>
          <table:table-cell table:style-name="ce150"/>
          <table:table-cell office:value-type="currency" office:value="-111244.57729833857" table:formula="of:=[.H49]+[.H40]+[.H39]+[.H38]+[.H27]+[.H25]+[.H24]+[.H22]+[.H20]+[.H14]+[.H9]" table:style-name="ce190">
            <text:p>-₺111.244,58</text:p>
          </table:table-cell>
          <table:table-cell office:value-type="currency" office:value="-15286.487127329217" table:formula="of:=[.I49]+[.I40]+[.I39]+[.I38]+[.I27]+[.I25]+[.I24]+[.I22]+[.I20]+[.I14]+[.I9]" table:style-name="ce191">
            <text:p>-$15.286</text:p>
          </table:table-cell>
          <table:table-cell table:style-name="ce189"/>
          <table:table-cell table:style-name="ce192"/>
          <table:table-cell table:style-name="ce189"/>
          <table:table-cell table:style-name="ce150"/>
          <table:table-cell office:value-type="currency" office:value="-31819.326701661368" table:formula="of:=[.N49]+[.N40]+[.N39]+[.N38]+[.N27]+[.N25]+[.N24]+[.N22]+[.N20]+[.N14]+[.N9]" table:style-name="ce190">
            <text:p>-₺31.819,33</text:p>
          </table:table-cell>
          <table:table-cell office:value-type="currency" office:value="-4360.9764541574114" table:formula="of:=[.O49]+[.O40]+[.O39]+[.O38]+[.O27]+[.O25]+[.O24]+[.O22]+[.O20]+[.O14]+[.O9]" table:style-name="ce191">
            <text:p>-$4.361</text:p>
          </table:table-cell>
          <table:table-cell table:style-name="ce193"/>
          <table:table-cell table:style-name="ce159"/>
          <table:table-cell table:number-columns-repeated="1007" table:style-name="ce100"/>
          <table:table-cell table:number-columns-repeated="15360"/>
        </table:table-row>
        <table:table-row table:style-name="ro5">
          <table:table-cell table:number-columns-repeated="4" table:style-name="ce110"/>
          <table:table-cell table:style-name="ce194"/>
          <table:table-cell table:style-name="ce108"/>
          <table:table-cell table:style-name="ce140"/>
          <table:table-cell table:style-name="ce174"/>
          <table:table-cell table:style-name="ce108"/>
          <table:table-cell table:style-name="ce169"/>
          <table:table-cell table:style-name="ce185"/>
          <table:table-cell table:style-name="ce108"/>
          <table:table-cell table:style-name="ce140"/>
          <table:table-cell table:number-columns-repeated="2" table:style-name="ce174"/>
          <table:table-cell table:style-name="ce169"/>
          <table:table-cell table:style-name="ce159"/>
          <table:table-cell table:number-columns-repeated="1007" table:style-name="ce100"/>
          <table:table-cell table:number-columns-repeated="15360"/>
        </table:table-row>
        <table:table-row table:style-name="ro5">
          <table:table-cell table:number-columns-repeated="4" table:style-name="ce1"/>
          <table:table-cell table:style-name="ce23"/>
          <table:table-cell table:style-name="ce108"/>
          <table:table-cell table:style-name="ce140"/>
          <table:table-cell table:style-name="ce163"/>
          <table:table-cell table:number-columns-repeated="2" table:style-name="ce108"/>
          <table:table-cell table:style-name="ce185"/>
          <table:table-cell table:style-name="ce108"/>
          <table:table-cell table:style-name="ce140"/>
          <table:table-cell table:style-name="ce108"/>
          <table:table-cell table:style-name="ce174"/>
          <table:table-cell table:style-name="ce108"/>
          <table:table-cell table:style-name="ce159"/>
          <table:table-cell table:number-columns-repeated="1007" table:style-name="ce100"/>
          <table:table-cell table:number-columns-repeated="15360"/>
        </table:table-row>
        <table:table-row table:style-name="ro5">
          <table:table-cell table:number-columns-repeated="5" table:style-name="ce1"/>
          <table:table-cell table:style-name="ce100"/>
          <table:table-cell table:style-name="ce195"/>
          <table:table-cell table:number-columns-repeated="3" table:style-name="ce100"/>
          <table:table-cell table:style-name="ce141"/>
          <table:table-cell table:style-name="ce100"/>
          <table:table-cell table:style-name="ce195"/>
          <table:table-cell table:style-name="ce100"/>
          <table:table-cell table:style-name="ce106"/>
          <table:table-cell table:style-name="ce100"/>
          <table:table-cell table:style-name="ce159"/>
          <table:table-cell table:number-columns-repeated="1007" table:style-name="ce100"/>
          <table:table-cell table:number-columns-repeated="15360"/>
        </table:table-row>
        <table:table-row table:style-name="ro5">
          <table:table-cell office:value-type="string" table:style-name="ce176">
            <text:p>2018-2022</text:p>
          </table:table-cell>
          <table:table-cell table:number-columns-repeated="2" table:style-name="ce125"/>
          <table:table-cell table:style-name="ce196"/>
          <table:table-cell table:style-name="ce197"/>
          <table:table-cell table:style-name="ce100"/>
          <table:table-cell table:style-name="ce195"/>
          <table:table-cell table:number-columns-repeated="3" table:style-name="ce100"/>
          <table:table-cell table:style-name="ce141"/>
          <table:table-cell table:style-name="ce100"/>
          <table:table-cell table:style-name="ce195"/>
          <table:table-cell table:style-name="ce100"/>
          <table:table-cell table:style-name="ce106"/>
          <table:table-cell table:style-name="ce100"/>
          <table:table-cell table:style-name="ce159"/>
          <table:table-cell table:number-columns-repeated="1007" table:style-name="ce100"/>
          <table:table-cell table:number-columns-repeated="15360"/>
        </table:table-row>
        <table:table-row table:style-name="ro5">
          <table:table-cell office:value-type="string" table:style-name="ce108">
            <text:p>Gelecek</text:p>
          </table:table-cell>
          <table:table-cell office:value-type="currency" office:value="-52875.998222227143" table:formula="of:=[.B84]-[.B85]" table:number-columns-spanned="2" table:number-rows-spanned="1" table:style-name="ce203">
            <text:p>-$52.876,00</text:p>
          </table:table-cell>
          <table:covered-table-cell/>
          <table:table-cell office:value-type="currency" office:value="626102.71" table:formula="of:=[.D69]" table:number-columns-spanned="2" table:number-rows-spanned="1" table:style-name="ce204">
            <text:p>₺626.102,71</text:p>
          </table:table-cell>
          <table:covered-table-cell/>
          <table:table-cell table:number-columns-repeated="16379"/>
        </table:table-row>
        <table:table-row table:style-name="ro5">
          <table:table-cell office:value-type="string" table:style-name="ce100">
            <text:p>Gelen</text:p>
          </table:table-cell>
          <table:table-cell table:number-columns-spanned="2" table:number-rows-spanned="1" table:style-name="ce205"/>
          <table:covered-table-cell/>
          <table:table-cell office:value-type="currency" office:value="626102.71" table:number-columns-spanned="2" table:number-rows-spanned="1" table:style-name="ce206">
            <text:p>₺626.102,71</text:p>
          </table:table-cell>
          <table:covered-table-cell/>
          <table:table-cell table:number-columns-repeated="16379"/>
        </table:table-row>
        <table:table-row table:style-name="ro5">
          <table:table-cell office:value-type="string" table:style-name="ce100">
            <text:p>Kalan</text:p>
          </table:table-cell>
          <table:table-cell table:number-columns-spanned="2" table:number-rows-spanned="1" table:style-name="ce205"/>
          <table:covered-table-cell/>
          <table:table-cell office:value-type="currency" office:value="0" table:number-columns-spanned="2" table:number-rows-spanned="1" table:style-name="ce206">
            <text:p>₺0,00</text:p>
          </table:table-cell>
          <table:covered-table-cell/>
          <table:table-cell table:number-columns-repeated="16379"/>
        </table:table-row>
        <table:table-row table:style-name="ro5">
          <table:table-cell office:value-type="string" table:style-name="ce100">
            <text:p>Masraf</text:p>
          </table:table-cell>
          <table:table-cell office:value-type="currency" office:value="-19647.463581486627" table:formula="of:=[.O76]+[.I76]" table:number-columns-spanned="2" table:number-rows-spanned="1" table:style-name="ce207">
            <text:p>-$19.647,46</text:p>
          </table:table-cell>
          <table:covered-table-cell/>
          <table:table-cell office:value-type="currency" office:value="-143063.90399999992" table:formula="of:=([.D82]-[.D85])*-1" table:number-columns-spanned="2" table:number-rows-spanned="1" table:style-name="ce206">
            <text:p>-₺143.063,90</text:p>
          </table:table-cell>
          <table:covered-table-cell/>
          <table:table-cell table:number-columns-repeated="16379"/>
        </table:table-row>
        <table:table-row table:style-name="ro5">
          <table:table-cell office:value-type="string" table:style-name="ce108">
            <text:p>NET</text:p>
          </table:table-cell>
          <table:table-cell office:value-type="currency" office:value="33228.534640740516" table:formula="of:=[.I74]+[.O74]" table:number-columns-spanned="2" table:number-rows-spanned="1" table:style-name="ce207">
            <text:p>$33.228,53</text:p>
          </table:table-cell>
          <table:covered-table-cell/>
          <table:table-cell office:value-type="currency" office:value="483038.80600000004" table:formula="of:=[.E69]" table:number-columns-spanned="2" table:number-rows-spanned="1" table:style-name="ce206">
            <text:p>₺483.038,81</text:p>
          </table:table-cell>
          <table:covered-table-cell/>
          <table:table-cell table:number-columns-repeated="16379"/>
        </table:table-row>
        <table:table-row table:number-rows-repeated="1048350" table:style-name="ro5">
          <table:table-cell table:number-columns-repeated="16384"/>
        </table:table-row>
        <table:table-row table:number-rows-repeated="141" table:style-name="ro6">
          <table:table-cell table:number-columns-repeated="16384"/>
        </table:table-row>
      </table:table>
      <table:table table:name="02-14-BKY" table:style-name="ta1">
        <table:table-column table:style-name="co50" table:default-cell-style-name="ce1"/>
        <table:table-column table:style-name="co9" table:default-cell-style-name="ce1"/>
        <table:table-column table:style-name="co1" table:default-cell-style-name="ce5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1" table:number-columns-repeated="2" table:default-cell-style-name="ce1"/>
        <table:table-column table:style-name="co44" table:default-cell-style-name="ce1"/>
        <table:table-column table:style-name="co1" table:default-cell-style-name="ce1"/>
        <table:table-column table:style-name="co6" table:number-columns-repeated="16373" table:default-cell-style-name="ce1"/>
        <table:table-row table:style-name="ro1">
          <table:table-cell table:style-name="ce208"/>
          <table:table-cell table:style-name="ce209"/>
          <table:table-cell table:style-name="ce139"/>
          <table:table-cell table:number-columns-repeated="2" table:style-name="ce104"/>
          <table:table-cell table:style-name="ce210"/>
          <table:table-cell table:style-name="ce209"/>
          <table:table-cell table:number-columns-repeated="2" table:style-name="ce104"/>
          <table:table-cell table:style-name="ce210"/>
          <table:table-cell table:style-name="ce209"/>
          <table:table-cell table:number-columns-repeated="16373"/>
        </table:table-row>
        <table:table-row table:style-name="ro1">
          <table:table-cell table:style-name="ce208"/>
          <table:table-cell table:style-name="ce1"/>
          <table:table-cell table:style-name="ce5"/>
          <table:table-cell table:number-columns-repeated="3" table:style-name="ce1"/>
          <table:table-cell table:style-name="ce209"/>
          <table:table-cell table:number-columns-repeated="2" table:style-name="ce104"/>
          <table:table-cell table:style-name="ce210"/>
          <table:table-cell table:style-name="ce209"/>
          <table:table-cell table:number-columns-repeated="16373"/>
        </table:table-row>
        <table:table-row table:style-name="ro1">
          <table:table-cell table:style-name="ce208"/>
          <table:table-cell table:style-name="ce209"/>
          <table:table-cell table:style-name="ce5"/>
          <table:table-cell table:number-columns-repeated="2" table:style-name="ce104"/>
          <table:table-cell table:style-name="ce210"/>
          <table:table-cell table:style-name="ce209"/>
          <table:table-cell table:number-columns-repeated="2" table:style-name="ce104"/>
          <table:table-cell table:style-name="ce210"/>
          <table:table-cell table:style-name="ce209"/>
          <table:table-cell table:number-columns-repeated="16373"/>
        </table:table-row>
        <table:table-row table:style-name="ro1">
          <table:table-cell table:style-name="ce1"/>
          <table:table-cell table:style-name="ce21"/>
          <table:table-cell office:value-type="string" table:style-name="ce211">
            <text:p>GLR</text:p>
          </table:table-cell>
          <table:table-cell office:value-type="string" table:style-name="ce4">
            <text:p>GDR</text:p>
          </table:table-cell>
          <table:table-cell table:style-name="ce1"/>
          <table:table-cell office:value-type="string" table:style-name="ce4">
            <text:p>BAKİ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18" table:style-name="ce1">
            <text:p>2018</text:p>
          </table:table-cell>
          <table:table-cell office:value-type="currency" office:value="21000" table:formula="of:=['02-11-GLR'.G6]" table:style-name="ce5">
            <text:p>₺21.000,00</text:p>
          </table:table-cell>
          <table:table-cell office:value-type="currency" office:value="-22399.42" table:formula="of:=['02-12-GDR'.F16]" table:style-name="ce5">
            <text:p>-₺22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table:number-columns-repeated="16378" table:style-name="ce1"/>
        </table:table-row>
        <table:table-row table:style-name="ro1">
          <table:table-cell table:style-name="ce23"/>
          <table:table-cell office:value-type="float" office:value="2019" table:style-name="ce1">
            <text:p>2019</text:p>
          </table:table-cell>
          <table:table-cell office:value-type="currency" office:value="26500" table:formula="of:=['02-11-GLR'.G15]" table:style-name="ce5">
            <text:p>₺26.500,00</text:p>
          </table:table-cell>
          <table:table-cell office:value-type="currency" office:value="-3104.8199999999997" table:formula="of:=['02-12-GDR'.F32]" table:style-name="ce5">
            <text:p>-₺3.104,82</text:p>
          </table:table-cell>
          <table:table-cell office:value-type="currency" office:value="23395.18" table:formula="of:=[.C6]+[.D6]" table:style-name="ce5">
            <text:p>₺23.395,18</text:p>
          </table:table-cell>
          <table:table-cell office:value-type="currency" office:value="21995.760000000002" table:formula="of:=[.F5]+[.C6]+[.D6]" table:style-name="ce5">
            <text:p>₺21.995,7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0" table:style-name="ce1">
            <text:p>2020</text:p>
          </table:table-cell>
          <table:table-cell office:value-type="currency" office:value="64500" table:formula="of:=['02-11-GLR'.G33]" table:style-name="ce5">
            <text:p>₺64.500,00</text:p>
          </table:table-cell>
          <table:table-cell office:value-type="currency" office:value="-76896.293999999994" table:formula="of:=['02-12-GDR'.F84]" table:style-name="ce5">
            <text:p>-₺76.896,29</text:p>
          </table:table-cell>
          <table:table-cell office:value-type="currency" office:value="-12396.293999999994" table:formula="of:=[.C7]+[.D7]" table:style-name="ce5">
            <text:p>-₺12.396,29</text:p>
          </table:table-cell>
          <table:table-cell office:value-type="currency" office:value="9599.4660000000149" table:formula="of:=[.F6]+[.C7]+[.D7]" table:style-name="ce5">
            <text:p>₺9.599,47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1" table:style-name="ce1">
            <text:p>2021</text:p>
          </table:table-cell>
          <table:table-cell office:value-type="currency" office:value="152260" table:formula="of:=['02-11-GLR'.G53]" table:style-name="ce5">
            <text:p>₺152.260,00</text:p>
          </table:table-cell>
          <table:table-cell office:value-type="currency" office:value="-32069.31" table:formula="of:=['02-12-GDR'.F128]" table:style-name="ce5">
            <text:p>-₺32.069,31</text:p>
          </table:table-cell>
          <table:table-cell office:value-type="currency" office:value="120190.69" table:formula="of:=[.C8]+[.D8]" table:style-name="ce5">
            <text:p>₺120.190,69</text:p>
          </table:table-cell>
          <table:table-cell office:value-type="currency" office:value="129790.15600000002" table:formula="of:=[.F7]+[.C8]+[.D8]" table:style-name="ce5">
            <text:p>₺129.790,1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currency" office:value="361842.70999999996" table:formula="of:=['02-11-GLR'.G91]" table:style-name="ce5">
            <text:p>₺361.842,71</text:p>
          </table:table-cell>
          <table:table-cell office:value-type="currency" office:value="-8594.06" table:formula="of:=['02-12-GDR'.F134]" table:style-name="ce212">
            <text:p>-₺8.594,06</text:p>
          </table:table-cell>
          <table:table-cell office:value-type="currency" office:value="353248.64999999997" table:formula="of:=[.C9]+[.D9]" table:style-name="ce5">
            <text:p>₺353.248,65</text:p>
          </table:table-cell>
          <table:table-cell office:value-type="currency" office:value="483038.80599999998" table:formula="of:=[.F8]+[.C9]+[.D9]" table:style-name="ce5">
            <text:p>₺483.038,81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21"/>
          <table:table-cell table:style-name="ce5"/>
          <table:table-cell table:style-name="ce1"/>
          <table:table-cell table:number-columns-repeated="2" table:style-name="ce21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currency" office:value="626102.71" table:formula="of:=SUM([.C5:.C10])" table:style-name="ce5">
            <text:p>₺626.102,71</text:p>
          </table:table-cell>
          <table:table-cell office:value-type="currency" office:value="-143063.90399999998" table:formula="of:=SUM([.D5:.D10])" table:style-name="ce5">
            <text:p>-₺143.063,90</text:p>
          </table:table-cell>
          <table:table-cell office:value-type="currency" office:value="483038.80599999998" table:formula="of:=SUM([.E5:.E10])" table:style-name="ce5">
            <text:p>₺483.038,81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213"/>
          <table:table-cell table:number-columns-repeated="3" table:style-name="ce214"/>
          <table:table-cell table:number-columns-repeated="16378" table:style-name="ce1"/>
        </table:table-row>
        <table:table-row table:style-name="ro1">
          <table:table-cell table:style-name="ce1"/>
          <table:table-cell table:style-name="ce9"/>
          <table:table-cell table:style-name="ce5"/>
          <table:table-cell table:number-columns-repeated="3" table:style-name="ce72"/>
          <table:table-cell table:number-columns-repeated="16378" table:style-name="ce1"/>
        </table:table-row>
        <table:table-row table:style-name="ro1">
          <table:table-cell table:style-name="ce1"/>
          <table:table-cell table:style-name="ce21"/>
          <table:table-cell table:style-name="ce5"/>
          <table:table-cell table:number-columns-repeated="3" table:style-name="ce21"/>
          <table:table-cell table:number-columns-repeated="16378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1" svg:font-family="Calibri1"/>
    <style:font-face style:name="Liberation Sans2" svg:font-family="&quot;Liberation Sans2&quot;"/>
    <style:font-face style:name="Calibri" svg:font-family="Calibri"/>
    <style:font-face style:name="Bitstream Vera Sans" svg:font-family="&quot;Bitstream Vera Sans&quot;"/>
    <style:font-face style:name="Calibri Light" svg:font-family="&quot;Calibri Light&quot;"/>
    <style:font-face style:name="Calibri Light1" svg:font-family="&quot;Calibri Light1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6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6P0"/>
    </number:currency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number:date-style style:name="N38">
      <number:day number:style="long"/>
      <number:text>.</number:text>
      <number:month number:style="long"/>
      <number:text>.</number:text>
      <number:year number:style="long"/>
    </number:date-style>
    <number:date-style style:name="N39">
      <number:month number:textual="true"/>
      <number:text>.</number:text>
      <number:year/>
    </number:date-style>
    <number:currency-style style:name="N40P0" number:language="tr" number:country="TR">
      <number:currency-symbol number:language="tr" number:country="TR">₺</number:currency-symbol>
      <number:number number:decimal-places="2" number:min-decimal-places="0" number:min-integer-digits="1" number:grouping="true" number:decimal-replacement=""/>
    </number:currency-style>
    <number:currency-style style:name="N40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0" number:min-integer-digits="1" number:grouping="true" number:decimal-replacement=""/>
      <style:map style:condition="value()&gt;=0" style:apply-style-name="N40P0"/>
    </number:currency-style>
    <number:percentage-style style:name="N41">
      <number:text>%</number:text>
      <number:number number:decimal-places="2" number:min-decimal-places="2" number:min-integer-digits="1"/>
    </number:percentage-style>
    <number:number-style style:name="N42" number:language="tr" number:country="TR">
      <number:number number:min-integer-digits="1"/>
    </number:number-style>
    <number:currency-style style:name="N43P0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3" number:language="en" number:country="US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3P0"/>
    </number:currency-style>
    <number:date-style style:name="N44">
      <number:day/>
      <number:text>.</number:text>
      <number:month number:textual="true"/>
    </number:date-style>
    <number:percentage-style style:name="N45">
      <number:number number:decimal-places="4" number:min-decimal-places="4" number:min-integer-digits="1"/>
      <number:text>%</number:text>
    </number:percentage-style>
    <number:percentage-style style:name="N46">
      <number:number number:decimal-places="3" number:min-decimal-places="3" number:min-integer-digits="1"/>
      <number:text>%</number:text>
    </number:percentage-style>
    <number:date-style style:name="N47">
      <number:day/>
      <number:text>.</number:text>
      <number:month number:style="long"/>
      <number:text>.</number:text>
      <number:year number:style="long"/>
    </number:date-style>
    <number:date-style style:name="N48">
      <number:day/>
      <number:text>.</number:text>
      <number:month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2">
      <style:table-cell-properties style:vertical-align="automatic" fo:background-color="transparent"/>
      <style:text-properties style:font-name="Calibri1" style:font-name-asian="Calibri1" style:font-name-complex="Calibri1" fo:font-size="11pt" style:font-size-asian="11pt" style:font-size-complex="11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259842519685in" fo:margin-left="0.393700787401575in" fo:margin-right="0.23622047244094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15354330708661in" fo:margin-bottom="0.31259842519685in" fo:margin-left="0.393700787401575in" fo:margin-right="0.23622047244094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10-20T08:37:29Z</dc:date>
    <meta:print-date>2023-10-20T08:32:21Z</meta:print-date>
    <meta:editing-cycles>322</meta:editing-cycles>
    <meta:editing-duration>PT60625S</meta:editing-duration>
  </office:meta>
</office:document-meta>
</file>